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36">
      <style:table-cell-properties style:vertical-align="automatic" fo:background-color="transparent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37">
      <style:table-cell-properties style:vertical-align="automatic" fo:background-color="transparent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4.048125cm"/>
    </style:style>
    <style:style style:name="co6" style:family="table-column">
      <style:table-column-properties fo:break-before="auto" style:column-width="14.843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_Responses_1" table:style-name="ta1">
        <table:table-column table:style-name="co1" table:number-columns-repeated="2" table:default-cell-style-name="ce2"/>
        <table:table-column table:style-name="co1" table:number-columns-repeated="54" table:default-cell-style-name="ce1"/>
        <table:table-column table:style-name="co2" table:number-columns-repeated="96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Timestamp</text:p>
          </table:table-cell>
          <table:table-cell office:value-type="string" table:style-name="ce2">
            <text:p>01) Date</text:p>
          </table:table-cell>
          <table:table-cell office:value-type="string" table:style-name="ce1">
            <text:p>02) What is your age?</text:p>
          </table:table-cell>
          <table:table-cell office:value-type="string" table:style-name="ce1">
            <text:p>03) How many years of experience do you have?</text:p>
          </table:table-cell>
          <table:table-cell office:value-type="string" table:style-name="ce1">
            <text:p>04) How many years have you worked at “difficult area” schools?</text:p>
          </table:table-cell>
          <table:table-cell office:value-type="string" table:style-name="ce1">
            <text:p>05) How many years have you worked at underprivileged schools? (including the years worked at “difficult area” schools)</text:p>
          </table:table-cell>
          <table:table-cell office:value-type="string" table:style-name="ce1">
            <text:p>06) What is your gender?</text:p>
          </table:table-cell>
          <table:table-cell office:value-type="string" table:style-name="ce1">
            <text:p>07) Do you plan to enter an educational administration career in the future?</text:p>
          </table:table-cell>
          <table:table-cell office:value-type="string" table:style-name="ce1">
            <text:p>08) Do you see potential for hierarchical progress in your career?</text:p>
          </table:table-cell>
          <table:table-cell office:value-type="string" table:style-name="ce1">
            <text:p>09) Do you commute to work from your residential home? (yours or a close relative’s)</text:p>
          </table:table-cell>
          <table:table-cell office:value-type="string" table:style-name="ce1">
            <text:p>10) Do you or a close relative have a residential home located close to a school less privileged than your current school?</text:p>
          </table:table-cell>
          <table:table-cell office:value-type="string" table:style-name="ce1">
            <text:p>11) Do you consider your current school underprivileged?</text:p>
          </table:table-cell>
          <table:table-cell office:value-type="string" table:style-name="ce1">
            <text:p>12) Do you consider your student body racially diverse?</text:p>
          </table:table-cell>
          <table:table-cell office:value-type="string" table:style-name="ce1">
            <text:p>13) Do you consider your student body economically diverse?</text:p>
          </table:table-cell>
          <table:table-cell office:value-type="string" table:style-name="ce1">
            <text:p>14) On average, do you see potential in your current student body?</text:p>
          </table:table-cell>
          <table:table-cell office:value-type="string" table:style-name="ce1">
            <text:p>15) On average, does your student body have fundamental gaps in their education?</text:p>
          </table:table-cell>
          <table:table-cell office:value-type="string" table:style-name="ce1">
            <text:p>16) Would your student body perform better if they were to attend a more privileged school?</text:p>
          </table:table-cell>
          <table:table-cell office:value-type="string" table:style-name="ce1">
            <text:p>17) Would your student body perform better if they were from more privileged families?</text:p>
          </table:table-cell>
          <table:table-cell office:value-type="string" table:style-name="ce1">
            <text:p>18) How do you characterize the most positive attitude you have had towards teaching throughout your career?</text:p>
          </table:table-cell>
          <table:table-cell office:value-type="string" table:style-name="ce1">
            <text:p>19) What is your current attitude towards your job?</text:p>
          </table:table-cell>
          <table:table-cell office:value-type="string" table:style-name="ce1">
            <text:p>20) Student engagement during teaching (e.g.: Asking questions)</text:p>
          </table:table-cell>
          <table:table-cell office:value-type="string" table:style-name="ce1">
            <text:p>21) Student interference during teaching (e.g.: Shouting)</text:p>
          </table:table-cell>
          <table:table-cell office:value-type="string" table:style-name="ce1">
            <text:p>22) Students from unconventional families</text:p>
          </table:table-cell>
          <table:table-cell office:value-type="string" table:style-name="ce1">
            <text:p>23) Students from financially challenged families</text:p>
          </table:table-cell>
          <table:table-cell office:value-type="string" table:style-name="ce1">
            <text:p>24) Student appreciation (e.g.: During teacher’s day)</text:p>
          </table:table-cell>
          <table:table-cell office:value-type="string" table:style-name="ce1">
            <text:p>25) Parent presence on Parent-Teacher conferences</text:p>
          </table:table-cell>
          <table:table-cell office:value-type="string" table:style-name="ce1">
            <text:p>26) Parental interest during Parent-teacher conferences</text:p>
          </table:table-cell>
          <table:table-cell office:value-type="string" table:style-name="ce1">
            <text:p>27) Parent response for messages communicated through student</text:p>
          </table:table-cell>
          <table:table-cell office:value-type="string" table:style-name="ce1">
            <text:p>28) Working hours (7.30 AM – 1.30 PM)</text:p>
          </table:table-cell>
          <table:table-cell office:value-type="string" table:style-name="ce1">
            <text:p>29) Salary</text:p>
          </table:table-cell>
          <table:table-cell office:value-type="string" table:style-name="ce1">
            <text:p>30) Vacation Days</text:p>
          </table:table-cell>
          <table:table-cell office:value-type="string" table:style-name="ce1">
            <text:p>31) Teacher training/ Seminars</text:p>
          </table:table-cell>
          <table:table-cell office:value-type="string" table:style-name="ce1">
            <text:p>32) Periodical transfers to another schools</text:p>
          </table:table-cell>
          <table:table-cell office:value-type="string" table:style-name="ce1">
            <text:p>33) Interference from the Principal/ Vice-principal/ Sectional-head</text:p>
          </table:table-cell>
          <table:table-cell office:value-type="string" table:style-name="ce1">
            <text:p>34) Interference from Ministry of Education</text:p>
          </table:table-cell>
          <table:table-cell office:value-type="string" table:style-name="ce1">
            <text:p>35) Teacher training/ Seminars</text:p>
          </table:table-cell>
          <table:table-cell office:value-type="string" table:style-name="ce1">
            <text:p>36) Periodical transfers to another schools</text:p>
          </table:table-cell>
          <table:table-cell office:value-type="string" table:style-name="ce1">
            <text:p>37) Interference from the Principal/ Vice-principal/ Sectional-head</text:p>
          </table:table-cell>
          <table:table-cell office:value-type="string" table:style-name="ce1">
            <text:p>38) Interference from Ministry of Education</text:p>
          </table:table-cell>
          <table:table-cell office:value-type="string" table:style-name="ce1">
            <text:p>39) Parents</text:p>
          </table:table-cell>
          <table:table-cell office:value-type="string" table:style-name="ce1">
            <text:p>40) Principal/ Vice-principal/ Sectional-head</text:p>
          </table:table-cell>
          <table:table-cell office:value-type="string" table:style-name="ce1">
            <text:p>41) Employees from Ministry of Education</text:p>
          </table:table-cell>
          <table:table-cell office:value-type="string" table:style-name="ce1">
            <text:p>42) Employees from financial institutions (e.g.: Banks, Insurance Companies)</text:p>
          </table:table-cell>
          <table:table-cell office:value-type="string" table:style-name="ce1">
            <text:p>43) Society in general</text:p>
          </table:table-cell>
          <table:table-cell office:value-type="string" table:style-name="ce1">
            <text:p>44) Parents</text:p>
          </table:table-cell>
          <table:table-cell office:value-type="string" table:style-name="ce1">
            <text:p>45) Principal/ Vice-principal/ Sectional-head</text:p>
          </table:table-cell>
          <table:table-cell office:value-type="string" table:style-name="ce1">
            <text:p>46) Employees from Ministry of Education</text:p>
          </table:table-cell>
          <table:table-cell office:value-type="string" table:style-name="ce1">
            <text:p>47) Employees from financial institutions (e.g.: Banks, Insurance Companies)</text:p>
          </table:table-cell>
          <table:table-cell office:value-type="string" table:style-name="ce1">
            <text:p>48) Society in general</text:p>
          </table:table-cell>
          <table:table-cell office:value-type="string" table:style-name="ce3">
            <text:p>00) Survey Number</text:p>
          </table:table-cell>
          <table:table-cell table:number-columns-repeated="16334"/>
        </table:table-row>
        <table:table-row table:style-name="ro1">
          <table:table-cell office:value-type="date" office:date-value="2018-06-11T17:21:09" table:style-name="ce4">
            <text:p>6/11/2018 17:21:09</text:p>
          </table:table-cell>
          <table:table-cell office:value-type="date" office:date-value="2018-06-06T00:00:00" table:style-name="ce5">
            <text:p>6/6/2018</text:p>
          </table:table-cell>
          <table:table-cell office:value-type="float" office:value="47" table:style-name="ce3">
            <text:p>47</text:p>
          </table:table-cell>
          <table:table-cell office:value-type="float" office:value="23" table:style-name="ce3">
            <text:p>23</text:p>
          </table:table-cell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table:style-name="ce1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9" table:style-name="ce1"/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table:number-columns-repeated="16334"/>
        </table:table-row>
        <table:table-row table:style-name="ro1">
          <table:table-cell office:value-type="date" office:date-value="2018-06-11T17:29:05" table:style-name="ce4">
            <text:p>6/11/2018 17:29:05</text:p>
          </table:table-cell>
          <table:table-cell table:style-name="ce2"/>
          <table:table-cell office:value-type="float" office:value="31" table:style-name="ce3">
            <text:p>3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Female</text:p>
          </table:table-cell>
          <table:table-cell table:style-name="ce1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table:number-columns-repeated="16334"/>
        </table:table-row>
        <table:table-row table:style-name="ro1">
          <table:table-cell office:value-type="date" office:date-value="2018-06-11T18:51:28" table:style-name="ce4">
            <text:p>6/11/2018 18:51:28</text:p>
          </table:table-cell>
          <table:table-cell office:value-type="date" office:date-value="2018-06-06T00:00:00" table:style-name="ce5">
            <text:p>6/6/2018</text:p>
          </table:table-cell>
          <table:table-cell office:value-type="float" office:value="50" table:style-name="ce3">
            <text:p>50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style-name="ce1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34"/>
        </table:table-row>
        <table:table-row table:style-name="ro1">
          <table:table-cell office:value-type="date" office:date-value="2018-06-11T18:54:54" table:style-name="ce4">
            <text:p>6/11/2018 18:54:54</text:p>
          </table:table-cell>
          <table:table-cell office:value-type="date" office:date-value="2018-06-06T00:00:00" table:style-name="ce5">
            <text:p>6/6/2018</text:p>
          </table:table-cell>
          <table:table-cell office:value-type="float" office:value="55" table:style-name="ce3">
            <text:p>55</text:p>
          </table:table-cell>
          <table:table-cell office:value-type="float" office:value="30" table:style-name="ce3">
            <text:p>30</text:p>
          </table:table-cell>
          <table:table-cell office:value-type="float" office:value="4" table:style-name="ce3">
            <text:p>4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number-columns-repeated="16334"/>
        </table:table-row>
        <table:table-row table:style-name="ro1">
          <table:table-cell office:value-type="date" office:date-value="2018-06-11T18:58:53" table:style-name="ce4">
            <text:p>6/11/2018 18:58:53</text:p>
          </table:table-cell>
          <table:table-cell office:value-type="date" office:date-value="2018-06-07T00:00:00" table:style-name="ce5">
            <text:p>6/7/2018</text:p>
          </table:table-cell>
          <table:table-cell office:value-type="float" office:value="24" table:style-name="ce3">
            <text:p>24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34"/>
        </table:table-row>
        <table:table-row table:style-name="ro1">
          <table:table-cell office:value-type="date" office:date-value="2018-06-11T19:02:13" table:style-name="ce4">
            <text:p>6/11/2018 19:02:13</text:p>
          </table:table-cell>
          <table:table-cell office:value-type="date" office:date-value="2018-06-05T00:00:00" table:style-name="ce5">
            <text:p>6/5/2018</text:p>
          </table:table-cell>
          <table:table-cell office:value-type="float" office:value="47" table:style-name="ce3">
            <text:p>47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table:number-columns-repeated="16334"/>
        </table:table-row>
        <table:table-row table:style-name="ro1">
          <table:table-cell office:value-type="date" office:date-value="2018-06-11T19:05:57" table:style-name="ce4">
            <text:p>6/11/2018 19:05:57</text:p>
          </table:table-cell>
          <table:table-cell office:value-type="date" office:date-value="2018-06-07T00:00:00" table:style-name="ce5">
            <text:p>6/7/2018</text:p>
          </table:table-cell>
          <table:table-cell office:value-type="float" office:value="33" table:style-name="ce3">
            <text:p>3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table:number-columns-repeated="16334"/>
        </table:table-row>
        <table:table-row table:style-name="ro1">
          <table:table-cell office:value-type="date" office:date-value="2018-06-11T19:11:15" table:style-name="ce4">
            <text:p>6/11/2018 19:11:15</text:p>
          </table:table-cell>
          <table:table-cell office:value-type="date" office:date-value="2018-06-06T00:00:00" table:style-name="ce5">
            <text:p>6/6/2018</text:p>
          </table:table-cell>
          <table:table-cell office:value-type="float" office:value="36" table:style-name="ce3">
            <text:p>36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table:number-columns-repeated="16334"/>
        </table:table-row>
        <table:table-row table:style-name="ro1">
          <table:table-cell office:value-type="date" office:date-value="2018-06-11T19:19:22" table:style-name="ce4">
            <text:p>6/11/2018 19:19:22</text:p>
          </table:table-cell>
          <table:table-cell office:value-type="date" office:date-value="2018-06-06T00:00:00" table:style-name="ce5">
            <text:p>6/6/2018</text:p>
          </table:table-cell>
          <table:table-cell office:value-type="float" office:value="29" table:style-name="ce3">
            <text:p>29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table:number-columns-repeated="16334"/>
        </table:table-row>
        <table:table-row table:style-name="ro1">
          <table:table-cell office:value-type="date" office:date-value="2018-06-11T19:24:50" table:style-name="ce4">
            <text:p>6/11/2018 19:24:50</text:p>
          </table:table-cell>
          <table:table-cell office:value-type="date" office:date-value="2018-06-06T00:00:00" table:style-name="ce5">
            <text:p>6/6/2018</text:p>
          </table:table-cell>
          <table:table-cell office:value-type="float" office:value="35" table:style-name="ce3">
            <text:p>35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table:number-columns-repeated="16334"/>
        </table:table-row>
        <table:table-row table:style-name="ro1">
          <table:table-cell office:value-type="date" office:date-value="2018-06-11T19:29:47" table:style-name="ce4">
            <text:p>6/11/2018 19:29:47</text:p>
          </table:table-cell>
          <table:table-cell table:style-name="ce2"/>
          <table:table-cell office:value-type="float" office:value="54" table:style-name="ce3">
            <text:p>54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table:number-columns-repeated="16334"/>
        </table:table-row>
        <table:table-row table:style-name="ro1">
          <table:table-cell office:value-type="date" office:date-value="2018-06-11T19:32:32" table:style-name="ce4">
            <text:p>6/11/2018 19:32:32</text:p>
          </table:table-cell>
          <table:table-cell office:value-type="date" office:date-value="2018-06-06T00:00:00" table:style-name="ce5">
            <text:p>6/6/2018</text:p>
          </table:table-cell>
          <table:table-cell office:value-type="float" office:value="43" table:style-name="ce3">
            <text:p>43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2" table:style-name="ce3">
            <text:p>12</text:p>
          </table:table-cell>
          <table:table-cell table:number-columns-repeated="16334"/>
        </table:table-row>
        <table:table-row table:style-name="ro1">
          <table:table-cell office:value-type="date" office:date-value="2018-06-11T19:35:53" table:style-name="ce4">
            <text:p>6/11/2018 19:35:53</text:p>
          </table:table-cell>
          <table:table-cell table:style-name="ce2"/>
          <table:table-cell office:value-type="float" office:value="48" table:style-name="ce3">
            <text:p>48</text:p>
          </table:table-cell>
          <table:table-cell office:value-type="float" office:value="29" table:style-name="ce3">
            <text:p>29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3" table:style-name="ce3">
            <text:p>13</text:p>
          </table:table-cell>
          <table:table-cell table:number-columns-repeated="16334"/>
        </table:table-row>
        <table:table-row table:style-name="ro1">
          <table:table-cell office:value-type="date" office:date-value="2018-06-11T19:39:42" table:style-name="ce4">
            <text:p>6/11/2018 19:39:42</text:p>
          </table:table-cell>
          <table:table-cell office:value-type="date" office:date-value="2018-06-11T00:00:00" table:style-name="ce5">
            <text:p>6/11/2018</text:p>
          </table:table-cell>
          <table:table-cell office:value-type="float" office:value="54" table:style-name="ce3">
            <text:p>54</text:p>
          </table:table-cell>
          <table:table-cell office:value-type="float" office:value="34" table:style-name="ce3">
            <text:p>34</text:p>
          </table:table-cell>
          <table:table-cell office:value-type="float" office:value="3" table:style-name="ce3">
            <text:p>3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4" table:style-name="ce3">
            <text:p>14</text:p>
          </table:table-cell>
          <table:table-cell table:number-columns-repeated="16334"/>
        </table:table-row>
        <table:table-row table:style-name="ro1">
          <table:table-cell office:value-type="date" office:date-value="2018-06-12T19:41:06" table:style-name="ce4">
            <text:p>6/12/2018 19:41:06</text:p>
          </table:table-cell>
          <table:table-cell office:value-type="date" office:date-value="2018-06-12T00:00:00" table:style-name="ce5">
            <text:p>6/12/2018</text:p>
          </table:table-cell>
          <table:table-cell office:value-type="float" office:value="43" table:style-name="ce3">
            <text:p>43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5" table:style-name="ce3">
            <text:p>15</text:p>
          </table:table-cell>
          <table:table-cell table:number-columns-repeated="16334"/>
        </table:table-row>
        <table:table-row table:style-name="ro1">
          <table:table-cell office:value-type="date" office:date-value="2018-06-12T19:43:49" table:style-name="ce4">
            <text:p>6/12/2018 19:43:49</text:p>
          </table:table-cell>
          <table:table-cell office:value-type="date" office:date-value="2018-06-12T00:00:00" table:style-name="ce5">
            <text:p>6/12/2018</text:p>
          </table:table-cell>
          <table:table-cell office:value-type="float" office:value="34" table:style-name="ce3">
            <text:p>34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5" table:style-name="ce1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3">
            <text:p>16</text:p>
          </table:table-cell>
          <table:table-cell table:number-columns-repeated="16334"/>
        </table:table-row>
        <table:table-row table:style-name="ro1">
          <table:table-cell office:value-type="date" office:date-value="2018-06-12T19:46:11" table:style-name="ce4">
            <text:p>6/12/2018 19:46:11</text:p>
          </table:table-cell>
          <table:table-cell office:value-type="date" office:date-value="2018-06-07T00:00:00" table:style-name="ce5">
            <text:p>6/7/2018</text:p>
          </table:table-cell>
          <table:table-cell office:value-type="float" office:value="32" table:style-name="ce3">
            <text:p>3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7" table:style-name="ce3">
            <text:p>17</text:p>
          </table:table-cell>
          <table:table-cell table:number-columns-repeated="16334"/>
        </table:table-row>
        <table:table-row table:style-name="ro1">
          <table:table-cell office:value-type="date" office:date-value="2018-06-12T19:49:22" table:style-name="ce4">
            <text:p>6/12/2018 19:49:22</text:p>
          </table:table-cell>
          <table:table-cell table:style-name="ce2"/>
          <table:table-cell office:value-type="float" office:value="42" table:style-name="ce3">
            <text:p>4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8" table:style-name="ce3">
            <text:p>18</text:p>
          </table:table-cell>
          <table:table-cell table:number-columns-repeated="16334"/>
        </table:table-row>
        <table:table-row table:style-name="ro1">
          <table:table-cell office:value-type="date" office:date-value="2018-06-12T19:52:43" table:style-name="ce4">
            <text:p>6/12/2018 19:52:43</text:p>
          </table:table-cell>
          <table:table-cell table:style-name="ce2"/>
          <table:table-cell office:value-type="float" office:value="32" table:style-name="ce3">
            <text:p>3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3">
            <text:p>19</text:p>
          </table:table-cell>
          <table:table-cell table:number-columns-repeated="16334"/>
        </table:table-row>
        <table:table-row table:style-name="ro1">
          <table:table-cell office:value-type="date" office:date-value="2018-06-13T21:22:24" table:style-name="ce4">
            <text:p>6/13/2018 21:22:24</text:p>
          </table:table-cell>
          <table:table-cell office:value-type="date" office:date-value="2018-06-12T00:00:00" table:style-name="ce5">
            <text:p>6/12/2018</text:p>
          </table:table-cell>
          <table:table-cell office:value-type="float" office:value="57" table:style-name="ce3">
            <text:p>57</text:p>
          </table:table-cell>
          <table:table-cell office:value-type="float" office:value="39" table:style-name="ce3">
            <text:p>39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0" table:style-name="ce3">
            <text:p>20</text:p>
          </table:table-cell>
          <table:table-cell table:number-columns-repeated="16334"/>
        </table:table-row>
        <table:table-row table:style-name="ro1">
          <table:table-cell office:value-type="date" office:date-value="2018-06-16T08:31:40" table:style-name="ce4">
            <text:p>6/16/2018 8:31:40</text:p>
          </table:table-cell>
          <table:table-cell office:value-type="date" office:date-value="2018-06-13T00:00:00" table:style-name="ce5">
            <text:p>6/13/2018</text:p>
          </table:table-cell>
          <table:table-cell office:value-type="float" office:value="36" table:style-name="ce3">
            <text:p>36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1" table:style-name="ce3">
            <text:p>21</text:p>
          </table:table-cell>
          <table:table-cell table:number-columns-repeated="16334"/>
        </table:table-row>
        <table:table-row table:style-name="ro1">
          <table:table-cell office:value-type="date" office:date-value="2018-06-16T08:34:18" table:style-name="ce4">
            <text:p>6/16/2018 8:34:18</text:p>
          </table:table-cell>
          <table:table-cell office:value-type="date" office:date-value="2018-06-13T00:00:00" table:style-name="ce5">
            <text:p>6/13/2018</text:p>
          </table:table-cell>
          <table:table-cell office:value-type="float" office:value="45" table:style-name="ce3">
            <text:p>45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Yes</text:p>
          </table:table-cell>
          <table:table-cell table:style-name="ce1"/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table:style-name="ce1"/>
          <table:table-cell table:style-name="ce3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table:number-columns-repeated="16334"/>
        </table:table-row>
        <table:table-row table:style-name="ro1">
          <table:table-cell office:value-type="date" office:date-value="2018-06-16T17:34:27" table:style-name="ce4">
            <text:p>6/16/2018 17:34:27</text:p>
          </table:table-cell>
          <table:table-cell table:style-name="ce2"/>
          <table:table-cell office:value-type="float" office:value="30" table:style-name="ce3">
            <text:p>3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4" table:style-name="ce3"/>
          <table:table-cell office:value-type="float" office:value="23" table:style-name="ce3">
            <text:p>23</text:p>
          </table:table-cell>
          <table:table-cell table:number-columns-repeated="16334"/>
        </table:table-row>
        <table:table-row table:style-name="ro1">
          <table:table-cell office:value-type="date" office:date-value="2018-06-16T17:37:22" table:style-name="ce4">
            <text:p>6/16/2018 17:37:22</text:p>
          </table:table-cell>
          <table:table-cell office:value-type="date" office:date-value="2018-06-08T00:00:00" table:style-name="ce5">
            <text:p>6/8/2018</text:p>
          </table:table-cell>
          <table:table-cell office:value-type="float" office:value="50" table:style-name="ce3">
            <text:p>50</text:p>
          </table:table-cell>
          <table:table-cell office:value-type="float" office:value="26" table:style-name="ce3">
            <text:p>26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4" table:style-name="ce3">
            <text:p>24</text:p>
          </table:table-cell>
          <table:table-cell table:number-columns-repeated="16334"/>
        </table:table-row>
        <table:table-row table:style-name="ro1">
          <table:table-cell office:value-type="date" office:date-value="2018-06-16T17:41:17" table:style-name="ce4">
            <text:p>6/16/2018 17:41:17</text:p>
          </table:table-cell>
          <table:table-cell office:value-type="date" office:date-value="2018-06-18T00:00:00" table:style-name="ce5">
            <text:p>6/18/2018</text:p>
          </table:table-cell>
          <table:table-cell office:value-type="float" office:value="39" table:style-name="ce3">
            <text:p>39</text:p>
          </table:table-cell>
          <table:table-cell office:value-type="float" office:value="14" table:style-name="ce3">
            <text:p>14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5" table:style-name="ce3">
            <text:p>25</text:p>
          </table:table-cell>
          <table:table-cell table:number-columns-repeated="16334"/>
        </table:table-row>
        <table:table-row table:style-name="ro1">
          <table:table-cell office:value-type="date" office:date-value="2018-06-16T17:45:44" table:style-name="ce4">
            <text:p>6/16/2018 17:45:44</text:p>
          </table:table-cell>
          <table:table-cell office:value-type="date" office:date-value="2018-06-18T00:00:00" table:style-name="ce5">
            <text:p>6/18/2018</text:p>
          </table:table-cell>
          <table:table-cell office:value-type="float" office:value="42" table:style-name="ce3">
            <text:p>42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6" table:style-name="ce3">
            <text:p>26</text:p>
          </table:table-cell>
          <table:table-cell table:number-columns-repeated="16334"/>
        </table:table-row>
        <table:table-row table:style-name="ro1">
          <table:table-cell office:value-type="date" office:date-value="2018-06-16T17:47:58" table:style-name="ce4">
            <text:p>6/16/2018 17:47:58</text:p>
          </table:table-cell>
          <table:table-cell office:value-type="date" office:date-value="2018-06-18T00:00:00" table:style-name="ce5">
            <text:p>6/18/2018</text:p>
          </table:table-cell>
          <table:table-cell office:value-type="float" office:value="37" table:style-name="ce3">
            <text:p>37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27" table:style-name="ce3">
            <text:p>27</text:p>
          </table:table-cell>
          <table:table-cell table:number-columns-repeated="16334"/>
        </table:table-row>
        <table:table-row table:style-name="ro1">
          <table:table-cell office:value-type="date" office:date-value="2018-06-16T17:50:06" table:style-name="ce4">
            <text:p>6/16/2018 17:50:06</text:p>
          </table:table-cell>
          <table:table-cell office:value-type="date" office:date-value="2018-06-12T00:00:00" table:style-name="ce5">
            <text:p>6/12/2018</text:p>
          </table:table-cell>
          <table:table-cell office:value-type="float" office:value="44" table:style-name="ce3">
            <text:p>44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28" table:style-name="ce3">
            <text:p>28</text:p>
          </table:table-cell>
          <table:table-cell table:number-columns-repeated="16334"/>
        </table:table-row>
        <table:table-row table:style-name="ro1">
          <table:table-cell office:value-type="date" office:date-value="2018-06-16T17:53:13" table:style-name="ce4">
            <text:p>6/16/2018 17:53:13</text:p>
          </table:table-cell>
          <table:table-cell office:value-type="date" office:date-value="2018-06-18T00:00:00" table:style-name="ce5">
            <text:p>6/18/2018</text:p>
          </table:table-cell>
          <table:table-cell office:value-type="float" office:value="40" table:style-name="ce3">
            <text:p>4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table:style-name="ce1"/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9" table:style-name="ce3">
            <text:p>29</text:p>
          </table:table-cell>
          <table:table-cell table:number-columns-repeated="16334"/>
        </table:table-row>
        <table:table-row table:style-name="ro1">
          <table:table-cell office:value-type="date" office:date-value="2018-06-26T17:48:58" table:style-name="ce4">
            <text:p>6/26/2018 17:48:58</text:p>
          </table:table-cell>
          <table:table-cell office:value-type="date" office:date-value="2018-06-18T00:00:00" table:style-name="ce5">
            <text:p>6/18/2018</text:p>
          </table:table-cell>
          <table:table-cell office:value-type="float" office:value="30" table:style-name="ce3">
            <text:p>30</text:p>
          </table:table-cell>
          <table:table-cell office:value-type="float" office:value="5" table:style-name="ce3">
            <text:p>5</text:p>
          </table:table-cell>
          <table:table-cell table:number-columns-repeated="2" table:style-name="ce3"/>
          <table:table-cell office:value-type="string" table:style-name="ce3">
            <text:p>Female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0" table:style-name="ce3">
            <text:p>30</text:p>
          </table:table-cell>
          <table:table-cell table:number-columns-repeated="16334"/>
        </table:table-row>
        <table:table-row table:style-name="ro1">
          <table:table-cell office:value-type="date" office:date-value="2018-06-26T17:52:20" table:style-name="ce4">
            <text:p>6/26/2018 17:52:20</text:p>
          </table:table-cell>
          <table:table-cell office:value-type="date" office:date-value="2018-06-18T00:00:00" table:style-name="ce5">
            <text:p>6/18/2018</text:p>
          </table:table-cell>
          <table:table-cell office:value-type="float" office:value="34" table:style-name="ce3">
            <text:p>3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1" table:style-name="ce3">
            <text:p>31</text:p>
          </table:table-cell>
          <table:table-cell table:number-columns-repeated="16334"/>
        </table:table-row>
        <table:table-row table:style-name="ro1">
          <table:table-cell office:value-type="date" office:date-value="2018-06-29T07:55:55" table:style-name="ce4">
            <text:p>6/29/2018 7:55:55</text:p>
          </table:table-cell>
          <table:table-cell office:value-type="date" office:date-value="2018-06-18T00:00:00" table:style-name="ce5">
            <text:p>6/18/2018</text:p>
          </table:table-cell>
          <table:table-cell office:value-type="float" office:value="29" table:style-name="ce3">
            <text:p>29</text:p>
          </table:table-cell>
          <table:table-cell office:value-type="float" office:value="4" table:style-name="ce3">
            <text:p>4</text:p>
          </table:table-cell>
          <table:table-cell table:number-columns-repeated="2" table:style-name="ce3"/>
          <table:table-cell office:value-type="string" table:style-name="ce3">
            <text:p>Female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2" table:style-name="ce3">
            <text:p>32</text:p>
          </table:table-cell>
          <table:table-cell table:number-columns-repeated="16334"/>
        </table:table-row>
        <table:table-row table:style-name="ro1">
          <table:table-cell office:value-type="date" office:date-value="2018-06-29T07:58:04" table:style-name="ce4">
            <text:p>6/29/2018 7:58:04</text:p>
          </table:table-cell>
          <table:table-cell table:style-name="ce2"/>
          <table:table-cell office:value-type="float" office:value="30" table:style-name="ce3">
            <text:p>3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3" table:style-name="ce3">
            <text:p>33</text:p>
          </table:table-cell>
          <table:table-cell table:number-columns-repeated="16334"/>
        </table:table-row>
        <table:table-row table:number-rows-repeated="1048542" table:style-name="ro2">
          <table:table-cell table:number-columns-repeated="16384"/>
        </table:table-row>
      </table:table>
      <table:table table:name="Sheet2" table:style-name="ta1">
        <table:table-column table:style-name="co2" table:number-columns-repeated="1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0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1">
            <text:p>Age</text:p>
          </table:table-cell>
          <table:table-cell office:value-type="string" table:style-name="ce1">
            <text:p>Experience</text:p>
          </table:table-cell>
          <table:table-cell office:value-type="string" table:style-name="ce1">
            <text:p>Difficult_Area_Experience</text:p>
          </table:table-cell>
          <table:table-cell office:value-type="string" table:style-name="ce1">
            <text:p>Underprivileged_Experience</text:p>
          </table:table-cell>
          <table:table-cell office:value-type="string" table:style-name="ce1">
            <text:p>Administrative_Career_Decision</text:p>
          </table:table-cell>
          <table:table-cell office:value-type="string" table:style-name="ce1">
            <text:p>Progress_Outlook</text:p>
          </table:table-cell>
          <table:table-cell office:value-type="string" table:style-name="ce1">
            <text:p>School_Underprivileged</text:p>
          </table:table-cell>
          <table:table-cell office:value-type="string" table:style-name="ce1">
            <text:p>Student_Racial_Diversity</text:p>
          </table:table-cell>
          <table:table-cell office:value-type="string" table:style-name="ce1">
            <text:p>Student_Economical_Diversity</text:p>
          </table:table-cell>
          <table:table-cell office:value-type="string" table:style-name="ce1">
            <text:p>Student_Potential</text:p>
          </table:table-cell>
          <table:table-cell office:value-type="string" table:style-name="ce1">
            <text:p>Student_Gaps</text:p>
          </table:table-cell>
          <table:table-cell office:value-type="string" table:style-name="ce1">
            <text:p>Privileged_School_Potential</text:p>
          </table:table-cell>
          <table:table-cell office:value-type="string" table:style-name="ce1">
            <text:p>Privileged_Family_Potential</text:p>
          </table:table-cell>
          <table:table-cell office:value-type="string" table:style-name="ce1">
            <text:p>Most_Positive_Attitude</text:p>
          </table:table-cell>
          <table:table-cell office:value-type="string" table:style-name="ce1">
            <text:p>Current_Attitude</text:p>
          </table:table-cell>
          <table:table-cell office:value-type="string" table:style-name="ce1">
            <text:p>Student_Engagement</text:p>
          </table:table-cell>
          <table:table-cell office:value-type="string" table:style-name="ce1">
            <text:p>Student_Interference</text:p>
          </table:table-cell>
          <table:table-cell office:value-type="string" table:style-name="ce1">
            <text:p>Student_Social_Context</text:p>
          </table:table-cell>
          <table:table-cell office:value-type="string" table:style-name="ce1">
            <text:p>Student_Financial_Context</text:p>
          </table:table-cell>
          <table:table-cell office:value-type="string" table:style-name="ce1">
            <text:p>Student_Appreciation</text:p>
          </table:table-cell>
          <table:table-cell office:value-type="string" table:style-name="ce1">
            <text:p>Parent_Presence</text:p>
          </table:table-cell>
          <table:table-cell office:value-type="string" table:style-name="ce1">
            <text:p>Parent_Interest</text:p>
          </table:table-cell>
          <table:table-cell office:value-type="string" table:style-name="ce1">
            <text:p>Parent_Response</text:p>
          </table:table-cell>
          <table:table-cell office:value-type="string" table:style-name="ce1">
            <text:p>Working_Hours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Vacation_Days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Transfers</text:p>
          </table:table-cell>
          <table:table-cell office:value-type="string" table:style-name="ce1">
            <text:p>School_Administration</text:p>
          </table:table-cell>
          <table:table-cell office:value-type="string" table:style-name="ce1">
            <text:p>Ministry_Administration</text:p>
          </table:table-cell>
          <table:table-cell office:value-type="string" table:style-name="ce1">
            <text:p>Performance_Training</text:p>
          </table:table-cell>
          <table:table-cell office:value-type="string" table:style-name="ce1">
            <text:p>Performance_Transfers</text:p>
          </table:table-cell>
          <table:table-cell office:value-type="string" table:style-name="ce1">
            <text:p>Performance_School_Administration</text:p>
          </table:table-cell>
          <table:table-cell office:value-type="string" table:style-name="ce1">
            <text:p>Performance_Ministry_Administration</text:p>
          </table:table-cell>
          <table:table-cell office:value-type="string" table:style-name="ce1">
            <text:p>Respectful_Parents</text:p>
          </table:table-cell>
          <table:table-cell office:value-type="string" table:style-name="ce1">
            <text:p>Respectful_School_Admins</text:p>
          </table:table-cell>
          <table:table-cell office:value-type="string" table:style-name="ce1">
            <text:p>Respectful_Ministry_Workers</text:p>
          </table:table-cell>
          <table:table-cell office:value-type="string" table:style-name="ce1">
            <text:p>Respectful_Financial_Workers</text:p>
          </table:table-cell>
          <table:table-cell office:value-type="string" table:style-name="ce1">
            <text:p>Respectful_Society</text:p>
          </table:table-cell>
          <table:table-cell office:value-type="string" table:style-name="ce1">
            <text:p>More_Respectful_Parents</text:p>
          </table:table-cell>
          <table:table-cell office:value-type="string" table:style-name="ce1">
            <text:p>More_Respectful_School_Admins</text:p>
          </table:table-cell>
          <table:table-cell office:value-type="string" table:style-name="ce1">
            <text:p>More_Respectful_Ministry_Workers</text:p>
          </table:table-cell>
          <table:table-cell office:value-type="string" table:style-name="ce1">
            <text:p>More_Respectful_Financial_Workers</text:p>
          </table:table-cell>
          <table:table-cell office:value-type="string" table:style-name="ce1">
            <text:p>More_Respectful_Society</text:p>
          </table:table-cell>
          <table:table-cell table:number-columns-repeated="16340"/>
        </table:table-row>
        <table:table-row table:style-name="ro1">
          <table:table-cell office:value-type="float" office:value="47" table:formula="of:=IF([Form_Responses_1.C2]=&quot;&quot;;&quot;&quot;; [Form_Responses_1.C2])" table:style-name="ce1">
            <text:p>47</text:p>
          </table:table-cell>
          <table:table-cell office:value-type="float" office:value="23" table:formula="of:=IF([Form_Responses_1.D2]=&quot;&quot;;&quot;&quot;; [Form_Responses_1.D2])" table:style-name="ce3">
            <text:p>23</text:p>
          </table:table-cell>
          <table:table-cell office:value-type="string" office:string-value="" table:formula="of:=IF([Form_Responses_1.E2]=&quot;&quot;;&quot;&quot;; [Form_Responses_1.E2])" table:style-name="ce1"/>
          <table:table-cell office:value-type="float" office:value="15" table:formula="of:=IF([Form_Responses_1.F2]=&quot;&quot;;&quot;&quot;; [Form_Responses_1.F2])" table:style-name="ce1">
            <text:p>15</text:p>
          </table:table-cell>
          <table:table-cell office:value-type="float" office:value="1" table:formula="of:=IF([Form_Responses_1.H2] = &quot;Yes&quot;;1;IF([Form_Responses_1.H2] = &quot;No&quot;; 0; &quot;&quot;))" table:style-name="ce1">
            <text:p>1</text:p>
          </table:table-cell>
          <table:table-cell office:value-type="float" office:value="1" table:formula="of:=IF([Form_Responses_1.I2] = &quot;Yes&quot;;1;IF([Form_Responses_1.I2] = &quot;No&quot;; 0; &quot;&quot;))" table:style-name="ce1">
            <text:p>1</text:p>
          </table:table-cell>
          <table:table-cell office:value-type="float" office:value="0" table:formula="of:=IF([Form_Responses_1.L2] = &quot;Yes&quot;;1;IF([Form_Responses_1.L2] = &quot;No&quot;; 0; &quot;&quot;))" table:style-name="ce1">
            <text:p>0</text:p>
          </table:table-cell>
          <table:table-cell office:value-type="float" office:value="1" table:formula="of:=IF([Form_Responses_1.M2] = &quot;Yes&quot;;1;IF([Form_Responses_1.M2] = &quot;No&quot;; 0; &quot;&quot;))" table:style-name="ce1">
            <text:p>1</text:p>
          </table:table-cell>
          <table:table-cell office:value-type="float" office:value="1" table:formula="of:=IF([Form_Responses_1.N2] = &quot;Yes&quot;;1;IF([Form_Responses_1.N2] = &quot;No&quot;; 0; &quot;&quot;))" table:style-name="ce1">
            <text:p>1</text:p>
          </table:table-cell>
          <table:table-cell office:value-type="float" office:value="1" table:formula="of:=IF([Form_Responses_1.O2] = &quot;Yes&quot;;1;IF([Form_Responses_1.O2] = &quot;No&quot;; 0; &quot;&quot;))" table:style-name="ce1">
            <text:p>1</text:p>
          </table:table-cell>
          <table:table-cell office:value-type="float" office:value="1" table:formula="of:=IF([Form_Responses_1.P2] = &quot;Yes&quot;;1;IF([Form_Responses_1.P2] = &quot;No&quot;; 0; &quot;&quot;))" table:style-name="ce1">
            <text:p>1</text:p>
          </table:table-cell>
          <table:table-cell office:value-type="float" office:value="0" table:formula="of:=IF([Form_Responses_1.Q2] = &quot;Yes&quot;;1;IF([Form_Responses_1.Q2] = &quot;No&quot;; 0; &quot;&quot;))" table:style-name="ce1">
            <text:p>0</text:p>
          </table:table-cell>
          <table:table-cell office:value-type="float" office:value="1" table:formula="of:=IF([Form_Responses_1.R2] = &quot;Yes&quot;;1;IF([Form_Responses_1.R2] = &quot;No&quot;; 0; &quot;&quot;))" table:style-name="ce1">
            <text:p>1</text:p>
          </table:table-cell>
          <table:table-cell office:value-type="float" office:value="2" table:formula="of:=IF([Form_Responses_1.S2]=&quot;&quot;;&quot;&quot;; [Form_Responses_1.S2])" table:style-name="ce1">
            <text:p>2</text:p>
          </table:table-cell>
          <table:table-cell office:value-type="float" office:value="2" table:formula="of:=IF([Form_Responses_1.T2]=&quot;&quot;;&quot;&quot;; [Form_Responses_1.T2])" table:style-name="ce1">
            <text:p>2</text:p>
          </table:table-cell>
          <table:table-cell office:value-type="float" office:value="2" table:formula="of:=IF([Form_Responses_1.U2]=&quot;&quot;;&quot;&quot;; [Form_Responses_1.U2])" table:style-name="ce1">
            <text:p>2</text:p>
          </table:table-cell>
          <table:table-cell office:value-type="float" office:value="2" table:formula="of:=IF([Form_Responses_1.V2]=&quot;&quot;;&quot;&quot;; [Form_Responses_1.V2])" table:style-name="ce1">
            <text:p>2</text:p>
          </table:table-cell>
          <table:table-cell office:value-type="float" office:value="2" table:formula="of:=IF([Form_Responses_1.W2]=&quot;&quot;;&quot;&quot;; [Form_Responses_1.W2])" table:style-name="ce1">
            <text:p>2</text:p>
          </table:table-cell>
          <table:table-cell office:value-type="float" office:value="1" table:formula="of:=IF([Form_Responses_1.X2]=&quot;&quot;;&quot;&quot;; [Form_Responses_1.X2])" table:style-name="ce1">
            <text:p>1</text:p>
          </table:table-cell>
          <table:table-cell office:value-type="float" office:value="3" table:formula="of:=IF([Form_Responses_1.Y2]=&quot;&quot;;&quot;&quot;; [Form_Responses_1.Y2])" table:style-name="ce1">
            <text:p>3</text:p>
          </table:table-cell>
          <table:table-cell office:value-type="float" office:value="3" table:formula="of:=IF([Form_Responses_1.Z2]=&quot;&quot;;&quot;&quot;; [Form_Responses_1.Z2])" table:style-name="ce1">
            <text:p>3</text:p>
          </table:table-cell>
          <table:table-cell office:value-type="float" office:value="3" table:formula="of:=IF([Form_Responses_1.AA2]=&quot;&quot;;&quot;&quot;; [Form_Responses_1.AA2])" table:style-name="ce1">
            <text:p>3</text:p>
          </table:table-cell>
          <table:table-cell office:value-type="float" office:value="2" table:formula="of:=IF([Form_Responses_1.AB2]=&quot;&quot;;&quot;&quot;; [Form_Responses_1.AB2])" table:style-name="ce1">
            <text:p>2</text:p>
          </table:table-cell>
          <table:table-cell office:value-type="float" office:value="5" table:formula="of:=IF([Form_Responses_1.AC2]=&quot;&quot;;&quot;&quot;; [Form_Responses_1.AC2])" table:style-name="ce1">
            <text:p>5</text:p>
          </table:table-cell>
          <table:table-cell office:value-type="float" office:value="1" table:formula="of:=IF([Form_Responses_1.AD2]=&quot;&quot;;&quot;&quot;; [Form_Responses_1.AD2])" table:style-name="ce1">
            <text:p>1</text:p>
          </table:table-cell>
          <table:table-cell office:value-type="float" office:value="4" table:formula="of:=IF([Form_Responses_1.AE2]=&quot;&quot;;&quot;&quot;; [Form_Responses_1.AE2])" table:style-name="ce1">
            <text:p>4</text:p>
          </table:table-cell>
          <table:table-cell office:value-type="float" office:value="3" table:formula="of:=IF([Form_Responses_1.AF2]=&quot;&quot;;&quot;&quot;; [Form_Responses_1.AF2])" table:style-name="ce1">
            <text:p>3</text:p>
          </table:table-cell>
          <table:table-cell office:value-type="string" office:string-value="" table:formula="of:=IF([Form_Responses_1.AG2]=&quot;&quot;;&quot;&quot;; [Form_Responses_1.AG2])" table:style-name="ce1"/>
          <table:table-cell office:value-type="float" office:value="3" table:formula="of:=IF([Form_Responses_1.AH2]=&quot;&quot;;&quot;&quot;; [Form_Responses_1.AH2])" table:style-name="ce1">
            <text:p>3</text:p>
          </table:table-cell>
          <table:table-cell office:value-type="float" office:value="3" table:formula="of:=IF([Form_Responses_1.AI2]=&quot;&quot;;&quot;&quot;; [Form_Responses_1.AI2])" table:style-name="ce1">
            <text:p>3</text:p>
          </table:table-cell>
          <table:table-cell office:value-type="string" office:string-value="" table:formula="of:=IF([Form_Responses_1.AJ2]=&quot;&quot;;&quot;&quot;; [Form_Responses_1.AJ2])" table:style-name="ce1"/>
          <table:table-cell office:value-type="string" office:string-value="" table:formula="of:=IF([Form_Responses_1.AK2]=&quot;&quot;;&quot;&quot;; [Form_Responses_1.AK2])" table:style-name="ce1"/>
          <table:table-cell office:value-type="string" office:string-value="" table:formula="of:=IF([Form_Responses_1.AL2]=&quot;&quot;;&quot;&quot;; [Form_Responses_1.AL2])" table:style-name="ce1"/>
          <table:table-cell office:value-type="string" office:string-value="" table:formula="of:=IF([Form_Responses_1.AM2]=&quot;&quot;;&quot;&quot;; [Form_Responses_1.AM2])" table:style-name="ce1"/>
          <table:table-cell office:value-type="string" office:string-value="" table:formula="of:=IF([Form_Responses_1.AN2]=&quot;&quot;;&quot;&quot;; [Form_Responses_1.AN2])" table:style-name="ce1"/>
          <table:table-cell office:value-type="string" office:string-value="" table:formula="of:=IF([Form_Responses_1.AO2]=&quot;&quot;;&quot;&quot;; [Form_Responses_1.AO2])" table:style-name="ce1"/>
          <table:table-cell office:value-type="string" office:string-value="" table:formula="of:=IF([Form_Responses_1.AP2]=&quot;&quot;;&quot;&quot;; [Form_Responses_1.AP2])" table:style-name="ce1"/>
          <table:table-cell office:value-type="string" office:string-value="" table:formula="of:=IF([Form_Responses_1.AQ2]=&quot;&quot;;&quot;&quot;; [Form_Responses_1.AQ2])" table:style-name="ce1"/>
          <table:table-cell office:value-type="string" office:string-value="" table:formula="of:=IF([Form_Responses_1.AR2]=&quot;&quot;;&quot;&quot;; [Form_Responses_1.AR2])" table:style-name="ce1"/>
          <table:table-cell office:value-type="float" office:value="4" table:formula="of:=IF([Form_Responses_1.AS2]=&quot;&quot;;&quot;&quot;; [Form_Responses_1.AS2])" table:style-name="ce1">
            <text:p>4</text:p>
          </table:table-cell>
          <table:table-cell office:value-type="float" office:value="4" table:formula="of:=IF([Form_Responses_1.AT2]=&quot;&quot;;&quot;&quot;; [Form_Responses_1.AT2])" table:style-name="ce1">
            <text:p>4</text:p>
          </table:table-cell>
          <table:table-cell office:value-type="float" office:value="3" table:formula="of:=IF([Form_Responses_1.AU2]=&quot;&quot;;&quot;&quot;; [Form_Responses_1.AU2])" table:style-name="ce1">
            <text:p>3</text:p>
          </table:table-cell>
          <table:table-cell office:value-type="float" office:value="4" table:formula="of:=IF([Form_Responses_1.AV2]=&quot;&quot;;&quot;&quot;; [Form_Responses_1.AV2])" table:style-name="ce1">
            <text:p>4</text:p>
          </table:table-cell>
          <table:table-cell office:value-type="float" office:value="4" table:formula="of:=IF([Form_Responses_1.AW2]=&quot;&quot;;&quot;&quot;; [Form_Responses_1.AW2])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31" table:formula="of:=IF([Form_Responses_1.C3]=&quot;&quot;;&quot;&quot;; [Form_Responses_1.C3])" table:style-name="ce1">
            <text:p>31</text:p>
          </table:table-cell>
          <table:table-cell office:value-type="float" office:value="5" table:formula="of:=IF([Form_Responses_1.D3]=&quot;&quot;;&quot;&quot;; [Form_Responses_1.D3])" table:style-name="ce3">
            <text:p>5</text:p>
          </table:table-cell>
          <table:table-cell office:value-type="float" office:value="0" table:formula="of:=IF([Form_Responses_1.E3]=&quot;&quot;;&quot;&quot;; [Form_Responses_1.E3])" table:style-name="ce1">
            <text:p>0</text:p>
          </table:table-cell>
          <table:table-cell office:value-type="float" office:value="5" table:formula="of:=IF([Form_Responses_1.F3]=&quot;&quot;;&quot;&quot;; [Form_Responses_1.F3])" table:style-name="ce1">
            <text:p>5</text:p>
          </table:table-cell>
          <table:table-cell office:value-type="string" office:string-value="" table:formula="of:=IF([Form_Responses_1.H3] = &quot;Yes&quot;;1;IF([Form_Responses_1.H3] = &quot;No&quot;; 0; &quot;&quot;))" table:style-name="ce1"/>
          <table:table-cell office:value-type="float" office:value="1" table:formula="of:=IF([Form_Responses_1.I3] = &quot;Yes&quot;;1;IF([Form_Responses_1.I3] = &quot;No&quot;; 0; &quot;&quot;))" table:style-name="ce1">
            <text:p>1</text:p>
          </table:table-cell>
          <table:table-cell office:value-type="float" office:value="1" table:formula="of:=IF([Form_Responses_1.L3] = &quot;Yes&quot;;1;IF([Form_Responses_1.L3] = &quot;No&quot;; 0; &quot;&quot;))" table:style-name="ce1">
            <text:p>1</text:p>
          </table:table-cell>
          <table:table-cell office:value-type="float" office:value="1" table:formula="of:=IF([Form_Responses_1.M3] = &quot;Yes&quot;;1;IF([Form_Responses_1.M3] = &quot;No&quot;; 0; &quot;&quot;))" table:style-name="ce1">
            <text:p>1</text:p>
          </table:table-cell>
          <table:table-cell office:value-type="float" office:value="1" table:formula="of:=IF([Form_Responses_1.N3] = &quot;Yes&quot;;1;IF([Form_Responses_1.N3] = &quot;No&quot;; 0; &quot;&quot;))" table:style-name="ce1">
            <text:p>1</text:p>
          </table:table-cell>
          <table:table-cell office:value-type="float" office:value="1" table:formula="of:=IF([Form_Responses_1.O3] = &quot;Yes&quot;;1;IF([Form_Responses_1.O3] = &quot;No&quot;; 0; &quot;&quot;))" table:style-name="ce1">
            <text:p>1</text:p>
          </table:table-cell>
          <table:table-cell office:value-type="float" office:value="1" table:formula="of:=IF([Form_Responses_1.P3] = &quot;Yes&quot;;1;IF([Form_Responses_1.P3] = &quot;No&quot;; 0; &quot;&quot;))" table:style-name="ce1">
            <text:p>1</text:p>
          </table:table-cell>
          <table:table-cell office:value-type="float" office:value="0" table:formula="of:=IF([Form_Responses_1.Q3] = &quot;Yes&quot;;1;IF([Form_Responses_1.Q3] = &quot;No&quot;; 0; &quot;&quot;))" table:style-name="ce1">
            <text:p>0</text:p>
          </table:table-cell>
          <table:table-cell office:value-type="float" office:value="1" table:formula="of:=IF([Form_Responses_1.R3] = &quot;Yes&quot;;1;IF([Form_Responses_1.R3] = &quot;No&quot;; 0; &quot;&quot;))" table:style-name="ce1">
            <text:p>1</text:p>
          </table:table-cell>
          <table:table-cell office:value-type="float" office:value="3" table:formula="of:=IF([Form_Responses_1.S3]=&quot;&quot;;&quot;&quot;; [Form_Responses_1.S3])" table:style-name="ce1">
            <text:p>3</text:p>
          </table:table-cell>
          <table:table-cell office:value-type="float" office:value="3" table:formula="of:=IF([Form_Responses_1.T3]=&quot;&quot;;&quot;&quot;; [Form_Responses_1.T3])" table:style-name="ce1">
            <text:p>3</text:p>
          </table:table-cell>
          <table:table-cell office:value-type="float" office:value="3" table:formula="of:=IF([Form_Responses_1.U3]=&quot;&quot;;&quot;&quot;; [Form_Responses_1.U3])" table:style-name="ce1">
            <text:p>3</text:p>
          </table:table-cell>
          <table:table-cell office:value-type="float" office:value="3" table:formula="of:=IF([Form_Responses_1.V3]=&quot;&quot;;&quot;&quot;; [Form_Responses_1.V3])" table:style-name="ce1">
            <text:p>3</text:p>
          </table:table-cell>
          <table:table-cell office:value-type="float" office:value="3" table:formula="of:=IF([Form_Responses_1.W3]=&quot;&quot;;&quot;&quot;; [Form_Responses_1.W3])" table:style-name="ce1">
            <text:p>3</text:p>
          </table:table-cell>
          <table:table-cell office:value-type="float" office:value="4" table:formula="of:=IF([Form_Responses_1.X3]=&quot;&quot;;&quot;&quot;; [Form_Responses_1.X3])" table:style-name="ce1">
            <text:p>4</text:p>
          </table:table-cell>
          <table:table-cell office:value-type="float" office:value="4" table:formula="of:=IF([Form_Responses_1.Y3]=&quot;&quot;;&quot;&quot;; [Form_Responses_1.Y3])" table:style-name="ce1">
            <text:p>4</text:p>
          </table:table-cell>
          <table:table-cell office:value-type="float" office:value="4" table:formula="of:=IF([Form_Responses_1.Z3]=&quot;&quot;;&quot;&quot;; [Form_Responses_1.Z3])" table:style-name="ce1">
            <text:p>4</text:p>
          </table:table-cell>
          <table:table-cell office:value-type="float" office:value="4" table:formula="of:=IF([Form_Responses_1.AA3]=&quot;&quot;;&quot;&quot;; [Form_Responses_1.AA3])" table:style-name="ce1">
            <text:p>4</text:p>
          </table:table-cell>
          <table:table-cell office:value-type="float" office:value="2" table:formula="of:=IF([Form_Responses_1.AB3]=&quot;&quot;;&quot;&quot;; [Form_Responses_1.AB3])" table:style-name="ce1">
            <text:p>2</text:p>
          </table:table-cell>
          <table:table-cell office:value-type="float" office:value="5" table:formula="of:=IF([Form_Responses_1.AC3]=&quot;&quot;;&quot;&quot;; [Form_Responses_1.AC3])" table:style-name="ce1">
            <text:p>5</text:p>
          </table:table-cell>
          <table:table-cell office:value-type="float" office:value="1" table:formula="of:=IF([Form_Responses_1.AD3]=&quot;&quot;;&quot;&quot;; [Form_Responses_1.AD3])" table:style-name="ce1">
            <text:p>1</text:p>
          </table:table-cell>
          <table:table-cell office:value-type="float" office:value="4" table:formula="of:=IF([Form_Responses_1.AE3]=&quot;&quot;;&quot;&quot;; [Form_Responses_1.AE3])" table:style-name="ce1">
            <text:p>4</text:p>
          </table:table-cell>
          <table:table-cell office:value-type="float" office:value="5" table:formula="of:=IF([Form_Responses_1.AF3]=&quot;&quot;;&quot;&quot;; [Form_Responses_1.AF3])" table:style-name="ce1">
            <text:p>5</text:p>
          </table:table-cell>
          <table:table-cell office:value-type="float" office:value="2" table:formula="of:=IF([Form_Responses_1.AG3]=&quot;&quot;;&quot;&quot;; [Form_Responses_1.AG3])" table:style-name="ce1">
            <text:p>2</text:p>
          </table:table-cell>
          <table:table-cell office:value-type="float" office:value="3" table:formula="of:=IF([Form_Responses_1.AH3]=&quot;&quot;;&quot;&quot;; [Form_Responses_1.AH3])" table:style-name="ce1">
            <text:p>3</text:p>
          </table:table-cell>
          <table:table-cell office:value-type="float" office:value="3" table:formula="of:=IF([Form_Responses_1.AI3]=&quot;&quot;;&quot;&quot;; [Form_Responses_1.AI3])" table:style-name="ce1">
            <text:p>3</text:p>
          </table:table-cell>
          <table:table-cell office:value-type="float" office:value="5" table:formula="of:=IF([Form_Responses_1.AJ3]=&quot;&quot;;&quot;&quot;; [Form_Responses_1.AJ3])" table:style-name="ce1">
            <text:p>5</text:p>
          </table:table-cell>
          <table:table-cell office:value-type="float" office:value="3" table:formula="of:=IF([Form_Responses_1.AK3]=&quot;&quot;;&quot;&quot;; [Form_Responses_1.AK3])" table:style-name="ce1">
            <text:p>3</text:p>
          </table:table-cell>
          <table:table-cell office:value-type="float" office:value="3" table:formula="of:=IF([Form_Responses_1.AL3]=&quot;&quot;;&quot;&quot;; [Form_Responses_1.AL3])" table:style-name="ce1">
            <text:p>3</text:p>
          </table:table-cell>
          <table:table-cell office:value-type="float" office:value="3" table:formula="of:=IF([Form_Responses_1.AM3]=&quot;&quot;;&quot;&quot;; [Form_Responses_1.AM3])" table:style-name="ce1">
            <text:p>3</text:p>
          </table:table-cell>
          <table:table-cell office:value-type="float" office:value="3" table:formula="of:=IF([Form_Responses_1.AN3]=&quot;&quot;;&quot;&quot;; [Form_Responses_1.AN3])" table:style-name="ce1">
            <text:p>3</text:p>
          </table:table-cell>
          <table:table-cell office:value-type="float" office:value="3" table:formula="of:=IF([Form_Responses_1.AO3]=&quot;&quot;;&quot;&quot;; [Form_Responses_1.AO3])" table:style-name="ce1">
            <text:p>3</text:p>
          </table:table-cell>
          <table:table-cell office:value-type="float" office:value="1" table:formula="of:=IF([Form_Responses_1.AP3]=&quot;&quot;;&quot;&quot;; [Form_Responses_1.AP3])" table:style-name="ce1">
            <text:p>1</text:p>
          </table:table-cell>
          <table:table-cell office:value-type="float" office:value="3" table:formula="of:=IF([Form_Responses_1.AQ3]=&quot;&quot;;&quot;&quot;; [Form_Responses_1.AQ3])" table:style-name="ce1">
            <text:p>3</text:p>
          </table:table-cell>
          <table:table-cell office:value-type="float" office:value="5" table:formula="of:=IF([Form_Responses_1.AR3]=&quot;&quot;;&quot;&quot;; [Form_Responses_1.AR3])" table:style-name="ce1">
            <text:p>5</text:p>
          </table:table-cell>
          <table:table-cell office:value-type="float" office:value="3" table:formula="of:=IF([Form_Responses_1.AS3]=&quot;&quot;;&quot;&quot;; [Form_Responses_1.AS3])" table:style-name="ce1">
            <text:p>3</text:p>
          </table:table-cell>
          <table:table-cell office:value-type="float" office:value="3" table:formula="of:=IF([Form_Responses_1.AT3]=&quot;&quot;;&quot;&quot;; [Form_Responses_1.AT3])" table:style-name="ce1">
            <text:p>3</text:p>
          </table:table-cell>
          <table:table-cell office:value-type="float" office:value="3" table:formula="of:=IF([Form_Responses_1.AU3]=&quot;&quot;;&quot;&quot;; [Form_Responses_1.AU3])" table:style-name="ce1">
            <text:p>3</text:p>
          </table:table-cell>
          <table:table-cell office:value-type="float" office:value="3" table:formula="of:=IF([Form_Responses_1.AV3]=&quot;&quot;;&quot;&quot;; [Form_Responses_1.AV3])" table:style-name="ce1">
            <text:p>3</text:p>
          </table:table-cell>
          <table:table-cell office:value-type="float" office:value="4" table:formula="of:=IF([Form_Responses_1.AW3]=&quot;&quot;;&quot;&quot;; [Form_Responses_1.AW3])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50" table:formula="of:=IF([Form_Responses_1.C4]=&quot;&quot;;&quot;&quot;; [Form_Responses_1.C4])" table:style-name="ce1">
            <text:p>50</text:p>
          </table:table-cell>
          <table:table-cell office:value-type="float" office:value="26" table:formula="of:=IF([Form_Responses_1.D4]=&quot;&quot;;&quot;&quot;; [Form_Responses_1.D4])" table:style-name="ce3">
            <text:p>26</text:p>
          </table:table-cell>
          <table:table-cell office:value-type="float" office:value="0" table:formula="of:=IF([Form_Responses_1.E4]=&quot;&quot;;&quot;&quot;; [Form_Responses_1.E4])" table:style-name="ce1">
            <text:p>0</text:p>
          </table:table-cell>
          <table:table-cell office:value-type="float" office:value="26" table:formula="of:=IF([Form_Responses_1.F4]=&quot;&quot;;&quot;&quot;; [Form_Responses_1.F4])" table:style-name="ce1">
            <text:p>26</text:p>
          </table:table-cell>
          <table:table-cell office:value-type="float" office:value="0" table:formula="of:=IF([Form_Responses_1.H4] = &quot;Yes&quot;;1;IF([Form_Responses_1.H4] = &quot;No&quot;; 0; &quot;&quot;))" table:style-name="ce1">
            <text:p>0</text:p>
          </table:table-cell>
          <table:table-cell office:value-type="float" office:value="0" table:formula="of:=IF([Form_Responses_1.I4] = &quot;Yes&quot;;1;IF([Form_Responses_1.I4] = &quot;No&quot;; 0; &quot;&quot;))" table:style-name="ce1">
            <text:p>0</text:p>
          </table:table-cell>
          <table:table-cell office:value-type="float" office:value="1" table:formula="of:=IF([Form_Responses_1.L4] = &quot;Yes&quot;;1;IF([Form_Responses_1.L4] = &quot;No&quot;; 0; &quot;&quot;))" table:style-name="ce1">
            <text:p>1</text:p>
          </table:table-cell>
          <table:table-cell office:value-type="float" office:value="1" table:formula="of:=IF([Form_Responses_1.M4] = &quot;Yes&quot;;1;IF([Form_Responses_1.M4] = &quot;No&quot;; 0; &quot;&quot;))" table:style-name="ce1">
            <text:p>1</text:p>
          </table:table-cell>
          <table:table-cell office:value-type="float" office:value="1" table:formula="of:=IF([Form_Responses_1.N4] = &quot;Yes&quot;;1;IF([Form_Responses_1.N4] = &quot;No&quot;; 0; &quot;&quot;))" table:style-name="ce1">
            <text:p>1</text:p>
          </table:table-cell>
          <table:table-cell office:value-type="float" office:value="1" table:formula="of:=IF([Form_Responses_1.O4] = &quot;Yes&quot;;1;IF([Form_Responses_1.O4] = &quot;No&quot;; 0; &quot;&quot;))" table:style-name="ce1">
            <text:p>1</text:p>
          </table:table-cell>
          <table:table-cell office:value-type="float" office:value="1" table:formula="of:=IF([Form_Responses_1.P4] = &quot;Yes&quot;;1;IF([Form_Responses_1.P4] = &quot;No&quot;; 0; &quot;&quot;))" table:style-name="ce1">
            <text:p>1</text:p>
          </table:table-cell>
          <table:table-cell office:value-type="float" office:value="1" table:formula="of:=IF([Form_Responses_1.Q4] = &quot;Yes&quot;;1;IF([Form_Responses_1.Q4] = &quot;No&quot;; 0; &quot;&quot;))" table:style-name="ce1">
            <text:p>1</text:p>
          </table:table-cell>
          <table:table-cell office:value-type="float" office:value="1" table:formula="of:=IF([Form_Responses_1.R4] = &quot;Yes&quot;;1;IF([Form_Responses_1.R4] = &quot;No&quot;; 0; &quot;&quot;))" table:style-name="ce1">
            <text:p>1</text:p>
          </table:table-cell>
          <table:table-cell office:value-type="float" office:value="2" table:formula="of:=IF([Form_Responses_1.S4]=&quot;&quot;;&quot;&quot;; [Form_Responses_1.S4])" table:style-name="ce1">
            <text:p>2</text:p>
          </table:table-cell>
          <table:table-cell office:value-type="float" office:value="3" table:formula="of:=IF([Form_Responses_1.T4]=&quot;&quot;;&quot;&quot;; [Form_Responses_1.T4])" table:style-name="ce1">
            <text:p>3</text:p>
          </table:table-cell>
          <table:table-cell office:value-type="float" office:value="3" table:formula="of:=IF([Form_Responses_1.U4]=&quot;&quot;;&quot;&quot;; [Form_Responses_1.U4])" table:style-name="ce1">
            <text:p>3</text:p>
          </table:table-cell>
          <table:table-cell office:value-type="float" office:value="2" table:formula="of:=IF([Form_Responses_1.V4]=&quot;&quot;;&quot;&quot;; [Form_Responses_1.V4])" table:style-name="ce1">
            <text:p>2</text:p>
          </table:table-cell>
          <table:table-cell office:value-type="string" office:string-value="" table:formula="of:=IF([Form_Responses_1.W4]=&quot;&quot;;&quot;&quot;; [Form_Responses_1.W4])" table:style-name="ce1"/>
          <table:table-cell office:value-type="float" office:value="3" table:formula="of:=IF([Form_Responses_1.X4]=&quot;&quot;;&quot;&quot;; [Form_Responses_1.X4])" table:style-name="ce1">
            <text:p>3</text:p>
          </table:table-cell>
          <table:table-cell office:value-type="float" office:value="3" table:formula="of:=IF([Form_Responses_1.Y4]=&quot;&quot;;&quot;&quot;; [Form_Responses_1.Y4])" table:style-name="ce1">
            <text:p>3</text:p>
          </table:table-cell>
          <table:table-cell office:value-type="float" office:value="3" table:formula="of:=IF([Form_Responses_1.Z4]=&quot;&quot;;&quot;&quot;; [Form_Responses_1.Z4])" table:style-name="ce1">
            <text:p>3</text:p>
          </table:table-cell>
          <table:table-cell office:value-type="float" office:value="4" table:formula="of:=IF([Form_Responses_1.AA4]=&quot;&quot;;&quot;&quot;; [Form_Responses_1.AA4])" table:style-name="ce1">
            <text:p>4</text:p>
          </table:table-cell>
          <table:table-cell office:value-type="float" office:value="3" table:formula="of:=IF([Form_Responses_1.AB4]=&quot;&quot;;&quot;&quot;; [Form_Responses_1.AB4])" table:style-name="ce1">
            <text:p>3</text:p>
          </table:table-cell>
          <table:table-cell office:value-type="string" office:string-value="" table:formula="of:=IF([Form_Responses_1.AC4]=&quot;&quot;;&quot;&quot;; [Form_Responses_1.AC4])" table:style-name="ce1"/>
          <table:table-cell office:value-type="float" office:value="1" table:formula="of:=IF([Form_Responses_1.AD4]=&quot;&quot;;&quot;&quot;; [Form_Responses_1.AD4])" table:style-name="ce1">
            <text:p>1</text:p>
          </table:table-cell>
          <table:table-cell office:value-type="float" office:value="3" table:formula="of:=IF([Form_Responses_1.AE4]=&quot;&quot;;&quot;&quot;; [Form_Responses_1.AE4])" table:style-name="ce1">
            <text:p>3</text:p>
          </table:table-cell>
          <table:table-cell office:value-type="float" office:value="3" table:formula="of:=IF([Form_Responses_1.AF4]=&quot;&quot;;&quot;&quot;; [Form_Responses_1.AF4])" table:style-name="ce1">
            <text:p>3</text:p>
          </table:table-cell>
          <table:table-cell office:value-type="float" office:value="1" table:formula="of:=IF([Form_Responses_1.AG4]=&quot;&quot;;&quot;&quot;; [Form_Responses_1.AG4])" table:style-name="ce1">
            <text:p>1</text:p>
          </table:table-cell>
          <table:table-cell office:value-type="float" office:value="3" table:formula="of:=IF([Form_Responses_1.AH4]=&quot;&quot;;&quot;&quot;; [Form_Responses_1.AH4])" table:style-name="ce1">
            <text:p>3</text:p>
          </table:table-cell>
          <table:table-cell office:value-type="float" office:value="2" table:formula="of:=IF([Form_Responses_1.AI4]=&quot;&quot;;&quot;&quot;; [Form_Responses_1.AI4])" table:style-name="ce1">
            <text:p>2</text:p>
          </table:table-cell>
          <table:table-cell office:value-type="float" office:value="3" table:formula="of:=IF([Form_Responses_1.AJ4]=&quot;&quot;;&quot;&quot;; [Form_Responses_1.AJ4])" table:style-name="ce1">
            <text:p>3</text:p>
          </table:table-cell>
          <table:table-cell office:value-type="float" office:value="1" table:formula="of:=IF([Form_Responses_1.AK4]=&quot;&quot;;&quot;&quot;; [Form_Responses_1.AK4])" table:style-name="ce1">
            <text:p>1</text:p>
          </table:table-cell>
          <table:table-cell office:value-type="float" office:value="3" table:formula="of:=IF([Form_Responses_1.AL4]=&quot;&quot;;&quot;&quot;; [Form_Responses_1.AL4])" table:style-name="ce1">
            <text:p>3</text:p>
          </table:table-cell>
          <table:table-cell office:value-type="float" office:value="1" table:formula="of:=IF([Form_Responses_1.AM4]=&quot;&quot;;&quot;&quot;; [Form_Responses_1.AM4])" table:style-name="ce1">
            <text:p>1</text:p>
          </table:table-cell>
          <table:table-cell office:value-type="float" office:value="3" table:formula="of:=IF([Form_Responses_1.AN4]=&quot;&quot;;&quot;&quot;; [Form_Responses_1.AN4])" table:style-name="ce1">
            <text:p>3</text:p>
          </table:table-cell>
          <table:table-cell office:value-type="float" office:value="3" table:formula="of:=IF([Form_Responses_1.AO4]=&quot;&quot;;&quot;&quot;; [Form_Responses_1.AO4])" table:style-name="ce1">
            <text:p>3</text:p>
          </table:table-cell>
          <table:table-cell office:value-type="float" office:value="1" table:formula="of:=IF([Form_Responses_1.AP4]=&quot;&quot;;&quot;&quot;; [Form_Responses_1.AP4])" table:style-name="ce1">
            <text:p>1</text:p>
          </table:table-cell>
          <table:table-cell office:value-type="float" office:value="3" table:formula="of:=IF([Form_Responses_1.AQ4]=&quot;&quot;;&quot;&quot;; [Form_Responses_1.AQ4])" table:style-name="ce1">
            <text:p>3</text:p>
          </table:table-cell>
          <table:table-cell office:value-type="float" office:value="3" table:formula="of:=IF([Form_Responses_1.AR4]=&quot;&quot;;&quot;&quot;; [Form_Responses_1.AR4])" table:style-name="ce1">
            <text:p>3</text:p>
          </table:table-cell>
          <table:table-cell office:value-type="float" office:value="3" table:formula="of:=IF([Form_Responses_1.AS4]=&quot;&quot;;&quot;&quot;; [Form_Responses_1.AS4])" table:style-name="ce1">
            <text:p>3</text:p>
          </table:table-cell>
          <table:table-cell office:value-type="float" office:value="3" table:formula="of:=IF([Form_Responses_1.AT4]=&quot;&quot;;&quot;&quot;; [Form_Responses_1.AT4])" table:style-name="ce1">
            <text:p>3</text:p>
          </table:table-cell>
          <table:table-cell office:value-type="float" office:value="3" table:formula="of:=IF([Form_Responses_1.AU4]=&quot;&quot;;&quot;&quot;; [Form_Responses_1.AU4])" table:style-name="ce1">
            <text:p>3</text:p>
          </table:table-cell>
          <table:table-cell office:value-type="float" office:value="3" table:formula="of:=IF([Form_Responses_1.AV4]=&quot;&quot;;&quot;&quot;; [Form_Responses_1.AV4])" table:style-name="ce1">
            <text:p>3</text:p>
          </table:table-cell>
          <table:table-cell office:value-type="float" office:value="3" table:formula="of:=IF([Form_Responses_1.AW4]=&quot;&quot;;&quot;&quot;; [Form_Responses_1.AW4])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55" table:formula="of:=IF([Form_Responses_1.C5]=&quot;&quot;;&quot;&quot;; [Form_Responses_1.C5])" table:style-name="ce1">
            <text:p>55</text:p>
          </table:table-cell>
          <table:table-cell office:value-type="float" office:value="30" table:formula="of:=IF([Form_Responses_1.D5]=&quot;&quot;;&quot;&quot;; [Form_Responses_1.D5])" table:style-name="ce3">
            <text:p>30</text:p>
          </table:table-cell>
          <table:table-cell office:value-type="float" office:value="4" table:formula="of:=IF([Form_Responses_1.E5]=&quot;&quot;;&quot;&quot;; [Form_Responses_1.E5])" table:style-name="ce1">
            <text:p>4</text:p>
          </table:table-cell>
          <table:table-cell office:value-type="float" office:value="30" table:formula="of:=IF([Form_Responses_1.F5]=&quot;&quot;;&quot;&quot;; [Form_Responses_1.F5])" table:style-name="ce1">
            <text:p>30</text:p>
          </table:table-cell>
          <table:table-cell office:value-type="float" office:value="0" table:formula="of:=IF([Form_Responses_1.H5] = &quot;Yes&quot;;1;IF([Form_Responses_1.H5] = &quot;No&quot;; 0; &quot;&quot;))" table:style-name="ce1">
            <text:p>0</text:p>
          </table:table-cell>
          <table:table-cell office:value-type="float" office:value="0" table:formula="of:=IF([Form_Responses_1.I5] = &quot;Yes&quot;;1;IF([Form_Responses_1.I5] = &quot;No&quot;; 0; &quot;&quot;))" table:style-name="ce1">
            <text:p>0</text:p>
          </table:table-cell>
          <table:table-cell office:value-type="float" office:value="1" table:formula="of:=IF([Form_Responses_1.L5] = &quot;Yes&quot;;1;IF([Form_Responses_1.L5] = &quot;No&quot;; 0; &quot;&quot;))" table:style-name="ce1">
            <text:p>1</text:p>
          </table:table-cell>
          <table:table-cell office:value-type="float" office:value="1" table:formula="of:=IF([Form_Responses_1.M5] = &quot;Yes&quot;;1;IF([Form_Responses_1.M5] = &quot;No&quot;; 0; &quot;&quot;))" table:style-name="ce1">
            <text:p>1</text:p>
          </table:table-cell>
          <table:table-cell office:value-type="float" office:value="1" table:formula="of:=IF([Form_Responses_1.N5] = &quot;Yes&quot;;1;IF([Form_Responses_1.N5] = &quot;No&quot;; 0; &quot;&quot;))" table:style-name="ce1">
            <text:p>1</text:p>
          </table:table-cell>
          <table:table-cell office:value-type="float" office:value="0" table:formula="of:=IF([Form_Responses_1.O5] = &quot;Yes&quot;;1;IF([Form_Responses_1.O5] = &quot;No&quot;; 0; &quot;&quot;))" table:style-name="ce1">
            <text:p>0</text:p>
          </table:table-cell>
          <table:table-cell office:value-type="float" office:value="1" table:formula="of:=IF([Form_Responses_1.P5] = &quot;Yes&quot;;1;IF([Form_Responses_1.P5] = &quot;No&quot;; 0; &quot;&quot;))" table:style-name="ce1">
            <text:p>1</text:p>
          </table:table-cell>
          <table:table-cell office:value-type="float" office:value="0" table:formula="of:=IF([Form_Responses_1.Q5] = &quot;Yes&quot;;1;IF([Form_Responses_1.Q5] = &quot;No&quot;; 0; &quot;&quot;))" table:style-name="ce1">
            <text:p>0</text:p>
          </table:table-cell>
          <table:table-cell office:value-type="float" office:value="1" table:formula="of:=IF([Form_Responses_1.R5] = &quot;Yes&quot;;1;IF([Form_Responses_1.R5] = &quot;No&quot;; 0; &quot;&quot;))" table:style-name="ce1">
            <text:p>1</text:p>
          </table:table-cell>
          <table:table-cell office:value-type="float" office:value="3" table:formula="of:=IF([Form_Responses_1.S5]=&quot;&quot;;&quot;&quot;; [Form_Responses_1.S5])" table:style-name="ce1">
            <text:p>3</text:p>
          </table:table-cell>
          <table:table-cell office:value-type="float" office:value="3" table:formula="of:=IF([Form_Responses_1.T5]=&quot;&quot;;&quot;&quot;; [Form_Responses_1.T5])" table:style-name="ce1">
            <text:p>3</text:p>
          </table:table-cell>
          <table:table-cell office:value-type="float" office:value="2" table:formula="of:=IF([Form_Responses_1.U5]=&quot;&quot;;&quot;&quot;; [Form_Responses_1.U5])" table:style-name="ce1">
            <text:p>2</text:p>
          </table:table-cell>
          <table:table-cell office:value-type="float" office:value="3" table:formula="of:=IF([Form_Responses_1.V5]=&quot;&quot;;&quot;&quot;; [Form_Responses_1.V5])" table:style-name="ce1">
            <text:p>3</text:p>
          </table:table-cell>
          <table:table-cell office:value-type="float" office:value="2" table:formula="of:=IF([Form_Responses_1.W5]=&quot;&quot;;&quot;&quot;; [Form_Responses_1.W5])" table:style-name="ce1">
            <text:p>2</text:p>
          </table:table-cell>
          <table:table-cell office:value-type="float" office:value="1" table:formula="of:=IF([Form_Responses_1.X5]=&quot;&quot;;&quot;&quot;; [Form_Responses_1.X5])" table:style-name="ce1">
            <text:p>1</text:p>
          </table:table-cell>
          <table:table-cell office:value-type="float" office:value="3" table:formula="of:=IF([Form_Responses_1.Y5]=&quot;&quot;;&quot;&quot;; [Form_Responses_1.Y5])" table:style-name="ce1">
            <text:p>3</text:p>
          </table:table-cell>
          <table:table-cell office:value-type="float" office:value="3" table:formula="of:=IF([Form_Responses_1.Z5]=&quot;&quot;;&quot;&quot;; [Form_Responses_1.Z5])" table:style-name="ce1">
            <text:p>3</text:p>
          </table:table-cell>
          <table:table-cell office:value-type="float" office:value="3" table:formula="of:=IF([Form_Responses_1.AA5]=&quot;&quot;;&quot;&quot;; [Form_Responses_1.AA5])" table:style-name="ce1">
            <text:p>3</text:p>
          </table:table-cell>
          <table:table-cell office:value-type="float" office:value="2" table:formula="of:=IF([Form_Responses_1.AB5]=&quot;&quot;;&quot;&quot;; [Form_Responses_1.AB5])" table:style-name="ce1">
            <text:p>2</text:p>
          </table:table-cell>
          <table:table-cell office:value-type="float" office:value="5" table:formula="of:=IF([Form_Responses_1.AC5]=&quot;&quot;;&quot;&quot;; [Form_Responses_1.AC5])" table:style-name="ce1">
            <text:p>5</text:p>
          </table:table-cell>
          <table:table-cell office:value-type="float" office:value="3" table:formula="of:=IF([Form_Responses_1.AD5]=&quot;&quot;;&quot;&quot;; [Form_Responses_1.AD5])" table:style-name="ce1">
            <text:p>3</text:p>
          </table:table-cell>
          <table:table-cell office:value-type="float" office:value="3" table:formula="of:=IF([Form_Responses_1.AE5]=&quot;&quot;;&quot;&quot;; [Form_Responses_1.AE5])" table:style-name="ce1">
            <text:p>3</text:p>
          </table:table-cell>
          <table:table-cell office:value-type="float" office:value="3" table:formula="of:=IF([Form_Responses_1.AF5]=&quot;&quot;;&quot;&quot;; [Form_Responses_1.AF5])" table:style-name="ce1">
            <text:p>3</text:p>
          </table:table-cell>
          <table:table-cell office:value-type="float" office:value="4" table:formula="of:=IF([Form_Responses_1.AG5]=&quot;&quot;;&quot;&quot;; [Form_Responses_1.AG5])" table:style-name="ce1">
            <text:p>4</text:p>
          </table:table-cell>
          <table:table-cell office:value-type="float" office:value="4" table:formula="of:=IF([Form_Responses_1.AH5]=&quot;&quot;;&quot;&quot;; [Form_Responses_1.AH5])" table:style-name="ce1">
            <text:p>4</text:p>
          </table:table-cell>
          <table:table-cell office:value-type="float" office:value="3" table:formula="of:=IF([Form_Responses_1.AI5]=&quot;&quot;;&quot;&quot;; [Form_Responses_1.AI5])" table:style-name="ce1">
            <text:p>3</text:p>
          </table:table-cell>
          <table:table-cell office:value-type="float" office:value="4" table:formula="of:=IF([Form_Responses_1.AJ5]=&quot;&quot;;&quot;&quot;; [Form_Responses_1.AJ5])" table:style-name="ce1">
            <text:p>4</text:p>
          </table:table-cell>
          <table:table-cell office:value-type="float" office:value="3" table:formula="of:=IF([Form_Responses_1.AK5]=&quot;&quot;;&quot;&quot;; [Form_Responses_1.AK5])" table:style-name="ce1">
            <text:p>3</text:p>
          </table:table-cell>
          <table:table-cell office:value-type="float" office:value="5" table:formula="of:=IF([Form_Responses_1.AL5]=&quot;&quot;;&quot;&quot;; [Form_Responses_1.AL5])" table:style-name="ce1">
            <text:p>5</text:p>
          </table:table-cell>
          <table:table-cell office:value-type="float" office:value="3" table:formula="of:=IF([Form_Responses_1.AM5]=&quot;&quot;;&quot;&quot;; [Form_Responses_1.AM5])" table:style-name="ce1">
            <text:p>3</text:p>
          </table:table-cell>
          <table:table-cell office:value-type="float" office:value="3" table:formula="of:=IF([Form_Responses_1.AN5]=&quot;&quot;;&quot;&quot;; [Form_Responses_1.AN5])" table:style-name="ce1">
            <text:p>3</text:p>
          </table:table-cell>
          <table:table-cell office:value-type="float" office:value="4" table:formula="of:=IF([Form_Responses_1.AO5]=&quot;&quot;;&quot;&quot;; [Form_Responses_1.AO5])" table:style-name="ce1">
            <text:p>4</text:p>
          </table:table-cell>
          <table:table-cell office:value-type="float" office:value="1" table:formula="of:=IF([Form_Responses_1.AP5]=&quot;&quot;;&quot;&quot;; [Form_Responses_1.AP5])" table:style-name="ce1">
            <text:p>1</text:p>
          </table:table-cell>
          <table:table-cell office:value-type="float" office:value="2" table:formula="of:=IF([Form_Responses_1.AQ5]=&quot;&quot;;&quot;&quot;; [Form_Responses_1.AQ5])" table:style-name="ce1">
            <text:p>2</text:p>
          </table:table-cell>
          <table:table-cell office:value-type="float" office:value="4" table:formula="of:=IF([Form_Responses_1.AR5]=&quot;&quot;;&quot;&quot;; [Form_Responses_1.AR5])" table:style-name="ce1">
            <text:p>4</text:p>
          </table:table-cell>
          <table:table-cell office:value-type="float" office:value="4" table:formula="of:=IF([Form_Responses_1.AS5]=&quot;&quot;;&quot;&quot;; [Form_Responses_1.AS5])" table:style-name="ce1">
            <text:p>4</text:p>
          </table:table-cell>
          <table:table-cell office:value-type="float" office:value="4" table:formula="of:=IF([Form_Responses_1.AT5]=&quot;&quot;;&quot;&quot;; [Form_Responses_1.AT5])" table:style-name="ce1">
            <text:p>4</text:p>
          </table:table-cell>
          <table:table-cell office:value-type="float" office:value="3" table:formula="of:=IF([Form_Responses_1.AU5]=&quot;&quot;;&quot;&quot;; [Form_Responses_1.AU5])" table:style-name="ce1">
            <text:p>3</text:p>
          </table:table-cell>
          <table:table-cell office:value-type="float" office:value="3" table:formula="of:=IF([Form_Responses_1.AV5]=&quot;&quot;;&quot;&quot;; [Form_Responses_1.AV5])" table:style-name="ce1">
            <text:p>3</text:p>
          </table:table-cell>
          <table:table-cell office:value-type="float" office:value="4" table:formula="of:=IF([Form_Responses_1.AW5]=&quot;&quot;;&quot;&quot;; [Form_Responses_1.AW5])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24" table:formula="of:=IF([Form_Responses_1.C6]=&quot;&quot;;&quot;&quot;; [Form_Responses_1.C6])" table:style-name="ce1">
            <text:p>24</text:p>
          </table:table-cell>
          <table:table-cell office:value-type="float" office:value="0.57999999999999996" table:formula="of:=IF([Form_Responses_1.D6]=&quot;&quot;;&quot;&quot;; [Form_Responses_1.D6])" table:style-name="ce3">
            <text:p>0.58</text:p>
          </table:table-cell>
          <table:table-cell office:value-type="float" office:value="0" table:formula="of:=IF([Form_Responses_1.E6]=&quot;&quot;;&quot;&quot;; [Form_Responses_1.E6])" table:style-name="ce1">
            <text:p>0</text:p>
          </table:table-cell>
          <table:table-cell office:value-type="float" office:value="0" table:formula="of:=IF([Form_Responses_1.F6]=&quot;&quot;;&quot;&quot;; [Form_Responses_1.F6])" table:style-name="ce1">
            <text:p>0</text:p>
          </table:table-cell>
          <table:table-cell office:value-type="float" office:value="0" table:formula="of:=IF([Form_Responses_1.H6] = &quot;Yes&quot;;1;IF([Form_Responses_1.H6] = &quot;No&quot;; 0; &quot;&quot;))" table:style-name="ce1">
            <text:p>0</text:p>
          </table:table-cell>
          <table:table-cell office:value-type="float" office:value="1" table:formula="of:=IF([Form_Responses_1.I6] = &quot;Yes&quot;;1;IF([Form_Responses_1.I6] = &quot;No&quot;; 0; &quot;&quot;))" table:style-name="ce1">
            <text:p>1</text:p>
          </table:table-cell>
          <table:table-cell office:value-type="float" office:value="1" table:formula="of:=IF([Form_Responses_1.L6] = &quot;Yes&quot;;1;IF([Form_Responses_1.L6] = &quot;No&quot;; 0; &quot;&quot;))" table:style-name="ce1">
            <text:p>1</text:p>
          </table:table-cell>
          <table:table-cell office:value-type="float" office:value="1" table:formula="of:=IF([Form_Responses_1.M6] = &quot;Yes&quot;;1;IF([Form_Responses_1.M6] = &quot;No&quot;; 0; &quot;&quot;))" table:style-name="ce1">
            <text:p>1</text:p>
          </table:table-cell>
          <table:table-cell office:value-type="float" office:value="1" table:formula="of:=IF([Form_Responses_1.N6] = &quot;Yes&quot;;1;IF([Form_Responses_1.N6] = &quot;No&quot;; 0; &quot;&quot;))" table:style-name="ce1">
            <text:p>1</text:p>
          </table:table-cell>
          <table:table-cell office:value-type="float" office:value="1" table:formula="of:=IF([Form_Responses_1.O6] = &quot;Yes&quot;;1;IF([Form_Responses_1.O6] = &quot;No&quot;; 0; &quot;&quot;))" table:style-name="ce1">
            <text:p>1</text:p>
          </table:table-cell>
          <table:table-cell office:value-type="float" office:value="1" table:formula="of:=IF([Form_Responses_1.P6] = &quot;Yes&quot;;1;IF([Form_Responses_1.P6] = &quot;No&quot;; 0; &quot;&quot;))" table:style-name="ce1">
            <text:p>1</text:p>
          </table:table-cell>
          <table:table-cell office:value-type="float" office:value="1" table:formula="of:=IF([Form_Responses_1.Q6] = &quot;Yes&quot;;1;IF([Form_Responses_1.Q6] = &quot;No&quot;; 0; &quot;&quot;))" table:style-name="ce1">
            <text:p>1</text:p>
          </table:table-cell>
          <table:table-cell office:value-type="float" office:value="1" table:formula="of:=IF([Form_Responses_1.R6] = &quot;Yes&quot;;1;IF([Form_Responses_1.R6] = &quot;No&quot;; 0; &quot;&quot;))" table:style-name="ce1">
            <text:p>1</text:p>
          </table:table-cell>
          <table:table-cell office:value-type="float" office:value="4" table:formula="of:=IF([Form_Responses_1.S6]=&quot;&quot;;&quot;&quot;; [Form_Responses_1.S6])" table:style-name="ce1">
            <text:p>4</text:p>
          </table:table-cell>
          <table:table-cell office:value-type="float" office:value="4" table:formula="of:=IF([Form_Responses_1.T6]=&quot;&quot;;&quot;&quot;; [Form_Responses_1.T6])" table:style-name="ce1">
            <text:p>4</text:p>
          </table:table-cell>
          <table:table-cell office:value-type="float" office:value="3" table:formula="of:=IF([Form_Responses_1.U6]=&quot;&quot;;&quot;&quot;; [Form_Responses_1.U6])" table:style-name="ce1">
            <text:p>3</text:p>
          </table:table-cell>
          <table:table-cell office:value-type="float" office:value="3" table:formula="of:=IF([Form_Responses_1.V6]=&quot;&quot;;&quot;&quot;; [Form_Responses_1.V6])" table:style-name="ce1">
            <text:p>3</text:p>
          </table:table-cell>
          <table:table-cell office:value-type="float" office:value="3" table:formula="of:=IF([Form_Responses_1.W6]=&quot;&quot;;&quot;&quot;; [Form_Responses_1.W6])" table:style-name="ce1">
            <text:p>3</text:p>
          </table:table-cell>
          <table:table-cell office:value-type="float" office:value="3" table:formula="of:=IF([Form_Responses_1.X6]=&quot;&quot;;&quot;&quot;; [Form_Responses_1.X6])" table:style-name="ce1">
            <text:p>3</text:p>
          </table:table-cell>
          <table:table-cell office:value-type="float" office:value="3" table:formula="of:=IF([Form_Responses_1.Y6]=&quot;&quot;;&quot;&quot;; [Form_Responses_1.Y6])" table:style-name="ce1">
            <text:p>3</text:p>
          </table:table-cell>
          <table:table-cell office:value-type="float" office:value="2" table:formula="of:=IF([Form_Responses_1.Z6]=&quot;&quot;;&quot;&quot;; [Form_Responses_1.Z6])" table:style-name="ce1">
            <text:p>2</text:p>
          </table:table-cell>
          <table:table-cell office:value-type="float" office:value="3" table:formula="of:=IF([Form_Responses_1.AA6]=&quot;&quot;;&quot;&quot;; [Form_Responses_1.AA6])" table:style-name="ce1">
            <text:p>3</text:p>
          </table:table-cell>
          <table:table-cell office:value-type="float" office:value="2" table:formula="of:=IF([Form_Responses_1.AB6]=&quot;&quot;;&quot;&quot;; [Form_Responses_1.AB6])" table:style-name="ce1">
            <text:p>2</text:p>
          </table:table-cell>
          <table:table-cell office:value-type="float" office:value="4" table:formula="of:=IF([Form_Responses_1.AC6]=&quot;&quot;;&quot;&quot;; [Form_Responses_1.AC6])" table:style-name="ce1">
            <text:p>4</text:p>
          </table:table-cell>
          <table:table-cell office:value-type="float" office:value="3" table:formula="of:=IF([Form_Responses_1.AD6]=&quot;&quot;;&quot;&quot;; [Form_Responses_1.AD6])" table:style-name="ce1">
            <text:p>3</text:p>
          </table:table-cell>
          <table:table-cell office:value-type="float" office:value="3" table:formula="of:=IF([Form_Responses_1.AE6]=&quot;&quot;;&quot;&quot;; [Form_Responses_1.AE6])" table:style-name="ce1">
            <text:p>3</text:p>
          </table:table-cell>
          <table:table-cell office:value-type="float" office:value="4" table:formula="of:=IF([Form_Responses_1.AF6]=&quot;&quot;;&quot;&quot;; [Form_Responses_1.AF6])" table:style-name="ce1">
            <text:p>4</text:p>
          </table:table-cell>
          <table:table-cell office:value-type="float" office:value="3" table:formula="of:=IF([Form_Responses_1.AG6]=&quot;&quot;;&quot;&quot;; [Form_Responses_1.AG6])" table:style-name="ce1">
            <text:p>3</text:p>
          </table:table-cell>
          <table:table-cell office:value-type="float" office:value="4" table:formula="of:=IF([Form_Responses_1.AH6]=&quot;&quot;;&quot;&quot;; [Form_Responses_1.AH6])" table:style-name="ce1">
            <text:p>4</text:p>
          </table:table-cell>
          <table:table-cell office:value-type="float" office:value="3" table:formula="of:=IF([Form_Responses_1.AI6]=&quot;&quot;;&quot;&quot;; [Form_Responses_1.AI6])" table:style-name="ce1">
            <text:p>3</text:p>
          </table:table-cell>
          <table:table-cell office:value-type="float" office:value="4" table:formula="of:=IF([Form_Responses_1.AJ6]=&quot;&quot;;&quot;&quot;; [Form_Responses_1.AJ6])" table:style-name="ce1">
            <text:p>4</text:p>
          </table:table-cell>
          <table:table-cell office:value-type="float" office:value="3" table:formula="of:=IF([Form_Responses_1.AK6]=&quot;&quot;;&quot;&quot;; [Form_Responses_1.AK6])" table:style-name="ce1">
            <text:p>3</text:p>
          </table:table-cell>
          <table:table-cell office:value-type="float" office:value="4" table:formula="of:=IF([Form_Responses_1.AL6]=&quot;&quot;;&quot;&quot;; [Form_Responses_1.AL6])" table:style-name="ce1">
            <text:p>4</text:p>
          </table:table-cell>
          <table:table-cell office:value-type="float" office:value="3" table:formula="of:=IF([Form_Responses_1.AM6]=&quot;&quot;;&quot;&quot;; [Form_Responses_1.AM6])" table:style-name="ce1">
            <text:p>3</text:p>
          </table:table-cell>
          <table:table-cell office:value-type="float" office:value="3" table:formula="of:=IF([Form_Responses_1.AN6]=&quot;&quot;;&quot;&quot;; [Form_Responses_1.AN6])" table:style-name="ce1">
            <text:p>3</text:p>
          </table:table-cell>
          <table:table-cell office:value-type="float" office:value="4" table:formula="of:=IF([Form_Responses_1.AO6]=&quot;&quot;;&quot;&quot;; [Form_Responses_1.AO6])" table:style-name="ce1">
            <text:p>4</text:p>
          </table:table-cell>
          <table:table-cell office:value-type="float" office:value="4" table:formula="of:=IF([Form_Responses_1.AP6]=&quot;&quot;;&quot;&quot;; [Form_Responses_1.AP6])" table:style-name="ce1">
            <text:p>4</text:p>
          </table:table-cell>
          <table:table-cell office:value-type="float" office:value="4" table:formula="of:=IF([Form_Responses_1.AQ6]=&quot;&quot;;&quot;&quot;; [Form_Responses_1.AQ6])" table:style-name="ce1">
            <text:p>4</text:p>
          </table:table-cell>
          <table:table-cell office:value-type="float" office:value="5" table:formula="of:=IF([Form_Responses_1.AR6]=&quot;&quot;;&quot;&quot;; [Form_Responses_1.AR6])" table:style-name="ce1">
            <text:p>5</text:p>
          </table:table-cell>
          <table:table-cell office:value-type="float" office:value="5" table:formula="of:=IF([Form_Responses_1.AS6]=&quot;&quot;;&quot;&quot;; [Form_Responses_1.AS6])" table:style-name="ce1">
            <text:p>5</text:p>
          </table:table-cell>
          <table:table-cell office:value-type="float" office:value="5" table:formula="of:=IF([Form_Responses_1.AT6]=&quot;&quot;;&quot;&quot;; [Form_Responses_1.AT6])" table:style-name="ce1">
            <text:p>5</text:p>
          </table:table-cell>
          <table:table-cell office:value-type="float" office:value="5" table:formula="of:=IF([Form_Responses_1.AU6]=&quot;&quot;;&quot;&quot;; [Form_Responses_1.AU6])" table:style-name="ce1">
            <text:p>5</text:p>
          </table:table-cell>
          <table:table-cell office:value-type="float" office:value="4" table:formula="of:=IF([Form_Responses_1.AV6]=&quot;&quot;;&quot;&quot;; [Form_Responses_1.AV6])" table:style-name="ce1">
            <text:p>4</text:p>
          </table:table-cell>
          <table:table-cell office:value-type="float" office:value="5" table:formula="of:=IF([Form_Responses_1.AW6]=&quot;&quot;;&quot;&quot;; [Form_Responses_1.AW6])" table:style-name="ce1">
            <text:p>5</text:p>
          </table:table-cell>
          <table:table-cell table:number-columns-repeated="16340"/>
        </table:table-row>
        <table:table-row table:style-name="ro1">
          <table:table-cell office:value-type="float" office:value="47" table:formula="of:=IF([Form_Responses_1.C7]=&quot;&quot;;&quot;&quot;; [Form_Responses_1.C7])" table:style-name="ce1">
            <text:p>47</text:p>
          </table:table-cell>
          <table:table-cell office:value-type="float" office:value="9" table:formula="of:=IF([Form_Responses_1.D7]=&quot;&quot;;&quot;&quot;; [Form_Responses_1.D7])" table:style-name="ce3">
            <text:p>9</text:p>
          </table:table-cell>
          <table:table-cell office:value-type="float" office:value="0" table:formula="of:=IF([Form_Responses_1.E7]=&quot;&quot;;&quot;&quot;; [Form_Responses_1.E7])" table:style-name="ce1">
            <text:p>0</text:p>
          </table:table-cell>
          <table:table-cell office:value-type="float" office:value="9" table:formula="of:=IF([Form_Responses_1.F7]=&quot;&quot;;&quot;&quot;; [Form_Responses_1.F7])" table:style-name="ce1">
            <text:p>9</text:p>
          </table:table-cell>
          <table:table-cell office:value-type="float" office:value="0" table:formula="of:=IF([Form_Responses_1.H7] = &quot;Yes&quot;;1;IF([Form_Responses_1.H7] = &quot;No&quot;; 0; &quot;&quot;))" table:style-name="ce1">
            <text:p>0</text:p>
          </table:table-cell>
          <table:table-cell office:value-type="float" office:value="1" table:formula="of:=IF([Form_Responses_1.I7] = &quot;Yes&quot;;1;IF([Form_Responses_1.I7] = &quot;No&quot;; 0; &quot;&quot;))" table:style-name="ce1">
            <text:p>1</text:p>
          </table:table-cell>
          <table:table-cell office:value-type="float" office:value="0" table:formula="of:=IF([Form_Responses_1.L7] = &quot;Yes&quot;;1;IF([Form_Responses_1.L7] = &quot;No&quot;; 0; &quot;&quot;))" table:style-name="ce1">
            <text:p>0</text:p>
          </table:table-cell>
          <table:table-cell office:value-type="float" office:value="1" table:formula="of:=IF([Form_Responses_1.M7] = &quot;Yes&quot;;1;IF([Form_Responses_1.M7] = &quot;No&quot;; 0; &quot;&quot;))" table:style-name="ce1">
            <text:p>1</text:p>
          </table:table-cell>
          <table:table-cell office:value-type="float" office:value="1" table:formula="of:=IF([Form_Responses_1.N7] = &quot;Yes&quot;;1;IF([Form_Responses_1.N7] = &quot;No&quot;; 0; &quot;&quot;))" table:style-name="ce1">
            <text:p>1</text:p>
          </table:table-cell>
          <table:table-cell office:value-type="float" office:value="1" table:formula="of:=IF([Form_Responses_1.O7] = &quot;Yes&quot;;1;IF([Form_Responses_1.O7] = &quot;No&quot;; 0; &quot;&quot;))" table:style-name="ce1">
            <text:p>1</text:p>
          </table:table-cell>
          <table:table-cell office:value-type="float" office:value="1" table:formula="of:=IF([Form_Responses_1.P7] = &quot;Yes&quot;;1;IF([Form_Responses_1.P7] = &quot;No&quot;; 0; &quot;&quot;))" table:style-name="ce1">
            <text:p>1</text:p>
          </table:table-cell>
          <table:table-cell office:value-type="float" office:value="1" table:formula="of:=IF([Form_Responses_1.Q7] = &quot;Yes&quot;;1;IF([Form_Responses_1.Q7] = &quot;No&quot;; 0; &quot;&quot;))" table:style-name="ce1">
            <text:p>1</text:p>
          </table:table-cell>
          <table:table-cell office:value-type="float" office:value="1" table:formula="of:=IF([Form_Responses_1.R7] = &quot;Yes&quot;;1;IF([Form_Responses_1.R7] = &quot;No&quot;; 0; &quot;&quot;))" table:style-name="ce1">
            <text:p>1</text:p>
          </table:table-cell>
          <table:table-cell office:value-type="float" office:value="3" table:formula="of:=IF([Form_Responses_1.S7]=&quot;&quot;;&quot;&quot;; [Form_Responses_1.S7])" table:style-name="ce1">
            <text:p>3</text:p>
          </table:table-cell>
          <table:table-cell office:value-type="float" office:value="3" table:formula="of:=IF([Form_Responses_1.T7]=&quot;&quot;;&quot;&quot;; [Form_Responses_1.T7])" table:style-name="ce1">
            <text:p>3</text:p>
          </table:table-cell>
          <table:table-cell office:value-type="float" office:value="4" table:formula="of:=IF([Form_Responses_1.U7]=&quot;&quot;;&quot;&quot;; [Form_Responses_1.U7])" table:style-name="ce1">
            <text:p>4</text:p>
          </table:table-cell>
          <table:table-cell office:value-type="string" office:string-value="" table:formula="of:=IF([Form_Responses_1.V7]=&quot;&quot;;&quot;&quot;; [Form_Responses_1.V7])" table:style-name="ce1"/>
          <table:table-cell office:value-type="float" office:value="2" table:formula="of:=IF([Form_Responses_1.W7]=&quot;&quot;;&quot;&quot;; [Form_Responses_1.W7])" table:style-name="ce1">
            <text:p>2</text:p>
          </table:table-cell>
          <table:table-cell office:value-type="float" office:value="4" table:formula="of:=IF([Form_Responses_1.X7]=&quot;&quot;;&quot;&quot;; [Form_Responses_1.X7])" table:style-name="ce1">
            <text:p>4</text:p>
          </table:table-cell>
          <table:table-cell office:value-type="float" office:value="5" table:formula="of:=IF([Form_Responses_1.Y7]=&quot;&quot;;&quot;&quot;; [Form_Responses_1.Y7])" table:style-name="ce1">
            <text:p>5</text:p>
          </table:table-cell>
          <table:table-cell office:value-type="float" office:value="3" table:formula="of:=IF([Form_Responses_1.Z7]=&quot;&quot;;&quot;&quot;; [Form_Responses_1.Z7])" table:style-name="ce1">
            <text:p>3</text:p>
          </table:table-cell>
          <table:table-cell office:value-type="float" office:value="3" table:formula="of:=IF([Form_Responses_1.AA7]=&quot;&quot;;&quot;&quot;; [Form_Responses_1.AA7])" table:style-name="ce1">
            <text:p>3</text:p>
          </table:table-cell>
          <table:table-cell office:value-type="float" office:value="3" table:formula="of:=IF([Form_Responses_1.AB7]=&quot;&quot;;&quot;&quot;; [Form_Responses_1.AB7])" table:style-name="ce1">
            <text:p>3</text:p>
          </table:table-cell>
          <table:table-cell office:value-type="float" office:value="5" table:formula="of:=IF([Form_Responses_1.AC7]=&quot;&quot;;&quot;&quot;; [Form_Responses_1.AC7])" table:style-name="ce1">
            <text:p>5</text:p>
          </table:table-cell>
          <table:table-cell office:value-type="float" office:value="2" table:formula="of:=IF([Form_Responses_1.AD7]=&quot;&quot;;&quot;&quot;; [Form_Responses_1.AD7])" table:style-name="ce1">
            <text:p>2</text:p>
          </table:table-cell>
          <table:table-cell office:value-type="float" office:value="3" table:formula="of:=IF([Form_Responses_1.AE7]=&quot;&quot;;&quot;&quot;; [Form_Responses_1.AE7])" table:style-name="ce1">
            <text:p>3</text:p>
          </table:table-cell>
          <table:table-cell office:value-type="float" office:value="4" table:formula="of:=IF([Form_Responses_1.AF7]=&quot;&quot;;&quot;&quot;; [Form_Responses_1.AF7])" table:style-name="ce1">
            <text:p>4</text:p>
          </table:table-cell>
          <table:table-cell office:value-type="float" office:value="2" table:formula="of:=IF([Form_Responses_1.AG7]=&quot;&quot;;&quot;&quot;; [Form_Responses_1.AG7])" table:style-name="ce1">
            <text:p>2</text:p>
          </table:table-cell>
          <table:table-cell office:value-type="float" office:value="3" table:formula="of:=IF([Form_Responses_1.AH7]=&quot;&quot;;&quot;&quot;; [Form_Responses_1.AH7])" table:style-name="ce1">
            <text:p>3</text:p>
          </table:table-cell>
          <table:table-cell office:value-type="float" office:value="3" table:formula="of:=IF([Form_Responses_1.AI7]=&quot;&quot;;&quot;&quot;; [Form_Responses_1.AI7])" table:style-name="ce1">
            <text:p>3</text:p>
          </table:table-cell>
          <table:table-cell office:value-type="float" office:value="4" table:formula="of:=IF([Form_Responses_1.AJ7]=&quot;&quot;;&quot;&quot;; [Form_Responses_1.AJ7])" table:style-name="ce1">
            <text:p>4</text:p>
          </table:table-cell>
          <table:table-cell office:value-type="float" office:value="5" table:formula="of:=IF([Form_Responses_1.AK7]=&quot;&quot;;&quot;&quot;; [Form_Responses_1.AK7])" table:style-name="ce1">
            <text:p>5</text:p>
          </table:table-cell>
          <table:table-cell office:value-type="float" office:value="5" table:formula="of:=IF([Form_Responses_1.AL7]=&quot;&quot;;&quot;&quot;; [Form_Responses_1.AL7])" table:style-name="ce1">
            <text:p>5</text:p>
          </table:table-cell>
          <table:table-cell office:value-type="float" office:value="5" table:formula="of:=IF([Form_Responses_1.AM7]=&quot;&quot;;&quot;&quot;; [Form_Responses_1.AM7])" table:style-name="ce1">
            <text:p>5</text:p>
          </table:table-cell>
          <table:table-cell office:value-type="float" office:value="4" table:formula="of:=IF([Form_Responses_1.AN7]=&quot;&quot;;&quot;&quot;; [Form_Responses_1.AN7])" table:style-name="ce1">
            <text:p>4</text:p>
          </table:table-cell>
          <table:table-cell office:value-type="float" office:value="4" table:formula="of:=IF([Form_Responses_1.AO7]=&quot;&quot;;&quot;&quot;; [Form_Responses_1.AO7])" table:style-name="ce1">
            <text:p>4</text:p>
          </table:table-cell>
          <table:table-cell office:value-type="float" office:value="4" table:formula="of:=IF([Form_Responses_1.AP7]=&quot;&quot;;&quot;&quot;; [Form_Responses_1.AP7])" table:style-name="ce1">
            <text:p>4</text:p>
          </table:table-cell>
          <table:table-cell office:value-type="float" office:value="4" table:formula="of:=IF([Form_Responses_1.AQ7]=&quot;&quot;;&quot;&quot;; [Form_Responses_1.AQ7])" table:style-name="ce1">
            <text:p>4</text:p>
          </table:table-cell>
          <table:table-cell office:value-type="float" office:value="4" table:formula="of:=IF([Form_Responses_1.AR7]=&quot;&quot;;&quot;&quot;; [Form_Responses_1.AR7])" table:style-name="ce1">
            <text:p>4</text:p>
          </table:table-cell>
          <table:table-cell office:value-type="float" office:value="4" table:formula="of:=IF([Form_Responses_1.AS7]=&quot;&quot;;&quot;&quot;; [Form_Responses_1.AS7])" table:style-name="ce1">
            <text:p>4</text:p>
          </table:table-cell>
          <table:table-cell office:value-type="float" office:value="4" table:formula="of:=IF([Form_Responses_1.AT7]=&quot;&quot;;&quot;&quot;; [Form_Responses_1.AT7])" table:style-name="ce1">
            <text:p>4</text:p>
          </table:table-cell>
          <table:table-cell office:value-type="float" office:value="4" table:formula="of:=IF([Form_Responses_1.AU7]=&quot;&quot;;&quot;&quot;; [Form_Responses_1.AU7])" table:style-name="ce1">
            <text:p>4</text:p>
          </table:table-cell>
          <table:table-cell office:value-type="float" office:value="4" table:formula="of:=IF([Form_Responses_1.AV7]=&quot;&quot;;&quot;&quot;; [Form_Responses_1.AV7])" table:style-name="ce1">
            <text:p>4</text:p>
          </table:table-cell>
          <table:table-cell office:value-type="float" office:value="4" table:formula="of:=IF([Form_Responses_1.AW7]=&quot;&quot;;&quot;&quot;; [Form_Responses_1.AW7])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33" table:formula="of:=IF([Form_Responses_1.C8]=&quot;&quot;;&quot;&quot;; [Form_Responses_1.C8])" table:style-name="ce1">
            <text:p>33</text:p>
          </table:table-cell>
          <table:table-cell office:value-type="float" office:value="5" table:formula="of:=IF([Form_Responses_1.D8]=&quot;&quot;;&quot;&quot;; [Form_Responses_1.D8])" table:style-name="ce3">
            <text:p>5</text:p>
          </table:table-cell>
          <table:table-cell office:value-type="float" office:value="0" table:formula="of:=IF([Form_Responses_1.E8]=&quot;&quot;;&quot;&quot;; [Form_Responses_1.E8])" table:style-name="ce1">
            <text:p>0</text:p>
          </table:table-cell>
          <table:table-cell office:value-type="float" office:value="5" table:formula="of:=IF([Form_Responses_1.F8]=&quot;&quot;;&quot;&quot;; [Form_Responses_1.F8])" table:style-name="ce1">
            <text:p>5</text:p>
          </table:table-cell>
          <table:table-cell office:value-type="float" office:value="1" table:formula="of:=IF([Form_Responses_1.H8] = &quot;Yes&quot;;1;IF([Form_Responses_1.H8] = &quot;No&quot;; 0; &quot;&quot;))" table:style-name="ce1">
            <text:p>1</text:p>
          </table:table-cell>
          <table:table-cell office:value-type="float" office:value="1" table:formula="of:=IF([Form_Responses_1.I8] = &quot;Yes&quot;;1;IF([Form_Responses_1.I8] = &quot;No&quot;; 0; &quot;&quot;))" table:style-name="ce1">
            <text:p>1</text:p>
          </table:table-cell>
          <table:table-cell office:value-type="float" office:value="1" table:formula="of:=IF([Form_Responses_1.L8] = &quot;Yes&quot;;1;IF([Form_Responses_1.L8] = &quot;No&quot;; 0; &quot;&quot;))" table:style-name="ce1">
            <text:p>1</text:p>
          </table:table-cell>
          <table:table-cell office:value-type="float" office:value="1" table:formula="of:=IF([Form_Responses_1.M8] = &quot;Yes&quot;;1;IF([Form_Responses_1.M8] = &quot;No&quot;; 0; &quot;&quot;))" table:style-name="ce1">
            <text:p>1</text:p>
          </table:table-cell>
          <table:table-cell office:value-type="float" office:value="1" table:formula="of:=IF([Form_Responses_1.N8] = &quot;Yes&quot;;1;IF([Form_Responses_1.N8] = &quot;No&quot;; 0; &quot;&quot;))" table:style-name="ce1">
            <text:p>1</text:p>
          </table:table-cell>
          <table:table-cell office:value-type="float" office:value="1" table:formula="of:=IF([Form_Responses_1.O8] = &quot;Yes&quot;;1;IF([Form_Responses_1.O8] = &quot;No&quot;; 0; &quot;&quot;))" table:style-name="ce1">
            <text:p>1</text:p>
          </table:table-cell>
          <table:table-cell office:value-type="float" office:value="1" table:formula="of:=IF([Form_Responses_1.P8] = &quot;Yes&quot;;1;IF([Form_Responses_1.P8] = &quot;No&quot;; 0; &quot;&quot;))" table:style-name="ce1">
            <text:p>1</text:p>
          </table:table-cell>
          <table:table-cell office:value-type="float" office:value="0" table:formula="of:=IF([Form_Responses_1.Q8] = &quot;Yes&quot;;1;IF([Form_Responses_1.Q8] = &quot;No&quot;; 0; &quot;&quot;))" table:style-name="ce1">
            <text:p>0</text:p>
          </table:table-cell>
          <table:table-cell office:value-type="float" office:value="1" table:formula="of:=IF([Form_Responses_1.R8] = &quot;Yes&quot;;1;IF([Form_Responses_1.R8] = &quot;No&quot;; 0; &quot;&quot;))" table:style-name="ce1">
            <text:p>1</text:p>
          </table:table-cell>
          <table:table-cell office:value-type="float" office:value="3" table:formula="of:=IF([Form_Responses_1.S8]=&quot;&quot;;&quot;&quot;; [Form_Responses_1.S8])" table:style-name="ce1">
            <text:p>3</text:p>
          </table:table-cell>
          <table:table-cell office:value-type="float" office:value="4" table:formula="of:=IF([Form_Responses_1.T8]=&quot;&quot;;&quot;&quot;; [Form_Responses_1.T8])" table:style-name="ce1">
            <text:p>4</text:p>
          </table:table-cell>
          <table:table-cell office:value-type="float" office:value="2" table:formula="of:=IF([Form_Responses_1.U8]=&quot;&quot;;&quot;&quot;; [Form_Responses_1.U8])" table:style-name="ce1">
            <text:p>2</text:p>
          </table:table-cell>
          <table:table-cell office:value-type="float" office:value="4" table:formula="of:=IF([Form_Responses_1.V8]=&quot;&quot;;&quot;&quot;; [Form_Responses_1.V8])" table:style-name="ce1">
            <text:p>4</text:p>
          </table:table-cell>
          <table:table-cell office:value-type="float" office:value="2" table:formula="of:=IF([Form_Responses_1.W8]=&quot;&quot;;&quot;&quot;; [Form_Responses_1.W8])" table:style-name="ce1">
            <text:p>2</text:p>
          </table:table-cell>
          <table:table-cell office:value-type="float" office:value="4" table:formula="of:=IF([Form_Responses_1.X8]=&quot;&quot;;&quot;&quot;; [Form_Responses_1.X8])" table:style-name="ce1">
            <text:p>4</text:p>
          </table:table-cell>
          <table:table-cell office:value-type="float" office:value="3" table:formula="of:=IF([Form_Responses_1.Y8]=&quot;&quot;;&quot;&quot;; [Form_Responses_1.Y8])" table:style-name="ce1">
            <text:p>3</text:p>
          </table:table-cell>
          <table:table-cell office:value-type="float" office:value="3" table:formula="of:=IF([Form_Responses_1.Z8]=&quot;&quot;;&quot;&quot;; [Form_Responses_1.Z8])" table:style-name="ce1">
            <text:p>3</text:p>
          </table:table-cell>
          <table:table-cell office:value-type="float" office:value="2" table:formula="of:=IF([Form_Responses_1.AA8]=&quot;&quot;;&quot;&quot;; [Form_Responses_1.AA8])" table:style-name="ce1">
            <text:p>2</text:p>
          </table:table-cell>
          <table:table-cell office:value-type="float" office:value="2" table:formula="of:=IF([Form_Responses_1.AB8]=&quot;&quot;;&quot;&quot;; [Form_Responses_1.AB8])" table:style-name="ce1">
            <text:p>2</text:p>
          </table:table-cell>
          <table:table-cell office:value-type="float" office:value="5" table:formula="of:=IF([Form_Responses_1.AC8]=&quot;&quot;;&quot;&quot;; [Form_Responses_1.AC8])" table:style-name="ce1">
            <text:p>5</text:p>
          </table:table-cell>
          <table:table-cell office:value-type="float" office:value="1" table:formula="of:=IF([Form_Responses_1.AD8]=&quot;&quot;;&quot;&quot;; [Form_Responses_1.AD8])" table:style-name="ce1">
            <text:p>1</text:p>
          </table:table-cell>
          <table:table-cell office:value-type="float" office:value="3" table:formula="of:=IF([Form_Responses_1.AE8]=&quot;&quot;;&quot;&quot;; [Form_Responses_1.AE8])" table:style-name="ce1">
            <text:p>3</text:p>
          </table:table-cell>
          <table:table-cell office:value-type="float" office:value="3" table:formula="of:=IF([Form_Responses_1.AF8]=&quot;&quot;;&quot;&quot;; [Form_Responses_1.AF8])" table:style-name="ce1">
            <text:p>3</text:p>
          </table:table-cell>
          <table:table-cell office:value-type="float" office:value="3" table:formula="of:=IF([Form_Responses_1.AG8]=&quot;&quot;;&quot;&quot;; [Form_Responses_1.AG8])" table:style-name="ce1">
            <text:p>3</text:p>
          </table:table-cell>
          <table:table-cell office:value-type="float" office:value="4" table:formula="of:=IF([Form_Responses_1.AH8]=&quot;&quot;;&quot;&quot;; [Form_Responses_1.AH8])" table:style-name="ce1">
            <text:p>4</text:p>
          </table:table-cell>
          <table:table-cell office:value-type="float" office:value="2" table:formula="of:=IF([Form_Responses_1.AI8]=&quot;&quot;;&quot;&quot;; [Form_Responses_1.AI8])" table:style-name="ce1">
            <text:p>2</text:p>
          </table:table-cell>
          <table:table-cell office:value-type="float" office:value="4" table:formula="of:=IF([Form_Responses_1.AJ8]=&quot;&quot;;&quot;&quot;; [Form_Responses_1.AJ8])" table:style-name="ce1">
            <text:p>4</text:p>
          </table:table-cell>
          <table:table-cell office:value-type="float" office:value="1" table:formula="of:=IF([Form_Responses_1.AK8]=&quot;&quot;;&quot;&quot;; [Form_Responses_1.AK8])" table:style-name="ce1">
            <text:p>1</text:p>
          </table:table-cell>
          <table:table-cell office:value-type="float" office:value="3" table:formula="of:=IF([Form_Responses_1.AL8]=&quot;&quot;;&quot;&quot;; [Form_Responses_1.AL8])" table:style-name="ce1">
            <text:p>3</text:p>
          </table:table-cell>
          <table:table-cell office:value-type="float" office:value="2" table:formula="of:=IF([Form_Responses_1.AM8]=&quot;&quot;;&quot;&quot;; [Form_Responses_1.AM8])" table:style-name="ce1">
            <text:p>2</text:p>
          </table:table-cell>
          <table:table-cell office:value-type="float" office:value="4" table:formula="of:=IF([Form_Responses_1.AN8]=&quot;&quot;;&quot;&quot;; [Form_Responses_1.AN8])" table:style-name="ce1">
            <text:p>4</text:p>
          </table:table-cell>
          <table:table-cell office:value-type="float" office:value="3" table:formula="of:=IF([Form_Responses_1.AO8]=&quot;&quot;;&quot;&quot;; [Form_Responses_1.AO8])" table:style-name="ce1">
            <text:p>3</text:p>
          </table:table-cell>
          <table:table-cell office:value-type="float" office:value="2" table:formula="of:=IF([Form_Responses_1.AP8]=&quot;&quot;;&quot;&quot;; [Form_Responses_1.AP8])" table:style-name="ce1">
            <text:p>2</text:p>
          </table:table-cell>
          <table:table-cell office:value-type="float" office:value="4" table:formula="of:=IF([Form_Responses_1.AQ8]=&quot;&quot;;&quot;&quot;; [Form_Responses_1.AQ8])" table:style-name="ce1">
            <text:p>4</text:p>
          </table:table-cell>
          <table:table-cell office:value-type="float" office:value="3" table:formula="of:=IF([Form_Responses_1.AR8]=&quot;&quot;;&quot;&quot;; [Form_Responses_1.AR8])" table:style-name="ce1">
            <text:p>3</text:p>
          </table:table-cell>
          <table:table-cell office:value-type="float" office:value="3" table:formula="of:=IF([Form_Responses_1.AS8]=&quot;&quot;;&quot;&quot;; [Form_Responses_1.AS8])" table:style-name="ce1">
            <text:p>3</text:p>
          </table:table-cell>
          <table:table-cell office:value-type="float" office:value="3" table:formula="of:=IF([Form_Responses_1.AT8]=&quot;&quot;;&quot;&quot;; [Form_Responses_1.AT8])" table:style-name="ce1">
            <text:p>3</text:p>
          </table:table-cell>
          <table:table-cell office:value-type="float" office:value="2" table:formula="of:=IF([Form_Responses_1.AU8]=&quot;&quot;;&quot;&quot;; [Form_Responses_1.AU8])" table:style-name="ce1">
            <text:p>2</text:p>
          </table:table-cell>
          <table:table-cell office:value-type="float" office:value="4" table:formula="of:=IF([Form_Responses_1.AV8]=&quot;&quot;;&quot;&quot;; [Form_Responses_1.AV8])" table:style-name="ce1">
            <text:p>4</text:p>
          </table:table-cell>
          <table:table-cell office:value-type="float" office:value="3" table:formula="of:=IF([Form_Responses_1.AW8]=&quot;&quot;;&quot;&quot;; [Form_Responses_1.AW8])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36" table:formula="of:=IF([Form_Responses_1.C9]=&quot;&quot;;&quot;&quot;; [Form_Responses_1.C9])" table:style-name="ce1">
            <text:p>36</text:p>
          </table:table-cell>
          <table:table-cell office:value-type="float" office:value="5" table:formula="of:=IF([Form_Responses_1.D9]=&quot;&quot;;&quot;&quot;; [Form_Responses_1.D9])" table:style-name="ce3">
            <text:p>5</text:p>
          </table:table-cell>
          <table:table-cell office:value-type="float" office:value="0" table:formula="of:=IF([Form_Responses_1.E9]=&quot;&quot;;&quot;&quot;; [Form_Responses_1.E9])" table:style-name="ce1">
            <text:p>0</text:p>
          </table:table-cell>
          <table:table-cell office:value-type="float" office:value="5" table:formula="of:=IF([Form_Responses_1.F9]=&quot;&quot;;&quot;&quot;; [Form_Responses_1.F9])" table:style-name="ce1">
            <text:p>5</text:p>
          </table:table-cell>
          <table:table-cell office:value-type="float" office:value="0" table:formula="of:=IF([Form_Responses_1.H9] = &quot;Yes&quot;;1;IF([Form_Responses_1.H9] = &quot;No&quot;; 0; &quot;&quot;))" table:style-name="ce1">
            <text:p>0</text:p>
          </table:table-cell>
          <table:table-cell office:value-type="float" office:value="1" table:formula="of:=IF([Form_Responses_1.I9] = &quot;Yes&quot;;1;IF([Form_Responses_1.I9] = &quot;No&quot;; 0; &quot;&quot;))" table:style-name="ce1">
            <text:p>1</text:p>
          </table:table-cell>
          <table:table-cell office:value-type="float" office:value="1" table:formula="of:=IF([Form_Responses_1.L9] = &quot;Yes&quot;;1;IF([Form_Responses_1.L9] = &quot;No&quot;; 0; &quot;&quot;))" table:style-name="ce1">
            <text:p>1</text:p>
          </table:table-cell>
          <table:table-cell office:value-type="float" office:value="1" table:formula="of:=IF([Form_Responses_1.M9] = &quot;Yes&quot;;1;IF([Form_Responses_1.M9] = &quot;No&quot;; 0; &quot;&quot;))" table:style-name="ce1">
            <text:p>1</text:p>
          </table:table-cell>
          <table:table-cell office:value-type="float" office:value="1" table:formula="of:=IF([Form_Responses_1.N9] = &quot;Yes&quot;;1;IF([Form_Responses_1.N9] = &quot;No&quot;; 0; &quot;&quot;))" table:style-name="ce1">
            <text:p>1</text:p>
          </table:table-cell>
          <table:table-cell office:value-type="float" office:value="1" table:formula="of:=IF([Form_Responses_1.O9] = &quot;Yes&quot;;1;IF([Form_Responses_1.O9] = &quot;No&quot;; 0; &quot;&quot;))" table:style-name="ce1">
            <text:p>1</text:p>
          </table:table-cell>
          <table:table-cell office:value-type="float" office:value="1" table:formula="of:=IF([Form_Responses_1.P9] = &quot;Yes&quot;;1;IF([Form_Responses_1.P9] = &quot;No&quot;; 0; &quot;&quot;))" table:style-name="ce1">
            <text:p>1</text:p>
          </table:table-cell>
          <table:table-cell office:value-type="float" office:value="1" table:formula="of:=IF([Form_Responses_1.Q9] = &quot;Yes&quot;;1;IF([Form_Responses_1.Q9] = &quot;No&quot;; 0; &quot;&quot;))" table:style-name="ce1">
            <text:p>1</text:p>
          </table:table-cell>
          <table:table-cell office:value-type="float" office:value="1" table:formula="of:=IF([Form_Responses_1.R9] = &quot;Yes&quot;;1;IF([Form_Responses_1.R9] = &quot;No&quot;; 0; &quot;&quot;))" table:style-name="ce1">
            <text:p>1</text:p>
          </table:table-cell>
          <table:table-cell office:value-type="float" office:value="3" table:formula="of:=IF([Form_Responses_1.S9]=&quot;&quot;;&quot;&quot;; [Form_Responses_1.S9])" table:style-name="ce1">
            <text:p>3</text:p>
          </table:table-cell>
          <table:table-cell office:value-type="float" office:value="2" table:formula="of:=IF([Form_Responses_1.T9]=&quot;&quot;;&quot;&quot;; [Form_Responses_1.T9])" table:style-name="ce1">
            <text:p>2</text:p>
          </table:table-cell>
          <table:table-cell office:value-type="float" office:value="4" table:formula="of:=IF([Form_Responses_1.U9]=&quot;&quot;;&quot;&quot;; [Form_Responses_1.U9])" table:style-name="ce1">
            <text:p>4</text:p>
          </table:table-cell>
          <table:table-cell office:value-type="float" office:value="4" table:formula="of:=IF([Form_Responses_1.V9]=&quot;&quot;;&quot;&quot;; [Form_Responses_1.V9])" table:style-name="ce1">
            <text:p>4</text:p>
          </table:table-cell>
          <table:table-cell office:value-type="float" office:value="4" table:formula="of:=IF([Form_Responses_1.W9]=&quot;&quot;;&quot;&quot;; [Form_Responses_1.W9])" table:style-name="ce1">
            <text:p>4</text:p>
          </table:table-cell>
          <table:table-cell office:value-type="float" office:value="2" table:formula="of:=IF([Form_Responses_1.X9]=&quot;&quot;;&quot;&quot;; [Form_Responses_1.X9])" table:style-name="ce1">
            <text:p>2</text:p>
          </table:table-cell>
          <table:table-cell office:value-type="float" office:value="4" table:formula="of:=IF([Form_Responses_1.Y9]=&quot;&quot;;&quot;&quot;; [Form_Responses_1.Y9])" table:style-name="ce1">
            <text:p>4</text:p>
          </table:table-cell>
          <table:table-cell office:value-type="float" office:value="4" table:formula="of:=IF([Form_Responses_1.Z9]=&quot;&quot;;&quot;&quot;; [Form_Responses_1.Z9])" table:style-name="ce1">
            <text:p>4</text:p>
          </table:table-cell>
          <table:table-cell office:value-type="float" office:value="4" table:formula="of:=IF([Form_Responses_1.AA9]=&quot;&quot;;&quot;&quot;; [Form_Responses_1.AA9])" table:style-name="ce1">
            <text:p>4</text:p>
          </table:table-cell>
          <table:table-cell office:value-type="float" office:value="4" table:formula="of:=IF([Form_Responses_1.AB9]=&quot;&quot;;&quot;&quot;; [Form_Responses_1.AB9])" table:style-name="ce1">
            <text:p>4</text:p>
          </table:table-cell>
          <table:table-cell office:value-type="float" office:value="3" table:formula="of:=IF([Form_Responses_1.AC9]=&quot;&quot;;&quot;&quot;; [Form_Responses_1.AC9])" table:style-name="ce1">
            <text:p>3</text:p>
          </table:table-cell>
          <table:table-cell office:value-type="float" office:value="1" table:formula="of:=IF([Form_Responses_1.AD9]=&quot;&quot;;&quot;&quot;; [Form_Responses_1.AD9])" table:style-name="ce1">
            <text:p>1</text:p>
          </table:table-cell>
          <table:table-cell office:value-type="float" office:value="3" table:formula="of:=IF([Form_Responses_1.AE9]=&quot;&quot;;&quot;&quot;; [Form_Responses_1.AE9])" table:style-name="ce1">
            <text:p>3</text:p>
          </table:table-cell>
          <table:table-cell office:value-type="float" office:value="3" table:formula="of:=IF([Form_Responses_1.AF9]=&quot;&quot;;&quot;&quot;; [Form_Responses_1.AF9])" table:style-name="ce1">
            <text:p>3</text:p>
          </table:table-cell>
          <table:table-cell office:value-type="float" office:value="3" table:formula="of:=IF([Form_Responses_1.AG9]=&quot;&quot;;&quot;&quot;; [Form_Responses_1.AG9])" table:style-name="ce1">
            <text:p>3</text:p>
          </table:table-cell>
          <table:table-cell office:value-type="float" office:value="3" table:formula="of:=IF([Form_Responses_1.AH9]=&quot;&quot;;&quot;&quot;; [Form_Responses_1.AH9])" table:style-name="ce1">
            <text:p>3</text:p>
          </table:table-cell>
          <table:table-cell office:value-type="float" office:value="2" table:formula="of:=IF([Form_Responses_1.AI9]=&quot;&quot;;&quot;&quot;; [Form_Responses_1.AI9])" table:style-name="ce1">
            <text:p>2</text:p>
          </table:table-cell>
          <table:table-cell office:value-type="float" office:value="4" table:formula="of:=IF([Form_Responses_1.AJ9]=&quot;&quot;;&quot;&quot;; [Form_Responses_1.AJ9])" table:style-name="ce1">
            <text:p>4</text:p>
          </table:table-cell>
          <table:table-cell office:value-type="float" office:value="3" table:formula="of:=IF([Form_Responses_1.AK9]=&quot;&quot;;&quot;&quot;; [Form_Responses_1.AK9])" table:style-name="ce1">
            <text:p>3</text:p>
          </table:table-cell>
          <table:table-cell office:value-type="float" office:value="3" table:formula="of:=IF([Form_Responses_1.AL9]=&quot;&quot;;&quot;&quot;; [Form_Responses_1.AL9])" table:style-name="ce1">
            <text:p>3</text:p>
          </table:table-cell>
          <table:table-cell office:value-type="float" office:value="3" table:formula="of:=IF([Form_Responses_1.AM9]=&quot;&quot;;&quot;&quot;; [Form_Responses_1.AM9])" table:style-name="ce1">
            <text:p>3</text:p>
          </table:table-cell>
          <table:table-cell office:value-type="float" office:value="3" table:formula="of:=IF([Form_Responses_1.AN9]=&quot;&quot;;&quot;&quot;; [Form_Responses_1.AN9])" table:style-name="ce1">
            <text:p>3</text:p>
          </table:table-cell>
          <table:table-cell office:value-type="float" office:value="4" table:formula="of:=IF([Form_Responses_1.AO9]=&quot;&quot;;&quot;&quot;; [Form_Responses_1.AO9])" table:style-name="ce1">
            <text:p>4</text:p>
          </table:table-cell>
          <table:table-cell office:value-type="float" office:value="2" table:formula="of:=IF([Form_Responses_1.AP9]=&quot;&quot;;&quot;&quot;; [Form_Responses_1.AP9])" table:style-name="ce1">
            <text:p>2</text:p>
          </table:table-cell>
          <table:table-cell office:value-type="float" office:value="2" table:formula="of:=IF([Form_Responses_1.AQ9]=&quot;&quot;;&quot;&quot;; [Form_Responses_1.AQ9])" table:style-name="ce1">
            <text:p>2</text:p>
          </table:table-cell>
          <table:table-cell office:value-type="float" office:value="2" table:formula="of:=IF([Form_Responses_1.AR9]=&quot;&quot;;&quot;&quot;; [Form_Responses_1.AR9])" table:style-name="ce1">
            <text:p>2</text:p>
          </table:table-cell>
          <table:table-cell office:value-type="float" office:value="4" table:formula="of:=IF([Form_Responses_1.AS9]=&quot;&quot;;&quot;&quot;; [Form_Responses_1.AS9])" table:style-name="ce1">
            <text:p>4</text:p>
          </table:table-cell>
          <table:table-cell office:value-type="float" office:value="2" table:formula="of:=IF([Form_Responses_1.AT9]=&quot;&quot;;&quot;&quot;; [Form_Responses_1.AT9])" table:style-name="ce1">
            <text:p>2</text:p>
          </table:table-cell>
          <table:table-cell office:value-type="float" office:value="2" table:formula="of:=IF([Form_Responses_1.AU9]=&quot;&quot;;&quot;&quot;; [Form_Responses_1.AU9])" table:style-name="ce1">
            <text:p>2</text:p>
          </table:table-cell>
          <table:table-cell office:value-type="float" office:value="2" table:formula="of:=IF([Form_Responses_1.AV9]=&quot;&quot;;&quot;&quot;; [Form_Responses_1.AV9])" table:style-name="ce1">
            <text:p>2</text:p>
          </table:table-cell>
          <table:table-cell office:value-type="float" office:value="4" table:formula="of:=IF([Form_Responses_1.AW9]=&quot;&quot;;&quot;&quot;; [Form_Responses_1.AW9])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29" table:formula="of:=IF([Form_Responses_1.C10]=&quot;&quot;;&quot;&quot;; [Form_Responses_1.C10])" table:style-name="ce1">
            <text:p>29</text:p>
          </table:table-cell>
          <table:table-cell office:value-type="float" office:value="6" table:formula="of:=IF([Form_Responses_1.D10]=&quot;&quot;;&quot;&quot;; [Form_Responses_1.D10])" table:style-name="ce3">
            <text:p>6</text:p>
          </table:table-cell>
          <table:table-cell office:value-type="float" office:value="0" table:formula="of:=IF([Form_Responses_1.E10]=&quot;&quot;;&quot;&quot;; [Form_Responses_1.E10])" table:style-name="ce1">
            <text:p>0</text:p>
          </table:table-cell>
          <table:table-cell office:value-type="float" office:value="6" table:formula="of:=IF([Form_Responses_1.F10]=&quot;&quot;;&quot;&quot;; [Form_Responses_1.F10])" table:style-name="ce1">
            <text:p>6</text:p>
          </table:table-cell>
          <table:table-cell office:value-type="float" office:value="0" table:formula="of:=IF([Form_Responses_1.H10] = &quot;Yes&quot;;1;IF([Form_Responses_1.H10] = &quot;No&quot;; 0; &quot;&quot;))" table:style-name="ce1">
            <text:p>0</text:p>
          </table:table-cell>
          <table:table-cell office:value-type="float" office:value="1" table:formula="of:=IF([Form_Responses_1.I10] = &quot;Yes&quot;;1;IF([Form_Responses_1.I10] = &quot;No&quot;; 0; &quot;&quot;))" table:style-name="ce1">
            <text:p>1</text:p>
          </table:table-cell>
          <table:table-cell office:value-type="float" office:value="1" table:formula="of:=IF([Form_Responses_1.L10] = &quot;Yes&quot;;1;IF([Form_Responses_1.L10] = &quot;No&quot;; 0; &quot;&quot;))" table:style-name="ce1">
            <text:p>1</text:p>
          </table:table-cell>
          <table:table-cell office:value-type="float" office:value="1" table:formula="of:=IF([Form_Responses_1.M10] = &quot;Yes&quot;;1;IF([Form_Responses_1.M10] = &quot;No&quot;; 0; &quot;&quot;))" table:style-name="ce1">
            <text:p>1</text:p>
          </table:table-cell>
          <table:table-cell office:value-type="float" office:value="1" table:formula="of:=IF([Form_Responses_1.N10] = &quot;Yes&quot;;1;IF([Form_Responses_1.N10] = &quot;No&quot;; 0; &quot;&quot;))" table:style-name="ce1">
            <text:p>1</text:p>
          </table:table-cell>
          <table:table-cell office:value-type="float" office:value="1" table:formula="of:=IF([Form_Responses_1.O10] = &quot;Yes&quot;;1;IF([Form_Responses_1.O10] = &quot;No&quot;; 0; &quot;&quot;))" table:style-name="ce1">
            <text:p>1</text:p>
          </table:table-cell>
          <table:table-cell office:value-type="float" office:value="1" table:formula="of:=IF([Form_Responses_1.P10] = &quot;Yes&quot;;1;IF([Form_Responses_1.P10] = &quot;No&quot;; 0; &quot;&quot;))" table:style-name="ce1">
            <text:p>1</text:p>
          </table:table-cell>
          <table:table-cell office:value-type="float" office:value="1" table:formula="of:=IF([Form_Responses_1.Q10] = &quot;Yes&quot;;1;IF([Form_Responses_1.Q10] = &quot;No&quot;; 0; &quot;&quot;))" table:style-name="ce1">
            <text:p>1</text:p>
          </table:table-cell>
          <table:table-cell office:value-type="float" office:value="1" table:formula="of:=IF([Form_Responses_1.R10] = &quot;Yes&quot;;1;IF([Form_Responses_1.R10] = &quot;No&quot;; 0; &quot;&quot;))" table:style-name="ce1">
            <text:p>1</text:p>
          </table:table-cell>
          <table:table-cell office:value-type="float" office:value="4" table:formula="of:=IF([Form_Responses_1.S10]=&quot;&quot;;&quot;&quot;; [Form_Responses_1.S10])" table:style-name="ce1">
            <text:p>4</text:p>
          </table:table-cell>
          <table:table-cell office:value-type="float" office:value="4" table:formula="of:=IF([Form_Responses_1.T10]=&quot;&quot;;&quot;&quot;; [Form_Responses_1.T10])" table:style-name="ce1">
            <text:p>4</text:p>
          </table:table-cell>
          <table:table-cell office:value-type="float" office:value="5" table:formula="of:=IF([Form_Responses_1.U10]=&quot;&quot;;&quot;&quot;; [Form_Responses_1.U10])" table:style-name="ce1">
            <text:p>5</text:p>
          </table:table-cell>
          <table:table-cell office:value-type="float" office:value="4" table:formula="of:=IF([Form_Responses_1.V10]=&quot;&quot;;&quot;&quot;; [Form_Responses_1.V10])" table:style-name="ce1">
            <text:p>4</text:p>
          </table:table-cell>
          <table:table-cell office:value-type="float" office:value="4" table:formula="of:=IF([Form_Responses_1.W10]=&quot;&quot;;&quot;&quot;; [Form_Responses_1.W10])" table:style-name="ce1">
            <text:p>4</text:p>
          </table:table-cell>
          <table:table-cell office:value-type="float" office:value="4" table:formula="of:=IF([Form_Responses_1.X10]=&quot;&quot;;&quot;&quot;; [Form_Responses_1.X10])" table:style-name="ce1">
            <text:p>4</text:p>
          </table:table-cell>
          <table:table-cell office:value-type="float" office:value="3" table:formula="of:=IF([Form_Responses_1.Y10]=&quot;&quot;;&quot;&quot;; [Form_Responses_1.Y10])" table:style-name="ce1">
            <text:p>3</text:p>
          </table:table-cell>
          <table:table-cell office:value-type="float" office:value="5" table:formula="of:=IF([Form_Responses_1.Z10]=&quot;&quot;;&quot;&quot;; [Form_Responses_1.Z10])" table:style-name="ce1">
            <text:p>5</text:p>
          </table:table-cell>
          <table:table-cell office:value-type="float" office:value="5" table:formula="of:=IF([Form_Responses_1.AA10]=&quot;&quot;;&quot;&quot;; [Form_Responses_1.AA10])" table:style-name="ce1">
            <text:p>5</text:p>
          </table:table-cell>
          <table:table-cell office:value-type="float" office:value="5" table:formula="of:=IF([Form_Responses_1.AB10]=&quot;&quot;;&quot;&quot;; [Form_Responses_1.AB10])" table:style-name="ce1">
            <text:p>5</text:p>
          </table:table-cell>
          <table:table-cell office:value-type="float" office:value="4" table:formula="of:=IF([Form_Responses_1.AC10]=&quot;&quot;;&quot;&quot;; [Form_Responses_1.AC10])" table:style-name="ce1">
            <text:p>4</text:p>
          </table:table-cell>
          <table:table-cell office:value-type="float" office:value="4" table:formula="of:=IF([Form_Responses_1.AD10]=&quot;&quot;;&quot;&quot;; [Form_Responses_1.AD10])" table:style-name="ce1">
            <text:p>4</text:p>
          </table:table-cell>
          <table:table-cell office:value-type="float" office:value="2" table:formula="of:=IF([Form_Responses_1.AE10]=&quot;&quot;;&quot;&quot;; [Form_Responses_1.AE10])" table:style-name="ce1">
            <text:p>2</text:p>
          </table:table-cell>
          <table:table-cell office:value-type="float" office:value="4" table:formula="of:=IF([Form_Responses_1.AF10]=&quot;&quot;;&quot;&quot;; [Form_Responses_1.AF10])" table:style-name="ce1">
            <text:p>4</text:p>
          </table:table-cell>
          <table:table-cell office:value-type="float" office:value="2" table:formula="of:=IF([Form_Responses_1.AG10]=&quot;&quot;;&quot;&quot;; [Form_Responses_1.AG10])" table:style-name="ce1">
            <text:p>2</text:p>
          </table:table-cell>
          <table:table-cell office:value-type="float" office:value="3" table:formula="of:=IF([Form_Responses_1.AH10]=&quot;&quot;;&quot;&quot;; [Form_Responses_1.AH10])" table:style-name="ce1">
            <text:p>3</text:p>
          </table:table-cell>
          <table:table-cell office:value-type="float" office:value="2" table:formula="of:=IF([Form_Responses_1.AI10]=&quot;&quot;;&quot;&quot;; [Form_Responses_1.AI10])" table:style-name="ce1">
            <text:p>2</text:p>
          </table:table-cell>
          <table:table-cell office:value-type="float" office:value="4" table:formula="of:=IF([Form_Responses_1.AJ10]=&quot;&quot;;&quot;&quot;; [Form_Responses_1.AJ10])" table:style-name="ce1">
            <text:p>4</text:p>
          </table:table-cell>
          <table:table-cell office:value-type="float" office:value="2" table:formula="of:=IF([Form_Responses_1.AK10]=&quot;&quot;;&quot;&quot;; [Form_Responses_1.AK10])" table:style-name="ce1">
            <text:p>2</text:p>
          </table:table-cell>
          <table:table-cell office:value-type="float" office:value="2" table:formula="of:=IF([Form_Responses_1.AL10]=&quot;&quot;;&quot;&quot;; [Form_Responses_1.AL10])" table:style-name="ce1">
            <text:p>2</text:p>
          </table:table-cell>
          <table:table-cell office:value-type="float" office:value="2" table:formula="of:=IF([Form_Responses_1.AM10]=&quot;&quot;;&quot;&quot;; [Form_Responses_1.AM10])" table:style-name="ce1">
            <text:p>2</text:p>
          </table:table-cell>
          <table:table-cell office:value-type="float" office:value="5" table:formula="of:=IF([Form_Responses_1.AN10]=&quot;&quot;;&quot;&quot;; [Form_Responses_1.AN10])" table:style-name="ce1">
            <text:p>5</text:p>
          </table:table-cell>
          <table:table-cell office:value-type="float" office:value="3" table:formula="of:=IF([Form_Responses_1.AO10]=&quot;&quot;;&quot;&quot;; [Form_Responses_1.AO10])" table:style-name="ce1">
            <text:p>3</text:p>
          </table:table-cell>
          <table:table-cell office:value-type="float" office:value="3" table:formula="of:=IF([Form_Responses_1.AP10]=&quot;&quot;;&quot;&quot;; [Form_Responses_1.AP10])" table:style-name="ce1">
            <text:p>3</text:p>
          </table:table-cell>
          <table:table-cell office:value-type="float" office:value="3" table:formula="of:=IF([Form_Responses_1.AQ10]=&quot;&quot;;&quot;&quot;; [Form_Responses_1.AQ10])" table:style-name="ce1">
            <text:p>3</text:p>
          </table:table-cell>
          <table:table-cell office:value-type="float" office:value="3" table:formula="of:=IF([Form_Responses_1.AR10]=&quot;&quot;;&quot;&quot;; [Form_Responses_1.AR10])" table:style-name="ce1">
            <text:p>3</text:p>
          </table:table-cell>
          <table:table-cell office:value-type="float" office:value="4" table:formula="of:=IF([Form_Responses_1.AS10]=&quot;&quot;;&quot;&quot;; [Form_Responses_1.AS10])" table:style-name="ce1">
            <text:p>4</text:p>
          </table:table-cell>
          <table:table-cell office:value-type="float" office:value="4" table:formula="of:=IF([Form_Responses_1.AT10]=&quot;&quot;;&quot;&quot;; [Form_Responses_1.AT10])" table:style-name="ce1">
            <text:p>4</text:p>
          </table:table-cell>
          <table:table-cell office:value-type="float" office:value="3" table:formula="of:=IF([Form_Responses_1.AU10]=&quot;&quot;;&quot;&quot;; [Form_Responses_1.AU10])" table:style-name="ce1">
            <text:p>3</text:p>
          </table:table-cell>
          <table:table-cell office:value-type="float" office:value="3" table:formula="of:=IF([Form_Responses_1.AV10]=&quot;&quot;;&quot;&quot;; [Form_Responses_1.AV10])" table:style-name="ce1">
            <text:p>3</text:p>
          </table:table-cell>
          <table:table-cell office:value-type="float" office:value="4" table:formula="of:=IF([Form_Responses_1.AW10]=&quot;&quot;;&quot;&quot;; [Form_Responses_1.AW10])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35" table:formula="of:=IF([Form_Responses_1.C11]=&quot;&quot;;&quot;&quot;; [Form_Responses_1.C11])" table:style-name="ce1">
            <text:p>35</text:p>
          </table:table-cell>
          <table:table-cell office:value-type="float" office:value="7" table:formula="of:=IF([Form_Responses_1.D11]=&quot;&quot;;&quot;&quot;; [Form_Responses_1.D11])" table:style-name="ce3">
            <text:p>7</text:p>
          </table:table-cell>
          <table:table-cell office:value-type="float" office:value="0" table:formula="of:=IF([Form_Responses_1.E11]=&quot;&quot;;&quot;&quot;; [Form_Responses_1.E11])" table:style-name="ce1">
            <text:p>0</text:p>
          </table:table-cell>
          <table:table-cell office:value-type="float" office:value="7" table:formula="of:=IF([Form_Responses_1.F11]=&quot;&quot;;&quot;&quot;; [Form_Responses_1.F11])" table:style-name="ce1">
            <text:p>7</text:p>
          </table:table-cell>
          <table:table-cell office:value-type="float" office:value="1" table:formula="of:=IF([Form_Responses_1.H11] = &quot;Yes&quot;;1;IF([Form_Responses_1.H11] = &quot;No&quot;; 0; &quot;&quot;))" table:style-name="ce1">
            <text:p>1</text:p>
          </table:table-cell>
          <table:table-cell office:value-type="float" office:value="0" table:formula="of:=IF([Form_Responses_1.I11] = &quot;Yes&quot;;1;IF([Form_Responses_1.I11] = &quot;No&quot;; 0; &quot;&quot;))" table:style-name="ce1">
            <text:p>0</text:p>
          </table:table-cell>
          <table:table-cell office:value-type="float" office:value="1" table:formula="of:=IF([Form_Responses_1.L11] = &quot;Yes&quot;;1;IF([Form_Responses_1.L11] = &quot;No&quot;; 0; &quot;&quot;))" table:style-name="ce1">
            <text:p>1</text:p>
          </table:table-cell>
          <table:table-cell office:value-type="float" office:value="1" table:formula="of:=IF([Form_Responses_1.M11] = &quot;Yes&quot;;1;IF([Form_Responses_1.M11] = &quot;No&quot;; 0; &quot;&quot;))" table:style-name="ce1">
            <text:p>1</text:p>
          </table:table-cell>
          <table:table-cell office:value-type="float" office:value="1" table:formula="of:=IF([Form_Responses_1.N11] = &quot;Yes&quot;;1;IF([Form_Responses_1.N11] = &quot;No&quot;; 0; &quot;&quot;))" table:style-name="ce1">
            <text:p>1</text:p>
          </table:table-cell>
          <table:table-cell office:value-type="float" office:value="1" table:formula="of:=IF([Form_Responses_1.O11] = &quot;Yes&quot;;1;IF([Form_Responses_1.O11] = &quot;No&quot;; 0; &quot;&quot;))" table:style-name="ce1">
            <text:p>1</text:p>
          </table:table-cell>
          <table:table-cell office:value-type="float" office:value="1" table:formula="of:=IF([Form_Responses_1.P11] = &quot;Yes&quot;;1;IF([Form_Responses_1.P11] = &quot;No&quot;; 0; &quot;&quot;))" table:style-name="ce1">
            <text:p>1</text:p>
          </table:table-cell>
          <table:table-cell office:value-type="float" office:value="1" table:formula="of:=IF([Form_Responses_1.Q11] = &quot;Yes&quot;;1;IF([Form_Responses_1.Q11] = &quot;No&quot;; 0; &quot;&quot;))" table:style-name="ce1">
            <text:p>1</text:p>
          </table:table-cell>
          <table:table-cell office:value-type="float" office:value="1" table:formula="of:=IF([Form_Responses_1.R11] = &quot;Yes&quot;;1;IF([Form_Responses_1.R11] = &quot;No&quot;; 0; &quot;&quot;))" table:style-name="ce1">
            <text:p>1</text:p>
          </table:table-cell>
          <table:table-cell office:value-type="float" office:value="3" table:formula="of:=IF([Form_Responses_1.S11]=&quot;&quot;;&quot;&quot;; [Form_Responses_1.S11])" table:style-name="ce1">
            <text:p>3</text:p>
          </table:table-cell>
          <table:table-cell office:value-type="float" office:value="2" table:formula="of:=IF([Form_Responses_1.T11]=&quot;&quot;;&quot;&quot;; [Form_Responses_1.T11])" table:style-name="ce1">
            <text:p>2</text:p>
          </table:table-cell>
          <table:table-cell office:value-type="float" office:value="3" table:formula="of:=IF([Form_Responses_1.U11]=&quot;&quot;;&quot;&quot;; [Form_Responses_1.U11])" table:style-name="ce1">
            <text:p>3</text:p>
          </table:table-cell>
          <table:table-cell office:value-type="float" office:value="2" table:formula="of:=IF([Form_Responses_1.V11]=&quot;&quot;;&quot;&quot;; [Form_Responses_1.V11])" table:style-name="ce1">
            <text:p>2</text:p>
          </table:table-cell>
          <table:table-cell office:value-type="float" office:value="4" table:formula="of:=IF([Form_Responses_1.W11]=&quot;&quot;;&quot;&quot;; [Form_Responses_1.W11])" table:style-name="ce1">
            <text:p>4</text:p>
          </table:table-cell>
          <table:table-cell office:value-type="float" office:value="4" table:formula="of:=IF([Form_Responses_1.X11]=&quot;&quot;;&quot;&quot;; [Form_Responses_1.X11])" table:style-name="ce1">
            <text:p>4</text:p>
          </table:table-cell>
          <table:table-cell office:value-type="float" office:value="3" table:formula="of:=IF([Form_Responses_1.Y11]=&quot;&quot;;&quot;&quot;; [Form_Responses_1.Y11])" table:style-name="ce1">
            <text:p>3</text:p>
          </table:table-cell>
          <table:table-cell office:value-type="float" office:value="3" table:formula="of:=IF([Form_Responses_1.Z11]=&quot;&quot;;&quot;&quot;; [Form_Responses_1.Z11])" table:style-name="ce1">
            <text:p>3</text:p>
          </table:table-cell>
          <table:table-cell office:value-type="float" office:value="3" table:formula="of:=IF([Form_Responses_1.AA11]=&quot;&quot;;&quot;&quot;; [Form_Responses_1.AA11])" table:style-name="ce1">
            <text:p>3</text:p>
          </table:table-cell>
          <table:table-cell office:value-type="float" office:value="3" table:formula="of:=IF([Form_Responses_1.AB11]=&quot;&quot;;&quot;&quot;; [Form_Responses_1.AB11])" table:style-name="ce1">
            <text:p>3</text:p>
          </table:table-cell>
          <table:table-cell office:value-type="float" office:value="4" table:formula="of:=IF([Form_Responses_1.AC11]=&quot;&quot;;&quot;&quot;; [Form_Responses_1.AC11])" table:style-name="ce1">
            <text:p>4</text:p>
          </table:table-cell>
          <table:table-cell office:value-type="float" office:value="1" table:formula="of:=IF([Form_Responses_1.AD11]=&quot;&quot;;&quot;&quot;; [Form_Responses_1.AD11])" table:style-name="ce1">
            <text:p>1</text:p>
          </table:table-cell>
          <table:table-cell office:value-type="float" office:value="4" table:formula="of:=IF([Form_Responses_1.AE11]=&quot;&quot;;&quot;&quot;; [Form_Responses_1.AE11])" table:style-name="ce1">
            <text:p>4</text:p>
          </table:table-cell>
          <table:table-cell office:value-type="float" office:value="1" table:formula="of:=IF([Form_Responses_1.AF11]=&quot;&quot;;&quot;&quot;; [Form_Responses_1.AF11])" table:style-name="ce1">
            <text:p>1</text:p>
          </table:table-cell>
          <table:table-cell office:value-type="float" office:value="1" table:formula="of:=IF([Form_Responses_1.AG11]=&quot;&quot;;&quot;&quot;; [Form_Responses_1.AG11])" table:style-name="ce1">
            <text:p>1</text:p>
          </table:table-cell>
          <table:table-cell office:value-type="float" office:value="2" table:formula="of:=IF([Form_Responses_1.AH11]=&quot;&quot;;&quot;&quot;; [Form_Responses_1.AH11])" table:style-name="ce1">
            <text:p>2</text:p>
          </table:table-cell>
          <table:table-cell office:value-type="float" office:value="3" table:formula="of:=IF([Form_Responses_1.AI11]=&quot;&quot;;&quot;&quot;; [Form_Responses_1.AI11])" table:style-name="ce1">
            <text:p>3</text:p>
          </table:table-cell>
          <table:table-cell office:value-type="float" office:value="4" table:formula="of:=IF([Form_Responses_1.AJ11]=&quot;&quot;;&quot;&quot;; [Form_Responses_1.AJ11])" table:style-name="ce1">
            <text:p>4</text:p>
          </table:table-cell>
          <table:table-cell office:value-type="float" office:value="4" table:formula="of:=IF([Form_Responses_1.AK11]=&quot;&quot;;&quot;&quot;; [Form_Responses_1.AK11])" table:style-name="ce1">
            <text:p>4</text:p>
          </table:table-cell>
          <table:table-cell office:value-type="float" office:value="4" table:formula="of:=IF([Form_Responses_1.AL11]=&quot;&quot;;&quot;&quot;; [Form_Responses_1.AL11])" table:style-name="ce1">
            <text:p>4</text:p>
          </table:table-cell>
          <table:table-cell office:value-type="float" office:value="3" table:formula="of:=IF([Form_Responses_1.AM11]=&quot;&quot;;&quot;&quot;; [Form_Responses_1.AM11])" table:style-name="ce1">
            <text:p>3</text:p>
          </table:table-cell>
          <table:table-cell office:value-type="float" office:value="4" table:formula="of:=IF([Form_Responses_1.AN11]=&quot;&quot;;&quot;&quot;; [Form_Responses_1.AN11])" table:style-name="ce1">
            <text:p>4</text:p>
          </table:table-cell>
          <table:table-cell office:value-type="float" office:value="3" table:formula="of:=IF([Form_Responses_1.AO11]=&quot;&quot;;&quot;&quot;; [Form_Responses_1.AO11])" table:style-name="ce1">
            <text:p>3</text:p>
          </table:table-cell>
          <table:table-cell office:value-type="float" office:value="2" table:formula="of:=IF([Form_Responses_1.AP11]=&quot;&quot;;&quot;&quot;; [Form_Responses_1.AP11])" table:style-name="ce1">
            <text:p>2</text:p>
          </table:table-cell>
          <table:table-cell office:value-type="float" office:value="4" table:formula="of:=IF([Form_Responses_1.AQ11]=&quot;&quot;;&quot;&quot;; [Form_Responses_1.AQ11])" table:style-name="ce1">
            <text:p>4</text:p>
          </table:table-cell>
          <table:table-cell office:value-type="float" office:value="4" table:formula="of:=IF([Form_Responses_1.AR11]=&quot;&quot;;&quot;&quot;; [Form_Responses_1.AR11])" table:style-name="ce1">
            <text:p>4</text:p>
          </table:table-cell>
          <table:table-cell office:value-type="float" office:value="5" table:formula="of:=IF([Form_Responses_1.AS11]=&quot;&quot;;&quot;&quot;; [Form_Responses_1.AS11])" table:style-name="ce1">
            <text:p>5</text:p>
          </table:table-cell>
          <table:table-cell office:value-type="float" office:value="4" table:formula="of:=IF([Form_Responses_1.AT11]=&quot;&quot;;&quot;&quot;; [Form_Responses_1.AT11])" table:style-name="ce1">
            <text:p>4</text:p>
          </table:table-cell>
          <table:table-cell office:value-type="float" office:value="4" table:formula="of:=IF([Form_Responses_1.AU11]=&quot;&quot;;&quot;&quot;; [Form_Responses_1.AU11])" table:style-name="ce1">
            <text:p>4</text:p>
          </table:table-cell>
          <table:table-cell office:value-type="float" office:value="4" table:formula="of:=IF([Form_Responses_1.AV11]=&quot;&quot;;&quot;&quot;; [Form_Responses_1.AV11])" table:style-name="ce1">
            <text:p>4</text:p>
          </table:table-cell>
          <table:table-cell office:value-type="float" office:value="5" table:formula="of:=IF([Form_Responses_1.AW11]=&quot;&quot;;&quot;&quot;; [Form_Responses_1.AW11])" table:style-name="ce1">
            <text:p>5</text:p>
          </table:table-cell>
          <table:table-cell table:number-columns-repeated="16340"/>
        </table:table-row>
        <table:table-row table:style-name="ro1">
          <table:table-cell office:value-type="float" office:value="54" table:formula="of:=IF([Form_Responses_1.C12]=&quot;&quot;;&quot;&quot;; [Form_Responses_1.C12])" table:style-name="ce1">
            <text:p>54</text:p>
          </table:table-cell>
          <table:table-cell office:value-type="float" office:value="34" table:formula="of:=IF([Form_Responses_1.D12]=&quot;&quot;;&quot;&quot;; [Form_Responses_1.D12])" table:style-name="ce3">
            <text:p>34</text:p>
          </table:table-cell>
          <table:table-cell office:value-type="float" office:value="0" table:formula="of:=IF([Form_Responses_1.E12]=&quot;&quot;;&quot;&quot;; [Form_Responses_1.E12])" table:style-name="ce1">
            <text:p>0</text:p>
          </table:table-cell>
          <table:table-cell office:value-type="float" office:value="9" table:formula="of:=IF([Form_Responses_1.F12]=&quot;&quot;;&quot;&quot;; [Form_Responses_1.F12])" table:style-name="ce1">
            <text:p>9</text:p>
          </table:table-cell>
          <table:table-cell office:value-type="float" office:value="0" table:formula="of:=IF([Form_Responses_1.H12] = &quot;Yes&quot;;1;IF([Form_Responses_1.H12] = &quot;No&quot;; 0; &quot;&quot;))" table:style-name="ce1">
            <text:p>0</text:p>
          </table:table-cell>
          <table:table-cell office:value-type="float" office:value="1" table:formula="of:=IF([Form_Responses_1.I12] = &quot;Yes&quot;;1;IF([Form_Responses_1.I12] = &quot;No&quot;; 0; &quot;&quot;))" table:style-name="ce1">
            <text:p>1</text:p>
          </table:table-cell>
          <table:table-cell office:value-type="float" office:value="1" table:formula="of:=IF([Form_Responses_1.L12] = &quot;Yes&quot;;1;IF([Form_Responses_1.L12] = &quot;No&quot;; 0; &quot;&quot;))" table:style-name="ce1">
            <text:p>1</text:p>
          </table:table-cell>
          <table:table-cell office:value-type="float" office:value="1" table:formula="of:=IF([Form_Responses_1.M12] = &quot;Yes&quot;;1;IF([Form_Responses_1.M12] = &quot;No&quot;; 0; &quot;&quot;))" table:style-name="ce1">
            <text:p>1</text:p>
          </table:table-cell>
          <table:table-cell office:value-type="float" office:value="1" table:formula="of:=IF([Form_Responses_1.N12] = &quot;Yes&quot;;1;IF([Form_Responses_1.N12] = &quot;No&quot;; 0; &quot;&quot;))" table:style-name="ce1">
            <text:p>1</text:p>
          </table:table-cell>
          <table:table-cell office:value-type="float" office:value="1" table:formula="of:=IF([Form_Responses_1.O12] = &quot;Yes&quot;;1;IF([Form_Responses_1.O12] = &quot;No&quot;; 0; &quot;&quot;))" table:style-name="ce1">
            <text:p>1</text:p>
          </table:table-cell>
          <table:table-cell office:value-type="float" office:value="1" table:formula="of:=IF([Form_Responses_1.P12] = &quot;Yes&quot;;1;IF([Form_Responses_1.P12] = &quot;No&quot;; 0; &quot;&quot;))" table:style-name="ce1">
            <text:p>1</text:p>
          </table:table-cell>
          <table:table-cell office:value-type="float" office:value="0" table:formula="of:=IF([Form_Responses_1.Q12] = &quot;Yes&quot;;1;IF([Form_Responses_1.Q12] = &quot;No&quot;; 0; &quot;&quot;))" table:style-name="ce1">
            <text:p>0</text:p>
          </table:table-cell>
          <table:table-cell office:value-type="float" office:value="1" table:formula="of:=IF([Form_Responses_1.R12] = &quot;Yes&quot;;1;IF([Form_Responses_1.R12] = &quot;No&quot;; 0; &quot;&quot;))" table:style-name="ce1">
            <text:p>1</text:p>
          </table:table-cell>
          <table:table-cell office:value-type="float" office:value="5" table:formula="of:=IF([Form_Responses_1.S12]=&quot;&quot;;&quot;&quot;; [Form_Responses_1.S12])" table:style-name="ce1">
            <text:p>5</text:p>
          </table:table-cell>
          <table:table-cell office:value-type="float" office:value="2" table:formula="of:=IF([Form_Responses_1.T12]=&quot;&quot;;&quot;&quot;; [Form_Responses_1.T12])" table:style-name="ce1">
            <text:p>2</text:p>
          </table:table-cell>
          <table:table-cell office:value-type="float" office:value="3" table:formula="of:=IF([Form_Responses_1.U12]=&quot;&quot;;&quot;&quot;; [Form_Responses_1.U12])" table:style-name="ce1">
            <text:p>3</text:p>
          </table:table-cell>
          <table:table-cell office:value-type="float" office:value="3" table:formula="of:=IF([Form_Responses_1.V12]=&quot;&quot;;&quot;&quot;; [Form_Responses_1.V12])" table:style-name="ce1">
            <text:p>3</text:p>
          </table:table-cell>
          <table:table-cell office:value-type="float" office:value="3" table:formula="of:=IF([Form_Responses_1.W12]=&quot;&quot;;&quot;&quot;; [Form_Responses_1.W12])" table:style-name="ce1">
            <text:p>3</text:p>
          </table:table-cell>
          <table:table-cell office:value-type="float" office:value="3" table:formula="of:=IF([Form_Responses_1.X12]=&quot;&quot;;&quot;&quot;; [Form_Responses_1.X12])" table:style-name="ce1">
            <text:p>3</text:p>
          </table:table-cell>
          <table:table-cell office:value-type="float" office:value="3" table:formula="of:=IF([Form_Responses_1.Y12]=&quot;&quot;;&quot;&quot;; [Form_Responses_1.Y12])" table:style-name="ce1">
            <text:p>3</text:p>
          </table:table-cell>
          <table:table-cell office:value-type="float" office:value="3" table:formula="of:=IF([Form_Responses_1.Z12]=&quot;&quot;;&quot;&quot;; [Form_Responses_1.Z12])" table:style-name="ce1">
            <text:p>3</text:p>
          </table:table-cell>
          <table:table-cell office:value-type="float" office:value="3" table:formula="of:=IF([Form_Responses_1.AA12]=&quot;&quot;;&quot;&quot;; [Form_Responses_1.AA12])" table:style-name="ce1">
            <text:p>3</text:p>
          </table:table-cell>
          <table:table-cell office:value-type="float" office:value="2" table:formula="of:=IF([Form_Responses_1.AB12]=&quot;&quot;;&quot;&quot;; [Form_Responses_1.AB12])" table:style-name="ce1">
            <text:p>2</text:p>
          </table:table-cell>
          <table:table-cell office:value-type="float" office:value="5" table:formula="of:=IF([Form_Responses_1.AC12]=&quot;&quot;;&quot;&quot;; [Form_Responses_1.AC12])" table:style-name="ce1">
            <text:p>5</text:p>
          </table:table-cell>
          <table:table-cell office:value-type="float" office:value="5" table:formula="of:=IF([Form_Responses_1.AD12]=&quot;&quot;;&quot;&quot;; [Form_Responses_1.AD12])" table:style-name="ce1">
            <text:p>5</text:p>
          </table:table-cell>
          <table:table-cell office:value-type="float" office:value="5" table:formula="of:=IF([Form_Responses_1.AE12]=&quot;&quot;;&quot;&quot;; [Form_Responses_1.AE12])" table:style-name="ce1">
            <text:p>5</text:p>
          </table:table-cell>
          <table:table-cell office:value-type="float" office:value="5" table:formula="of:=IF([Form_Responses_1.AF12]=&quot;&quot;;&quot;&quot;; [Form_Responses_1.AF12])" table:style-name="ce1">
            <text:p>5</text:p>
          </table:table-cell>
          <table:table-cell office:value-type="float" office:value="5" table:formula="of:=IF([Form_Responses_1.AG12]=&quot;&quot;;&quot;&quot;; [Form_Responses_1.AG12])" table:style-name="ce1">
            <text:p>5</text:p>
          </table:table-cell>
          <table:table-cell office:value-type="float" office:value="3" table:formula="of:=IF([Form_Responses_1.AH12]=&quot;&quot;;&quot;&quot;; [Form_Responses_1.AH12])" table:style-name="ce1">
            <text:p>3</text:p>
          </table:table-cell>
          <table:table-cell office:value-type="float" office:value="3" table:formula="of:=IF([Form_Responses_1.AI12]=&quot;&quot;;&quot;&quot;; [Form_Responses_1.AI12])" table:style-name="ce1">
            <text:p>3</text:p>
          </table:table-cell>
          <table:table-cell office:value-type="float" office:value="4" table:formula="of:=IF([Form_Responses_1.AJ12]=&quot;&quot;;&quot;&quot;; [Form_Responses_1.AJ12])" table:style-name="ce1">
            <text:p>4</text:p>
          </table:table-cell>
          <table:table-cell office:value-type="float" office:value="3" table:formula="of:=IF([Form_Responses_1.AK12]=&quot;&quot;;&quot;&quot;; [Form_Responses_1.AK12])" table:style-name="ce1">
            <text:p>3</text:p>
          </table:table-cell>
          <table:table-cell office:value-type="float" office:value="3" table:formula="of:=IF([Form_Responses_1.AL12]=&quot;&quot;;&quot;&quot;; [Form_Responses_1.AL12])" table:style-name="ce1">
            <text:p>3</text:p>
          </table:table-cell>
          <table:table-cell office:value-type="float" office:value="3" table:formula="of:=IF([Form_Responses_1.AM12]=&quot;&quot;;&quot;&quot;; [Form_Responses_1.AM12])" table:style-name="ce1">
            <text:p>3</text:p>
          </table:table-cell>
          <table:table-cell office:value-type="float" office:value="5" table:formula="of:=IF([Form_Responses_1.AN12]=&quot;&quot;;&quot;&quot;; [Form_Responses_1.AN12])" table:style-name="ce1">
            <text:p>5</text:p>
          </table:table-cell>
          <table:table-cell office:value-type="float" office:value="3" table:formula="of:=IF([Form_Responses_1.AO12]=&quot;&quot;;&quot;&quot;; [Form_Responses_1.AO12])" table:style-name="ce1">
            <text:p>3</text:p>
          </table:table-cell>
          <table:table-cell office:value-type="float" office:value="3" table:formula="of:=IF([Form_Responses_1.AP12]=&quot;&quot;;&quot;&quot;; [Form_Responses_1.AP12])" table:style-name="ce1">
            <text:p>3</text:p>
          </table:table-cell>
          <table:table-cell office:value-type="float" office:value="5" table:formula="of:=IF([Form_Responses_1.AQ12]=&quot;&quot;;&quot;&quot;; [Form_Responses_1.AQ12])" table:style-name="ce1">
            <text:p>5</text:p>
          </table:table-cell>
          <table:table-cell office:value-type="float" office:value="5" table:formula="of:=IF([Form_Responses_1.AR12]=&quot;&quot;;&quot;&quot;; [Form_Responses_1.AR12])" table:style-name="ce1">
            <text:p>5</text:p>
          </table:table-cell>
          <table:table-cell office:value-type="float" office:value="5" table:formula="of:=IF([Form_Responses_1.AS12]=&quot;&quot;;&quot;&quot;; [Form_Responses_1.AS12])" table:style-name="ce1">
            <text:p>5</text:p>
          </table:table-cell>
          <table:table-cell office:value-type="float" office:value="3" table:formula="of:=IF([Form_Responses_1.AT12]=&quot;&quot;;&quot;&quot;; [Form_Responses_1.AT12])" table:style-name="ce1">
            <text:p>3</text:p>
          </table:table-cell>
          <table:table-cell office:value-type="float" office:value="3" table:formula="of:=IF([Form_Responses_1.AU12]=&quot;&quot;;&quot;&quot;; [Form_Responses_1.AU12])" table:style-name="ce1">
            <text:p>3</text:p>
          </table:table-cell>
          <table:table-cell office:value-type="float" office:value="5" table:formula="of:=IF([Form_Responses_1.AV12]=&quot;&quot;;&quot;&quot;; [Form_Responses_1.AV12])" table:style-name="ce1">
            <text:p>5</text:p>
          </table:table-cell>
          <table:table-cell office:value-type="float" office:value="5" table:formula="of:=IF([Form_Responses_1.AW12]=&quot;&quot;;&quot;&quot;; [Form_Responses_1.AW12])" table:style-name="ce1">
            <text:p>5</text:p>
          </table:table-cell>
          <table:table-cell table:number-columns-repeated="16340"/>
        </table:table-row>
        <table:table-row table:style-name="ro1">
          <table:table-cell office:value-type="float" office:value="43" table:formula="of:=IF([Form_Responses_1.C13]=&quot;&quot;;&quot;&quot;; [Form_Responses_1.C13])" table:style-name="ce1">
            <text:p>43</text:p>
          </table:table-cell>
          <table:table-cell office:value-type="float" office:value="13" table:formula="of:=IF([Form_Responses_1.D13]=&quot;&quot;;&quot;&quot;; [Form_Responses_1.D13])" table:style-name="ce3">
            <text:p>13</text:p>
          </table:table-cell>
          <table:table-cell office:value-type="float" office:value="0" table:formula="of:=IF([Form_Responses_1.E13]=&quot;&quot;;&quot;&quot;; [Form_Responses_1.E13])" table:style-name="ce1">
            <text:p>0</text:p>
          </table:table-cell>
          <table:table-cell office:value-type="float" office:value="13" table:formula="of:=IF([Form_Responses_1.F13]=&quot;&quot;;&quot;&quot;; [Form_Responses_1.F13])" table:style-name="ce1">
            <text:p>13</text:p>
          </table:table-cell>
          <table:table-cell office:value-type="float" office:value="1" table:formula="of:=IF([Form_Responses_1.H13] = &quot;Yes&quot;;1;IF([Form_Responses_1.H13] = &quot;No&quot;; 0; &quot;&quot;))" table:style-name="ce1">
            <text:p>1</text:p>
          </table:table-cell>
          <table:table-cell office:value-type="float" office:value="1" table:formula="of:=IF([Form_Responses_1.I13] = &quot;Yes&quot;;1;IF([Form_Responses_1.I13] = &quot;No&quot;; 0; &quot;&quot;))" table:style-name="ce1">
            <text:p>1</text:p>
          </table:table-cell>
          <table:table-cell office:value-type="float" office:value="1" table:formula="of:=IF([Form_Responses_1.L13] = &quot;Yes&quot;;1;IF([Form_Responses_1.L13] = &quot;No&quot;; 0; &quot;&quot;))" table:style-name="ce1">
            <text:p>1</text:p>
          </table:table-cell>
          <table:table-cell office:value-type="float" office:value="1" table:formula="of:=IF([Form_Responses_1.M13] = &quot;Yes&quot;;1;IF([Form_Responses_1.M13] = &quot;No&quot;; 0; &quot;&quot;))" table:style-name="ce1">
            <text:p>1</text:p>
          </table:table-cell>
          <table:table-cell office:value-type="float" office:value="1" table:formula="of:=IF([Form_Responses_1.N13] = &quot;Yes&quot;;1;IF([Form_Responses_1.N13] = &quot;No&quot;; 0; &quot;&quot;))" table:style-name="ce1">
            <text:p>1</text:p>
          </table:table-cell>
          <table:table-cell office:value-type="float" office:value="1" table:formula="of:=IF([Form_Responses_1.O13] = &quot;Yes&quot;;1;IF([Form_Responses_1.O13] = &quot;No&quot;; 0; &quot;&quot;))" table:style-name="ce1">
            <text:p>1</text:p>
          </table:table-cell>
          <table:table-cell office:value-type="float" office:value="1" table:formula="of:=IF([Form_Responses_1.P13] = &quot;Yes&quot;;1;IF([Form_Responses_1.P13] = &quot;No&quot;; 0; &quot;&quot;))" table:style-name="ce1">
            <text:p>1</text:p>
          </table:table-cell>
          <table:table-cell office:value-type="float" office:value="1" table:formula="of:=IF([Form_Responses_1.Q13] = &quot;Yes&quot;;1;IF([Form_Responses_1.Q13] = &quot;No&quot;; 0; &quot;&quot;))" table:style-name="ce1">
            <text:p>1</text:p>
          </table:table-cell>
          <table:table-cell office:value-type="float" office:value="1" table:formula="of:=IF([Form_Responses_1.R13] = &quot;Yes&quot;;1;IF([Form_Responses_1.R13] = &quot;No&quot;; 0; &quot;&quot;))" table:style-name="ce1">
            <text:p>1</text:p>
          </table:table-cell>
          <table:table-cell office:value-type="float" office:value="4" table:formula="of:=IF([Form_Responses_1.S13]=&quot;&quot;;&quot;&quot;; [Form_Responses_1.S13])" table:style-name="ce1">
            <text:p>4</text:p>
          </table:table-cell>
          <table:table-cell office:value-type="float" office:value="5" table:formula="of:=IF([Form_Responses_1.T13]=&quot;&quot;;&quot;&quot;; [Form_Responses_1.T13])" table:style-name="ce1">
            <text:p>5</text:p>
          </table:table-cell>
          <table:table-cell office:value-type="float" office:value="5" table:formula="of:=IF([Form_Responses_1.U13]=&quot;&quot;;&quot;&quot;; [Form_Responses_1.U13])" table:style-name="ce1">
            <text:p>5</text:p>
          </table:table-cell>
          <table:table-cell office:value-type="float" office:value="3" table:formula="of:=IF([Form_Responses_1.V13]=&quot;&quot;;&quot;&quot;; [Form_Responses_1.V13])" table:style-name="ce1">
            <text:p>3</text:p>
          </table:table-cell>
          <table:table-cell office:value-type="float" office:value="3" table:formula="of:=IF([Form_Responses_1.W13]=&quot;&quot;;&quot;&quot;; [Form_Responses_1.W13])" table:style-name="ce1">
            <text:p>3</text:p>
          </table:table-cell>
          <table:table-cell office:value-type="float" office:value="3" table:formula="of:=IF([Form_Responses_1.X13]=&quot;&quot;;&quot;&quot;; [Form_Responses_1.X13])" table:style-name="ce1">
            <text:p>3</text:p>
          </table:table-cell>
          <table:table-cell office:value-type="float" office:value="3" table:formula="of:=IF([Form_Responses_1.Y13]=&quot;&quot;;&quot;&quot;; [Form_Responses_1.Y13])" table:style-name="ce1">
            <text:p>3</text:p>
          </table:table-cell>
          <table:table-cell office:value-type="float" office:value="5" table:formula="of:=IF([Form_Responses_1.Z13]=&quot;&quot;;&quot;&quot;; [Form_Responses_1.Z13])" table:style-name="ce1">
            <text:p>5</text:p>
          </table:table-cell>
          <table:table-cell office:value-type="float" office:value="5" table:formula="of:=IF([Form_Responses_1.AA13]=&quot;&quot;;&quot;&quot;; [Form_Responses_1.AA13])" table:style-name="ce1">
            <text:p>5</text:p>
          </table:table-cell>
          <table:table-cell office:value-type="float" office:value="5" table:formula="of:=IF([Form_Responses_1.AB13]=&quot;&quot;;&quot;&quot;; [Form_Responses_1.AB13])" table:style-name="ce1">
            <text:p>5</text:p>
          </table:table-cell>
          <table:table-cell office:value-type="float" office:value="2" table:formula="of:=IF([Form_Responses_1.AC13]=&quot;&quot;;&quot;&quot;; [Form_Responses_1.AC13])" table:style-name="ce1">
            <text:p>2</text:p>
          </table:table-cell>
          <table:table-cell office:value-type="float" office:value="3" table:formula="of:=IF([Form_Responses_1.AD13]=&quot;&quot;;&quot;&quot;; [Form_Responses_1.AD13])" table:style-name="ce1">
            <text:p>3</text:p>
          </table:table-cell>
          <table:table-cell office:value-type="float" office:value="2" table:formula="of:=IF([Form_Responses_1.AE13]=&quot;&quot;;&quot;&quot;; [Form_Responses_1.AE13])" table:style-name="ce1">
            <text:p>2</text:p>
          </table:table-cell>
          <table:table-cell office:value-type="float" office:value="2" table:formula="of:=IF([Form_Responses_1.AF13]=&quot;&quot;;&quot;&quot;; [Form_Responses_1.AF13])" table:style-name="ce1">
            <text:p>2</text:p>
          </table:table-cell>
          <table:table-cell office:value-type="float" office:value="4" table:formula="of:=IF([Form_Responses_1.AG13]=&quot;&quot;;&quot;&quot;; [Form_Responses_1.AG13])" table:style-name="ce1">
            <text:p>4</text:p>
          </table:table-cell>
          <table:table-cell office:value-type="float" office:value="5" table:formula="of:=IF([Form_Responses_1.AH13]=&quot;&quot;;&quot;&quot;; [Form_Responses_1.AH13])" table:style-name="ce1">
            <text:p>5</text:p>
          </table:table-cell>
          <table:table-cell office:value-type="float" office:value="5" table:formula="of:=IF([Form_Responses_1.AI13]=&quot;&quot;;&quot;&quot;; [Form_Responses_1.AI13])" table:style-name="ce1">
            <text:p>5</text:p>
          </table:table-cell>
          <table:table-cell office:value-type="float" office:value="5" table:formula="of:=IF([Form_Responses_1.AJ13]=&quot;&quot;;&quot;&quot;; [Form_Responses_1.AJ13])" table:style-name="ce1">
            <text:p>5</text:p>
          </table:table-cell>
          <table:table-cell office:value-type="float" office:value="4" table:formula="of:=IF([Form_Responses_1.AK13]=&quot;&quot;;&quot;&quot;; [Form_Responses_1.AK13])" table:style-name="ce1">
            <text:p>4</text:p>
          </table:table-cell>
          <table:table-cell office:value-type="float" office:value="5" table:formula="of:=IF([Form_Responses_1.AL13]=&quot;&quot;;&quot;&quot;; [Form_Responses_1.AL13])" table:style-name="ce1">
            <text:p>5</text:p>
          </table:table-cell>
          <table:table-cell office:value-type="float" office:value="5" table:formula="of:=IF([Form_Responses_1.AM13]=&quot;&quot;;&quot;&quot;; [Form_Responses_1.AM13])" table:style-name="ce1">
            <text:p>5</text:p>
          </table:table-cell>
          <table:table-cell office:value-type="float" office:value="5" table:formula="of:=IF([Form_Responses_1.AN13]=&quot;&quot;;&quot;&quot;; [Form_Responses_1.AN13])" table:style-name="ce1">
            <text:p>5</text:p>
          </table:table-cell>
          <table:table-cell office:value-type="float" office:value="5" table:formula="of:=IF([Form_Responses_1.AO13]=&quot;&quot;;&quot;&quot;; [Form_Responses_1.AO13])" table:style-name="ce1">
            <text:p>5</text:p>
          </table:table-cell>
          <table:table-cell office:value-type="float" office:value="4" table:formula="of:=IF([Form_Responses_1.AP13]=&quot;&quot;;&quot;&quot;; [Form_Responses_1.AP13])" table:style-name="ce1">
            <text:p>4</text:p>
          </table:table-cell>
          <table:table-cell office:value-type="float" office:value="4" table:formula="of:=IF([Form_Responses_1.AQ13]=&quot;&quot;;&quot;&quot;; [Form_Responses_1.AQ13])" table:style-name="ce1">
            <text:p>4</text:p>
          </table:table-cell>
          <table:table-cell office:value-type="float" office:value="5" table:formula="of:=IF([Form_Responses_1.AR13]=&quot;&quot;;&quot;&quot;; [Form_Responses_1.AR13])" table:style-name="ce1">
            <text:p>5</text:p>
          </table:table-cell>
          <table:table-cell office:value-type="float" office:value="5" table:formula="of:=IF([Form_Responses_1.AS13]=&quot;&quot;;&quot;&quot;; [Form_Responses_1.AS13])" table:style-name="ce1">
            <text:p>5</text:p>
          </table:table-cell>
          <table:table-cell office:value-type="float" office:value="5" table:formula="of:=IF([Form_Responses_1.AT13]=&quot;&quot;;&quot;&quot;; [Form_Responses_1.AT13])" table:style-name="ce1">
            <text:p>5</text:p>
          </table:table-cell>
          <table:table-cell office:value-type="float" office:value="4" table:formula="of:=IF([Form_Responses_1.AU13]=&quot;&quot;;&quot;&quot;; [Form_Responses_1.AU13])" table:style-name="ce1">
            <text:p>4</text:p>
          </table:table-cell>
          <table:table-cell office:value-type="float" office:value="3" table:formula="of:=IF([Form_Responses_1.AV13]=&quot;&quot;;&quot;&quot;; [Form_Responses_1.AV13])" table:style-name="ce1">
            <text:p>3</text:p>
          </table:table-cell>
          <table:table-cell office:value-type="float" office:value="5" table:formula="of:=IF([Form_Responses_1.AW13]=&quot;&quot;;&quot;&quot;; [Form_Responses_1.AW13])" table:style-name="ce1">
            <text:p>5</text:p>
          </table:table-cell>
          <table:table-cell table:number-columns-repeated="16340"/>
        </table:table-row>
        <table:table-row table:style-name="ro1">
          <table:table-cell office:value-type="float" office:value="48" table:formula="of:=IF([Form_Responses_1.C14]=&quot;&quot;;&quot;&quot;; [Form_Responses_1.C14])" table:style-name="ce1">
            <text:p>48</text:p>
          </table:table-cell>
          <table:table-cell office:value-type="float" office:value="29" table:formula="of:=IF([Form_Responses_1.D14]=&quot;&quot;;&quot;&quot;; [Form_Responses_1.D14])" table:style-name="ce3">
            <text:p>29</text:p>
          </table:table-cell>
          <table:table-cell office:value-type="float" office:value="3" table:formula="of:=IF([Form_Responses_1.E14]=&quot;&quot;;&quot;&quot;; [Form_Responses_1.E14])" table:style-name="ce1">
            <text:p>3</text:p>
          </table:table-cell>
          <table:table-cell office:value-type="string" office:string-value="" table:formula="of:=IF([Form_Responses_1.F14]=&quot;&quot;;&quot;&quot;; [Form_Responses_1.F14])" table:style-name="ce1"/>
          <table:table-cell office:value-type="float" office:value="0" table:formula="of:=IF([Form_Responses_1.H14] = &quot;Yes&quot;;1;IF([Form_Responses_1.H14] = &quot;No&quot;; 0; &quot;&quot;))" table:style-name="ce1">
            <text:p>0</text:p>
          </table:table-cell>
          <table:table-cell office:value-type="float" office:value="1" table:formula="of:=IF([Form_Responses_1.I14] = &quot;Yes&quot;;1;IF([Form_Responses_1.I14] = &quot;No&quot;; 0; &quot;&quot;))" table:style-name="ce1">
            <text:p>1</text:p>
          </table:table-cell>
          <table:table-cell office:value-type="float" office:value="1" table:formula="of:=IF([Form_Responses_1.L14] = &quot;Yes&quot;;1;IF([Form_Responses_1.L14] = &quot;No&quot;; 0; &quot;&quot;))" table:style-name="ce1">
            <text:p>1</text:p>
          </table:table-cell>
          <table:table-cell office:value-type="float" office:value="1" table:formula="of:=IF([Form_Responses_1.M14] = &quot;Yes&quot;;1;IF([Form_Responses_1.M14] = &quot;No&quot;; 0; &quot;&quot;))" table:style-name="ce1">
            <text:p>1</text:p>
          </table:table-cell>
          <table:table-cell office:value-type="float" office:value="1" table:formula="of:=IF([Form_Responses_1.N14] = &quot;Yes&quot;;1;IF([Form_Responses_1.N14] = &quot;No&quot;; 0; &quot;&quot;))" table:style-name="ce1">
            <text:p>1</text:p>
          </table:table-cell>
          <table:table-cell office:value-type="float" office:value="0" table:formula="of:=IF([Form_Responses_1.O14] = &quot;Yes&quot;;1;IF([Form_Responses_1.O14] = &quot;No&quot;; 0; &quot;&quot;))" table:style-name="ce1">
            <text:p>0</text:p>
          </table:table-cell>
          <table:table-cell office:value-type="float" office:value="1" table:formula="of:=IF([Form_Responses_1.P14] = &quot;Yes&quot;;1;IF([Form_Responses_1.P14] = &quot;No&quot;; 0; &quot;&quot;))" table:style-name="ce1">
            <text:p>1</text:p>
          </table:table-cell>
          <table:table-cell office:value-type="float" office:value="1" table:formula="of:=IF([Form_Responses_1.Q14] = &quot;Yes&quot;;1;IF([Form_Responses_1.Q14] = &quot;No&quot;; 0; &quot;&quot;))" table:style-name="ce1">
            <text:p>1</text:p>
          </table:table-cell>
          <table:table-cell office:value-type="float" office:value="1" table:formula="of:=IF([Form_Responses_1.R14] = &quot;Yes&quot;;1;IF([Form_Responses_1.R14] = &quot;No&quot;; 0; &quot;&quot;))" table:style-name="ce1">
            <text:p>1</text:p>
          </table:table-cell>
          <table:table-cell office:value-type="float" office:value="4" table:formula="of:=IF([Form_Responses_1.S14]=&quot;&quot;;&quot;&quot;; [Form_Responses_1.S14])" table:style-name="ce1">
            <text:p>4</text:p>
          </table:table-cell>
          <table:table-cell office:value-type="float" office:value="4" table:formula="of:=IF([Form_Responses_1.T14]=&quot;&quot;;&quot;&quot;; [Form_Responses_1.T14])" table:style-name="ce1">
            <text:p>4</text:p>
          </table:table-cell>
          <table:table-cell office:value-type="float" office:value="3" table:formula="of:=IF([Form_Responses_1.U14]=&quot;&quot;;&quot;&quot;; [Form_Responses_1.U14])" table:style-name="ce1">
            <text:p>3</text:p>
          </table:table-cell>
          <table:table-cell office:value-type="float" office:value="5" table:formula="of:=IF([Form_Responses_1.V14]=&quot;&quot;;&quot;&quot;; [Form_Responses_1.V14])" table:style-name="ce1">
            <text:p>5</text:p>
          </table:table-cell>
          <table:table-cell office:value-type="float" office:value="4" table:formula="of:=IF([Form_Responses_1.W14]=&quot;&quot;;&quot;&quot;; [Form_Responses_1.W14])" table:style-name="ce1">
            <text:p>4</text:p>
          </table:table-cell>
          <table:table-cell office:value-type="float" office:value="5" table:formula="of:=IF([Form_Responses_1.X14]=&quot;&quot;;&quot;&quot;; [Form_Responses_1.X14])" table:style-name="ce1">
            <text:p>5</text:p>
          </table:table-cell>
          <table:table-cell office:value-type="float" office:value="1" table:formula="of:=IF([Form_Responses_1.Y14]=&quot;&quot;;&quot;&quot;; [Form_Responses_1.Y14])" table:style-name="ce1">
            <text:p>1</text:p>
          </table:table-cell>
          <table:table-cell office:value-type="float" office:value="3" table:formula="of:=IF([Form_Responses_1.Z14]=&quot;&quot;;&quot;&quot;; [Form_Responses_1.Z14])" table:style-name="ce1">
            <text:p>3</text:p>
          </table:table-cell>
          <table:table-cell office:value-type="float" office:value="3" table:formula="of:=IF([Form_Responses_1.AA14]=&quot;&quot;;&quot;&quot;; [Form_Responses_1.AA14])" table:style-name="ce1">
            <text:p>3</text:p>
          </table:table-cell>
          <table:table-cell office:value-type="float" office:value="3" table:formula="of:=IF([Form_Responses_1.AB14]=&quot;&quot;;&quot;&quot;; [Form_Responses_1.AB14])" table:style-name="ce1">
            <text:p>3</text:p>
          </table:table-cell>
          <table:table-cell office:value-type="float" office:value="4" table:formula="of:=IF([Form_Responses_1.AC14]=&quot;&quot;;&quot;&quot;; [Form_Responses_1.AC14])" table:style-name="ce1">
            <text:p>4</text:p>
          </table:table-cell>
          <table:table-cell office:value-type="float" office:value="3" table:formula="of:=IF([Form_Responses_1.AD14]=&quot;&quot;;&quot;&quot;; [Form_Responses_1.AD14])" table:style-name="ce1">
            <text:p>3</text:p>
          </table:table-cell>
          <table:table-cell office:value-type="float" office:value="3" table:formula="of:=IF([Form_Responses_1.AE14]=&quot;&quot;;&quot;&quot;; [Form_Responses_1.AE14])" table:style-name="ce1">
            <text:p>3</text:p>
          </table:table-cell>
          <table:table-cell office:value-type="float" office:value="3" table:formula="of:=IF([Form_Responses_1.AF14]=&quot;&quot;;&quot;&quot;; [Form_Responses_1.AF14])" table:style-name="ce1">
            <text:p>3</text:p>
          </table:table-cell>
          <table:table-cell office:value-type="float" office:value="3" table:formula="of:=IF([Form_Responses_1.AG14]=&quot;&quot;;&quot;&quot;; [Form_Responses_1.AG14])" table:style-name="ce1">
            <text:p>3</text:p>
          </table:table-cell>
          <table:table-cell office:value-type="float" office:value="3" table:formula="of:=IF([Form_Responses_1.AH14]=&quot;&quot;;&quot;&quot;; [Form_Responses_1.AH14])" table:style-name="ce1">
            <text:p>3</text:p>
          </table:table-cell>
          <table:table-cell office:value-type="float" office:value="3" table:formula="of:=IF([Form_Responses_1.AI14]=&quot;&quot;;&quot;&quot;; [Form_Responses_1.AI14])" table:style-name="ce1">
            <text:p>3</text:p>
          </table:table-cell>
          <table:table-cell office:value-type="float" office:value="3" table:formula="of:=IF([Form_Responses_1.AJ14]=&quot;&quot;;&quot;&quot;; [Form_Responses_1.AJ14])" table:style-name="ce1">
            <text:p>3</text:p>
          </table:table-cell>
          <table:table-cell office:value-type="float" office:value="3" table:formula="of:=IF([Form_Responses_1.AK14]=&quot;&quot;;&quot;&quot;; [Form_Responses_1.AK14])" table:style-name="ce1">
            <text:p>3</text:p>
          </table:table-cell>
          <table:table-cell office:value-type="float" office:value="3" table:formula="of:=IF([Form_Responses_1.AL14]=&quot;&quot;;&quot;&quot;; [Form_Responses_1.AL14])" table:style-name="ce1">
            <text:p>3</text:p>
          </table:table-cell>
          <table:table-cell office:value-type="float" office:value="3" table:formula="of:=IF([Form_Responses_1.AM14]=&quot;&quot;;&quot;&quot;; [Form_Responses_1.AM14])" table:style-name="ce1">
            <text:p>3</text:p>
          </table:table-cell>
          <table:table-cell office:value-type="float" office:value="3" table:formula="of:=IF([Form_Responses_1.AN14]=&quot;&quot;;&quot;&quot;; [Form_Responses_1.AN14])" table:style-name="ce1">
            <text:p>3</text:p>
          </table:table-cell>
          <table:table-cell office:value-type="float" office:value="1" table:formula="of:=IF([Form_Responses_1.AO14]=&quot;&quot;;&quot;&quot;; [Form_Responses_1.AO14])" table:style-name="ce1">
            <text:p>1</text:p>
          </table:table-cell>
          <table:table-cell office:value-type="float" office:value="1" table:formula="of:=IF([Form_Responses_1.AP14]=&quot;&quot;;&quot;&quot;; [Form_Responses_1.AP14])" table:style-name="ce1">
            <text:p>1</text:p>
          </table:table-cell>
          <table:table-cell office:value-type="float" office:value="3" table:formula="of:=IF([Form_Responses_1.AQ14]=&quot;&quot;;&quot;&quot;; [Form_Responses_1.AQ14])" table:style-name="ce1">
            <text:p>3</text:p>
          </table:table-cell>
          <table:table-cell office:value-type="float" office:value="3" table:formula="of:=IF([Form_Responses_1.AR14]=&quot;&quot;;&quot;&quot;; [Form_Responses_1.AR14])" table:style-name="ce1">
            <text:p>3</text:p>
          </table:table-cell>
          <table:table-cell office:value-type="float" office:value="3" table:formula="of:=IF([Form_Responses_1.AS14]=&quot;&quot;;&quot;&quot;; [Form_Responses_1.AS14])" table:style-name="ce1">
            <text:p>3</text:p>
          </table:table-cell>
          <table:table-cell office:value-type="float" office:value="1" table:formula="of:=IF([Form_Responses_1.AT14]=&quot;&quot;;&quot;&quot;; [Form_Responses_1.AT14])" table:style-name="ce1">
            <text:p>1</text:p>
          </table:table-cell>
          <table:table-cell office:value-type="float" office:value="3" table:formula="of:=IF([Form_Responses_1.AU14]=&quot;&quot;;&quot;&quot;; [Form_Responses_1.AU14])" table:style-name="ce1">
            <text:p>3</text:p>
          </table:table-cell>
          <table:table-cell office:value-type="float" office:value="3" table:formula="of:=IF([Form_Responses_1.AV14]=&quot;&quot;;&quot;&quot;; [Form_Responses_1.AV14])" table:style-name="ce1">
            <text:p>3</text:p>
          </table:table-cell>
          <table:table-cell office:value-type="float" office:value="3" table:formula="of:=IF([Form_Responses_1.AW14]=&quot;&quot;;&quot;&quot;; [Form_Responses_1.AW14])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54" table:formula="of:=IF([Form_Responses_1.C15]=&quot;&quot;;&quot;&quot;; [Form_Responses_1.C15])" table:style-name="ce1">
            <text:p>54</text:p>
          </table:table-cell>
          <table:table-cell office:value-type="float" office:value="34" table:formula="of:=IF([Form_Responses_1.D15]=&quot;&quot;;&quot;&quot;; [Form_Responses_1.D15])" table:style-name="ce3">
            <text:p>34</text:p>
          </table:table-cell>
          <table:table-cell office:value-type="float" office:value="3" table:formula="of:=IF([Form_Responses_1.E15]=&quot;&quot;;&quot;&quot;; [Form_Responses_1.E15])" table:style-name="ce1">
            <text:p>3</text:p>
          </table:table-cell>
          <table:table-cell office:value-type="float" office:value="17" table:formula="of:=IF([Form_Responses_1.F15]=&quot;&quot;;&quot;&quot;; [Form_Responses_1.F15])" table:style-name="ce1">
            <text:p>17</text:p>
          </table:table-cell>
          <table:table-cell office:value-type="float" office:value="0" table:formula="of:=IF([Form_Responses_1.H15] = &quot;Yes&quot;;1;IF([Form_Responses_1.H15] = &quot;No&quot;; 0; &quot;&quot;))" table:style-name="ce1">
            <text:p>0</text:p>
          </table:table-cell>
          <table:table-cell office:value-type="float" office:value="0" table:formula="of:=IF([Form_Responses_1.I15] = &quot;Yes&quot;;1;IF([Form_Responses_1.I15] = &quot;No&quot;; 0; &quot;&quot;))" table:style-name="ce1">
            <text:p>0</text:p>
          </table:table-cell>
          <table:table-cell office:value-type="float" office:value="1" table:formula="of:=IF([Form_Responses_1.L15] = &quot;Yes&quot;;1;IF([Form_Responses_1.L15] = &quot;No&quot;; 0; &quot;&quot;))" table:style-name="ce1">
            <text:p>1</text:p>
          </table:table-cell>
          <table:table-cell office:value-type="float" office:value="1" table:formula="of:=IF([Form_Responses_1.M15] = &quot;Yes&quot;;1;IF([Form_Responses_1.M15] = &quot;No&quot;; 0; &quot;&quot;))" table:style-name="ce1">
            <text:p>1</text:p>
          </table:table-cell>
          <table:table-cell office:value-type="float" office:value="1" table:formula="of:=IF([Form_Responses_1.N15] = &quot;Yes&quot;;1;IF([Form_Responses_1.N15] = &quot;No&quot;; 0; &quot;&quot;))" table:style-name="ce1">
            <text:p>1</text:p>
          </table:table-cell>
          <table:table-cell office:value-type="float" office:value="0" table:formula="of:=IF([Form_Responses_1.O15] = &quot;Yes&quot;;1;IF([Form_Responses_1.O15] = &quot;No&quot;; 0; &quot;&quot;))" table:style-name="ce1">
            <text:p>0</text:p>
          </table:table-cell>
          <table:table-cell office:value-type="float" office:value="1" table:formula="of:=IF([Form_Responses_1.P15] = &quot;Yes&quot;;1;IF([Form_Responses_1.P15] = &quot;No&quot;; 0; &quot;&quot;))" table:style-name="ce1">
            <text:p>1</text:p>
          </table:table-cell>
          <table:table-cell office:value-type="float" office:value="1" table:formula="of:=IF([Form_Responses_1.Q15] = &quot;Yes&quot;;1;IF([Form_Responses_1.Q15] = &quot;No&quot;; 0; &quot;&quot;))" table:style-name="ce1">
            <text:p>1</text:p>
          </table:table-cell>
          <table:table-cell office:value-type="float" office:value="1" table:formula="of:=IF([Form_Responses_1.R15] = &quot;Yes&quot;;1;IF([Form_Responses_1.R15] = &quot;No&quot;; 0; &quot;&quot;))" table:style-name="ce1">
            <text:p>1</text:p>
          </table:table-cell>
          <table:table-cell office:value-type="float" office:value="4" table:formula="of:=IF([Form_Responses_1.S15]=&quot;&quot;;&quot;&quot;; [Form_Responses_1.S15])" table:style-name="ce1">
            <text:p>4</text:p>
          </table:table-cell>
          <table:table-cell office:value-type="float" office:value="4" table:formula="of:=IF([Form_Responses_1.T15]=&quot;&quot;;&quot;&quot;; [Form_Responses_1.T15])" table:style-name="ce1">
            <text:p>4</text:p>
          </table:table-cell>
          <table:table-cell office:value-type="float" office:value="3" table:formula="of:=IF([Form_Responses_1.U15]=&quot;&quot;;&quot;&quot;; [Form_Responses_1.U15])" table:style-name="ce1">
            <text:p>3</text:p>
          </table:table-cell>
          <table:table-cell office:value-type="float" office:value="3" table:formula="of:=IF([Form_Responses_1.V15]=&quot;&quot;;&quot;&quot;; [Form_Responses_1.V15])" table:style-name="ce1">
            <text:p>3</text:p>
          </table:table-cell>
          <table:table-cell office:value-type="float" office:value="4" table:formula="of:=IF([Form_Responses_1.W15]=&quot;&quot;;&quot;&quot;; [Form_Responses_1.W15])" table:style-name="ce1">
            <text:p>4</text:p>
          </table:table-cell>
          <table:table-cell office:value-type="float" office:value="4" table:formula="of:=IF([Form_Responses_1.X15]=&quot;&quot;;&quot;&quot;; [Form_Responses_1.X15])" table:style-name="ce1">
            <text:p>4</text:p>
          </table:table-cell>
          <table:table-cell office:value-type="float" office:value="5" table:formula="of:=IF([Form_Responses_1.Y15]=&quot;&quot;;&quot;&quot;; [Form_Responses_1.Y15])" table:style-name="ce1">
            <text:p>5</text:p>
          </table:table-cell>
          <table:table-cell office:value-type="float" office:value="4" table:formula="of:=IF([Form_Responses_1.Z15]=&quot;&quot;;&quot;&quot;; [Form_Responses_1.Z15])" table:style-name="ce1">
            <text:p>4</text:p>
          </table:table-cell>
          <table:table-cell office:value-type="float" office:value="4" table:formula="of:=IF([Form_Responses_1.AA15]=&quot;&quot;;&quot;&quot;; [Form_Responses_1.AA15])" table:style-name="ce1">
            <text:p>4</text:p>
          </table:table-cell>
          <table:table-cell office:value-type="float" office:value="4" table:formula="of:=IF([Form_Responses_1.AB15]=&quot;&quot;;&quot;&quot;; [Form_Responses_1.AB15])" table:style-name="ce1">
            <text:p>4</text:p>
          </table:table-cell>
          <table:table-cell office:value-type="float" office:value="3" table:formula="of:=IF([Form_Responses_1.AC15]=&quot;&quot;;&quot;&quot;; [Form_Responses_1.AC15])" table:style-name="ce1">
            <text:p>3</text:p>
          </table:table-cell>
          <table:table-cell office:value-type="float" office:value="3" table:formula="of:=IF([Form_Responses_1.AD15]=&quot;&quot;;&quot;&quot;; [Form_Responses_1.AD15])" table:style-name="ce1">
            <text:p>3</text:p>
          </table:table-cell>
          <table:table-cell office:value-type="float" office:value="3" table:formula="of:=IF([Form_Responses_1.AE15]=&quot;&quot;;&quot;&quot;; [Form_Responses_1.AE15])" table:style-name="ce1">
            <text:p>3</text:p>
          </table:table-cell>
          <table:table-cell office:value-type="float" office:value="3" table:formula="of:=IF([Form_Responses_1.AF15]=&quot;&quot;;&quot;&quot;; [Form_Responses_1.AF15])" table:style-name="ce1">
            <text:p>3</text:p>
          </table:table-cell>
          <table:table-cell office:value-type="float" office:value="2" table:formula="of:=IF([Form_Responses_1.AG15]=&quot;&quot;;&quot;&quot;; [Form_Responses_1.AG15])" table:style-name="ce1">
            <text:p>2</text:p>
          </table:table-cell>
          <table:table-cell office:value-type="float" office:value="3" table:formula="of:=IF([Form_Responses_1.AH15]=&quot;&quot;;&quot;&quot;; [Form_Responses_1.AH15])" table:style-name="ce1">
            <text:p>3</text:p>
          </table:table-cell>
          <table:table-cell office:value-type="float" office:value="3" table:formula="of:=IF([Form_Responses_1.AI15]=&quot;&quot;;&quot;&quot;; [Form_Responses_1.AI15])" table:style-name="ce1">
            <text:p>3</text:p>
          </table:table-cell>
          <table:table-cell office:value-type="float" office:value="4" table:formula="of:=IF([Form_Responses_1.AJ15]=&quot;&quot;;&quot;&quot;; [Form_Responses_1.AJ15])" table:style-name="ce1">
            <text:p>4</text:p>
          </table:table-cell>
          <table:table-cell office:value-type="float" office:value="1" table:formula="of:=IF([Form_Responses_1.AK15]=&quot;&quot;;&quot;&quot;; [Form_Responses_1.AK15])" table:style-name="ce1">
            <text:p>1</text:p>
          </table:table-cell>
          <table:table-cell office:value-type="float" office:value="2" table:formula="of:=IF([Form_Responses_1.AL15]=&quot;&quot;;&quot;&quot;; [Form_Responses_1.AL15])" table:style-name="ce1">
            <text:p>2</text:p>
          </table:table-cell>
          <table:table-cell office:value-type="float" office:value="2" table:formula="of:=IF([Form_Responses_1.AM15]=&quot;&quot;;&quot;&quot;; [Form_Responses_1.AM15])" table:style-name="ce1">
            <text:p>2</text:p>
          </table:table-cell>
          <table:table-cell office:value-type="float" office:value="4" table:formula="of:=IF([Form_Responses_1.AN15]=&quot;&quot;;&quot;&quot;; [Form_Responses_1.AN15])" table:style-name="ce1">
            <text:p>4</text:p>
          </table:table-cell>
          <table:table-cell office:value-type="float" office:value="4" table:formula="of:=IF([Form_Responses_1.AO15]=&quot;&quot;;&quot;&quot;; [Form_Responses_1.AO15])" table:style-name="ce1">
            <text:p>4</text:p>
          </table:table-cell>
          <table:table-cell office:value-type="float" office:value="3" table:formula="of:=IF([Form_Responses_1.AP15]=&quot;&quot;;&quot;&quot;; [Form_Responses_1.AP15])" table:style-name="ce1">
            <text:p>3</text:p>
          </table:table-cell>
          <table:table-cell office:value-type="float" office:value="3" table:formula="of:=IF([Form_Responses_1.AQ15]=&quot;&quot;;&quot;&quot;; [Form_Responses_1.AQ15])" table:style-name="ce1">
            <text:p>3</text:p>
          </table:table-cell>
          <table:table-cell office:value-type="float" office:value="4" table:formula="of:=IF([Form_Responses_1.AR15]=&quot;&quot;;&quot;&quot;; [Form_Responses_1.AR15])" table:style-name="ce1">
            <text:p>4</text:p>
          </table:table-cell>
          <table:table-cell office:value-type="float" office:value="4" table:formula="of:=IF([Form_Responses_1.AS15]=&quot;&quot;;&quot;&quot;; [Form_Responses_1.AS15])" table:style-name="ce1">
            <text:p>4</text:p>
          </table:table-cell>
          <table:table-cell office:value-type="float" office:value="4" table:formula="of:=IF([Form_Responses_1.AT15]=&quot;&quot;;&quot;&quot;; [Form_Responses_1.AT15])" table:style-name="ce1">
            <text:p>4</text:p>
          </table:table-cell>
          <table:table-cell office:value-type="float" office:value="4" table:formula="of:=IF([Form_Responses_1.AU15]=&quot;&quot;;&quot;&quot;; [Form_Responses_1.AU15])" table:style-name="ce1">
            <text:p>4</text:p>
          </table:table-cell>
          <table:table-cell office:value-type="float" office:value="3" table:formula="of:=IF([Form_Responses_1.AV15]=&quot;&quot;;&quot;&quot;; [Form_Responses_1.AV15])" table:style-name="ce1">
            <text:p>3</text:p>
          </table:table-cell>
          <table:table-cell office:value-type="float" office:value="4" table:formula="of:=IF([Form_Responses_1.AW15]=&quot;&quot;;&quot;&quot;; [Form_Responses_1.AW15])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43" table:formula="of:=IF([Form_Responses_1.C16]=&quot;&quot;;&quot;&quot;; [Form_Responses_1.C16])" table:style-name="ce1">
            <text:p>43</text:p>
          </table:table-cell>
          <table:table-cell office:value-type="float" office:value="12" table:formula="of:=IF([Form_Responses_1.D16]=&quot;&quot;;&quot;&quot;; [Form_Responses_1.D16])" table:style-name="ce3">
            <text:p>12</text:p>
          </table:table-cell>
          <table:table-cell office:value-type="float" office:value="0" table:formula="of:=IF([Form_Responses_1.E16]=&quot;&quot;;&quot;&quot;; [Form_Responses_1.E16])" table:style-name="ce1">
            <text:p>0</text:p>
          </table:table-cell>
          <table:table-cell office:value-type="float" office:value="0" table:formula="of:=IF([Form_Responses_1.F16]=&quot;&quot;;&quot;&quot;; [Form_Responses_1.F16])" table:style-name="ce1">
            <text:p>0</text:p>
          </table:table-cell>
          <table:table-cell office:value-type="float" office:value="0" table:formula="of:=IF([Form_Responses_1.H16] = &quot;Yes&quot;;1;IF([Form_Responses_1.H16] = &quot;No&quot;; 0; &quot;&quot;))" table:style-name="ce1">
            <text:p>0</text:p>
          </table:table-cell>
          <table:table-cell office:value-type="float" office:value="1" table:formula="of:=IF([Form_Responses_1.I16] = &quot;Yes&quot;;1;IF([Form_Responses_1.I16] = &quot;No&quot;; 0; &quot;&quot;))" table:style-name="ce1">
            <text:p>1</text:p>
          </table:table-cell>
          <table:table-cell office:value-type="float" office:value="0" table:formula="of:=IF([Form_Responses_1.L16] = &quot;Yes&quot;;1;IF([Form_Responses_1.L16] = &quot;No&quot;; 0; &quot;&quot;))" table:style-name="ce1">
            <text:p>0</text:p>
          </table:table-cell>
          <table:table-cell office:value-type="float" office:value="1" table:formula="of:=IF([Form_Responses_1.M16] = &quot;Yes&quot;;1;IF([Form_Responses_1.M16] = &quot;No&quot;; 0; &quot;&quot;))" table:style-name="ce1">
            <text:p>1</text:p>
          </table:table-cell>
          <table:table-cell office:value-type="float" office:value="1" table:formula="of:=IF([Form_Responses_1.N16] = &quot;Yes&quot;;1;IF([Form_Responses_1.N16] = &quot;No&quot;; 0; &quot;&quot;))" table:style-name="ce1">
            <text:p>1</text:p>
          </table:table-cell>
          <table:table-cell office:value-type="float" office:value="1" table:formula="of:=IF([Form_Responses_1.O16] = &quot;Yes&quot;;1;IF([Form_Responses_1.O16] = &quot;No&quot;; 0; &quot;&quot;))" table:style-name="ce1">
            <text:p>1</text:p>
          </table:table-cell>
          <table:table-cell office:value-type="float" office:value="1" table:formula="of:=IF([Form_Responses_1.P16] = &quot;Yes&quot;;1;IF([Form_Responses_1.P16] = &quot;No&quot;; 0; &quot;&quot;))" table:style-name="ce1">
            <text:p>1</text:p>
          </table:table-cell>
          <table:table-cell office:value-type="float" office:value="1" table:formula="of:=IF([Form_Responses_1.Q16] = &quot;Yes&quot;;1;IF([Form_Responses_1.Q16] = &quot;No&quot;; 0; &quot;&quot;))" table:style-name="ce1">
            <text:p>1</text:p>
          </table:table-cell>
          <table:table-cell office:value-type="float" office:value="1" table:formula="of:=IF([Form_Responses_1.R16] = &quot;Yes&quot;;1;IF([Form_Responses_1.R16] = &quot;No&quot;; 0; &quot;&quot;))" table:style-name="ce1">
            <text:p>1</text:p>
          </table:table-cell>
          <table:table-cell office:value-type="float" office:value="3" table:formula="of:=IF([Form_Responses_1.S16]=&quot;&quot;;&quot;&quot;; [Form_Responses_1.S16])" table:style-name="ce1">
            <text:p>3</text:p>
          </table:table-cell>
          <table:table-cell office:value-type="float" office:value="3" table:formula="of:=IF([Form_Responses_1.T16]=&quot;&quot;;&quot;&quot;; [Form_Responses_1.T16])" table:style-name="ce1">
            <text:p>3</text:p>
          </table:table-cell>
          <table:table-cell office:value-type="float" office:value="2" table:formula="of:=IF([Form_Responses_1.U16]=&quot;&quot;;&quot;&quot;; [Form_Responses_1.U16])" table:style-name="ce1">
            <text:p>2</text:p>
          </table:table-cell>
          <table:table-cell office:value-type="float" office:value="3" table:formula="of:=IF([Form_Responses_1.V16]=&quot;&quot;;&quot;&quot;; [Form_Responses_1.V16])" table:style-name="ce1">
            <text:p>3</text:p>
          </table:table-cell>
          <table:table-cell office:value-type="float" office:value="3" table:formula="of:=IF([Form_Responses_1.W16]=&quot;&quot;;&quot;&quot;; [Form_Responses_1.W16])" table:style-name="ce1">
            <text:p>3</text:p>
          </table:table-cell>
          <table:table-cell office:value-type="float" office:value="2" table:formula="of:=IF([Form_Responses_1.X16]=&quot;&quot;;&quot;&quot;; [Form_Responses_1.X16])" table:style-name="ce1">
            <text:p>2</text:p>
          </table:table-cell>
          <table:table-cell office:value-type="float" office:value="4" table:formula="of:=IF([Form_Responses_1.Y16]=&quot;&quot;;&quot;&quot;; [Form_Responses_1.Y16])" table:style-name="ce1">
            <text:p>4</text:p>
          </table:table-cell>
          <table:table-cell office:value-type="float" office:value="1" table:formula="of:=IF([Form_Responses_1.Z16]=&quot;&quot;;&quot;&quot;; [Form_Responses_1.Z16])" table:style-name="ce1">
            <text:p>1</text:p>
          </table:table-cell>
          <table:table-cell office:value-type="float" office:value="2" table:formula="of:=IF([Form_Responses_1.AA16]=&quot;&quot;;&quot;&quot;; [Form_Responses_1.AA16])" table:style-name="ce1">
            <text:p>2</text:p>
          </table:table-cell>
          <table:table-cell office:value-type="float" office:value="2" table:formula="of:=IF([Form_Responses_1.AB16]=&quot;&quot;;&quot;&quot;; [Form_Responses_1.AB16])" table:style-name="ce1">
            <text:p>2</text:p>
          </table:table-cell>
          <table:table-cell office:value-type="float" office:value="5" table:formula="of:=IF([Form_Responses_1.AC16]=&quot;&quot;;&quot;&quot;; [Form_Responses_1.AC16])" table:style-name="ce1">
            <text:p>5</text:p>
          </table:table-cell>
          <table:table-cell office:value-type="float" office:value="3" table:formula="of:=IF([Form_Responses_1.AD16]=&quot;&quot;;&quot;&quot;; [Form_Responses_1.AD16])" table:style-name="ce1">
            <text:p>3</text:p>
          </table:table-cell>
          <table:table-cell office:value-type="float" office:value="3" table:formula="of:=IF([Form_Responses_1.AE16]=&quot;&quot;;&quot;&quot;; [Form_Responses_1.AE16])" table:style-name="ce1">
            <text:p>3</text:p>
          </table:table-cell>
          <table:table-cell office:value-type="float" office:value="3" table:formula="of:=IF([Form_Responses_1.AF16]=&quot;&quot;;&quot;&quot;; [Form_Responses_1.AF16])" table:style-name="ce1">
            <text:p>3</text:p>
          </table:table-cell>
          <table:table-cell office:value-type="float" office:value="3" table:formula="of:=IF([Form_Responses_1.AG16]=&quot;&quot;;&quot;&quot;; [Form_Responses_1.AG16])" table:style-name="ce1">
            <text:p>3</text:p>
          </table:table-cell>
          <table:table-cell office:value-type="float" office:value="3" table:formula="of:=IF([Form_Responses_1.AH16]=&quot;&quot;;&quot;&quot;; [Form_Responses_1.AH16])" table:style-name="ce1">
            <text:p>3</text:p>
          </table:table-cell>
          <table:table-cell office:value-type="float" office:value="3" table:formula="of:=IF([Form_Responses_1.AI16]=&quot;&quot;;&quot;&quot;; [Form_Responses_1.AI16])" table:style-name="ce1">
            <text:p>3</text:p>
          </table:table-cell>
          <table:table-cell office:value-type="float" office:value="3" table:formula="of:=IF([Form_Responses_1.AJ16]=&quot;&quot;;&quot;&quot;; [Form_Responses_1.AJ16])" table:style-name="ce1">
            <text:p>3</text:p>
          </table:table-cell>
          <table:table-cell office:value-type="float" office:value="3" table:formula="of:=IF([Form_Responses_1.AK16]=&quot;&quot;;&quot;&quot;; [Form_Responses_1.AK16])" table:style-name="ce1">
            <text:p>3</text:p>
          </table:table-cell>
          <table:table-cell office:value-type="float" office:value="3" table:formula="of:=IF([Form_Responses_1.AL16]=&quot;&quot;;&quot;&quot;; [Form_Responses_1.AL16])" table:style-name="ce1">
            <text:p>3</text:p>
          </table:table-cell>
          <table:table-cell office:value-type="float" office:value="3" table:formula="of:=IF([Form_Responses_1.AM16]=&quot;&quot;;&quot;&quot;; [Form_Responses_1.AM16])" table:style-name="ce1">
            <text:p>3</text:p>
          </table:table-cell>
          <table:table-cell office:value-type="float" office:value="3" table:formula="of:=IF([Form_Responses_1.AN16]=&quot;&quot;;&quot;&quot;; [Form_Responses_1.AN16])" table:style-name="ce1">
            <text:p>3</text:p>
          </table:table-cell>
          <table:table-cell office:value-type="float" office:value="3" table:formula="of:=IF([Form_Responses_1.AO16]=&quot;&quot;;&quot;&quot;; [Form_Responses_1.AO16])" table:style-name="ce1">
            <text:p>3</text:p>
          </table:table-cell>
          <table:table-cell office:value-type="float" office:value="3" table:formula="of:=IF([Form_Responses_1.AP16]=&quot;&quot;;&quot;&quot;; [Form_Responses_1.AP16])" table:style-name="ce1">
            <text:p>3</text:p>
          </table:table-cell>
          <table:table-cell office:value-type="float" office:value="4" table:formula="of:=IF([Form_Responses_1.AQ16]=&quot;&quot;;&quot;&quot;; [Form_Responses_1.AQ16])" table:style-name="ce1">
            <text:p>4</text:p>
          </table:table-cell>
          <table:table-cell office:value-type="float" office:value="4" table:formula="of:=IF([Form_Responses_1.AR16]=&quot;&quot;;&quot;&quot;; [Form_Responses_1.AR16])" table:style-name="ce1">
            <text:p>4</text:p>
          </table:table-cell>
          <table:table-cell office:value-type="float" office:value="3" table:formula="of:=IF([Form_Responses_1.AS16]=&quot;&quot;;&quot;&quot;; [Form_Responses_1.AS16])" table:style-name="ce1">
            <text:p>3</text:p>
          </table:table-cell>
          <table:table-cell office:value-type="float" office:value="3" table:formula="of:=IF([Form_Responses_1.AT16]=&quot;&quot;;&quot;&quot;; [Form_Responses_1.AT16])" table:style-name="ce1">
            <text:p>3</text:p>
          </table:table-cell>
          <table:table-cell office:value-type="float" office:value="3" table:formula="of:=IF([Form_Responses_1.AU16]=&quot;&quot;;&quot;&quot;; [Form_Responses_1.AU16])" table:style-name="ce1">
            <text:p>3</text:p>
          </table:table-cell>
          <table:table-cell office:value-type="float" office:value="4" table:formula="of:=IF([Form_Responses_1.AV16]=&quot;&quot;;&quot;&quot;; [Form_Responses_1.AV16])" table:style-name="ce1">
            <text:p>4</text:p>
          </table:table-cell>
          <table:table-cell office:value-type="float" office:value="4" table:formula="of:=IF([Form_Responses_1.AW16]=&quot;&quot;;&quot;&quot;; [Form_Responses_1.AW16])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34" table:formula="of:=IF([Form_Responses_1.C17]=&quot;&quot;;&quot;&quot;; [Form_Responses_1.C17])" table:style-name="ce1">
            <text:p>34</text:p>
          </table:table-cell>
          <table:table-cell office:value-type="float" office:value="5" table:formula="of:=IF([Form_Responses_1.D17]=&quot;&quot;;&quot;&quot;; [Form_Responses_1.D17])" table:style-name="ce3">
            <text:p>5</text:p>
          </table:table-cell>
          <table:table-cell office:value-type="float" office:value="0" table:formula="of:=IF([Form_Responses_1.E17]=&quot;&quot;;&quot;&quot;; [Form_Responses_1.E17])" table:style-name="ce1">
            <text:p>0</text:p>
          </table:table-cell>
          <table:table-cell office:value-type="float" office:value="0" table:formula="of:=IF([Form_Responses_1.F17]=&quot;&quot;;&quot;&quot;; [Form_Responses_1.F17])" table:style-name="ce1">
            <text:p>0</text:p>
          </table:table-cell>
          <table:table-cell office:value-type="float" office:value="0" table:formula="of:=IF([Form_Responses_1.H17] = &quot;Yes&quot;;1;IF([Form_Responses_1.H17] = &quot;No&quot;; 0; &quot;&quot;))" table:style-name="ce1">
            <text:p>0</text:p>
          </table:table-cell>
          <table:table-cell office:value-type="float" office:value="1" table:formula="of:=IF([Form_Responses_1.I17] = &quot;Yes&quot;;1;IF([Form_Responses_1.I17] = &quot;No&quot;; 0; &quot;&quot;))" table:style-name="ce1">
            <text:p>1</text:p>
          </table:table-cell>
          <table:table-cell office:value-type="float" office:value="1" table:formula="of:=IF([Form_Responses_1.L17] = &quot;Yes&quot;;1;IF([Form_Responses_1.L17] = &quot;No&quot;; 0; &quot;&quot;))" table:style-name="ce1">
            <text:p>1</text:p>
          </table:table-cell>
          <table:table-cell office:value-type="float" office:value="1" table:formula="of:=IF([Form_Responses_1.M17] = &quot;Yes&quot;;1;IF([Form_Responses_1.M17] = &quot;No&quot;; 0; &quot;&quot;))" table:style-name="ce1">
            <text:p>1</text:p>
          </table:table-cell>
          <table:table-cell office:value-type="float" office:value="1" table:formula="of:=IF([Form_Responses_1.N17] = &quot;Yes&quot;;1;IF([Form_Responses_1.N17] = &quot;No&quot;; 0; &quot;&quot;))" table:style-name="ce1">
            <text:p>1</text:p>
          </table:table-cell>
          <table:table-cell office:value-type="float" office:value="1" table:formula="of:=IF([Form_Responses_1.O17] = &quot;Yes&quot;;1;IF([Form_Responses_1.O17] = &quot;No&quot;; 0; &quot;&quot;))" table:style-name="ce1">
            <text:p>1</text:p>
          </table:table-cell>
          <table:table-cell office:value-type="float" office:value="1" table:formula="of:=IF([Form_Responses_1.P17] = &quot;Yes&quot;;1;IF([Form_Responses_1.P17] = &quot;No&quot;; 0; &quot;&quot;))" table:style-name="ce1">
            <text:p>1</text:p>
          </table:table-cell>
          <table:table-cell office:value-type="float" office:value="0" table:formula="of:=IF([Form_Responses_1.Q17] = &quot;Yes&quot;;1;IF([Form_Responses_1.Q17] = &quot;No&quot;; 0; &quot;&quot;))" table:style-name="ce1">
            <text:p>0</text:p>
          </table:table-cell>
          <table:table-cell office:value-type="float" office:value="1" table:formula="of:=IF([Form_Responses_1.R17] = &quot;Yes&quot;;1;IF([Form_Responses_1.R17] = &quot;No&quot;; 0; &quot;&quot;))" table:style-name="ce1">
            <text:p>1</text:p>
          </table:table-cell>
          <table:table-cell office:value-type="float" office:value="3" table:formula="of:=IF([Form_Responses_1.S17]=&quot;&quot;;&quot;&quot;; [Form_Responses_1.S17])" table:style-name="ce1">
            <text:p>3</text:p>
          </table:table-cell>
          <table:table-cell office:value-type="float" office:value="4" table:formula="of:=IF([Form_Responses_1.T17]=&quot;&quot;;&quot;&quot;; [Form_Responses_1.T17])" table:style-name="ce1">
            <text:p>4</text:p>
          </table:table-cell>
          <table:table-cell office:value-type="float" office:value="5" table:formula="of:=IF([Form_Responses_1.U17]=&quot;&quot;;&quot;&quot;; [Form_Responses_1.U17])" table:style-name="ce1">
            <text:p>5</text:p>
          </table:table-cell>
          <table:table-cell office:value-type="float" office:value="3" table:formula="of:=IF([Form_Responses_1.V17]=&quot;&quot;;&quot;&quot;; [Form_Responses_1.V17])" table:style-name="ce1">
            <text:p>3</text:p>
          </table:table-cell>
          <table:table-cell office:value-type="float" office:value="3" table:formula="of:=IF([Form_Responses_1.W17]=&quot;&quot;;&quot;&quot;; [Form_Responses_1.W17])" table:style-name="ce1">
            <text:p>3</text:p>
          </table:table-cell>
          <table:table-cell office:value-type="float" office:value="5" table:formula="of:=IF([Form_Responses_1.X17]=&quot;&quot;;&quot;&quot;; [Form_Responses_1.X17])" table:style-name="ce1">
            <text:p>5</text:p>
          </table:table-cell>
          <table:table-cell office:value-type="float" office:value="4" table:formula="of:=IF([Form_Responses_1.Y17]=&quot;&quot;;&quot;&quot;; [Form_Responses_1.Y17])" table:style-name="ce1">
            <text:p>4</text:p>
          </table:table-cell>
          <table:table-cell office:value-type="float" office:value="4" table:formula="of:=IF([Form_Responses_1.Z17]=&quot;&quot;;&quot;&quot;; [Form_Responses_1.Z17])" table:style-name="ce1">
            <text:p>4</text:p>
          </table:table-cell>
          <table:table-cell office:value-type="float" office:value="4" table:formula="of:=IF([Form_Responses_1.AA17]=&quot;&quot;;&quot;&quot;; [Form_Responses_1.AA17])" table:style-name="ce1">
            <text:p>4</text:p>
          </table:table-cell>
          <table:table-cell office:value-type="float" office:value="4" table:formula="of:=IF([Form_Responses_1.AB17]=&quot;&quot;;&quot;&quot;; [Form_Responses_1.AB17])" table:style-name="ce1">
            <text:p>4</text:p>
          </table:table-cell>
          <table:table-cell office:value-type="float" office:value="4" table:formula="of:=IF([Form_Responses_1.AC17]=&quot;&quot;;&quot;&quot;; [Form_Responses_1.AC17])" table:style-name="ce1">
            <text:p>4</text:p>
          </table:table-cell>
          <table:table-cell office:value-type="float" office:value="3" table:formula="of:=IF([Form_Responses_1.AD17]=&quot;&quot;;&quot;&quot;; [Form_Responses_1.AD17])" table:style-name="ce1">
            <text:p>3</text:p>
          </table:table-cell>
          <table:table-cell office:value-type="float" office:value="3" table:formula="of:=IF([Form_Responses_1.AE17]=&quot;&quot;;&quot;&quot;; [Form_Responses_1.AE17])" table:style-name="ce1">
            <text:p>3</text:p>
          </table:table-cell>
          <table:table-cell office:value-type="float" office:value="4" table:formula="of:=IF([Form_Responses_1.AF17]=&quot;&quot;;&quot;&quot;; [Form_Responses_1.AF17])" table:style-name="ce1">
            <text:p>4</text:p>
          </table:table-cell>
          <table:table-cell office:value-type="float" office:value="2" table:formula="of:=IF([Form_Responses_1.AG17]=&quot;&quot;;&quot;&quot;; [Form_Responses_1.AG17])" table:style-name="ce1">
            <text:p>2</text:p>
          </table:table-cell>
          <table:table-cell office:value-type="float" office:value="4" table:formula="of:=IF([Form_Responses_1.AH17]=&quot;&quot;;&quot;&quot;; [Form_Responses_1.AH17])" table:style-name="ce1">
            <text:p>4</text:p>
          </table:table-cell>
          <table:table-cell office:value-type="float" office:value="4" table:formula="of:=IF([Form_Responses_1.AI17]=&quot;&quot;;&quot;&quot;; [Form_Responses_1.AI17])" table:style-name="ce1">
            <text:p>4</text:p>
          </table:table-cell>
          <table:table-cell office:value-type="float" office:value="4" table:formula="of:=IF([Form_Responses_1.AJ17]=&quot;&quot;;&quot;&quot;; [Form_Responses_1.AJ17])" table:style-name="ce1">
            <text:p>4</text:p>
          </table:table-cell>
          <table:table-cell office:value-type="float" office:value="3" table:formula="of:=IF([Form_Responses_1.AK17]=&quot;&quot;;&quot;&quot;; [Form_Responses_1.AK17])" table:style-name="ce1">
            <text:p>3</text:p>
          </table:table-cell>
          <table:table-cell office:value-type="float" office:value="3" table:formula="of:=IF([Form_Responses_1.AL17]=&quot;&quot;;&quot;&quot;; [Form_Responses_1.AL17])" table:style-name="ce1">
            <text:p>3</text:p>
          </table:table-cell>
          <table:table-cell office:value-type="float" office:value="4" table:formula="of:=IF([Form_Responses_1.AM17]=&quot;&quot;;&quot;&quot;; [Form_Responses_1.AM17])" table:style-name="ce1">
            <text:p>4</text:p>
          </table:table-cell>
          <table:table-cell office:value-type="string" office:string-value="" table:formula="of:=IF([Form_Responses_1.AN17]=&quot;&quot;;&quot;&quot;; [Form_Responses_1.AN17])" table:style-name="ce1"/>
          <table:table-cell office:value-type="string" office:string-value="" table:formula="of:=IF([Form_Responses_1.AO17]=&quot;&quot;;&quot;&quot;; [Form_Responses_1.AO17])" table:style-name="ce1"/>
          <table:table-cell office:value-type="string" office:string-value="" table:formula="of:=IF([Form_Responses_1.AP17]=&quot;&quot;;&quot;&quot;; [Form_Responses_1.AP17])" table:style-name="ce1"/>
          <table:table-cell office:value-type="string" office:string-value="" table:formula="of:=IF([Form_Responses_1.AQ17]=&quot;&quot;;&quot;&quot;; [Form_Responses_1.AQ17])" table:style-name="ce1"/>
          <table:table-cell office:value-type="string" office:string-value="" table:formula="of:=IF([Form_Responses_1.AR17]=&quot;&quot;;&quot;&quot;; [Form_Responses_1.AR17])" table:style-name="ce1"/>
          <table:table-cell office:value-type="float" office:value="3" table:formula="of:=IF([Form_Responses_1.AS17]=&quot;&quot;;&quot;&quot;; [Form_Responses_1.AS17])" table:style-name="ce1">
            <text:p>3</text:p>
          </table:table-cell>
          <table:table-cell office:value-type="float" office:value="3" table:formula="of:=IF([Form_Responses_1.AT17]=&quot;&quot;;&quot;&quot;; [Form_Responses_1.AT17])" table:style-name="ce1">
            <text:p>3</text:p>
          </table:table-cell>
          <table:table-cell office:value-type="float" office:value="3" table:formula="of:=IF([Form_Responses_1.AU17]=&quot;&quot;;&quot;&quot;; [Form_Responses_1.AU17])" table:style-name="ce1">
            <text:p>3</text:p>
          </table:table-cell>
          <table:table-cell office:value-type="float" office:value="3" table:formula="of:=IF([Form_Responses_1.AV17]=&quot;&quot;;&quot;&quot;; [Form_Responses_1.AV17])" table:style-name="ce1">
            <text:p>3</text:p>
          </table:table-cell>
          <table:table-cell office:value-type="float" office:value="3" table:formula="of:=IF([Form_Responses_1.AW17]=&quot;&quot;;&quot;&quot;; [Form_Responses_1.AW17])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32" table:formula="of:=IF([Form_Responses_1.C18]=&quot;&quot;;&quot;&quot;; [Form_Responses_1.C18])" table:style-name="ce1">
            <text:p>32</text:p>
          </table:table-cell>
          <table:table-cell office:value-type="float" office:value="5" table:formula="of:=IF([Form_Responses_1.D18]=&quot;&quot;;&quot;&quot;; [Form_Responses_1.D18])" table:style-name="ce3">
            <text:p>5</text:p>
          </table:table-cell>
          <table:table-cell office:value-type="float" office:value="0" table:formula="of:=IF([Form_Responses_1.E18]=&quot;&quot;;&quot;&quot;; [Form_Responses_1.E18])" table:style-name="ce1">
            <text:p>0</text:p>
          </table:table-cell>
          <table:table-cell office:value-type="float" office:value="0" table:formula="of:=IF([Form_Responses_1.F18]=&quot;&quot;;&quot;&quot;; [Form_Responses_1.F18])" table:style-name="ce1">
            <text:p>0</text:p>
          </table:table-cell>
          <table:table-cell office:value-type="float" office:value="0" table:formula="of:=IF([Form_Responses_1.H18] = &quot;Yes&quot;;1;IF([Form_Responses_1.H18] = &quot;No&quot;; 0; &quot;&quot;))" table:style-name="ce1">
            <text:p>0</text:p>
          </table:table-cell>
          <table:table-cell office:value-type="float" office:value="1" table:formula="of:=IF([Form_Responses_1.I18] = &quot;Yes&quot;;1;IF([Form_Responses_1.I18] = &quot;No&quot;; 0; &quot;&quot;))" table:style-name="ce1">
            <text:p>1</text:p>
          </table:table-cell>
          <table:table-cell office:value-type="float" office:value="1" table:formula="of:=IF([Form_Responses_1.L18] = &quot;Yes&quot;;1;IF([Form_Responses_1.L18] = &quot;No&quot;; 0; &quot;&quot;))" table:style-name="ce1">
            <text:p>1</text:p>
          </table:table-cell>
          <table:table-cell office:value-type="float" office:value="1" table:formula="of:=IF([Form_Responses_1.M18] = &quot;Yes&quot;;1;IF([Form_Responses_1.M18] = &quot;No&quot;; 0; &quot;&quot;))" table:style-name="ce1">
            <text:p>1</text:p>
          </table:table-cell>
          <table:table-cell office:value-type="float" office:value="1" table:formula="of:=IF([Form_Responses_1.N18] = &quot;Yes&quot;;1;IF([Form_Responses_1.N18] = &quot;No&quot;; 0; &quot;&quot;))" table:style-name="ce1">
            <text:p>1</text:p>
          </table:table-cell>
          <table:table-cell office:value-type="float" office:value="1" table:formula="of:=IF([Form_Responses_1.O18] = &quot;Yes&quot;;1;IF([Form_Responses_1.O18] = &quot;No&quot;; 0; &quot;&quot;))" table:style-name="ce1">
            <text:p>1</text:p>
          </table:table-cell>
          <table:table-cell office:value-type="float" office:value="1" table:formula="of:=IF([Form_Responses_1.P18] = &quot;Yes&quot;;1;IF([Form_Responses_1.P18] = &quot;No&quot;; 0; &quot;&quot;))" table:style-name="ce1">
            <text:p>1</text:p>
          </table:table-cell>
          <table:table-cell office:value-type="float" office:value="0" table:formula="of:=IF([Form_Responses_1.Q18] = &quot;Yes&quot;;1;IF([Form_Responses_1.Q18] = &quot;No&quot;; 0; &quot;&quot;))" table:style-name="ce1">
            <text:p>0</text:p>
          </table:table-cell>
          <table:table-cell office:value-type="float" office:value="1" table:formula="of:=IF([Form_Responses_1.R18] = &quot;Yes&quot;;1;IF([Form_Responses_1.R18] = &quot;No&quot;; 0; &quot;&quot;))" table:style-name="ce1">
            <text:p>1</text:p>
          </table:table-cell>
          <table:table-cell office:value-type="float" office:value="3" table:formula="of:=IF([Form_Responses_1.S18]=&quot;&quot;;&quot;&quot;; [Form_Responses_1.S18])" table:style-name="ce1">
            <text:p>3</text:p>
          </table:table-cell>
          <table:table-cell office:value-type="float" office:value="3" table:formula="of:=IF([Form_Responses_1.T18]=&quot;&quot;;&quot;&quot;; [Form_Responses_1.T18])" table:style-name="ce1">
            <text:p>3</text:p>
          </table:table-cell>
          <table:table-cell office:value-type="float" office:value="5" table:formula="of:=IF([Form_Responses_1.U18]=&quot;&quot;;&quot;&quot;; [Form_Responses_1.U18])" table:style-name="ce1">
            <text:p>5</text:p>
          </table:table-cell>
          <table:table-cell office:value-type="float" office:value="3" table:formula="of:=IF([Form_Responses_1.V18]=&quot;&quot;;&quot;&quot;; [Form_Responses_1.V18])" table:style-name="ce1">
            <text:p>3</text:p>
          </table:table-cell>
          <table:table-cell office:value-type="float" office:value="3" table:formula="of:=IF([Form_Responses_1.W18]=&quot;&quot;;&quot;&quot;; [Form_Responses_1.W18])" table:style-name="ce1">
            <text:p>3</text:p>
          </table:table-cell>
          <table:table-cell office:value-type="float" office:value="5" table:formula="of:=IF([Form_Responses_1.X18]=&quot;&quot;;&quot;&quot;; [Form_Responses_1.X18])" table:style-name="ce1">
            <text:p>5</text:p>
          </table:table-cell>
          <table:table-cell office:value-type="float" office:value="5" table:formula="of:=IF([Form_Responses_1.Y18]=&quot;&quot;;&quot;&quot;; [Form_Responses_1.Y18])" table:style-name="ce1">
            <text:p>5</text:p>
          </table:table-cell>
          <table:table-cell office:value-type="float" office:value="4" table:formula="of:=IF([Form_Responses_1.Z18]=&quot;&quot;;&quot;&quot;; [Form_Responses_1.Z18])" table:style-name="ce1">
            <text:p>4</text:p>
          </table:table-cell>
          <table:table-cell office:value-type="float" office:value="4" table:formula="of:=IF([Form_Responses_1.AA18]=&quot;&quot;;&quot;&quot;; [Form_Responses_1.AA18])" table:style-name="ce1">
            <text:p>4</text:p>
          </table:table-cell>
          <table:table-cell office:value-type="float" office:value="4" table:formula="of:=IF([Form_Responses_1.AB18]=&quot;&quot;;&quot;&quot;; [Form_Responses_1.AB18])" table:style-name="ce1">
            <text:p>4</text:p>
          </table:table-cell>
          <table:table-cell office:value-type="float" office:value="4" table:formula="of:=IF([Form_Responses_1.AC18]=&quot;&quot;;&quot;&quot;; [Form_Responses_1.AC18])" table:style-name="ce1">
            <text:p>4</text:p>
          </table:table-cell>
          <table:table-cell office:value-type="float" office:value="3" table:formula="of:=IF([Form_Responses_1.AD18]=&quot;&quot;;&quot;&quot;; [Form_Responses_1.AD18])" table:style-name="ce1">
            <text:p>3</text:p>
          </table:table-cell>
          <table:table-cell office:value-type="float" office:value="3" table:formula="of:=IF([Form_Responses_1.AE18]=&quot;&quot;;&quot;&quot;; [Form_Responses_1.AE18])" table:style-name="ce1">
            <text:p>3</text:p>
          </table:table-cell>
          <table:table-cell office:value-type="float" office:value="4" table:formula="of:=IF([Form_Responses_1.AF18]=&quot;&quot;;&quot;&quot;; [Form_Responses_1.AF18])" table:style-name="ce1">
            <text:p>4</text:p>
          </table:table-cell>
          <table:table-cell office:value-type="float" office:value="2" table:formula="of:=IF([Form_Responses_1.AG18]=&quot;&quot;;&quot;&quot;; [Form_Responses_1.AG18])" table:style-name="ce1">
            <text:p>2</text:p>
          </table:table-cell>
          <table:table-cell office:value-type="float" office:value="4" table:formula="of:=IF([Form_Responses_1.AH18]=&quot;&quot;;&quot;&quot;; [Form_Responses_1.AH18])" table:style-name="ce1">
            <text:p>4</text:p>
          </table:table-cell>
          <table:table-cell office:value-type="float" office:value="4" table:formula="of:=IF([Form_Responses_1.AI18]=&quot;&quot;;&quot;&quot;; [Form_Responses_1.AI18])" table:style-name="ce1">
            <text:p>4</text:p>
          </table:table-cell>
          <table:table-cell office:value-type="float" office:value="4" table:formula="of:=IF([Form_Responses_1.AJ18]=&quot;&quot;;&quot;&quot;; [Form_Responses_1.AJ18])" table:style-name="ce1">
            <text:p>4</text:p>
          </table:table-cell>
          <table:table-cell office:value-type="float" office:value="3" table:formula="of:=IF([Form_Responses_1.AK18]=&quot;&quot;;&quot;&quot;; [Form_Responses_1.AK18])" table:style-name="ce1">
            <text:p>3</text:p>
          </table:table-cell>
          <table:table-cell office:value-type="float" office:value="3" table:formula="of:=IF([Form_Responses_1.AL18]=&quot;&quot;;&quot;&quot;; [Form_Responses_1.AL18])" table:style-name="ce1">
            <text:p>3</text:p>
          </table:table-cell>
          <table:table-cell office:value-type="float" office:value="3" table:formula="of:=IF([Form_Responses_1.AM18]=&quot;&quot;;&quot;&quot;; [Form_Responses_1.AM18])" table:style-name="ce1">
            <text:p>3</text:p>
          </table:table-cell>
          <table:table-cell office:value-type="float" office:value="4" table:formula="of:=IF([Form_Responses_1.AN18]=&quot;&quot;;&quot;&quot;; [Form_Responses_1.AN18])" table:style-name="ce1">
            <text:p>4</text:p>
          </table:table-cell>
          <table:table-cell office:value-type="float" office:value="3" table:formula="of:=IF([Form_Responses_1.AO18]=&quot;&quot;;&quot;&quot;; [Form_Responses_1.AO18])" table:style-name="ce1">
            <text:p>3</text:p>
          </table:table-cell>
          <table:table-cell office:value-type="float" office:value="3" table:formula="of:=IF([Form_Responses_1.AP18]=&quot;&quot;;&quot;&quot;; [Form_Responses_1.AP18])" table:style-name="ce1">
            <text:p>3</text:p>
          </table:table-cell>
          <table:table-cell office:value-type="float" office:value="3" table:formula="of:=IF([Form_Responses_1.AQ18]=&quot;&quot;;&quot;&quot;; [Form_Responses_1.AQ18])" table:style-name="ce1">
            <text:p>3</text:p>
          </table:table-cell>
          <table:table-cell office:value-type="float" office:value="4" table:formula="of:=IF([Form_Responses_1.AR18]=&quot;&quot;;&quot;&quot;; [Form_Responses_1.AR18])" table:style-name="ce1">
            <text:p>4</text:p>
          </table:table-cell>
          <table:table-cell office:value-type="float" office:value="3" table:formula="of:=IF([Form_Responses_1.AS18]=&quot;&quot;;&quot;&quot;; [Form_Responses_1.AS18])" table:style-name="ce1">
            <text:p>3</text:p>
          </table:table-cell>
          <table:table-cell office:value-type="float" office:value="3" table:formula="of:=IF([Form_Responses_1.AT18]=&quot;&quot;;&quot;&quot;; [Form_Responses_1.AT18])" table:style-name="ce1">
            <text:p>3</text:p>
          </table:table-cell>
          <table:table-cell office:value-type="float" office:value="3" table:formula="of:=IF([Form_Responses_1.AU18]=&quot;&quot;;&quot;&quot;; [Form_Responses_1.AU18])" table:style-name="ce1">
            <text:p>3</text:p>
          </table:table-cell>
          <table:table-cell office:value-type="float" office:value="3" table:formula="of:=IF([Form_Responses_1.AV18]=&quot;&quot;;&quot;&quot;; [Form_Responses_1.AV18])" table:style-name="ce1">
            <text:p>3</text:p>
          </table:table-cell>
          <table:table-cell office:value-type="float" office:value="3" table:formula="of:=IF([Form_Responses_1.AW18]=&quot;&quot;;&quot;&quot;; [Form_Responses_1.AW18])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42" table:formula="of:=IF([Form_Responses_1.C19]=&quot;&quot;;&quot;&quot;; [Form_Responses_1.C19])" table:style-name="ce1">
            <text:p>42</text:p>
          </table:table-cell>
          <table:table-cell office:value-type="float" office:value="5" table:formula="of:=IF([Form_Responses_1.D19]=&quot;&quot;;&quot;&quot;; [Form_Responses_1.D19])" table:style-name="ce3">
            <text:p>5</text:p>
          </table:table-cell>
          <table:table-cell office:value-type="float" office:value="0" table:formula="of:=IF([Form_Responses_1.E19]=&quot;&quot;;&quot;&quot;; [Form_Responses_1.E19])" table:style-name="ce1">
            <text:p>0</text:p>
          </table:table-cell>
          <table:table-cell office:value-type="float" office:value="5" table:formula="of:=IF([Form_Responses_1.F19]=&quot;&quot;;&quot;&quot;; [Form_Responses_1.F19])" table:style-name="ce1">
            <text:p>5</text:p>
          </table:table-cell>
          <table:table-cell office:value-type="float" office:value="0" table:formula="of:=IF([Form_Responses_1.H19] = &quot;Yes&quot;;1;IF([Form_Responses_1.H19] = &quot;No&quot;; 0; &quot;&quot;))" table:style-name="ce1">
            <text:p>0</text:p>
          </table:table-cell>
          <table:table-cell office:value-type="float" office:value="1" table:formula="of:=IF([Form_Responses_1.I19] = &quot;Yes&quot;;1;IF([Form_Responses_1.I19] = &quot;No&quot;; 0; &quot;&quot;))" table:style-name="ce1">
            <text:p>1</text:p>
          </table:table-cell>
          <table:table-cell office:value-type="float" office:value="1" table:formula="of:=IF([Form_Responses_1.L19] = &quot;Yes&quot;;1;IF([Form_Responses_1.L19] = &quot;No&quot;; 0; &quot;&quot;))" table:style-name="ce1">
            <text:p>1</text:p>
          </table:table-cell>
          <table:table-cell office:value-type="float" office:value="1" table:formula="of:=IF([Form_Responses_1.M19] = &quot;Yes&quot;;1;IF([Form_Responses_1.M19] = &quot;No&quot;; 0; &quot;&quot;))" table:style-name="ce1">
            <text:p>1</text:p>
          </table:table-cell>
          <table:table-cell office:value-type="float" office:value="1" table:formula="of:=IF([Form_Responses_1.N19] = &quot;Yes&quot;;1;IF([Form_Responses_1.N19] = &quot;No&quot;; 0; &quot;&quot;))" table:style-name="ce1">
            <text:p>1</text:p>
          </table:table-cell>
          <table:table-cell office:value-type="float" office:value="0" table:formula="of:=IF([Form_Responses_1.O19] = &quot;Yes&quot;;1;IF([Form_Responses_1.O19] = &quot;No&quot;; 0; &quot;&quot;))" table:style-name="ce1">
            <text:p>0</text:p>
          </table:table-cell>
          <table:table-cell office:value-type="float" office:value="1" table:formula="of:=IF([Form_Responses_1.P19] = &quot;Yes&quot;;1;IF([Form_Responses_1.P19] = &quot;No&quot;; 0; &quot;&quot;))" table:style-name="ce1">
            <text:p>1</text:p>
          </table:table-cell>
          <table:table-cell office:value-type="float" office:value="0" table:formula="of:=IF([Form_Responses_1.Q19] = &quot;Yes&quot;;1;IF([Form_Responses_1.Q19] = &quot;No&quot;; 0; &quot;&quot;))" table:style-name="ce1">
            <text:p>0</text:p>
          </table:table-cell>
          <table:table-cell office:value-type="float" office:value="1" table:formula="of:=IF([Form_Responses_1.R19] = &quot;Yes&quot;;1;IF([Form_Responses_1.R19] = &quot;No&quot;; 0; &quot;&quot;))" table:style-name="ce1">
            <text:p>1</text:p>
          </table:table-cell>
          <table:table-cell office:value-type="float" office:value="3" table:formula="of:=IF([Form_Responses_1.S19]=&quot;&quot;;&quot;&quot;; [Form_Responses_1.S19])" table:style-name="ce1">
            <text:p>3</text:p>
          </table:table-cell>
          <table:table-cell office:value-type="float" office:value="3" table:formula="of:=IF([Form_Responses_1.T19]=&quot;&quot;;&quot;&quot;; [Form_Responses_1.T19])" table:style-name="ce1">
            <text:p>3</text:p>
          </table:table-cell>
          <table:table-cell office:value-type="float" office:value="2" table:formula="of:=IF([Form_Responses_1.U19]=&quot;&quot;;&quot;&quot;; [Form_Responses_1.U19])" table:style-name="ce1">
            <text:p>2</text:p>
          </table:table-cell>
          <table:table-cell office:value-type="float" office:value="3" table:formula="of:=IF([Form_Responses_1.V19]=&quot;&quot;;&quot;&quot;; [Form_Responses_1.V19])" table:style-name="ce1">
            <text:p>3</text:p>
          </table:table-cell>
          <table:table-cell office:value-type="float" office:value="4" table:formula="of:=IF([Form_Responses_1.W19]=&quot;&quot;;&quot;&quot;; [Form_Responses_1.W19])" table:style-name="ce1">
            <text:p>4</text:p>
          </table:table-cell>
          <table:table-cell office:value-type="float" office:value="2" table:formula="of:=IF([Form_Responses_1.X19]=&quot;&quot;;&quot;&quot;; [Form_Responses_1.X19])" table:style-name="ce1">
            <text:p>2</text:p>
          </table:table-cell>
          <table:table-cell office:value-type="float" office:value="3" table:formula="of:=IF([Form_Responses_1.Y19]=&quot;&quot;;&quot;&quot;; [Form_Responses_1.Y19])" table:style-name="ce1">
            <text:p>3</text:p>
          </table:table-cell>
          <table:table-cell office:value-type="float" office:value="3" table:formula="of:=IF([Form_Responses_1.Z19]=&quot;&quot;;&quot;&quot;; [Form_Responses_1.Z19])" table:style-name="ce1">
            <text:p>3</text:p>
          </table:table-cell>
          <table:table-cell office:value-type="float" office:value="2" table:formula="of:=IF([Form_Responses_1.AA19]=&quot;&quot;;&quot;&quot;; [Form_Responses_1.AA19])" table:style-name="ce1">
            <text:p>2</text:p>
          </table:table-cell>
          <table:table-cell office:value-type="float" office:value="3" table:formula="of:=IF([Form_Responses_1.AB19]=&quot;&quot;;&quot;&quot;; [Form_Responses_1.AB19])" table:style-name="ce1">
            <text:p>3</text:p>
          </table:table-cell>
          <table:table-cell office:value-type="float" office:value="3" table:formula="of:=IF([Form_Responses_1.AC19]=&quot;&quot;;&quot;&quot;; [Form_Responses_1.AC19])" table:style-name="ce1">
            <text:p>3</text:p>
          </table:table-cell>
          <table:table-cell office:value-type="float" office:value="1" table:formula="of:=IF([Form_Responses_1.AD19]=&quot;&quot;;&quot;&quot;; [Form_Responses_1.AD19])" table:style-name="ce1">
            <text:p>1</text:p>
          </table:table-cell>
          <table:table-cell office:value-type="float" office:value="1" table:formula="of:=IF([Form_Responses_1.AE19]=&quot;&quot;;&quot;&quot;; [Form_Responses_1.AE19])" table:style-name="ce1">
            <text:p>1</text:p>
          </table:table-cell>
          <table:table-cell office:value-type="float" office:value="1" table:formula="of:=IF([Form_Responses_1.AF19]=&quot;&quot;;&quot;&quot;; [Form_Responses_1.AF19])" table:style-name="ce1">
            <text:p>1</text:p>
          </table:table-cell>
          <table:table-cell office:value-type="float" office:value="1" table:formula="of:=IF([Form_Responses_1.AG19]=&quot;&quot;;&quot;&quot;; [Form_Responses_1.AG19])" table:style-name="ce1">
            <text:p>1</text:p>
          </table:table-cell>
          <table:table-cell office:value-type="float" office:value="4" table:formula="of:=IF([Form_Responses_1.AH19]=&quot;&quot;;&quot;&quot;; [Form_Responses_1.AH19])" table:style-name="ce1">
            <text:p>4</text:p>
          </table:table-cell>
          <table:table-cell office:value-type="float" office:value="2" table:formula="of:=IF([Form_Responses_1.AI19]=&quot;&quot;;&quot;&quot;; [Form_Responses_1.AI19])" table:style-name="ce1">
            <text:p>2</text:p>
          </table:table-cell>
          <table:table-cell office:value-type="float" office:value="3" table:formula="of:=IF([Form_Responses_1.AJ19]=&quot;&quot;;&quot;&quot;; [Form_Responses_1.AJ19])" table:style-name="ce1">
            <text:p>3</text:p>
          </table:table-cell>
          <table:table-cell office:value-type="float" office:value="3" table:formula="of:=IF([Form_Responses_1.AK19]=&quot;&quot;;&quot;&quot;; [Form_Responses_1.AK19])" table:style-name="ce1">
            <text:p>3</text:p>
          </table:table-cell>
          <table:table-cell office:value-type="float" office:value="3" table:formula="of:=IF([Form_Responses_1.AL19]=&quot;&quot;;&quot;&quot;; [Form_Responses_1.AL19])" table:style-name="ce1">
            <text:p>3</text:p>
          </table:table-cell>
          <table:table-cell office:value-type="float" office:value="3" table:formula="of:=IF([Form_Responses_1.AM19]=&quot;&quot;;&quot;&quot;; [Form_Responses_1.AM19])" table:style-name="ce1">
            <text:p>3</text:p>
          </table:table-cell>
          <table:table-cell office:value-type="float" office:value="5" table:formula="of:=IF([Form_Responses_1.AN19]=&quot;&quot;;&quot;&quot;; [Form_Responses_1.AN19])" table:style-name="ce1">
            <text:p>5</text:p>
          </table:table-cell>
          <table:table-cell office:value-type="float" office:value="3" table:formula="of:=IF([Form_Responses_1.AO19]=&quot;&quot;;&quot;&quot;; [Form_Responses_1.AO19])" table:style-name="ce1">
            <text:p>3</text:p>
          </table:table-cell>
          <table:table-cell office:value-type="float" office:value="1" table:formula="of:=IF([Form_Responses_1.AP19]=&quot;&quot;;&quot;&quot;; [Form_Responses_1.AP19])" table:style-name="ce1">
            <text:p>1</text:p>
          </table:table-cell>
          <table:table-cell office:value-type="float" office:value="4" table:formula="of:=IF([Form_Responses_1.AQ19]=&quot;&quot;;&quot;&quot;; [Form_Responses_1.AQ19])" table:style-name="ce1">
            <text:p>4</text:p>
          </table:table-cell>
          <table:table-cell office:value-type="float" office:value="5" table:formula="of:=IF([Form_Responses_1.AR19]=&quot;&quot;;&quot;&quot;; [Form_Responses_1.AR19])" table:style-name="ce1">
            <text:p>5</text:p>
          </table:table-cell>
          <table:table-cell office:value-type="float" office:value="3" table:formula="of:=IF([Form_Responses_1.AS19]=&quot;&quot;;&quot;&quot;; [Form_Responses_1.AS19])" table:style-name="ce1">
            <text:p>3</text:p>
          </table:table-cell>
          <table:table-cell office:value-type="float" office:value="3" table:formula="of:=IF([Form_Responses_1.AT19]=&quot;&quot;;&quot;&quot;; [Form_Responses_1.AT19])" table:style-name="ce1">
            <text:p>3</text:p>
          </table:table-cell>
          <table:table-cell office:value-type="float" office:value="4" table:formula="of:=IF([Form_Responses_1.AU19]=&quot;&quot;;&quot;&quot;; [Form_Responses_1.AU19])" table:style-name="ce1">
            <text:p>4</text:p>
          </table:table-cell>
          <table:table-cell office:value-type="float" office:value="3" table:formula="of:=IF([Form_Responses_1.AV19]=&quot;&quot;;&quot;&quot;; [Form_Responses_1.AV19])" table:style-name="ce1">
            <text:p>3</text:p>
          </table:table-cell>
          <table:table-cell office:value-type="float" office:value="4" table:formula="of:=IF([Form_Responses_1.AW19]=&quot;&quot;;&quot;&quot;; [Form_Responses_1.AW19])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32" table:formula="of:=IF([Form_Responses_1.C20]=&quot;&quot;;&quot;&quot;; [Form_Responses_1.C20])" table:style-name="ce1">
            <text:p>32</text:p>
          </table:table-cell>
          <table:table-cell office:value-type="float" office:value="5" table:formula="of:=IF([Form_Responses_1.D20]=&quot;&quot;;&quot;&quot;; [Form_Responses_1.D20])" table:style-name="ce3">
            <text:p>5</text:p>
          </table:table-cell>
          <table:table-cell office:value-type="float" office:value="0" table:formula="of:=IF([Form_Responses_1.E20]=&quot;&quot;;&quot;&quot;; [Form_Responses_1.E20])" table:style-name="ce1">
            <text:p>0</text:p>
          </table:table-cell>
          <table:table-cell office:value-type="float" office:value="5" table:formula="of:=IF([Form_Responses_1.F20]=&quot;&quot;;&quot;&quot;; [Form_Responses_1.F20])" table:style-name="ce1">
            <text:p>5</text:p>
          </table:table-cell>
          <table:table-cell office:value-type="float" office:value="0" table:formula="of:=IF([Form_Responses_1.H20] = &quot;Yes&quot;;1;IF([Form_Responses_1.H20] = &quot;No&quot;; 0; &quot;&quot;))" table:style-name="ce1">
            <text:p>0</text:p>
          </table:table-cell>
          <table:table-cell office:value-type="float" office:value="1" table:formula="of:=IF([Form_Responses_1.I20] = &quot;Yes&quot;;1;IF([Form_Responses_1.I20] = &quot;No&quot;; 0; &quot;&quot;))" table:style-name="ce1">
            <text:p>1</text:p>
          </table:table-cell>
          <table:table-cell office:value-type="float" office:value="1" table:formula="of:=IF([Form_Responses_1.L20] = &quot;Yes&quot;;1;IF([Form_Responses_1.L20] = &quot;No&quot;; 0; &quot;&quot;))" table:style-name="ce1">
            <text:p>1</text:p>
          </table:table-cell>
          <table:table-cell office:value-type="float" office:value="1" table:formula="of:=IF([Form_Responses_1.M20] = &quot;Yes&quot;;1;IF([Form_Responses_1.M20] = &quot;No&quot;; 0; &quot;&quot;))" table:style-name="ce1">
            <text:p>1</text:p>
          </table:table-cell>
          <table:table-cell office:value-type="float" office:value="1" table:formula="of:=IF([Form_Responses_1.N20] = &quot;Yes&quot;;1;IF([Form_Responses_1.N20] = &quot;No&quot;; 0; &quot;&quot;))" table:style-name="ce1">
            <text:p>1</text:p>
          </table:table-cell>
          <table:table-cell office:value-type="float" office:value="0" table:formula="of:=IF([Form_Responses_1.O20] = &quot;Yes&quot;;1;IF([Form_Responses_1.O20] = &quot;No&quot;; 0; &quot;&quot;))" table:style-name="ce1">
            <text:p>0</text:p>
          </table:table-cell>
          <table:table-cell office:value-type="float" office:value="1" table:formula="of:=IF([Form_Responses_1.P20] = &quot;Yes&quot;;1;IF([Form_Responses_1.P20] = &quot;No&quot;; 0; &quot;&quot;))" table:style-name="ce1">
            <text:p>1</text:p>
          </table:table-cell>
          <table:table-cell office:value-type="float" office:value="0" table:formula="of:=IF([Form_Responses_1.Q20] = &quot;Yes&quot;;1;IF([Form_Responses_1.Q20] = &quot;No&quot;; 0; &quot;&quot;))" table:style-name="ce1">
            <text:p>0</text:p>
          </table:table-cell>
          <table:table-cell office:value-type="float" office:value="1" table:formula="of:=IF([Form_Responses_1.R20] = &quot;Yes&quot;;1;IF([Form_Responses_1.R20] = &quot;No&quot;; 0; &quot;&quot;))" table:style-name="ce1">
            <text:p>1</text:p>
          </table:table-cell>
          <table:table-cell office:value-type="float" office:value="3" table:formula="of:=IF([Form_Responses_1.S20]=&quot;&quot;;&quot;&quot;; [Form_Responses_1.S20])" table:style-name="ce1">
            <text:p>3</text:p>
          </table:table-cell>
          <table:table-cell office:value-type="float" office:value="3" table:formula="of:=IF([Form_Responses_1.T20]=&quot;&quot;;&quot;&quot;; [Form_Responses_1.T20])" table:style-name="ce1">
            <text:p>3</text:p>
          </table:table-cell>
          <table:table-cell office:value-type="float" office:value="2" table:formula="of:=IF([Form_Responses_1.U20]=&quot;&quot;;&quot;&quot;; [Form_Responses_1.U20])" table:style-name="ce1">
            <text:p>2</text:p>
          </table:table-cell>
          <table:table-cell office:value-type="float" office:value="3" table:formula="of:=IF([Form_Responses_1.V20]=&quot;&quot;;&quot;&quot;; [Form_Responses_1.V20])" table:style-name="ce1">
            <text:p>3</text:p>
          </table:table-cell>
          <table:table-cell office:value-type="float" office:value="4" table:formula="of:=IF([Form_Responses_1.W20]=&quot;&quot;;&quot;&quot;; [Form_Responses_1.W20])" table:style-name="ce1">
            <text:p>4</text:p>
          </table:table-cell>
          <table:table-cell office:value-type="float" office:value="2" table:formula="of:=IF([Form_Responses_1.X20]=&quot;&quot;;&quot;&quot;; [Form_Responses_1.X20])" table:style-name="ce1">
            <text:p>2</text:p>
          </table:table-cell>
          <table:table-cell office:value-type="float" office:value="3" table:formula="of:=IF([Form_Responses_1.Y20]=&quot;&quot;;&quot;&quot;; [Form_Responses_1.Y20])" table:style-name="ce1">
            <text:p>3</text:p>
          </table:table-cell>
          <table:table-cell office:value-type="float" office:value="3" table:formula="of:=IF([Form_Responses_1.Z20]=&quot;&quot;;&quot;&quot;; [Form_Responses_1.Z20])" table:style-name="ce1">
            <text:p>3</text:p>
          </table:table-cell>
          <table:table-cell office:value-type="float" office:value="2" table:formula="of:=IF([Form_Responses_1.AA20]=&quot;&quot;;&quot;&quot;; [Form_Responses_1.AA20])" table:style-name="ce1">
            <text:p>2</text:p>
          </table:table-cell>
          <table:table-cell office:value-type="float" office:value="2" table:formula="of:=IF([Form_Responses_1.AB20]=&quot;&quot;;&quot;&quot;; [Form_Responses_1.AB20])" table:style-name="ce1">
            <text:p>2</text:p>
          </table:table-cell>
          <table:table-cell office:value-type="float" office:value="3" table:formula="of:=IF([Form_Responses_1.AC20]=&quot;&quot;;&quot;&quot;; [Form_Responses_1.AC20])" table:style-name="ce1">
            <text:p>3</text:p>
          </table:table-cell>
          <table:table-cell office:value-type="float" office:value="1" table:formula="of:=IF([Form_Responses_1.AD20]=&quot;&quot;;&quot;&quot;; [Form_Responses_1.AD20])" table:style-name="ce1">
            <text:p>1</text:p>
          </table:table-cell>
          <table:table-cell office:value-type="float" office:value="1" table:formula="of:=IF([Form_Responses_1.AE20]=&quot;&quot;;&quot;&quot;; [Form_Responses_1.AE20])" table:style-name="ce1">
            <text:p>1</text:p>
          </table:table-cell>
          <table:table-cell office:value-type="float" office:value="3" table:formula="of:=IF([Form_Responses_1.AF20]=&quot;&quot;;&quot;&quot;; [Form_Responses_1.AF20])" table:style-name="ce1">
            <text:p>3</text:p>
          </table:table-cell>
          <table:table-cell office:value-type="float" office:value="3" table:formula="of:=IF([Form_Responses_1.AG20]=&quot;&quot;;&quot;&quot;; [Form_Responses_1.AG20])" table:style-name="ce1">
            <text:p>3</text:p>
          </table:table-cell>
          <table:table-cell office:value-type="float" office:value="3" table:formula="of:=IF([Form_Responses_1.AH20]=&quot;&quot;;&quot;&quot;; [Form_Responses_1.AH20])" table:style-name="ce1">
            <text:p>3</text:p>
          </table:table-cell>
          <table:table-cell office:value-type="float" office:value="3" table:formula="of:=IF([Form_Responses_1.AI20]=&quot;&quot;;&quot;&quot;; [Form_Responses_1.AI20])" table:style-name="ce1">
            <text:p>3</text:p>
          </table:table-cell>
          <table:table-cell office:value-type="float" office:value="3" table:formula="of:=IF([Form_Responses_1.AJ20]=&quot;&quot;;&quot;&quot;; [Form_Responses_1.AJ20])" table:style-name="ce1">
            <text:p>3</text:p>
          </table:table-cell>
          <table:table-cell office:value-type="float" office:value="3" table:formula="of:=IF([Form_Responses_1.AK20]=&quot;&quot;;&quot;&quot;; [Form_Responses_1.AK20])" table:style-name="ce1">
            <text:p>3</text:p>
          </table:table-cell>
          <table:table-cell office:value-type="float" office:value="3" table:formula="of:=IF([Form_Responses_1.AL20]=&quot;&quot;;&quot;&quot;; [Form_Responses_1.AL20])" table:style-name="ce1">
            <text:p>3</text:p>
          </table:table-cell>
          <table:table-cell office:value-type="float" office:value="3" table:formula="of:=IF([Form_Responses_1.AM20]=&quot;&quot;;&quot;&quot;; [Form_Responses_1.AM20])" table:style-name="ce1">
            <text:p>3</text:p>
          </table:table-cell>
          <table:table-cell office:value-type="float" office:value="5" table:formula="of:=IF([Form_Responses_1.AN20]=&quot;&quot;;&quot;&quot;; [Form_Responses_1.AN20])" table:style-name="ce1">
            <text:p>5</text:p>
          </table:table-cell>
          <table:table-cell office:value-type="float" office:value="3" table:formula="of:=IF([Form_Responses_1.AO20]=&quot;&quot;;&quot;&quot;; [Form_Responses_1.AO20])" table:style-name="ce1">
            <text:p>3</text:p>
          </table:table-cell>
          <table:table-cell office:value-type="float" office:value="1" table:formula="of:=IF([Form_Responses_1.AP20]=&quot;&quot;;&quot;&quot;; [Form_Responses_1.AP20])" table:style-name="ce1">
            <text:p>1</text:p>
          </table:table-cell>
          <table:table-cell office:value-type="float" office:value="4" table:formula="of:=IF([Form_Responses_1.AQ20]=&quot;&quot;;&quot;&quot;; [Form_Responses_1.AQ20])" table:style-name="ce1">
            <text:p>4</text:p>
          </table:table-cell>
          <table:table-cell office:value-type="float" office:value="5" table:formula="of:=IF([Form_Responses_1.AR20]=&quot;&quot;;&quot;&quot;; [Form_Responses_1.AR20])" table:style-name="ce1">
            <text:p>5</text:p>
          </table:table-cell>
          <table:table-cell office:value-type="float" office:value="3" table:formula="of:=IF([Form_Responses_1.AS20]=&quot;&quot;;&quot;&quot;; [Form_Responses_1.AS20])" table:style-name="ce1">
            <text:p>3</text:p>
          </table:table-cell>
          <table:table-cell office:value-type="float" office:value="4" table:formula="of:=IF([Form_Responses_1.AT20]=&quot;&quot;;&quot;&quot;; [Form_Responses_1.AT20])" table:style-name="ce1">
            <text:p>4</text:p>
          </table:table-cell>
          <table:table-cell office:value-type="float" office:value="4" table:formula="of:=IF([Form_Responses_1.AU20]=&quot;&quot;;&quot;&quot;; [Form_Responses_1.AU20])" table:style-name="ce1">
            <text:p>4</text:p>
          </table:table-cell>
          <table:table-cell office:value-type="float" office:value="4" table:formula="of:=IF([Form_Responses_1.AV20]=&quot;&quot;;&quot;&quot;; [Form_Responses_1.AV20])" table:style-name="ce1">
            <text:p>4</text:p>
          </table:table-cell>
          <table:table-cell office:value-type="float" office:value="5" table:formula="of:=IF([Form_Responses_1.AW20]=&quot;&quot;;&quot;&quot;; [Form_Responses_1.AW20])" table:style-name="ce1">
            <text:p>5</text:p>
          </table:table-cell>
          <table:table-cell table:number-columns-repeated="16340"/>
        </table:table-row>
        <table:table-row table:style-name="ro1">
          <table:table-cell office:value-type="float" office:value="57" table:formula="of:=IF([Form_Responses_1.C21]=&quot;&quot;;&quot;&quot;; [Form_Responses_1.C21])" table:style-name="ce1">
            <text:p>57</text:p>
          </table:table-cell>
          <table:table-cell office:value-type="float" office:value="39" table:formula="of:=IF([Form_Responses_1.D21]=&quot;&quot;;&quot;&quot;; [Form_Responses_1.D21])" table:style-name="ce3">
            <text:p>39</text:p>
          </table:table-cell>
          <table:table-cell office:value-type="float" office:value="5" table:formula="of:=IF([Form_Responses_1.E21]=&quot;&quot;;&quot;&quot;; [Form_Responses_1.E21])" table:style-name="ce1">
            <text:p>5</text:p>
          </table:table-cell>
          <table:table-cell office:value-type="float" office:value="5" table:formula="of:=IF([Form_Responses_1.F21]=&quot;&quot;;&quot;&quot;; [Form_Responses_1.F21])" table:style-name="ce1">
            <text:p>5</text:p>
          </table:table-cell>
          <table:table-cell office:value-type="float" office:value="0" table:formula="of:=IF([Form_Responses_1.H21] = &quot;Yes&quot;;1;IF([Form_Responses_1.H21] = &quot;No&quot;; 0; &quot;&quot;))" table:style-name="ce1">
            <text:p>0</text:p>
          </table:table-cell>
          <table:table-cell office:value-type="float" office:value="1" table:formula="of:=IF([Form_Responses_1.I21] = &quot;Yes&quot;;1;IF([Form_Responses_1.I21] = &quot;No&quot;; 0; &quot;&quot;))" table:style-name="ce1">
            <text:p>1</text:p>
          </table:table-cell>
          <table:table-cell office:value-type="float" office:value="0" table:formula="of:=IF([Form_Responses_1.L21] = &quot;Yes&quot;;1;IF([Form_Responses_1.L21] = &quot;No&quot;; 0; &quot;&quot;))" table:style-name="ce1">
            <text:p>0</text:p>
          </table:table-cell>
          <table:table-cell office:value-type="float" office:value="1" table:formula="of:=IF([Form_Responses_1.M21] = &quot;Yes&quot;;1;IF([Form_Responses_1.M21] = &quot;No&quot;; 0; &quot;&quot;))" table:style-name="ce1">
            <text:p>1</text:p>
          </table:table-cell>
          <table:table-cell office:value-type="float" office:value="1" table:formula="of:=IF([Form_Responses_1.N21] = &quot;Yes&quot;;1;IF([Form_Responses_1.N21] = &quot;No&quot;; 0; &quot;&quot;))" table:style-name="ce1">
            <text:p>1</text:p>
          </table:table-cell>
          <table:table-cell office:value-type="float" office:value="1" table:formula="of:=IF([Form_Responses_1.O21] = &quot;Yes&quot;;1;IF([Form_Responses_1.O21] = &quot;No&quot;; 0; &quot;&quot;))" table:style-name="ce1">
            <text:p>1</text:p>
          </table:table-cell>
          <table:table-cell office:value-type="float" office:value="1" table:formula="of:=IF([Form_Responses_1.P21] = &quot;Yes&quot;;1;IF([Form_Responses_1.P21] = &quot;No&quot;; 0; &quot;&quot;))" table:style-name="ce1">
            <text:p>1</text:p>
          </table:table-cell>
          <table:table-cell office:value-type="float" office:value="0" table:formula="of:=IF([Form_Responses_1.Q21] = &quot;Yes&quot;;1;IF([Form_Responses_1.Q21] = &quot;No&quot;; 0; &quot;&quot;))" table:style-name="ce1">
            <text:p>0</text:p>
          </table:table-cell>
          <table:table-cell office:value-type="float" office:value="1" table:formula="of:=IF([Form_Responses_1.R21] = &quot;Yes&quot;;1;IF([Form_Responses_1.R21] = &quot;No&quot;; 0; &quot;&quot;))" table:style-name="ce1">
            <text:p>1</text:p>
          </table:table-cell>
          <table:table-cell office:value-type="float" office:value="3" table:formula="of:=IF([Form_Responses_1.S21]=&quot;&quot;;&quot;&quot;; [Form_Responses_1.S21])" table:style-name="ce1">
            <text:p>3</text:p>
          </table:table-cell>
          <table:table-cell office:value-type="float" office:value="3" table:formula="of:=IF([Form_Responses_1.T21]=&quot;&quot;;&quot;&quot;; [Form_Responses_1.T21])" table:style-name="ce1">
            <text:p>3</text:p>
          </table:table-cell>
          <table:table-cell office:value-type="float" office:value="5" table:formula="of:=IF([Form_Responses_1.U21]=&quot;&quot;;&quot;&quot;; [Form_Responses_1.U21])" table:style-name="ce1">
            <text:p>5</text:p>
          </table:table-cell>
          <table:table-cell office:value-type="float" office:value="2" table:formula="of:=IF([Form_Responses_1.V21]=&quot;&quot;;&quot;&quot;; [Form_Responses_1.V21])" table:style-name="ce1">
            <text:p>2</text:p>
          </table:table-cell>
          <table:table-cell office:value-type="float" office:value="3" table:formula="of:=IF([Form_Responses_1.W21]=&quot;&quot;;&quot;&quot;; [Form_Responses_1.W21])" table:style-name="ce1">
            <text:p>3</text:p>
          </table:table-cell>
          <table:table-cell office:value-type="float" office:value="3" table:formula="of:=IF([Form_Responses_1.X21]=&quot;&quot;;&quot;&quot;; [Form_Responses_1.X21])" table:style-name="ce1">
            <text:p>3</text:p>
          </table:table-cell>
          <table:table-cell office:value-type="float" office:value="3" table:formula="of:=IF([Form_Responses_1.Y21]=&quot;&quot;;&quot;&quot;; [Form_Responses_1.Y21])" table:style-name="ce1">
            <text:p>3</text:p>
          </table:table-cell>
          <table:table-cell office:value-type="float" office:value="3" table:formula="of:=IF([Form_Responses_1.Z21]=&quot;&quot;;&quot;&quot;; [Form_Responses_1.Z21])" table:style-name="ce1">
            <text:p>3</text:p>
          </table:table-cell>
          <table:table-cell office:value-type="float" office:value="5" table:formula="of:=IF([Form_Responses_1.AA21]=&quot;&quot;;&quot;&quot;; [Form_Responses_1.AA21])" table:style-name="ce1">
            <text:p>5</text:p>
          </table:table-cell>
          <table:table-cell office:value-type="float" office:value="4" table:formula="of:=IF([Form_Responses_1.AB21]=&quot;&quot;;&quot;&quot;; [Form_Responses_1.AB21])" table:style-name="ce1">
            <text:p>4</text:p>
          </table:table-cell>
          <table:table-cell office:value-type="float" office:value="3" table:formula="of:=IF([Form_Responses_1.AC21]=&quot;&quot;;&quot;&quot;; [Form_Responses_1.AC21])" table:style-name="ce1">
            <text:p>3</text:p>
          </table:table-cell>
          <table:table-cell office:value-type="float" office:value="1" table:formula="of:=IF([Form_Responses_1.AD21]=&quot;&quot;;&quot;&quot;; [Form_Responses_1.AD21])" table:style-name="ce1">
            <text:p>1</text:p>
          </table:table-cell>
          <table:table-cell office:value-type="float" office:value="3" table:formula="of:=IF([Form_Responses_1.AE21]=&quot;&quot;;&quot;&quot;; [Form_Responses_1.AE21])" table:style-name="ce1">
            <text:p>3</text:p>
          </table:table-cell>
          <table:table-cell office:value-type="float" office:value="3" table:formula="of:=IF([Form_Responses_1.AF21]=&quot;&quot;;&quot;&quot;; [Form_Responses_1.AF21])" table:style-name="ce1">
            <text:p>3</text:p>
          </table:table-cell>
          <table:table-cell office:value-type="float" office:value="3" table:formula="of:=IF([Form_Responses_1.AG21]=&quot;&quot;;&quot;&quot;; [Form_Responses_1.AG21])" table:style-name="ce1">
            <text:p>3</text:p>
          </table:table-cell>
          <table:table-cell office:value-type="float" office:value="3" table:formula="of:=IF([Form_Responses_1.AH21]=&quot;&quot;;&quot;&quot;; [Form_Responses_1.AH21])" table:style-name="ce1">
            <text:p>3</text:p>
          </table:table-cell>
          <table:table-cell office:value-type="float" office:value="3" table:formula="of:=IF([Form_Responses_1.AI21]=&quot;&quot;;&quot;&quot;; [Form_Responses_1.AI21])" table:style-name="ce1">
            <text:p>3</text:p>
          </table:table-cell>
          <table:table-cell office:value-type="float" office:value="5" table:formula="of:=IF([Form_Responses_1.AJ21]=&quot;&quot;;&quot;&quot;; [Form_Responses_1.AJ21])" table:style-name="ce1">
            <text:p>5</text:p>
          </table:table-cell>
          <table:table-cell office:value-type="float" office:value="3" table:formula="of:=IF([Form_Responses_1.AK21]=&quot;&quot;;&quot;&quot;; [Form_Responses_1.AK21])" table:style-name="ce1">
            <text:p>3</text:p>
          </table:table-cell>
          <table:table-cell office:value-type="float" office:value="4" table:formula="of:=IF([Form_Responses_1.AL21]=&quot;&quot;;&quot;&quot;; [Form_Responses_1.AL21])" table:style-name="ce1">
            <text:p>4</text:p>
          </table:table-cell>
          <table:table-cell office:value-type="float" office:value="3" table:formula="of:=IF([Form_Responses_1.AM21]=&quot;&quot;;&quot;&quot;; [Form_Responses_1.AM21])" table:style-name="ce1">
            <text:p>3</text:p>
          </table:table-cell>
          <table:table-cell office:value-type="float" office:value="3" table:formula="of:=IF([Form_Responses_1.AN21]=&quot;&quot;;&quot;&quot;; [Form_Responses_1.AN21])" table:style-name="ce1">
            <text:p>3</text:p>
          </table:table-cell>
          <table:table-cell office:value-type="float" office:value="3" table:formula="of:=IF([Form_Responses_1.AO21]=&quot;&quot;;&quot;&quot;; [Form_Responses_1.AO21])" table:style-name="ce1">
            <text:p>3</text:p>
          </table:table-cell>
          <table:table-cell office:value-type="float" office:value="3" table:formula="of:=IF([Form_Responses_1.AP21]=&quot;&quot;;&quot;&quot;; [Form_Responses_1.AP21])" table:style-name="ce1">
            <text:p>3</text:p>
          </table:table-cell>
          <table:table-cell office:value-type="float" office:value="3" table:formula="of:=IF([Form_Responses_1.AQ21]=&quot;&quot;;&quot;&quot;; [Form_Responses_1.AQ21])" table:style-name="ce1">
            <text:p>3</text:p>
          </table:table-cell>
          <table:table-cell office:value-type="float" office:value="5" table:formula="of:=IF([Form_Responses_1.AR21]=&quot;&quot;;&quot;&quot;; [Form_Responses_1.AR21])" table:style-name="ce1">
            <text:p>5</text:p>
          </table:table-cell>
          <table:table-cell office:value-type="float" office:value="3" table:formula="of:=IF([Form_Responses_1.AS21]=&quot;&quot;;&quot;&quot;; [Form_Responses_1.AS21])" table:style-name="ce1">
            <text:p>3</text:p>
          </table:table-cell>
          <table:table-cell office:value-type="float" office:value="3" table:formula="of:=IF([Form_Responses_1.AT21]=&quot;&quot;;&quot;&quot;; [Form_Responses_1.AT21])" table:style-name="ce1">
            <text:p>3</text:p>
          </table:table-cell>
          <table:table-cell office:value-type="float" office:value="3" table:formula="of:=IF([Form_Responses_1.AU21]=&quot;&quot;;&quot;&quot;; [Form_Responses_1.AU21])" table:style-name="ce1">
            <text:p>3</text:p>
          </table:table-cell>
          <table:table-cell office:value-type="float" office:value="3" table:formula="of:=IF([Form_Responses_1.AV21]=&quot;&quot;;&quot;&quot;; [Form_Responses_1.AV21])" table:style-name="ce1">
            <text:p>3</text:p>
          </table:table-cell>
          <table:table-cell office:value-type="float" office:value="4" table:formula="of:=IF([Form_Responses_1.AW21]=&quot;&quot;;&quot;&quot;; [Form_Responses_1.AW21])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36" table:formula="of:=IF([Form_Responses_1.C22]=&quot;&quot;;&quot;&quot;; [Form_Responses_1.C22])" table:style-name="ce1">
            <text:p>36</text:p>
          </table:table-cell>
          <table:table-cell office:value-type="float" office:value="9" table:formula="of:=IF([Form_Responses_1.D22]=&quot;&quot;;&quot;&quot;; [Form_Responses_1.D22])" table:style-name="ce3">
            <text:p>9</text:p>
          </table:table-cell>
          <table:table-cell office:value-type="float" office:value="0" table:formula="of:=IF([Form_Responses_1.E22]=&quot;&quot;;&quot;&quot;; [Form_Responses_1.E22])" table:style-name="ce1">
            <text:p>0</text:p>
          </table:table-cell>
          <table:table-cell office:value-type="float" office:value="9" table:formula="of:=IF([Form_Responses_1.F22]=&quot;&quot;;&quot;&quot;; [Form_Responses_1.F22])" table:style-name="ce1">
            <text:p>9</text:p>
          </table:table-cell>
          <table:table-cell office:value-type="float" office:value="1" table:formula="of:=IF([Form_Responses_1.H22] = &quot;Yes&quot;;1;IF([Form_Responses_1.H22] = &quot;No&quot;; 0; &quot;&quot;))" table:style-name="ce1">
            <text:p>1</text:p>
          </table:table-cell>
          <table:table-cell office:value-type="float" office:value="1" table:formula="of:=IF([Form_Responses_1.I22] = &quot;Yes&quot;;1;IF([Form_Responses_1.I22] = &quot;No&quot;; 0; &quot;&quot;))" table:style-name="ce1">
            <text:p>1</text:p>
          </table:table-cell>
          <table:table-cell office:value-type="float" office:value="0" table:formula="of:=IF([Form_Responses_1.L22] = &quot;Yes&quot;;1;IF([Form_Responses_1.L22] = &quot;No&quot;; 0; &quot;&quot;))" table:style-name="ce1">
            <text:p>0</text:p>
          </table:table-cell>
          <table:table-cell office:value-type="float" office:value="1" table:formula="of:=IF([Form_Responses_1.M22] = &quot;Yes&quot;;1;IF([Form_Responses_1.M22] = &quot;No&quot;; 0; &quot;&quot;))" table:style-name="ce1">
            <text:p>1</text:p>
          </table:table-cell>
          <table:table-cell office:value-type="float" office:value="1" table:formula="of:=IF([Form_Responses_1.N22] = &quot;Yes&quot;;1;IF([Form_Responses_1.N22] = &quot;No&quot;; 0; &quot;&quot;))" table:style-name="ce1">
            <text:p>1</text:p>
          </table:table-cell>
          <table:table-cell office:value-type="float" office:value="1" table:formula="of:=IF([Form_Responses_1.O22] = &quot;Yes&quot;;1;IF([Form_Responses_1.O22] = &quot;No&quot;; 0; &quot;&quot;))" table:style-name="ce1">
            <text:p>1</text:p>
          </table:table-cell>
          <table:table-cell office:value-type="float" office:value="1" table:formula="of:=IF([Form_Responses_1.P22] = &quot;Yes&quot;;1;IF([Form_Responses_1.P22] = &quot;No&quot;; 0; &quot;&quot;))" table:style-name="ce1">
            <text:p>1</text:p>
          </table:table-cell>
          <table:table-cell office:value-type="float" office:value="0" table:formula="of:=IF([Form_Responses_1.Q22] = &quot;Yes&quot;;1;IF([Form_Responses_1.Q22] = &quot;No&quot;; 0; &quot;&quot;))" table:style-name="ce1">
            <text:p>0</text:p>
          </table:table-cell>
          <table:table-cell office:value-type="float" office:value="1" table:formula="of:=IF([Form_Responses_1.R22] = &quot;Yes&quot;;1;IF([Form_Responses_1.R22] = &quot;No&quot;; 0; &quot;&quot;))" table:style-name="ce1">
            <text:p>1</text:p>
          </table:table-cell>
          <table:table-cell office:value-type="float" office:value="5" table:formula="of:=IF([Form_Responses_1.S22]=&quot;&quot;;&quot;&quot;; [Form_Responses_1.S22])" table:style-name="ce1">
            <text:p>5</text:p>
          </table:table-cell>
          <table:table-cell office:value-type="float" office:value="5" table:formula="of:=IF([Form_Responses_1.T22]=&quot;&quot;;&quot;&quot;; [Form_Responses_1.T22])" table:style-name="ce1">
            <text:p>5</text:p>
          </table:table-cell>
          <table:table-cell office:value-type="float" office:value="4" table:formula="of:=IF([Form_Responses_1.U22]=&quot;&quot;;&quot;&quot;; [Form_Responses_1.U22])" table:style-name="ce1">
            <text:p>4</text:p>
          </table:table-cell>
          <table:table-cell office:value-type="float" office:value="4" table:formula="of:=IF([Form_Responses_1.V22]=&quot;&quot;;&quot;&quot;; [Form_Responses_1.V22])" table:style-name="ce1">
            <text:p>4</text:p>
          </table:table-cell>
          <table:table-cell office:value-type="float" office:value="4" table:formula="of:=IF([Form_Responses_1.W22]=&quot;&quot;;&quot;&quot;; [Form_Responses_1.W22])" table:style-name="ce1">
            <text:p>4</text:p>
          </table:table-cell>
          <table:table-cell office:value-type="float" office:value="4" table:formula="of:=IF([Form_Responses_1.X22]=&quot;&quot;;&quot;&quot;; [Form_Responses_1.X22])" table:style-name="ce1">
            <text:p>4</text:p>
          </table:table-cell>
          <table:table-cell office:value-type="float" office:value="4" table:formula="of:=IF([Form_Responses_1.Y22]=&quot;&quot;;&quot;&quot;; [Form_Responses_1.Y22])" table:style-name="ce1">
            <text:p>4</text:p>
          </table:table-cell>
          <table:table-cell office:value-type="float" office:value="4" table:formula="of:=IF([Form_Responses_1.Z22]=&quot;&quot;;&quot;&quot;; [Form_Responses_1.Z22])" table:style-name="ce1">
            <text:p>4</text:p>
          </table:table-cell>
          <table:table-cell office:value-type="float" office:value="4" table:formula="of:=IF([Form_Responses_1.AA22]=&quot;&quot;;&quot;&quot;; [Form_Responses_1.AA22])" table:style-name="ce1">
            <text:p>4</text:p>
          </table:table-cell>
          <table:table-cell office:value-type="float" office:value="4" table:formula="of:=IF([Form_Responses_1.AB22]=&quot;&quot;;&quot;&quot;; [Form_Responses_1.AB22])" table:style-name="ce1">
            <text:p>4</text:p>
          </table:table-cell>
          <table:table-cell office:value-type="float" office:value="4" table:formula="of:=IF([Form_Responses_1.AC22]=&quot;&quot;;&quot;&quot;; [Form_Responses_1.AC22])" table:style-name="ce1">
            <text:p>4</text:p>
          </table:table-cell>
          <table:table-cell office:value-type="float" office:value="4" table:formula="of:=IF([Form_Responses_1.AD22]=&quot;&quot;;&quot;&quot;; [Form_Responses_1.AD22])" table:style-name="ce1">
            <text:p>4</text:p>
          </table:table-cell>
          <table:table-cell office:value-type="float" office:value="4" table:formula="of:=IF([Form_Responses_1.AE22]=&quot;&quot;;&quot;&quot;; [Form_Responses_1.AE22])" table:style-name="ce1">
            <text:p>4</text:p>
          </table:table-cell>
          <table:table-cell office:value-type="float" office:value="4" table:formula="of:=IF([Form_Responses_1.AF22]=&quot;&quot;;&quot;&quot;; [Form_Responses_1.AF22])" table:style-name="ce1">
            <text:p>4</text:p>
          </table:table-cell>
          <table:table-cell office:value-type="float" office:value="3" table:formula="of:=IF([Form_Responses_1.AG22]=&quot;&quot;;&quot;&quot;; [Form_Responses_1.AG22])" table:style-name="ce1">
            <text:p>3</text:p>
          </table:table-cell>
          <table:table-cell office:value-type="float" office:value="5" table:formula="of:=IF([Form_Responses_1.AH22]=&quot;&quot;;&quot;&quot;; [Form_Responses_1.AH22])" table:style-name="ce1">
            <text:p>5</text:p>
          </table:table-cell>
          <table:table-cell office:value-type="float" office:value="5" table:formula="of:=IF([Form_Responses_1.AI22]=&quot;&quot;;&quot;&quot;; [Form_Responses_1.AI22])" table:style-name="ce1">
            <text:p>5</text:p>
          </table:table-cell>
          <table:table-cell office:value-type="float" office:value="5" table:formula="of:=IF([Form_Responses_1.AJ22]=&quot;&quot;;&quot;&quot;; [Form_Responses_1.AJ22])" table:style-name="ce1">
            <text:p>5</text:p>
          </table:table-cell>
          <table:table-cell office:value-type="float" office:value="5" table:formula="of:=IF([Form_Responses_1.AK22]=&quot;&quot;;&quot;&quot;; [Form_Responses_1.AK22])" table:style-name="ce1">
            <text:p>5</text:p>
          </table:table-cell>
          <table:table-cell office:value-type="float" office:value="5" table:formula="of:=IF([Form_Responses_1.AL22]=&quot;&quot;;&quot;&quot;; [Form_Responses_1.AL22])" table:style-name="ce1">
            <text:p>5</text:p>
          </table:table-cell>
          <table:table-cell office:value-type="float" office:value="4" table:formula="of:=IF([Form_Responses_1.AM22]=&quot;&quot;;&quot;&quot;; [Form_Responses_1.AM22])" table:style-name="ce1">
            <text:p>4</text:p>
          </table:table-cell>
          <table:table-cell office:value-type="float" office:value="3" table:formula="of:=IF([Form_Responses_1.AN22]=&quot;&quot;;&quot;&quot;; [Form_Responses_1.AN22])" table:style-name="ce1">
            <text:p>3</text:p>
          </table:table-cell>
          <table:table-cell office:value-type="float" office:value="4" table:formula="of:=IF([Form_Responses_1.AO22]=&quot;&quot;;&quot;&quot;; [Form_Responses_1.AO22])" table:style-name="ce1">
            <text:p>4</text:p>
          </table:table-cell>
          <table:table-cell office:value-type="float" office:value="4" table:formula="of:=IF([Form_Responses_1.AP22]=&quot;&quot;;&quot;&quot;; [Form_Responses_1.AP22])" table:style-name="ce1">
            <text:p>4</text:p>
          </table:table-cell>
          <table:table-cell office:value-type="float" office:value="4" table:formula="of:=IF([Form_Responses_1.AQ22]=&quot;&quot;;&quot;&quot;; [Form_Responses_1.AQ22])" table:style-name="ce1">
            <text:p>4</text:p>
          </table:table-cell>
          <table:table-cell office:value-type="float" office:value="4" table:formula="of:=IF([Form_Responses_1.AR22]=&quot;&quot;;&quot;&quot;; [Form_Responses_1.AR22])" table:style-name="ce1">
            <text:p>4</text:p>
          </table:table-cell>
          <table:table-cell office:value-type="float" office:value="4" table:formula="of:=IF([Form_Responses_1.AS22]=&quot;&quot;;&quot;&quot;; [Form_Responses_1.AS22])" table:style-name="ce1">
            <text:p>4</text:p>
          </table:table-cell>
          <table:table-cell office:value-type="float" office:value="4" table:formula="of:=IF([Form_Responses_1.AT22]=&quot;&quot;;&quot;&quot;; [Form_Responses_1.AT22])" table:style-name="ce1">
            <text:p>4</text:p>
          </table:table-cell>
          <table:table-cell office:value-type="float" office:value="4" table:formula="of:=IF([Form_Responses_1.AU22]=&quot;&quot;;&quot;&quot;; [Form_Responses_1.AU22])" table:style-name="ce1">
            <text:p>4</text:p>
          </table:table-cell>
          <table:table-cell office:value-type="float" office:value="4" table:formula="of:=IF([Form_Responses_1.AV22]=&quot;&quot;;&quot;&quot;; [Form_Responses_1.AV22])" table:style-name="ce1">
            <text:p>4</text:p>
          </table:table-cell>
          <table:table-cell office:value-type="float" office:value="4" table:formula="of:=IF([Form_Responses_1.AW22]=&quot;&quot;;&quot;&quot;; [Form_Responses_1.AW22])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45" table:formula="of:=IF([Form_Responses_1.C23]=&quot;&quot;;&quot;&quot;; [Form_Responses_1.C23])" table:style-name="ce1">
            <text:p>45</text:p>
          </table:table-cell>
          <table:table-cell office:value-type="float" office:value="7" table:formula="of:=IF([Form_Responses_1.D23]=&quot;&quot;;&quot;&quot;; [Form_Responses_1.D23])" table:style-name="ce3">
            <text:p>7</text:p>
          </table:table-cell>
          <table:table-cell office:value-type="float" office:value="0" table:formula="of:=IF([Form_Responses_1.E23]=&quot;&quot;;&quot;&quot;; [Form_Responses_1.E23])" table:style-name="ce1">
            <text:p>0</text:p>
          </table:table-cell>
          <table:table-cell office:value-type="float" office:value="7" table:formula="of:=IF([Form_Responses_1.F23]=&quot;&quot;;&quot;&quot;; [Form_Responses_1.F23])" table:style-name="ce1">
            <text:p>7</text:p>
          </table:table-cell>
          <table:table-cell office:value-type="float" office:value="1" table:formula="of:=IF([Form_Responses_1.H23] = &quot;Yes&quot;;1;IF([Form_Responses_1.H23] = &quot;No&quot;; 0; &quot;&quot;))" table:style-name="ce1">
            <text:p>1</text:p>
          </table:table-cell>
          <table:table-cell office:value-type="string" office:string-value="" table:formula="of:=IF([Form_Responses_1.I23] = &quot;Yes&quot;;1;IF([Form_Responses_1.I23] = &quot;No&quot;; 0; &quot;&quot;))" table:style-name="ce1"/>
          <table:table-cell office:value-type="float" office:value="1" table:formula="of:=IF([Form_Responses_1.L23] = &quot;Yes&quot;;1;IF([Form_Responses_1.L23] = &quot;No&quot;; 0; &quot;&quot;))" table:style-name="ce1">
            <text:p>1</text:p>
          </table:table-cell>
          <table:table-cell office:value-type="float" office:value="1" table:formula="of:=IF([Form_Responses_1.M23] = &quot;Yes&quot;;1;IF([Form_Responses_1.M23] = &quot;No&quot;; 0; &quot;&quot;))" table:style-name="ce1">
            <text:p>1</text:p>
          </table:table-cell>
          <table:table-cell office:value-type="float" office:value="1" table:formula="of:=IF([Form_Responses_1.N23] = &quot;Yes&quot;;1;IF([Form_Responses_1.N23] = &quot;No&quot;; 0; &quot;&quot;))" table:style-name="ce1">
            <text:p>1</text:p>
          </table:table-cell>
          <table:table-cell office:value-type="float" office:value="1" table:formula="of:=IF([Form_Responses_1.O23] = &quot;Yes&quot;;1;IF([Form_Responses_1.O23] = &quot;No&quot;; 0; &quot;&quot;))" table:style-name="ce1">
            <text:p>1</text:p>
          </table:table-cell>
          <table:table-cell office:value-type="float" office:value="1" table:formula="of:=IF([Form_Responses_1.P23] = &quot;Yes&quot;;1;IF([Form_Responses_1.P23] = &quot;No&quot;; 0; &quot;&quot;))" table:style-name="ce1">
            <text:p>1</text:p>
          </table:table-cell>
          <table:table-cell office:value-type="float" office:value="0" table:formula="of:=IF([Form_Responses_1.Q23] = &quot;Yes&quot;;1;IF([Form_Responses_1.Q23] = &quot;No&quot;; 0; &quot;&quot;))" table:style-name="ce1">
            <text:p>0</text:p>
          </table:table-cell>
          <table:table-cell office:value-type="float" office:value="1" table:formula="of:=IF([Form_Responses_1.R23] = &quot;Yes&quot;;1;IF([Form_Responses_1.R23] = &quot;No&quot;; 0; &quot;&quot;))" table:style-name="ce1">
            <text:p>1</text:p>
          </table:table-cell>
          <table:table-cell office:value-type="string" office:string-value="" table:formula="of:=IF([Form_Responses_1.S23]=&quot;&quot;;&quot;&quot;; [Form_Responses_1.S23])" table:style-name="ce1"/>
          <table:table-cell office:value-type="string" office:string-value="" table:formula="of:=IF([Form_Responses_1.T23]=&quot;&quot;;&quot;&quot;; [Form_Responses_1.T23])" table:style-name="ce1"/>
          <table:table-cell office:value-type="float" office:value="3" table:formula="of:=IF([Form_Responses_1.U23]=&quot;&quot;;&quot;&quot;; [Form_Responses_1.U23])" table:style-name="ce1">
            <text:p>3</text:p>
          </table:table-cell>
          <table:table-cell office:value-type="float" office:value="3" table:formula="of:=IF([Form_Responses_1.V23]=&quot;&quot;;&quot;&quot;; [Form_Responses_1.V23])" table:style-name="ce1">
            <text:p>3</text:p>
          </table:table-cell>
          <table:table-cell office:value-type="float" office:value="3" table:formula="of:=IF([Form_Responses_1.W23]=&quot;&quot;;&quot;&quot;; [Form_Responses_1.W23])" table:style-name="ce1">
            <text:p>3</text:p>
          </table:table-cell>
          <table:table-cell office:value-type="float" office:value="4" table:formula="of:=IF([Form_Responses_1.X23]=&quot;&quot;;&quot;&quot;; [Form_Responses_1.X23])" table:style-name="ce1">
            <text:p>4</text:p>
          </table:table-cell>
          <table:table-cell office:value-type="float" office:value="2" table:formula="of:=IF([Form_Responses_1.Y23]=&quot;&quot;;&quot;&quot;; [Form_Responses_1.Y23])" table:style-name="ce1">
            <text:p>2</text:p>
          </table:table-cell>
          <table:table-cell office:value-type="float" office:value="2" table:formula="of:=IF([Form_Responses_1.Z23]=&quot;&quot;;&quot;&quot;; [Form_Responses_1.Z23])" table:style-name="ce1">
            <text:p>2</text:p>
          </table:table-cell>
          <table:table-cell office:value-type="float" office:value="2" table:formula="of:=IF([Form_Responses_1.AA23]=&quot;&quot;;&quot;&quot;; [Form_Responses_1.AA23])" table:style-name="ce1">
            <text:p>2</text:p>
          </table:table-cell>
          <table:table-cell office:value-type="float" office:value="2" table:formula="of:=IF([Form_Responses_1.AB23]=&quot;&quot;;&quot;&quot;; [Form_Responses_1.AB23])" table:style-name="ce1">
            <text:p>2</text:p>
          </table:table-cell>
          <table:table-cell office:value-type="float" office:value="4" table:formula="of:=IF([Form_Responses_1.AC23]=&quot;&quot;;&quot;&quot;; [Form_Responses_1.AC23])" table:style-name="ce1">
            <text:p>4</text:p>
          </table:table-cell>
          <table:table-cell office:value-type="float" office:value="4" table:formula="of:=IF([Form_Responses_1.AD23]=&quot;&quot;;&quot;&quot;; [Form_Responses_1.AD23])" table:style-name="ce1">
            <text:p>4</text:p>
          </table:table-cell>
          <table:table-cell office:value-type="float" office:value="4" table:formula="of:=IF([Form_Responses_1.AE23]=&quot;&quot;;&quot;&quot;; [Form_Responses_1.AE23])" table:style-name="ce1">
            <text:p>4</text:p>
          </table:table-cell>
          <table:table-cell office:value-type="float" office:value="5" table:formula="of:=IF([Form_Responses_1.AF23]=&quot;&quot;;&quot;&quot;; [Form_Responses_1.AF23])" table:style-name="ce1">
            <text:p>5</text:p>
          </table:table-cell>
          <table:table-cell office:value-type="float" office:value="3" table:formula="of:=IF([Form_Responses_1.AG23]=&quot;&quot;;&quot;&quot;; [Form_Responses_1.AG23])" table:style-name="ce1">
            <text:p>3</text:p>
          </table:table-cell>
          <table:table-cell office:value-type="float" office:value="3" table:formula="of:=IF([Form_Responses_1.AH23]=&quot;&quot;;&quot;&quot;; [Form_Responses_1.AH23])" table:style-name="ce1">
            <text:p>3</text:p>
          </table:table-cell>
          <table:table-cell office:value-type="float" office:value="3" table:formula="of:=IF([Form_Responses_1.AI23]=&quot;&quot;;&quot;&quot;; [Form_Responses_1.AI23])" table:style-name="ce1">
            <text:p>3</text:p>
          </table:table-cell>
          <table:table-cell office:value-type="float" office:value="5" table:formula="of:=IF([Form_Responses_1.AJ23]=&quot;&quot;;&quot;&quot;; [Form_Responses_1.AJ23])" table:style-name="ce1">
            <text:p>5</text:p>
          </table:table-cell>
          <table:table-cell office:value-type="float" office:value="3" table:formula="of:=IF([Form_Responses_1.AK23]=&quot;&quot;;&quot;&quot;; [Form_Responses_1.AK23])" table:style-name="ce1">
            <text:p>3</text:p>
          </table:table-cell>
          <table:table-cell office:value-type="float" office:value="3" table:formula="of:=IF([Form_Responses_1.AL23]=&quot;&quot;;&quot;&quot;; [Form_Responses_1.AL23])" table:style-name="ce1">
            <text:p>3</text:p>
          </table:table-cell>
          <table:table-cell office:value-type="float" office:value="4" table:formula="of:=IF([Form_Responses_1.AM23]=&quot;&quot;;&quot;&quot;; [Form_Responses_1.AM23])" table:style-name="ce1">
            <text:p>4</text:p>
          </table:table-cell>
          <table:table-cell office:value-type="float" office:value="3" table:formula="of:=IF([Form_Responses_1.AN23]=&quot;&quot;;&quot;&quot;; [Form_Responses_1.AN23])" table:style-name="ce1">
            <text:p>3</text:p>
          </table:table-cell>
          <table:table-cell office:value-type="float" office:value="3" table:formula="of:=IF([Form_Responses_1.AO23]=&quot;&quot;;&quot;&quot;; [Form_Responses_1.AO23])" table:style-name="ce1">
            <text:p>3</text:p>
          </table:table-cell>
          <table:table-cell office:value-type="float" office:value="3" table:formula="of:=IF([Form_Responses_1.AP23]=&quot;&quot;;&quot;&quot;; [Form_Responses_1.AP23])" table:style-name="ce1">
            <text:p>3</text:p>
          </table:table-cell>
          <table:table-cell office:value-type="float" office:value="3" table:formula="of:=IF([Form_Responses_1.AQ23]=&quot;&quot;;&quot;&quot;; [Form_Responses_1.AQ23])" table:style-name="ce1">
            <text:p>3</text:p>
          </table:table-cell>
          <table:table-cell office:value-type="float" office:value="3" table:formula="of:=IF([Form_Responses_1.AR23]=&quot;&quot;;&quot;&quot;; [Form_Responses_1.AR23])" table:style-name="ce1">
            <text:p>3</text:p>
          </table:table-cell>
          <table:table-cell office:value-type="float" office:value="4" table:formula="of:=IF([Form_Responses_1.AS23]=&quot;&quot;;&quot;&quot;; [Form_Responses_1.AS23])" table:style-name="ce1">
            <text:p>4</text:p>
          </table:table-cell>
          <table:table-cell office:value-type="float" office:value="4" table:formula="of:=IF([Form_Responses_1.AT23]=&quot;&quot;;&quot;&quot;; [Form_Responses_1.AT23])" table:style-name="ce1">
            <text:p>4</text:p>
          </table:table-cell>
          <table:table-cell office:value-type="float" office:value="4" table:formula="of:=IF([Form_Responses_1.AU23]=&quot;&quot;;&quot;&quot;; [Form_Responses_1.AU23])" table:style-name="ce1">
            <text:p>4</text:p>
          </table:table-cell>
          <table:table-cell office:value-type="float" office:value="2" table:formula="of:=IF([Form_Responses_1.AV23]=&quot;&quot;;&quot;&quot;; [Form_Responses_1.AV23])" table:style-name="ce1">
            <text:p>2</text:p>
          </table:table-cell>
          <table:table-cell office:value-type="float" office:value="2" table:formula="of:=IF([Form_Responses_1.AW23]=&quot;&quot;;&quot;&quot;; [Form_Responses_1.AW23])" table:style-name="ce1">
            <text:p>2</text:p>
          </table:table-cell>
          <table:table-cell table:number-columns-repeated="16340"/>
        </table:table-row>
        <table:table-row table:style-name="ro1">
          <table:table-cell office:value-type="float" office:value="30" table:formula="of:=IF([Form_Responses_1.C24]=&quot;&quot;;&quot;&quot;; [Form_Responses_1.C24])" table:style-name="ce1">
            <text:p>30</text:p>
          </table:table-cell>
          <table:table-cell office:value-type="float" office:value="4" table:formula="of:=IF([Form_Responses_1.D24]=&quot;&quot;;&quot;&quot;; [Form_Responses_1.D24])" table:style-name="ce3">
            <text:p>4</text:p>
          </table:table-cell>
          <table:table-cell office:value-type="float" office:value="0" table:formula="of:=IF([Form_Responses_1.E24]=&quot;&quot;;&quot;&quot;; [Form_Responses_1.E24])" table:style-name="ce1">
            <text:p>0</text:p>
          </table:table-cell>
          <table:table-cell office:value-type="float" office:value="4" table:formula="of:=IF([Form_Responses_1.F24]=&quot;&quot;;&quot;&quot;; [Form_Responses_1.F24])" table:style-name="ce1">
            <text:p>4</text:p>
          </table:table-cell>
          <table:table-cell office:value-type="float" office:value="1" table:formula="of:=IF([Form_Responses_1.H24] = &quot;Yes&quot;;1;IF([Form_Responses_1.H24] = &quot;No&quot;; 0; &quot;&quot;))" table:style-name="ce1">
            <text:p>1</text:p>
          </table:table-cell>
          <table:table-cell office:value-type="float" office:value="0" table:formula="of:=IF([Form_Responses_1.I24] = &quot;Yes&quot;;1;IF([Form_Responses_1.I24] = &quot;No&quot;; 0; &quot;&quot;))" table:style-name="ce1">
            <text:p>0</text:p>
          </table:table-cell>
          <table:table-cell office:value-type="float" office:value="1" table:formula="of:=IF([Form_Responses_1.L24] = &quot;Yes&quot;;1;IF([Form_Responses_1.L24] = &quot;No&quot;; 0; &quot;&quot;))" table:style-name="ce1">
            <text:p>1</text:p>
          </table:table-cell>
          <table:table-cell office:value-type="float" office:value="1" table:formula="of:=IF([Form_Responses_1.M24] = &quot;Yes&quot;;1;IF([Form_Responses_1.M24] = &quot;No&quot;; 0; &quot;&quot;))" table:style-name="ce1">
            <text:p>1</text:p>
          </table:table-cell>
          <table:table-cell office:value-type="float" office:value="0" table:formula="of:=IF([Form_Responses_1.N24] = &quot;Yes&quot;;1;IF([Form_Responses_1.N24] = &quot;No&quot;; 0; &quot;&quot;))" table:style-name="ce1">
            <text:p>0</text:p>
          </table:table-cell>
          <table:table-cell office:value-type="float" office:value="0" table:formula="of:=IF([Form_Responses_1.O24] = &quot;Yes&quot;;1;IF([Form_Responses_1.O24] = &quot;No&quot;; 0; &quot;&quot;))" table:style-name="ce1">
            <text:p>0</text:p>
          </table:table-cell>
          <table:table-cell office:value-type="float" office:value="1" table:formula="of:=IF([Form_Responses_1.P24] = &quot;Yes&quot;;1;IF([Form_Responses_1.P24] = &quot;No&quot;; 0; &quot;&quot;))" table:style-name="ce1">
            <text:p>1</text:p>
          </table:table-cell>
          <table:table-cell office:value-type="float" office:value="0" table:formula="of:=IF([Form_Responses_1.Q24] = &quot;Yes&quot;;1;IF([Form_Responses_1.Q24] = &quot;No&quot;; 0; &quot;&quot;))" table:style-name="ce1">
            <text:p>0</text:p>
          </table:table-cell>
          <table:table-cell office:value-type="float" office:value="1" table:formula="of:=IF([Form_Responses_1.R24] = &quot;Yes&quot;;1;IF([Form_Responses_1.R24] = &quot;No&quot;; 0; &quot;&quot;))" table:style-name="ce1">
            <text:p>1</text:p>
          </table:table-cell>
          <table:table-cell office:value-type="float" office:value="2" table:formula="of:=IF([Form_Responses_1.S24]=&quot;&quot;;&quot;&quot;; [Form_Responses_1.S24])" table:style-name="ce1">
            <text:p>2</text:p>
          </table:table-cell>
          <table:table-cell office:value-type="float" office:value="3" table:formula="of:=IF([Form_Responses_1.T24]=&quot;&quot;;&quot;&quot;; [Form_Responses_1.T24])" table:style-name="ce1">
            <text:p>3</text:p>
          </table:table-cell>
          <table:table-cell office:value-type="float" office:value="3" table:formula="of:=IF([Form_Responses_1.U24]=&quot;&quot;;&quot;&quot;; [Form_Responses_1.U24])" table:style-name="ce1">
            <text:p>3</text:p>
          </table:table-cell>
          <table:table-cell office:value-type="float" office:value="2" table:formula="of:=IF([Form_Responses_1.V24]=&quot;&quot;;&quot;&quot;; [Form_Responses_1.V24])" table:style-name="ce1">
            <text:p>2</text:p>
          </table:table-cell>
          <table:table-cell office:value-type="float" office:value="3" table:formula="of:=IF([Form_Responses_1.W24]=&quot;&quot;;&quot;&quot;; [Form_Responses_1.W24])" table:style-name="ce1">
            <text:p>3</text:p>
          </table:table-cell>
          <table:table-cell office:value-type="float" office:value="3" table:formula="of:=IF([Form_Responses_1.X24]=&quot;&quot;;&quot;&quot;; [Form_Responses_1.X24])" table:style-name="ce1">
            <text:p>3</text:p>
          </table:table-cell>
          <table:table-cell office:value-type="float" office:value="3" table:formula="of:=IF([Form_Responses_1.Y24]=&quot;&quot;;&quot;&quot;; [Form_Responses_1.Y24])" table:style-name="ce1">
            <text:p>3</text:p>
          </table:table-cell>
          <table:table-cell office:value-type="float" office:value="3" table:formula="of:=IF([Form_Responses_1.Z24]=&quot;&quot;;&quot;&quot;; [Form_Responses_1.Z24])" table:style-name="ce1">
            <text:p>3</text:p>
          </table:table-cell>
          <table:table-cell office:value-type="float" office:value="3" table:formula="of:=IF([Form_Responses_1.AA24]=&quot;&quot;;&quot;&quot;; [Form_Responses_1.AA24])" table:style-name="ce1">
            <text:p>3</text:p>
          </table:table-cell>
          <table:table-cell office:value-type="float" office:value="2" table:formula="of:=IF([Form_Responses_1.AB24]=&quot;&quot;;&quot;&quot;; [Form_Responses_1.AB24])" table:style-name="ce1">
            <text:p>2</text:p>
          </table:table-cell>
          <table:table-cell office:value-type="float" office:value="2" table:formula="of:=IF([Form_Responses_1.AC24]=&quot;&quot;;&quot;&quot;; [Form_Responses_1.AC24])" table:style-name="ce1">
            <text:p>2</text:p>
          </table:table-cell>
          <table:table-cell office:value-type="float" office:value="2" table:formula="of:=IF([Form_Responses_1.AD24]=&quot;&quot;;&quot;&quot;; [Form_Responses_1.AD24])" table:style-name="ce1">
            <text:p>2</text:p>
          </table:table-cell>
          <table:table-cell office:value-type="float" office:value="2" table:formula="of:=IF([Form_Responses_1.AE24]=&quot;&quot;;&quot;&quot;; [Form_Responses_1.AE24])" table:style-name="ce1">
            <text:p>2</text:p>
          </table:table-cell>
          <table:table-cell office:value-type="float" office:value="5" table:formula="of:=IF([Form_Responses_1.AF24]=&quot;&quot;;&quot;&quot;; [Form_Responses_1.AF24])" table:style-name="ce1">
            <text:p>5</text:p>
          </table:table-cell>
          <table:table-cell office:value-type="float" office:value="4" table:formula="of:=IF([Form_Responses_1.AG24]=&quot;&quot;;&quot;&quot;; [Form_Responses_1.AG24])" table:style-name="ce1">
            <text:p>4</text:p>
          </table:table-cell>
          <table:table-cell office:value-type="float" office:value="1" table:formula="of:=IF([Form_Responses_1.AH24]=&quot;&quot;;&quot;&quot;; [Form_Responses_1.AH24])" table:style-name="ce1">
            <text:p>1</text:p>
          </table:table-cell>
          <table:table-cell office:value-type="float" office:value="3" table:formula="of:=IF([Form_Responses_1.AI24]=&quot;&quot;;&quot;&quot;; [Form_Responses_1.AI24])" table:style-name="ce1">
            <text:p>3</text:p>
          </table:table-cell>
          <table:table-cell office:value-type="string" office:string-value="" table:formula="of:=IF([Form_Responses_1.AJ24]=&quot;&quot;;&quot;&quot;; [Form_Responses_1.AJ24])" table:style-name="ce1"/>
          <table:table-cell office:value-type="string" office:string-value="" table:formula="of:=IF([Form_Responses_1.AK24]=&quot;&quot;;&quot;&quot;; [Form_Responses_1.AK24])" table:style-name="ce1"/>
          <table:table-cell office:value-type="string" office:string-value="" table:formula="of:=IF([Form_Responses_1.AL24]=&quot;&quot;;&quot;&quot;; [Form_Responses_1.AL24])" table:style-name="ce1"/>
          <table:table-cell office:value-type="string" office:string-value="" table:formula="of:=IF([Form_Responses_1.AM24]=&quot;&quot;;&quot;&quot;; [Form_Responses_1.AM24])" table:style-name="ce1"/>
          <table:table-cell office:value-type="string" office:string-value="" table:formula="of:=IF([Form_Responses_1.AN24]=&quot;&quot;;&quot;&quot;; [Form_Responses_1.AN24])" table:style-name="ce1"/>
          <table:table-cell office:value-type="string" office:string-value="" table:formula="of:=IF([Form_Responses_1.AO24]=&quot;&quot;;&quot;&quot;; [Form_Responses_1.AO24])" table:style-name="ce1"/>
          <table:table-cell office:value-type="string" office:string-value="" table:formula="of:=IF([Form_Responses_1.AP24]=&quot;&quot;;&quot;&quot;; [Form_Responses_1.AP24])" table:style-name="ce1"/>
          <table:table-cell office:value-type="string" office:string-value="" table:formula="of:=IF([Form_Responses_1.AQ24]=&quot;&quot;;&quot;&quot;; [Form_Responses_1.AQ24])" table:style-name="ce1"/>
          <table:table-cell office:value-type="string" office:string-value="" table:formula="of:=IF([Form_Responses_1.AR24]=&quot;&quot;;&quot;&quot;; [Form_Responses_1.AR24])" table:style-name="ce1"/>
          <table:table-cell office:value-type="string" office:string-value="" table:formula="of:=IF([Form_Responses_1.AS24]=&quot;&quot;;&quot;&quot;; [Form_Responses_1.AS24])" table:style-name="ce1"/>
          <table:table-cell office:value-type="string" office:string-value="" table:formula="of:=IF([Form_Responses_1.AT24]=&quot;&quot;;&quot;&quot;; [Form_Responses_1.AT24])" table:style-name="ce1"/>
          <table:table-cell office:value-type="string" office:string-value="" table:formula="of:=IF([Form_Responses_1.AU24]=&quot;&quot;;&quot;&quot;; [Form_Responses_1.AU24])" table:style-name="ce1"/>
          <table:table-cell office:value-type="string" office:string-value="" table:formula="of:=IF([Form_Responses_1.AV24]=&quot;&quot;;&quot;&quot;; [Form_Responses_1.AV24])" table:style-name="ce1"/>
          <table:table-cell office:value-type="string" office:string-value="" table:formula="of:=IF([Form_Responses_1.AW24]=&quot;&quot;;&quot;&quot;; [Form_Responses_1.AW24])" table:style-name="ce1"/>
          <table:table-cell table:number-columns-repeated="16340"/>
        </table:table-row>
        <table:table-row table:style-name="ro1">
          <table:table-cell office:value-type="float" office:value="50" table:formula="of:=IF([Form_Responses_1.C25]=&quot;&quot;;&quot;&quot;; [Form_Responses_1.C25])" table:style-name="ce1">
            <text:p>50</text:p>
          </table:table-cell>
          <table:table-cell office:value-type="float" office:value="26" table:formula="of:=IF([Form_Responses_1.D25]=&quot;&quot;;&quot;&quot;; [Form_Responses_1.D25])" table:style-name="ce3">
            <text:p>26</text:p>
          </table:table-cell>
          <table:table-cell office:value-type="float" office:value="10" table:formula="of:=IF([Form_Responses_1.E25]=&quot;&quot;;&quot;&quot;; [Form_Responses_1.E25])" table:style-name="ce1">
            <text:p>10</text:p>
          </table:table-cell>
          <table:table-cell office:value-type="float" office:value="10" table:formula="of:=IF([Form_Responses_1.F25]=&quot;&quot;;&quot;&quot;; [Form_Responses_1.F25])" table:style-name="ce1">
            <text:p>10</text:p>
          </table:table-cell>
          <table:table-cell office:value-type="float" office:value="0" table:formula="of:=IF([Form_Responses_1.H25] = &quot;Yes&quot;;1;IF([Form_Responses_1.H25] = &quot;No&quot;; 0; &quot;&quot;))" table:style-name="ce1">
            <text:p>0</text:p>
          </table:table-cell>
          <table:table-cell office:value-type="float" office:value="1" table:formula="of:=IF([Form_Responses_1.I25] = &quot;Yes&quot;;1;IF([Form_Responses_1.I25] = &quot;No&quot;; 0; &quot;&quot;))" table:style-name="ce1">
            <text:p>1</text:p>
          </table:table-cell>
          <table:table-cell office:value-type="float" office:value="1" table:formula="of:=IF([Form_Responses_1.L25] = &quot;Yes&quot;;1;IF([Form_Responses_1.L25] = &quot;No&quot;; 0; &quot;&quot;))" table:style-name="ce1">
            <text:p>1</text:p>
          </table:table-cell>
          <table:table-cell office:value-type="float" office:value="1" table:formula="of:=IF([Form_Responses_1.M25] = &quot;Yes&quot;;1;IF([Form_Responses_1.M25] = &quot;No&quot;; 0; &quot;&quot;))" table:style-name="ce1">
            <text:p>1</text:p>
          </table:table-cell>
          <table:table-cell office:value-type="float" office:value="1" table:formula="of:=IF([Form_Responses_1.N25] = &quot;Yes&quot;;1;IF([Form_Responses_1.N25] = &quot;No&quot;; 0; &quot;&quot;))" table:style-name="ce1">
            <text:p>1</text:p>
          </table:table-cell>
          <table:table-cell office:value-type="float" office:value="0" table:formula="of:=IF([Form_Responses_1.O25] = &quot;Yes&quot;;1;IF([Form_Responses_1.O25] = &quot;No&quot;; 0; &quot;&quot;))" table:style-name="ce1">
            <text:p>0</text:p>
          </table:table-cell>
          <table:table-cell office:value-type="float" office:value="1" table:formula="of:=IF([Form_Responses_1.P25] = &quot;Yes&quot;;1;IF([Form_Responses_1.P25] = &quot;No&quot;; 0; &quot;&quot;))" table:style-name="ce1">
            <text:p>1</text:p>
          </table:table-cell>
          <table:table-cell office:value-type="float" office:value="1" table:formula="of:=IF([Form_Responses_1.Q25] = &quot;Yes&quot;;1;IF([Form_Responses_1.Q25] = &quot;No&quot;; 0; &quot;&quot;))" table:style-name="ce1">
            <text:p>1</text:p>
          </table:table-cell>
          <table:table-cell office:value-type="float" office:value="1" table:formula="of:=IF([Form_Responses_1.R25] = &quot;Yes&quot;;1;IF([Form_Responses_1.R25] = &quot;No&quot;; 0; &quot;&quot;))" table:style-name="ce1">
            <text:p>1</text:p>
          </table:table-cell>
          <table:table-cell office:value-type="float" office:value="3" table:formula="of:=IF([Form_Responses_1.S25]=&quot;&quot;;&quot;&quot;; [Form_Responses_1.S25])" table:style-name="ce1">
            <text:p>3</text:p>
          </table:table-cell>
          <table:table-cell office:value-type="float" office:value="4" table:formula="of:=IF([Form_Responses_1.T25]=&quot;&quot;;&quot;&quot;; [Form_Responses_1.T25])" table:style-name="ce1">
            <text:p>4</text:p>
          </table:table-cell>
          <table:table-cell office:value-type="float" office:value="2" table:formula="of:=IF([Form_Responses_1.U25]=&quot;&quot;;&quot;&quot;; [Form_Responses_1.U25])" table:style-name="ce1">
            <text:p>2</text:p>
          </table:table-cell>
          <table:table-cell office:value-type="float" office:value="2" table:formula="of:=IF([Form_Responses_1.V25]=&quot;&quot;;&quot;&quot;; [Form_Responses_1.V25])" table:style-name="ce1">
            <text:p>2</text:p>
          </table:table-cell>
          <table:table-cell office:value-type="float" office:value="2" table:formula="of:=IF([Form_Responses_1.W25]=&quot;&quot;;&quot;&quot;; [Form_Responses_1.W25])" table:style-name="ce1">
            <text:p>2</text:p>
          </table:table-cell>
          <table:table-cell office:value-type="float" office:value="1" table:formula="of:=IF([Form_Responses_1.X25]=&quot;&quot;;&quot;&quot;; [Form_Responses_1.X25])" table:style-name="ce1">
            <text:p>1</text:p>
          </table:table-cell>
          <table:table-cell office:value-type="float" office:value="3" table:formula="of:=IF([Form_Responses_1.Y25]=&quot;&quot;;&quot;&quot;; [Form_Responses_1.Y25])" table:style-name="ce1">
            <text:p>3</text:p>
          </table:table-cell>
          <table:table-cell office:value-type="float" office:value="2" table:formula="of:=IF([Form_Responses_1.Z25]=&quot;&quot;;&quot;&quot;; [Form_Responses_1.Z25])" table:style-name="ce1">
            <text:p>2</text:p>
          </table:table-cell>
          <table:table-cell office:value-type="float" office:value="2" table:formula="of:=IF([Form_Responses_1.AA25]=&quot;&quot;;&quot;&quot;; [Form_Responses_1.AA25])" table:style-name="ce1">
            <text:p>2</text:p>
          </table:table-cell>
          <table:table-cell office:value-type="float" office:value="2" table:formula="of:=IF([Form_Responses_1.AB25]=&quot;&quot;;&quot;&quot;; [Form_Responses_1.AB25])" table:style-name="ce1">
            <text:p>2</text:p>
          </table:table-cell>
          <table:table-cell office:value-type="float" office:value="4" table:formula="of:=IF([Form_Responses_1.AC25]=&quot;&quot;;&quot;&quot;; [Form_Responses_1.AC25])" table:style-name="ce1">
            <text:p>4</text:p>
          </table:table-cell>
          <table:table-cell office:value-type="float" office:value="3" table:formula="of:=IF([Form_Responses_1.AD25]=&quot;&quot;;&quot;&quot;; [Form_Responses_1.AD25])" table:style-name="ce1">
            <text:p>3</text:p>
          </table:table-cell>
          <table:table-cell office:value-type="float" office:value="3" table:formula="of:=IF([Form_Responses_1.AE25]=&quot;&quot;;&quot;&quot;; [Form_Responses_1.AE25])" table:style-name="ce1">
            <text:p>3</text:p>
          </table:table-cell>
          <table:table-cell office:value-type="float" office:value="3" table:formula="of:=IF([Form_Responses_1.AF25]=&quot;&quot;;&quot;&quot;; [Form_Responses_1.AF25])" table:style-name="ce1">
            <text:p>3</text:p>
          </table:table-cell>
          <table:table-cell office:value-type="float" office:value="2" table:formula="of:=IF([Form_Responses_1.AG25]=&quot;&quot;;&quot;&quot;; [Form_Responses_1.AG25])" table:style-name="ce1">
            <text:p>2</text:p>
          </table:table-cell>
          <table:table-cell office:value-type="float" office:value="3" table:formula="of:=IF([Form_Responses_1.AH25]=&quot;&quot;;&quot;&quot;; [Form_Responses_1.AH25])" table:style-name="ce1">
            <text:p>3</text:p>
          </table:table-cell>
          <table:table-cell office:value-type="float" office:value="3" table:formula="of:=IF([Form_Responses_1.AI25]=&quot;&quot;;&quot;&quot;; [Form_Responses_1.AI25])" table:style-name="ce1">
            <text:p>3</text:p>
          </table:table-cell>
          <table:table-cell office:value-type="float" office:value="3" table:formula="of:=IF([Form_Responses_1.AJ25]=&quot;&quot;;&quot;&quot;; [Form_Responses_1.AJ25])" table:style-name="ce1">
            <text:p>3</text:p>
          </table:table-cell>
          <table:table-cell office:value-type="float" office:value="3" table:formula="of:=IF([Form_Responses_1.AK25]=&quot;&quot;;&quot;&quot;; [Form_Responses_1.AK25])" table:style-name="ce1">
            <text:p>3</text:p>
          </table:table-cell>
          <table:table-cell office:value-type="float" office:value="3" table:formula="of:=IF([Form_Responses_1.AL25]=&quot;&quot;;&quot;&quot;; [Form_Responses_1.AL25])" table:style-name="ce1">
            <text:p>3</text:p>
          </table:table-cell>
          <table:table-cell office:value-type="float" office:value="3" table:formula="of:=IF([Form_Responses_1.AM25]=&quot;&quot;;&quot;&quot;; [Form_Responses_1.AM25])" table:style-name="ce1">
            <text:p>3</text:p>
          </table:table-cell>
          <table:table-cell office:value-type="float" office:value="3" table:formula="of:=IF([Form_Responses_1.AN25]=&quot;&quot;;&quot;&quot;; [Form_Responses_1.AN25])" table:style-name="ce1">
            <text:p>3</text:p>
          </table:table-cell>
          <table:table-cell office:value-type="float" office:value="3" table:formula="of:=IF([Form_Responses_1.AO25]=&quot;&quot;;&quot;&quot;; [Form_Responses_1.AO25])" table:style-name="ce1">
            <text:p>3</text:p>
          </table:table-cell>
          <table:table-cell office:value-type="float" office:value="3" table:formula="of:=IF([Form_Responses_1.AP25]=&quot;&quot;;&quot;&quot;; [Form_Responses_1.AP25])" table:style-name="ce1">
            <text:p>3</text:p>
          </table:table-cell>
          <table:table-cell office:value-type="float" office:value="2" table:formula="of:=IF([Form_Responses_1.AQ25]=&quot;&quot;;&quot;&quot;; [Form_Responses_1.AQ25])" table:style-name="ce1">
            <text:p>2</text:p>
          </table:table-cell>
          <table:table-cell office:value-type="float" office:value="4" table:formula="of:=IF([Form_Responses_1.AR25]=&quot;&quot;;&quot;&quot;; [Form_Responses_1.AR25])" table:style-name="ce1">
            <text:p>4</text:p>
          </table:table-cell>
          <table:table-cell office:value-type="float" office:value="2" table:formula="of:=IF([Form_Responses_1.AS25]=&quot;&quot;;&quot;&quot;; [Form_Responses_1.AS25])" table:style-name="ce1">
            <text:p>2</text:p>
          </table:table-cell>
          <table:table-cell office:value-type="float" office:value="3" table:formula="of:=IF([Form_Responses_1.AT25]=&quot;&quot;;&quot;&quot;; [Form_Responses_1.AT25])" table:style-name="ce1">
            <text:p>3</text:p>
          </table:table-cell>
          <table:table-cell office:value-type="float" office:value="2" table:formula="of:=IF([Form_Responses_1.AU25]=&quot;&quot;;&quot;&quot;; [Form_Responses_1.AU25])" table:style-name="ce1">
            <text:p>2</text:p>
          </table:table-cell>
          <table:table-cell office:value-type="float" office:value="3" table:formula="of:=IF([Form_Responses_1.AV25]=&quot;&quot;;&quot;&quot;; [Form_Responses_1.AV25])" table:style-name="ce1">
            <text:p>3</text:p>
          </table:table-cell>
          <table:table-cell office:value-type="float" office:value="2" table:formula="of:=IF([Form_Responses_1.AW25]=&quot;&quot;;&quot;&quot;; [Form_Responses_1.AW25])" table:style-name="ce1">
            <text:p>2</text:p>
          </table:table-cell>
          <table:table-cell table:number-columns-repeated="16340"/>
        </table:table-row>
        <table:table-row table:style-name="ro1">
          <table:table-cell office:value-type="float" office:value="39" table:formula="of:=IF([Form_Responses_1.C26]=&quot;&quot;;&quot;&quot;; [Form_Responses_1.C26])" table:style-name="ce1">
            <text:p>39</text:p>
          </table:table-cell>
          <table:table-cell office:value-type="float" office:value="14" table:formula="of:=IF([Form_Responses_1.D26]=&quot;&quot;;&quot;&quot;; [Form_Responses_1.D26])" table:style-name="ce3">
            <text:p>14</text:p>
          </table:table-cell>
          <table:table-cell office:value-type="float" office:value="6" table:formula="of:=IF([Form_Responses_1.E26]=&quot;&quot;;&quot;&quot;; [Form_Responses_1.E26])" table:style-name="ce1">
            <text:p>6</text:p>
          </table:table-cell>
          <table:table-cell office:value-type="float" office:value="9" table:formula="of:=IF([Form_Responses_1.F26]=&quot;&quot;;&quot;&quot;; [Form_Responses_1.F26])" table:style-name="ce1">
            <text:p>9</text:p>
          </table:table-cell>
          <table:table-cell office:value-type="float" office:value="0" table:formula="of:=IF([Form_Responses_1.H26] = &quot;Yes&quot;;1;IF([Form_Responses_1.H26] = &quot;No&quot;; 0; &quot;&quot;))" table:style-name="ce1">
            <text:p>0</text:p>
          </table:table-cell>
          <table:table-cell office:value-type="float" office:value="0" table:formula="of:=IF([Form_Responses_1.I26] = &quot;Yes&quot;;1;IF([Form_Responses_1.I26] = &quot;No&quot;; 0; &quot;&quot;))" table:style-name="ce1">
            <text:p>0</text:p>
          </table:table-cell>
          <table:table-cell office:value-type="float" office:value="0" table:formula="of:=IF([Form_Responses_1.L26] = &quot;Yes&quot;;1;IF([Form_Responses_1.L26] = &quot;No&quot;; 0; &quot;&quot;))" table:style-name="ce1">
            <text:p>0</text:p>
          </table:table-cell>
          <table:table-cell office:value-type="float" office:value="1" table:formula="of:=IF([Form_Responses_1.M26] = &quot;Yes&quot;;1;IF([Form_Responses_1.M26] = &quot;No&quot;; 0; &quot;&quot;))" table:style-name="ce1">
            <text:p>1</text:p>
          </table:table-cell>
          <table:table-cell office:value-type="float" office:value="1" table:formula="of:=IF([Form_Responses_1.N26] = &quot;Yes&quot;;1;IF([Form_Responses_1.N26] = &quot;No&quot;; 0; &quot;&quot;))" table:style-name="ce1">
            <text:p>1</text:p>
          </table:table-cell>
          <table:table-cell office:value-type="float" office:value="1" table:formula="of:=IF([Form_Responses_1.O26] = &quot;Yes&quot;;1;IF([Form_Responses_1.O26] = &quot;No&quot;; 0; &quot;&quot;))" table:style-name="ce1">
            <text:p>1</text:p>
          </table:table-cell>
          <table:table-cell office:value-type="float" office:value="1" table:formula="of:=IF([Form_Responses_1.P26] = &quot;Yes&quot;;1;IF([Form_Responses_1.P26] = &quot;No&quot;; 0; &quot;&quot;))" table:style-name="ce1">
            <text:p>1</text:p>
          </table:table-cell>
          <table:table-cell office:value-type="float" office:value="0" table:formula="of:=IF([Form_Responses_1.Q26] = &quot;Yes&quot;;1;IF([Form_Responses_1.Q26] = &quot;No&quot;; 0; &quot;&quot;))" table:style-name="ce1">
            <text:p>0</text:p>
          </table:table-cell>
          <table:table-cell office:value-type="float" office:value="1" table:formula="of:=IF([Form_Responses_1.R26] = &quot;Yes&quot;;1;IF([Form_Responses_1.R26] = &quot;No&quot;; 0; &quot;&quot;))" table:style-name="ce1">
            <text:p>1</text:p>
          </table:table-cell>
          <table:table-cell office:value-type="float" office:value="2" table:formula="of:=IF([Form_Responses_1.S26]=&quot;&quot;;&quot;&quot;; [Form_Responses_1.S26])" table:style-name="ce1">
            <text:p>2</text:p>
          </table:table-cell>
          <table:table-cell office:value-type="float" office:value="2" table:formula="of:=IF([Form_Responses_1.T26]=&quot;&quot;;&quot;&quot;; [Form_Responses_1.T26])" table:style-name="ce1">
            <text:p>2</text:p>
          </table:table-cell>
          <table:table-cell office:value-type="float" office:value="3" table:formula="of:=IF([Form_Responses_1.U26]=&quot;&quot;;&quot;&quot;; [Form_Responses_1.U26])" table:style-name="ce1">
            <text:p>3</text:p>
          </table:table-cell>
          <table:table-cell office:value-type="float" office:value="2" table:formula="of:=IF([Form_Responses_1.V26]=&quot;&quot;;&quot;&quot;; [Form_Responses_1.V26])" table:style-name="ce1">
            <text:p>2</text:p>
          </table:table-cell>
          <table:table-cell office:value-type="float" office:value="3" table:formula="of:=IF([Form_Responses_1.W26]=&quot;&quot;;&quot;&quot;; [Form_Responses_1.W26])" table:style-name="ce1">
            <text:p>3</text:p>
          </table:table-cell>
          <table:table-cell office:value-type="float" office:value="3" table:formula="of:=IF([Form_Responses_1.X26]=&quot;&quot;;&quot;&quot;; [Form_Responses_1.X26])" table:style-name="ce1">
            <text:p>3</text:p>
          </table:table-cell>
          <table:table-cell office:value-type="float" office:value="3" table:formula="of:=IF([Form_Responses_1.Y26]=&quot;&quot;;&quot;&quot;; [Form_Responses_1.Y26])" table:style-name="ce1">
            <text:p>3</text:p>
          </table:table-cell>
          <table:table-cell office:value-type="float" office:value="2" table:formula="of:=IF([Form_Responses_1.Z26]=&quot;&quot;;&quot;&quot;; [Form_Responses_1.Z26])" table:style-name="ce1">
            <text:p>2</text:p>
          </table:table-cell>
          <table:table-cell office:value-type="float" office:value="2" table:formula="of:=IF([Form_Responses_1.AA26]=&quot;&quot;;&quot;&quot;; [Form_Responses_1.AA26])" table:style-name="ce1">
            <text:p>2</text:p>
          </table:table-cell>
          <table:table-cell office:value-type="float" office:value="2" table:formula="of:=IF([Form_Responses_1.AB26]=&quot;&quot;;&quot;&quot;; [Form_Responses_1.AB26])" table:style-name="ce1">
            <text:p>2</text:p>
          </table:table-cell>
          <table:table-cell office:value-type="float" office:value="3" table:formula="of:=IF([Form_Responses_1.AC26]=&quot;&quot;;&quot;&quot;; [Form_Responses_1.AC26])" table:style-name="ce1">
            <text:p>3</text:p>
          </table:table-cell>
          <table:table-cell office:value-type="float" office:value="2" table:formula="of:=IF([Form_Responses_1.AD26]=&quot;&quot;;&quot;&quot;; [Form_Responses_1.AD26])" table:style-name="ce1">
            <text:p>2</text:p>
          </table:table-cell>
          <table:table-cell office:value-type="float" office:value="3" table:formula="of:=IF([Form_Responses_1.AE26]=&quot;&quot;;&quot;&quot;; [Form_Responses_1.AE26])" table:style-name="ce1">
            <text:p>3</text:p>
          </table:table-cell>
          <table:table-cell office:value-type="float" office:value="3" table:formula="of:=IF([Form_Responses_1.AF26]=&quot;&quot;;&quot;&quot;; [Form_Responses_1.AF26])" table:style-name="ce1">
            <text:p>3</text:p>
          </table:table-cell>
          <table:table-cell office:value-type="float" office:value="2" table:formula="of:=IF([Form_Responses_1.AG26]=&quot;&quot;;&quot;&quot;; [Form_Responses_1.AG26])" table:style-name="ce1">
            <text:p>2</text:p>
          </table:table-cell>
          <table:table-cell office:value-type="float" office:value="3" table:formula="of:=IF([Form_Responses_1.AH26]=&quot;&quot;;&quot;&quot;; [Form_Responses_1.AH26])" table:style-name="ce1">
            <text:p>3</text:p>
          </table:table-cell>
          <table:table-cell office:value-type="float" office:value="3" table:formula="of:=IF([Form_Responses_1.AI26]=&quot;&quot;;&quot;&quot;; [Form_Responses_1.AI26])" table:style-name="ce1">
            <text:p>3</text:p>
          </table:table-cell>
          <table:table-cell office:value-type="float" office:value="3" table:formula="of:=IF([Form_Responses_1.AJ26]=&quot;&quot;;&quot;&quot;; [Form_Responses_1.AJ26])" table:style-name="ce1">
            <text:p>3</text:p>
          </table:table-cell>
          <table:table-cell office:value-type="float" office:value="3" table:formula="of:=IF([Form_Responses_1.AK26]=&quot;&quot;;&quot;&quot;; [Form_Responses_1.AK26])" table:style-name="ce1">
            <text:p>3</text:p>
          </table:table-cell>
          <table:table-cell office:value-type="float" office:value="3" table:formula="of:=IF([Form_Responses_1.AL26]=&quot;&quot;;&quot;&quot;; [Form_Responses_1.AL26])" table:style-name="ce1">
            <text:p>3</text:p>
          </table:table-cell>
          <table:table-cell office:value-type="float" office:value="3" table:formula="of:=IF([Form_Responses_1.AM26]=&quot;&quot;;&quot;&quot;; [Form_Responses_1.AM26])" table:style-name="ce1">
            <text:p>3</text:p>
          </table:table-cell>
          <table:table-cell office:value-type="float" office:value="4" table:formula="of:=IF([Form_Responses_1.AN26]=&quot;&quot;;&quot;&quot;; [Form_Responses_1.AN26])" table:style-name="ce1">
            <text:p>4</text:p>
          </table:table-cell>
          <table:table-cell office:value-type="float" office:value="2" table:formula="of:=IF([Form_Responses_1.AO26]=&quot;&quot;;&quot;&quot;; [Form_Responses_1.AO26])" table:style-name="ce1">
            <text:p>2</text:p>
          </table:table-cell>
          <table:table-cell office:value-type="float" office:value="2" table:formula="of:=IF([Form_Responses_1.AP26]=&quot;&quot;;&quot;&quot;; [Form_Responses_1.AP26])" table:style-name="ce1">
            <text:p>2</text:p>
          </table:table-cell>
          <table:table-cell office:value-type="float" office:value="3" table:formula="of:=IF([Form_Responses_1.AQ26]=&quot;&quot;;&quot;&quot;; [Form_Responses_1.AQ26])" table:style-name="ce1">
            <text:p>3</text:p>
          </table:table-cell>
          <table:table-cell office:value-type="float" office:value="4" table:formula="of:=IF([Form_Responses_1.AR26]=&quot;&quot;;&quot;&quot;; [Form_Responses_1.AR26])" table:style-name="ce1">
            <text:p>4</text:p>
          </table:table-cell>
          <table:table-cell office:value-type="float" office:value="3" table:formula="of:=IF([Form_Responses_1.AS26]=&quot;&quot;;&quot;&quot;; [Form_Responses_1.AS26])" table:style-name="ce1">
            <text:p>3</text:p>
          </table:table-cell>
          <table:table-cell office:value-type="float" office:value="3" table:formula="of:=IF([Form_Responses_1.AT26]=&quot;&quot;;&quot;&quot;; [Form_Responses_1.AT26])" table:style-name="ce1">
            <text:p>3</text:p>
          </table:table-cell>
          <table:table-cell office:value-type="float" office:value="3" table:formula="of:=IF([Form_Responses_1.AU26]=&quot;&quot;;&quot;&quot;; [Form_Responses_1.AU26])" table:style-name="ce1">
            <text:p>3</text:p>
          </table:table-cell>
          <table:table-cell office:value-type="float" office:value="3" table:formula="of:=IF([Form_Responses_1.AV26]=&quot;&quot;;&quot;&quot;; [Form_Responses_1.AV26])" table:style-name="ce1">
            <text:p>3</text:p>
          </table:table-cell>
          <table:table-cell office:value-type="float" office:value="3" table:formula="of:=IF([Form_Responses_1.AW26]=&quot;&quot;;&quot;&quot;; [Form_Responses_1.AW26])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42" table:formula="of:=IF([Form_Responses_1.C27]=&quot;&quot;;&quot;&quot;; [Form_Responses_1.C27])" table:style-name="ce1">
            <text:p>42</text:p>
          </table:table-cell>
          <table:table-cell office:value-type="float" office:value="13" table:formula="of:=IF([Form_Responses_1.D27]=&quot;&quot;;&quot;&quot;; [Form_Responses_1.D27])" table:style-name="ce3">
            <text:p>13</text:p>
          </table:table-cell>
          <table:table-cell office:value-type="float" office:value="0" table:formula="of:=IF([Form_Responses_1.E27]=&quot;&quot;;&quot;&quot;; [Form_Responses_1.E27])" table:style-name="ce1">
            <text:p>0</text:p>
          </table:table-cell>
          <table:table-cell office:value-type="float" office:value="0" table:formula="of:=IF([Form_Responses_1.F27]=&quot;&quot;;&quot;&quot;; [Form_Responses_1.F27])" table:style-name="ce1">
            <text:p>0</text:p>
          </table:table-cell>
          <table:table-cell office:value-type="float" office:value="0" table:formula="of:=IF([Form_Responses_1.H27] = &quot;Yes&quot;;1;IF([Form_Responses_1.H27] = &quot;No&quot;; 0; &quot;&quot;))" table:style-name="ce1">
            <text:p>0</text:p>
          </table:table-cell>
          <table:table-cell office:value-type="float" office:value="0" table:formula="of:=IF([Form_Responses_1.I27] = &quot;Yes&quot;;1;IF([Form_Responses_1.I27] = &quot;No&quot;; 0; &quot;&quot;))" table:style-name="ce1">
            <text:p>0</text:p>
          </table:table-cell>
          <table:table-cell office:value-type="float" office:value="0" table:formula="of:=IF([Form_Responses_1.L27] = &quot;Yes&quot;;1;IF([Form_Responses_1.L27] = &quot;No&quot;; 0; &quot;&quot;))" table:style-name="ce1">
            <text:p>0</text:p>
          </table:table-cell>
          <table:table-cell office:value-type="float" office:value="1" table:formula="of:=IF([Form_Responses_1.M27] = &quot;Yes&quot;;1;IF([Form_Responses_1.M27] = &quot;No&quot;; 0; &quot;&quot;))" table:style-name="ce1">
            <text:p>1</text:p>
          </table:table-cell>
          <table:table-cell office:value-type="float" office:value="1" table:formula="of:=IF([Form_Responses_1.N27] = &quot;Yes&quot;;1;IF([Form_Responses_1.N27] = &quot;No&quot;; 0; &quot;&quot;))" table:style-name="ce1">
            <text:p>1</text:p>
          </table:table-cell>
          <table:table-cell office:value-type="float" office:value="1" table:formula="of:=IF([Form_Responses_1.O27] = &quot;Yes&quot;;1;IF([Form_Responses_1.O27] = &quot;No&quot;; 0; &quot;&quot;))" table:style-name="ce1">
            <text:p>1</text:p>
          </table:table-cell>
          <table:table-cell office:value-type="float" office:value="1" table:formula="of:=IF([Form_Responses_1.P27] = &quot;Yes&quot;;1;IF([Form_Responses_1.P27] = &quot;No&quot;; 0; &quot;&quot;))" table:style-name="ce1">
            <text:p>1</text:p>
          </table:table-cell>
          <table:table-cell office:value-type="float" office:value="0" table:formula="of:=IF([Form_Responses_1.Q27] = &quot;Yes&quot;;1;IF([Form_Responses_1.Q27] = &quot;No&quot;; 0; &quot;&quot;))" table:style-name="ce1">
            <text:p>0</text:p>
          </table:table-cell>
          <table:table-cell office:value-type="float" office:value="1" table:formula="of:=IF([Form_Responses_1.R27] = &quot;Yes&quot;;1;IF([Form_Responses_1.R27] = &quot;No&quot;; 0; &quot;&quot;))" table:style-name="ce1">
            <text:p>1</text:p>
          </table:table-cell>
          <table:table-cell office:value-type="float" office:value="2" table:formula="of:=IF([Form_Responses_1.S27]=&quot;&quot;;&quot;&quot;; [Form_Responses_1.S27])" table:style-name="ce1">
            <text:p>2</text:p>
          </table:table-cell>
          <table:table-cell office:value-type="float" office:value="2" table:formula="of:=IF([Form_Responses_1.T27]=&quot;&quot;;&quot;&quot;; [Form_Responses_1.T27])" table:style-name="ce1">
            <text:p>2</text:p>
          </table:table-cell>
          <table:table-cell office:value-type="float" office:value="3" table:formula="of:=IF([Form_Responses_1.U27]=&quot;&quot;;&quot;&quot;; [Form_Responses_1.U27])" table:style-name="ce1">
            <text:p>3</text:p>
          </table:table-cell>
          <table:table-cell office:value-type="float" office:value="2" table:formula="of:=IF([Form_Responses_1.V27]=&quot;&quot;;&quot;&quot;; [Form_Responses_1.V27])" table:style-name="ce1">
            <text:p>2</text:p>
          </table:table-cell>
          <table:table-cell office:value-type="float" office:value="3" table:formula="of:=IF([Form_Responses_1.W27]=&quot;&quot;;&quot;&quot;; [Form_Responses_1.W27])" table:style-name="ce1">
            <text:p>3</text:p>
          </table:table-cell>
          <table:table-cell office:value-type="float" office:value="3" table:formula="of:=IF([Form_Responses_1.X27]=&quot;&quot;;&quot;&quot;; [Form_Responses_1.X27])" table:style-name="ce1">
            <text:p>3</text:p>
          </table:table-cell>
          <table:table-cell office:value-type="float" office:value="3" table:formula="of:=IF([Form_Responses_1.Y27]=&quot;&quot;;&quot;&quot;; [Form_Responses_1.Y27])" table:style-name="ce1">
            <text:p>3</text:p>
          </table:table-cell>
          <table:table-cell office:value-type="float" office:value="2" table:formula="of:=IF([Form_Responses_1.Z27]=&quot;&quot;;&quot;&quot;; [Form_Responses_1.Z27])" table:style-name="ce1">
            <text:p>2</text:p>
          </table:table-cell>
          <table:table-cell office:value-type="float" office:value="2" table:formula="of:=IF([Form_Responses_1.AA27]=&quot;&quot;;&quot;&quot;; [Form_Responses_1.AA27])" table:style-name="ce1">
            <text:p>2</text:p>
          </table:table-cell>
          <table:table-cell office:value-type="float" office:value="2" table:formula="of:=IF([Form_Responses_1.AB27]=&quot;&quot;;&quot;&quot;; [Form_Responses_1.AB27])" table:style-name="ce1">
            <text:p>2</text:p>
          </table:table-cell>
          <table:table-cell office:value-type="float" office:value="3" table:formula="of:=IF([Form_Responses_1.AC27]=&quot;&quot;;&quot;&quot;; [Form_Responses_1.AC27])" table:style-name="ce1">
            <text:p>3</text:p>
          </table:table-cell>
          <table:table-cell office:value-type="float" office:value="2" table:formula="of:=IF([Form_Responses_1.AD27]=&quot;&quot;;&quot;&quot;; [Form_Responses_1.AD27])" table:style-name="ce1">
            <text:p>2</text:p>
          </table:table-cell>
          <table:table-cell office:value-type="float" office:value="3" table:formula="of:=IF([Form_Responses_1.AE27]=&quot;&quot;;&quot;&quot;; [Form_Responses_1.AE27])" table:style-name="ce1">
            <text:p>3</text:p>
          </table:table-cell>
          <table:table-cell office:value-type="float" office:value="3" table:formula="of:=IF([Form_Responses_1.AF27]=&quot;&quot;;&quot;&quot;; [Form_Responses_1.AF27])" table:style-name="ce1">
            <text:p>3</text:p>
          </table:table-cell>
          <table:table-cell office:value-type="float" office:value="2" table:formula="of:=IF([Form_Responses_1.AG27]=&quot;&quot;;&quot;&quot;; [Form_Responses_1.AG27])" table:style-name="ce1">
            <text:p>2</text:p>
          </table:table-cell>
          <table:table-cell office:value-type="float" office:value="3" table:formula="of:=IF([Form_Responses_1.AH27]=&quot;&quot;;&quot;&quot;; [Form_Responses_1.AH27])" table:style-name="ce1">
            <text:p>3</text:p>
          </table:table-cell>
          <table:table-cell office:value-type="float" office:value="3" table:formula="of:=IF([Form_Responses_1.AI27]=&quot;&quot;;&quot;&quot;; [Form_Responses_1.AI27])" table:style-name="ce1">
            <text:p>3</text:p>
          </table:table-cell>
          <table:table-cell office:value-type="float" office:value="3" table:formula="of:=IF([Form_Responses_1.AJ27]=&quot;&quot;;&quot;&quot;; [Form_Responses_1.AJ27])" table:style-name="ce1">
            <text:p>3</text:p>
          </table:table-cell>
          <table:table-cell office:value-type="float" office:value="3" table:formula="of:=IF([Form_Responses_1.AK27]=&quot;&quot;;&quot;&quot;; [Form_Responses_1.AK27])" table:style-name="ce1">
            <text:p>3</text:p>
          </table:table-cell>
          <table:table-cell office:value-type="float" office:value="3" table:formula="of:=IF([Form_Responses_1.AL27]=&quot;&quot;;&quot;&quot;; [Form_Responses_1.AL27])" table:style-name="ce1">
            <text:p>3</text:p>
          </table:table-cell>
          <table:table-cell office:value-type="float" office:value="3" table:formula="of:=IF([Form_Responses_1.AM27]=&quot;&quot;;&quot;&quot;; [Form_Responses_1.AM27])" table:style-name="ce1">
            <text:p>3</text:p>
          </table:table-cell>
          <table:table-cell office:value-type="float" office:value="4" table:formula="of:=IF([Form_Responses_1.AN27]=&quot;&quot;;&quot;&quot;; [Form_Responses_1.AN27])" table:style-name="ce1">
            <text:p>4</text:p>
          </table:table-cell>
          <table:table-cell office:value-type="float" office:value="2" table:formula="of:=IF([Form_Responses_1.AO27]=&quot;&quot;;&quot;&quot;; [Form_Responses_1.AO27])" table:style-name="ce1">
            <text:p>2</text:p>
          </table:table-cell>
          <table:table-cell office:value-type="float" office:value="2" table:formula="of:=IF([Form_Responses_1.AP27]=&quot;&quot;;&quot;&quot;; [Form_Responses_1.AP27])" table:style-name="ce1">
            <text:p>2</text:p>
          </table:table-cell>
          <table:table-cell office:value-type="float" office:value="3" table:formula="of:=IF([Form_Responses_1.AQ27]=&quot;&quot;;&quot;&quot;; [Form_Responses_1.AQ27])" table:style-name="ce1">
            <text:p>3</text:p>
          </table:table-cell>
          <table:table-cell office:value-type="float" office:value="4" table:formula="of:=IF([Form_Responses_1.AR27]=&quot;&quot;;&quot;&quot;; [Form_Responses_1.AR27])" table:style-name="ce1">
            <text:p>4</text:p>
          </table:table-cell>
          <table:table-cell office:value-type="float" office:value="3" table:formula="of:=IF([Form_Responses_1.AS27]=&quot;&quot;;&quot;&quot;; [Form_Responses_1.AS27])" table:style-name="ce1">
            <text:p>3</text:p>
          </table:table-cell>
          <table:table-cell office:value-type="float" office:value="3" table:formula="of:=IF([Form_Responses_1.AT27]=&quot;&quot;;&quot;&quot;; [Form_Responses_1.AT27])" table:style-name="ce1">
            <text:p>3</text:p>
          </table:table-cell>
          <table:table-cell office:value-type="float" office:value="3" table:formula="of:=IF([Form_Responses_1.AU27]=&quot;&quot;;&quot;&quot;; [Form_Responses_1.AU27])" table:style-name="ce1">
            <text:p>3</text:p>
          </table:table-cell>
          <table:table-cell office:value-type="float" office:value="3" table:formula="of:=IF([Form_Responses_1.AV27]=&quot;&quot;;&quot;&quot;; [Form_Responses_1.AV27])" table:style-name="ce1">
            <text:p>3</text:p>
          </table:table-cell>
          <table:table-cell office:value-type="float" office:value="3" table:formula="of:=IF([Form_Responses_1.AW27]=&quot;&quot;;&quot;&quot;; [Form_Responses_1.AW27])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37" table:formula="of:=IF([Form_Responses_1.C28]=&quot;&quot;;&quot;&quot;; [Form_Responses_1.C28])" table:style-name="ce1">
            <text:p>37</text:p>
          </table:table-cell>
          <table:table-cell office:value-type="float" office:value="7" table:formula="of:=IF([Form_Responses_1.D28]=&quot;&quot;;&quot;&quot;; [Form_Responses_1.D28])" table:style-name="ce3">
            <text:p>7</text:p>
          </table:table-cell>
          <table:table-cell office:value-type="float" office:value="0" table:formula="of:=IF([Form_Responses_1.E28]=&quot;&quot;;&quot;&quot;; [Form_Responses_1.E28])" table:style-name="ce1">
            <text:p>0</text:p>
          </table:table-cell>
          <table:table-cell office:value-type="float" office:value="0" table:formula="of:=IF([Form_Responses_1.F28]=&quot;&quot;;&quot;&quot;; [Form_Responses_1.F28])" table:style-name="ce1">
            <text:p>0</text:p>
          </table:table-cell>
          <table:table-cell office:value-type="float" office:value="1" table:formula="of:=IF([Form_Responses_1.H28] = &quot;Yes&quot;;1;IF([Form_Responses_1.H28] = &quot;No&quot;; 0; &quot;&quot;))" table:style-name="ce1">
            <text:p>1</text:p>
          </table:table-cell>
          <table:table-cell office:value-type="float" office:value="1" table:formula="of:=IF([Form_Responses_1.I28] = &quot;Yes&quot;;1;IF([Form_Responses_1.I28] = &quot;No&quot;; 0; &quot;&quot;))" table:style-name="ce1">
            <text:p>1</text:p>
          </table:table-cell>
          <table:table-cell office:value-type="float" office:value="1" table:formula="of:=IF([Form_Responses_1.L28] = &quot;Yes&quot;;1;IF([Form_Responses_1.L28] = &quot;No&quot;; 0; &quot;&quot;))" table:style-name="ce1">
            <text:p>1</text:p>
          </table:table-cell>
          <table:table-cell office:value-type="float" office:value="1" table:formula="of:=IF([Form_Responses_1.M28] = &quot;Yes&quot;;1;IF([Form_Responses_1.M28] = &quot;No&quot;; 0; &quot;&quot;))" table:style-name="ce1">
            <text:p>1</text:p>
          </table:table-cell>
          <table:table-cell office:value-type="float" office:value="1" table:formula="of:=IF([Form_Responses_1.N28] = &quot;Yes&quot;;1;IF([Form_Responses_1.N28] = &quot;No&quot;; 0; &quot;&quot;))" table:style-name="ce1">
            <text:p>1</text:p>
          </table:table-cell>
          <table:table-cell office:value-type="float" office:value="1" table:formula="of:=IF([Form_Responses_1.O28] = &quot;Yes&quot;;1;IF([Form_Responses_1.O28] = &quot;No&quot;; 0; &quot;&quot;))" table:style-name="ce1">
            <text:p>1</text:p>
          </table:table-cell>
          <table:table-cell office:value-type="float" office:value="1" table:formula="of:=IF([Form_Responses_1.P28] = &quot;Yes&quot;;1;IF([Form_Responses_1.P28] = &quot;No&quot;; 0; &quot;&quot;))" table:style-name="ce1">
            <text:p>1</text:p>
          </table:table-cell>
          <table:table-cell office:value-type="float" office:value="0" table:formula="of:=IF([Form_Responses_1.Q28] = &quot;Yes&quot;;1;IF([Form_Responses_1.Q28] = &quot;No&quot;; 0; &quot;&quot;))" table:style-name="ce1">
            <text:p>0</text:p>
          </table:table-cell>
          <table:table-cell office:value-type="float" office:value="1" table:formula="of:=IF([Form_Responses_1.R28] = &quot;Yes&quot;;1;IF([Form_Responses_1.R28] = &quot;No&quot;; 0; &quot;&quot;))" table:style-name="ce1">
            <text:p>1</text:p>
          </table:table-cell>
          <table:table-cell office:value-type="float" office:value="5" table:formula="of:=IF([Form_Responses_1.S28]=&quot;&quot;;&quot;&quot;; [Form_Responses_1.S28])" table:style-name="ce1">
            <text:p>5</text:p>
          </table:table-cell>
          <table:table-cell office:value-type="float" office:value="4" table:formula="of:=IF([Form_Responses_1.T28]=&quot;&quot;;&quot;&quot;; [Form_Responses_1.T28])" table:style-name="ce1">
            <text:p>4</text:p>
          </table:table-cell>
          <table:table-cell office:value-type="float" office:value="2" table:formula="of:=IF([Form_Responses_1.U28]=&quot;&quot;;&quot;&quot;; [Form_Responses_1.U28])" table:style-name="ce1">
            <text:p>2</text:p>
          </table:table-cell>
          <table:table-cell office:value-type="float" office:value="2" table:formula="of:=IF([Form_Responses_1.V28]=&quot;&quot;;&quot;&quot;; [Form_Responses_1.V28])" table:style-name="ce1">
            <text:p>2</text:p>
          </table:table-cell>
          <table:table-cell office:value-type="float" office:value="3" table:formula="of:=IF([Form_Responses_1.W28]=&quot;&quot;;&quot;&quot;; [Form_Responses_1.W28])" table:style-name="ce1">
            <text:p>3</text:p>
          </table:table-cell>
          <table:table-cell office:value-type="float" office:value="3" table:formula="of:=IF([Form_Responses_1.X28]=&quot;&quot;;&quot;&quot;; [Form_Responses_1.X28])" table:style-name="ce1">
            <text:p>3</text:p>
          </table:table-cell>
          <table:table-cell office:value-type="float" office:value="5" table:formula="of:=IF([Form_Responses_1.Y28]=&quot;&quot;;&quot;&quot;; [Form_Responses_1.Y28])" table:style-name="ce1">
            <text:p>5</text:p>
          </table:table-cell>
          <table:table-cell office:value-type="float" office:value="3" table:formula="of:=IF([Form_Responses_1.Z28]=&quot;&quot;;&quot;&quot;; [Form_Responses_1.Z28])" table:style-name="ce1">
            <text:p>3</text:p>
          </table:table-cell>
          <table:table-cell office:value-type="float" office:value="3" table:formula="of:=IF([Form_Responses_1.AA28]=&quot;&quot;;&quot;&quot;; [Form_Responses_1.AA28])" table:style-name="ce1">
            <text:p>3</text:p>
          </table:table-cell>
          <table:table-cell office:value-type="float" office:value="3" table:formula="of:=IF([Form_Responses_1.AB28]=&quot;&quot;;&quot;&quot;; [Form_Responses_1.AB28])" table:style-name="ce1">
            <text:p>3</text:p>
          </table:table-cell>
          <table:table-cell office:value-type="float" office:value="5" table:formula="of:=IF([Form_Responses_1.AC28]=&quot;&quot;;&quot;&quot;; [Form_Responses_1.AC28])" table:style-name="ce1">
            <text:p>5</text:p>
          </table:table-cell>
          <table:table-cell office:value-type="float" office:value="2" table:formula="of:=IF([Form_Responses_1.AD28]=&quot;&quot;;&quot;&quot;; [Form_Responses_1.AD28])" table:style-name="ce1">
            <text:p>2</text:p>
          </table:table-cell>
          <table:table-cell office:value-type="float" office:value="3" table:formula="of:=IF([Form_Responses_1.AE28]=&quot;&quot;;&quot;&quot;; [Form_Responses_1.AE28])" table:style-name="ce1">
            <text:p>3</text:p>
          </table:table-cell>
          <table:table-cell office:value-type="float" office:value="3" table:formula="of:=IF([Form_Responses_1.AF28]=&quot;&quot;;&quot;&quot;; [Form_Responses_1.AF28])" table:style-name="ce1">
            <text:p>3</text:p>
          </table:table-cell>
          <table:table-cell office:value-type="float" office:value="3" table:formula="of:=IF([Form_Responses_1.AG28]=&quot;&quot;;&quot;&quot;; [Form_Responses_1.AG28])" table:style-name="ce1">
            <text:p>3</text:p>
          </table:table-cell>
          <table:table-cell office:value-type="float" office:value="4" table:formula="of:=IF([Form_Responses_1.AH28]=&quot;&quot;;&quot;&quot;; [Form_Responses_1.AH28])" table:style-name="ce1">
            <text:p>4</text:p>
          </table:table-cell>
          <table:table-cell office:value-type="float" office:value="4" table:formula="of:=IF([Form_Responses_1.AI28]=&quot;&quot;;&quot;&quot;; [Form_Responses_1.AI28])" table:style-name="ce1">
            <text:p>4</text:p>
          </table:table-cell>
          <table:table-cell office:value-type="float" office:value="4" table:formula="of:=IF([Form_Responses_1.AJ28]=&quot;&quot;;&quot;&quot;; [Form_Responses_1.AJ28])" table:style-name="ce1">
            <text:p>4</text:p>
          </table:table-cell>
          <table:table-cell office:value-type="float" office:value="3" table:formula="of:=IF([Form_Responses_1.AK28]=&quot;&quot;;&quot;&quot;; [Form_Responses_1.AK28])" table:style-name="ce1">
            <text:p>3</text:p>
          </table:table-cell>
          <table:table-cell office:value-type="float" office:value="4" table:formula="of:=IF([Form_Responses_1.AL28]=&quot;&quot;;&quot;&quot;; [Form_Responses_1.AL28])" table:style-name="ce1">
            <text:p>4</text:p>
          </table:table-cell>
          <table:table-cell office:value-type="float" office:value="4" table:formula="of:=IF([Form_Responses_1.AM28]=&quot;&quot;;&quot;&quot;; [Form_Responses_1.AM28])" table:style-name="ce1">
            <text:p>4</text:p>
          </table:table-cell>
          <table:table-cell office:value-type="float" office:value="5" table:formula="of:=IF([Form_Responses_1.AN28]=&quot;&quot;;&quot;&quot;; [Form_Responses_1.AN28])" table:style-name="ce1">
            <text:p>5</text:p>
          </table:table-cell>
          <table:table-cell office:value-type="float" office:value="5" table:formula="of:=IF([Form_Responses_1.AO28]=&quot;&quot;;&quot;&quot;; [Form_Responses_1.AO28])" table:style-name="ce1">
            <text:p>5</text:p>
          </table:table-cell>
          <table:table-cell office:value-type="float" office:value="3" table:formula="of:=IF([Form_Responses_1.AP28]=&quot;&quot;;&quot;&quot;; [Form_Responses_1.AP28])" table:style-name="ce1">
            <text:p>3</text:p>
          </table:table-cell>
          <table:table-cell office:value-type="float" office:value="4" table:formula="of:=IF([Form_Responses_1.AQ28]=&quot;&quot;;&quot;&quot;; [Form_Responses_1.AQ28])" table:style-name="ce1">
            <text:p>4</text:p>
          </table:table-cell>
          <table:table-cell office:value-type="float" office:value="5" table:formula="of:=IF([Form_Responses_1.AR28]=&quot;&quot;;&quot;&quot;; [Form_Responses_1.AR28])" table:style-name="ce1">
            <text:p>5</text:p>
          </table:table-cell>
          <table:table-cell office:value-type="float" office:value="5" table:formula="of:=IF([Form_Responses_1.AS28]=&quot;&quot;;&quot;&quot;; [Form_Responses_1.AS28])" table:style-name="ce1">
            <text:p>5</text:p>
          </table:table-cell>
          <table:table-cell office:value-type="float" office:value="5" table:formula="of:=IF([Form_Responses_1.AT28]=&quot;&quot;;&quot;&quot;; [Form_Responses_1.AT28])" table:style-name="ce1">
            <text:p>5</text:p>
          </table:table-cell>
          <table:table-cell office:value-type="float" office:value="5" table:formula="of:=IF([Form_Responses_1.AU28]=&quot;&quot;;&quot;&quot;; [Form_Responses_1.AU28])" table:style-name="ce1">
            <text:p>5</text:p>
          </table:table-cell>
          <table:table-cell office:value-type="float" office:value="5" table:formula="of:=IF([Form_Responses_1.AV28]=&quot;&quot;;&quot;&quot;; [Form_Responses_1.AV28])" table:style-name="ce1">
            <text:p>5</text:p>
          </table:table-cell>
          <table:table-cell office:value-type="float" office:value="5" table:formula="of:=IF([Form_Responses_1.AW28]=&quot;&quot;;&quot;&quot;; [Form_Responses_1.AW28])" table:style-name="ce1">
            <text:p>5</text:p>
          </table:table-cell>
          <table:table-cell table:number-columns-repeated="16340"/>
        </table:table-row>
        <table:table-row table:style-name="ro1">
          <table:table-cell office:value-type="float" office:value="44" table:formula="of:=IF([Form_Responses_1.C29]=&quot;&quot;;&quot;&quot;; [Form_Responses_1.C29])" table:style-name="ce1">
            <text:p>44</text:p>
          </table:table-cell>
          <table:table-cell office:value-type="float" office:value="20" table:formula="of:=IF([Form_Responses_1.D29]=&quot;&quot;;&quot;&quot;; [Form_Responses_1.D29])" table:style-name="ce3">
            <text:p>20</text:p>
          </table:table-cell>
          <table:table-cell office:value-type="float" office:value="0" table:formula="of:=IF([Form_Responses_1.E29]=&quot;&quot;;&quot;&quot;; [Form_Responses_1.E29])" table:style-name="ce1">
            <text:p>0</text:p>
          </table:table-cell>
          <table:table-cell office:value-type="float" office:value="20" table:formula="of:=IF([Form_Responses_1.F29]=&quot;&quot;;&quot;&quot;; [Form_Responses_1.F29])" table:style-name="ce1">
            <text:p>20</text:p>
          </table:table-cell>
          <table:table-cell office:value-type="float" office:value="1" table:formula="of:=IF([Form_Responses_1.H29] = &quot;Yes&quot;;1;IF([Form_Responses_1.H29] = &quot;No&quot;; 0; &quot;&quot;))" table:style-name="ce1">
            <text:p>1</text:p>
          </table:table-cell>
          <table:table-cell office:value-type="float" office:value="1" table:formula="of:=IF([Form_Responses_1.I29] = &quot;Yes&quot;;1;IF([Form_Responses_1.I29] = &quot;No&quot;; 0; &quot;&quot;))" table:style-name="ce1">
            <text:p>1</text:p>
          </table:table-cell>
          <table:table-cell office:value-type="float" office:value="1" table:formula="of:=IF([Form_Responses_1.L29] = &quot;Yes&quot;;1;IF([Form_Responses_1.L29] = &quot;No&quot;; 0; &quot;&quot;))" table:style-name="ce1">
            <text:p>1</text:p>
          </table:table-cell>
          <table:table-cell office:value-type="float" office:value="1" table:formula="of:=IF([Form_Responses_1.M29] = &quot;Yes&quot;;1;IF([Form_Responses_1.M29] = &quot;No&quot;; 0; &quot;&quot;))" table:style-name="ce1">
            <text:p>1</text:p>
          </table:table-cell>
          <table:table-cell office:value-type="float" office:value="1" table:formula="of:=IF([Form_Responses_1.N29] = &quot;Yes&quot;;1;IF([Form_Responses_1.N29] = &quot;No&quot;; 0; &quot;&quot;))" table:style-name="ce1">
            <text:p>1</text:p>
          </table:table-cell>
          <table:table-cell office:value-type="float" office:value="1" table:formula="of:=IF([Form_Responses_1.O29] = &quot;Yes&quot;;1;IF([Form_Responses_1.O29] = &quot;No&quot;; 0; &quot;&quot;))" table:style-name="ce1">
            <text:p>1</text:p>
          </table:table-cell>
          <table:table-cell office:value-type="float" office:value="1" table:formula="of:=IF([Form_Responses_1.P29] = &quot;Yes&quot;;1;IF([Form_Responses_1.P29] = &quot;No&quot;; 0; &quot;&quot;))" table:style-name="ce1">
            <text:p>1</text:p>
          </table:table-cell>
          <table:table-cell office:value-type="float" office:value="1" table:formula="of:=IF([Form_Responses_1.Q29] = &quot;Yes&quot;;1;IF([Form_Responses_1.Q29] = &quot;No&quot;; 0; &quot;&quot;))" table:style-name="ce1">
            <text:p>1</text:p>
          </table:table-cell>
          <table:table-cell office:value-type="float" office:value="1" table:formula="of:=IF([Form_Responses_1.R29] = &quot;Yes&quot;;1;IF([Form_Responses_1.R29] = &quot;No&quot;; 0; &quot;&quot;))" table:style-name="ce1">
            <text:p>1</text:p>
          </table:table-cell>
          <table:table-cell office:value-type="float" office:value="5" table:formula="of:=IF([Form_Responses_1.S29]=&quot;&quot;;&quot;&quot;; [Form_Responses_1.S29])" table:style-name="ce1">
            <text:p>5</text:p>
          </table:table-cell>
          <table:table-cell office:value-type="float" office:value="4" table:formula="of:=IF([Form_Responses_1.T29]=&quot;&quot;;&quot;&quot;; [Form_Responses_1.T29])" table:style-name="ce1">
            <text:p>4</text:p>
          </table:table-cell>
          <table:table-cell office:value-type="float" office:value="5" table:formula="of:=IF([Form_Responses_1.U29]=&quot;&quot;;&quot;&quot;; [Form_Responses_1.U29])" table:style-name="ce1">
            <text:p>5</text:p>
          </table:table-cell>
          <table:table-cell office:value-type="float" office:value="1" table:formula="of:=IF([Form_Responses_1.V29]=&quot;&quot;;&quot;&quot;; [Form_Responses_1.V29])" table:style-name="ce1">
            <text:p>1</text:p>
          </table:table-cell>
          <table:table-cell office:value-type="float" office:value="3" table:formula="of:=IF([Form_Responses_1.W29]=&quot;&quot;;&quot;&quot;; [Form_Responses_1.W29])" table:style-name="ce1">
            <text:p>3</text:p>
          </table:table-cell>
          <table:table-cell office:value-type="float" office:value="3" table:formula="of:=IF([Form_Responses_1.X29]=&quot;&quot;;&quot;&quot;; [Form_Responses_1.X29])" table:style-name="ce1">
            <text:p>3</text:p>
          </table:table-cell>
          <table:table-cell office:value-type="float" office:value="5" table:formula="of:=IF([Form_Responses_1.Y29]=&quot;&quot;;&quot;&quot;; [Form_Responses_1.Y29])" table:style-name="ce1">
            <text:p>5</text:p>
          </table:table-cell>
          <table:table-cell office:value-type="float" office:value="5" table:formula="of:=IF([Form_Responses_1.Z29]=&quot;&quot;;&quot;&quot;; [Form_Responses_1.Z29])" table:style-name="ce1">
            <text:p>5</text:p>
          </table:table-cell>
          <table:table-cell office:value-type="float" office:value="5" table:formula="of:=IF([Form_Responses_1.AA29]=&quot;&quot;;&quot;&quot;; [Form_Responses_1.AA29])" table:style-name="ce1">
            <text:p>5</text:p>
          </table:table-cell>
          <table:table-cell office:value-type="float" office:value="5" table:formula="of:=IF([Form_Responses_1.AB29]=&quot;&quot;;&quot;&quot;; [Form_Responses_1.AB29])" table:style-name="ce1">
            <text:p>5</text:p>
          </table:table-cell>
          <table:table-cell office:value-type="float" office:value="5" table:formula="of:=IF([Form_Responses_1.AC29]=&quot;&quot;;&quot;&quot;; [Form_Responses_1.AC29])" table:style-name="ce1">
            <text:p>5</text:p>
          </table:table-cell>
          <table:table-cell office:value-type="float" office:value="2" table:formula="of:=IF([Form_Responses_1.AD29]=&quot;&quot;;&quot;&quot;; [Form_Responses_1.AD29])" table:style-name="ce1">
            <text:p>2</text:p>
          </table:table-cell>
          <table:table-cell office:value-type="float" office:value="3" table:formula="of:=IF([Form_Responses_1.AE29]=&quot;&quot;;&quot;&quot;; [Form_Responses_1.AE29])" table:style-name="ce1">
            <text:p>3</text:p>
          </table:table-cell>
          <table:table-cell office:value-type="float" office:value="4" table:formula="of:=IF([Form_Responses_1.AF29]=&quot;&quot;;&quot;&quot;; [Form_Responses_1.AF29])" table:style-name="ce1">
            <text:p>4</text:p>
          </table:table-cell>
          <table:table-cell office:value-type="float" office:value="3" table:formula="of:=IF([Form_Responses_1.AG29]=&quot;&quot;;&quot;&quot;; [Form_Responses_1.AG29])" table:style-name="ce1">
            <text:p>3</text:p>
          </table:table-cell>
          <table:table-cell office:value-type="float" office:value="4" table:formula="of:=IF([Form_Responses_1.AH29]=&quot;&quot;;&quot;&quot;; [Form_Responses_1.AH29])" table:style-name="ce1">
            <text:p>4</text:p>
          </table:table-cell>
          <table:table-cell office:value-type="float" office:value="4" table:formula="of:=IF([Form_Responses_1.AI29]=&quot;&quot;;&quot;&quot;; [Form_Responses_1.AI29])" table:style-name="ce1">
            <text:p>4</text:p>
          </table:table-cell>
          <table:table-cell office:value-type="float" office:value="4" table:formula="of:=IF([Form_Responses_1.AJ29]=&quot;&quot;;&quot;&quot;; [Form_Responses_1.AJ29])" table:style-name="ce1">
            <text:p>4</text:p>
          </table:table-cell>
          <table:table-cell office:value-type="float" office:value="3" table:formula="of:=IF([Form_Responses_1.AK29]=&quot;&quot;;&quot;&quot;; [Form_Responses_1.AK29])" table:style-name="ce1">
            <text:p>3</text:p>
          </table:table-cell>
          <table:table-cell office:value-type="float" office:value="4" table:formula="of:=IF([Form_Responses_1.AL29]=&quot;&quot;;&quot;&quot;; [Form_Responses_1.AL29])" table:style-name="ce1">
            <text:p>4</text:p>
          </table:table-cell>
          <table:table-cell office:value-type="float" office:value="4" table:formula="of:=IF([Form_Responses_1.AM29]=&quot;&quot;;&quot;&quot;; [Form_Responses_1.AM29])" table:style-name="ce1">
            <text:p>4</text:p>
          </table:table-cell>
          <table:table-cell office:value-type="float" office:value="5" table:formula="of:=IF([Form_Responses_1.AN29]=&quot;&quot;;&quot;&quot;; [Form_Responses_1.AN29])" table:style-name="ce1">
            <text:p>5</text:p>
          </table:table-cell>
          <table:table-cell office:value-type="float" office:value="5" table:formula="of:=IF([Form_Responses_1.AO29]=&quot;&quot;;&quot;&quot;; [Form_Responses_1.AO29])" table:style-name="ce1">
            <text:p>5</text:p>
          </table:table-cell>
          <table:table-cell office:value-type="float" office:value="3" table:formula="of:=IF([Form_Responses_1.AP29]=&quot;&quot;;&quot;&quot;; [Form_Responses_1.AP29])" table:style-name="ce1">
            <text:p>3</text:p>
          </table:table-cell>
          <table:table-cell office:value-type="float" office:value="3" table:formula="of:=IF([Form_Responses_1.AQ29]=&quot;&quot;;&quot;&quot;; [Form_Responses_1.AQ29])" table:style-name="ce1">
            <text:p>3</text:p>
          </table:table-cell>
          <table:table-cell office:value-type="float" office:value="4" table:formula="of:=IF([Form_Responses_1.AR29]=&quot;&quot;;&quot;&quot;; [Form_Responses_1.AR29])" table:style-name="ce1">
            <text:p>4</text:p>
          </table:table-cell>
          <table:table-cell office:value-type="float" office:value="5" table:formula="of:=IF([Form_Responses_1.AS29]=&quot;&quot;;&quot;&quot;; [Form_Responses_1.AS29])" table:style-name="ce1">
            <text:p>5</text:p>
          </table:table-cell>
          <table:table-cell office:value-type="float" office:value="5" table:formula="of:=IF([Form_Responses_1.AT29]=&quot;&quot;;&quot;&quot;; [Form_Responses_1.AT29])" table:style-name="ce1">
            <text:p>5</text:p>
          </table:table-cell>
          <table:table-cell office:value-type="float" office:value="5" table:formula="of:=IF([Form_Responses_1.AU29]=&quot;&quot;;&quot;&quot;; [Form_Responses_1.AU29])" table:style-name="ce1">
            <text:p>5</text:p>
          </table:table-cell>
          <table:table-cell office:value-type="float" office:value="5" table:formula="of:=IF([Form_Responses_1.AV29]=&quot;&quot;;&quot;&quot;; [Form_Responses_1.AV29])" table:style-name="ce1">
            <text:p>5</text:p>
          </table:table-cell>
          <table:table-cell office:value-type="float" office:value="5" table:formula="of:=IF([Form_Responses_1.AW29]=&quot;&quot;;&quot;&quot;; [Form_Responses_1.AW29])" table:style-name="ce1">
            <text:p>5</text:p>
          </table:table-cell>
          <table:table-cell table:number-columns-repeated="16340"/>
        </table:table-row>
        <table:table-row table:style-name="ro1">
          <table:table-cell office:value-type="float" office:value="40" table:formula="of:=IF([Form_Responses_1.C30]=&quot;&quot;;&quot;&quot;; [Form_Responses_1.C30])" table:style-name="ce1">
            <text:p>40</text:p>
          </table:table-cell>
          <table:table-cell office:value-type="float" office:value="7" table:formula="of:=IF([Form_Responses_1.D30]=&quot;&quot;;&quot;&quot;; [Form_Responses_1.D30])" table:style-name="ce3">
            <text:p>7</text:p>
          </table:table-cell>
          <table:table-cell office:value-type="float" office:value="0" table:formula="of:=IF([Form_Responses_1.E30]=&quot;&quot;;&quot;&quot;; [Form_Responses_1.E30])" table:style-name="ce1">
            <text:p>0</text:p>
          </table:table-cell>
          <table:table-cell office:value-type="float" office:value="0" table:formula="of:=IF([Form_Responses_1.F30]=&quot;&quot;;&quot;&quot;; [Form_Responses_1.F30])" table:style-name="ce1">
            <text:p>0</text:p>
          </table:table-cell>
          <table:table-cell office:value-type="float" office:value="0" table:formula="of:=IF([Form_Responses_1.H30] = &quot;Yes&quot;;1;IF([Form_Responses_1.H30] = &quot;No&quot;; 0; &quot;&quot;))" table:style-name="ce1">
            <text:p>0</text:p>
          </table:table-cell>
          <table:table-cell office:value-type="string" office:string-value="" table:formula="of:=IF([Form_Responses_1.I30] = &quot;Yes&quot;;1;IF([Form_Responses_1.I30] = &quot;No&quot;; 0; &quot;&quot;))" table:style-name="ce1"/>
          <table:table-cell office:value-type="float" office:value="0" table:formula="of:=IF([Form_Responses_1.L30] = &quot;Yes&quot;;1;IF([Form_Responses_1.L30] = &quot;No&quot;; 0; &quot;&quot;))" table:style-name="ce1">
            <text:p>0</text:p>
          </table:table-cell>
          <table:table-cell office:value-type="float" office:value="1" table:formula="of:=IF([Form_Responses_1.M30] = &quot;Yes&quot;;1;IF([Form_Responses_1.M30] = &quot;No&quot;; 0; &quot;&quot;))" table:style-name="ce1">
            <text:p>1</text:p>
          </table:table-cell>
          <table:table-cell office:value-type="float" office:value="1" table:formula="of:=IF([Form_Responses_1.N30] = &quot;Yes&quot;;1;IF([Form_Responses_1.N30] = &quot;No&quot;; 0; &quot;&quot;))" table:style-name="ce1">
            <text:p>1</text:p>
          </table:table-cell>
          <table:table-cell office:value-type="float" office:value="1" table:formula="of:=IF([Form_Responses_1.O30] = &quot;Yes&quot;;1;IF([Form_Responses_1.O30] = &quot;No&quot;; 0; &quot;&quot;))" table:style-name="ce1">
            <text:p>1</text:p>
          </table:table-cell>
          <table:table-cell office:value-type="float" office:value="1" table:formula="of:=IF([Form_Responses_1.P30] = &quot;Yes&quot;;1;IF([Form_Responses_1.P30] = &quot;No&quot;; 0; &quot;&quot;))" table:style-name="ce1">
            <text:p>1</text:p>
          </table:table-cell>
          <table:table-cell office:value-type="float" office:value="0" table:formula="of:=IF([Form_Responses_1.Q30] = &quot;Yes&quot;;1;IF([Form_Responses_1.Q30] = &quot;No&quot;; 0; &quot;&quot;))" table:style-name="ce1">
            <text:p>0</text:p>
          </table:table-cell>
          <table:table-cell office:value-type="float" office:value="1" table:formula="of:=IF([Form_Responses_1.R30] = &quot;Yes&quot;;1;IF([Form_Responses_1.R30] = &quot;No&quot;; 0; &quot;&quot;))" table:style-name="ce1">
            <text:p>1</text:p>
          </table:table-cell>
          <table:table-cell office:value-type="float" office:value="3" table:formula="of:=IF([Form_Responses_1.S30]=&quot;&quot;;&quot;&quot;; [Form_Responses_1.S30])" table:style-name="ce1">
            <text:p>3</text:p>
          </table:table-cell>
          <table:table-cell office:value-type="float" office:value="3" table:formula="of:=IF([Form_Responses_1.T30]=&quot;&quot;;&quot;&quot;; [Form_Responses_1.T30])" table:style-name="ce1">
            <text:p>3</text:p>
          </table:table-cell>
          <table:table-cell office:value-type="float" office:value="2" table:formula="of:=IF([Form_Responses_1.U30]=&quot;&quot;;&quot;&quot;; [Form_Responses_1.U30])" table:style-name="ce1">
            <text:p>2</text:p>
          </table:table-cell>
          <table:table-cell office:value-type="float" office:value="3" table:formula="of:=IF([Form_Responses_1.V30]=&quot;&quot;;&quot;&quot;; [Form_Responses_1.V30])" table:style-name="ce1">
            <text:p>3</text:p>
          </table:table-cell>
          <table:table-cell office:value-type="float" office:value="2" table:formula="of:=IF([Form_Responses_1.W30]=&quot;&quot;;&quot;&quot;; [Form_Responses_1.W30])" table:style-name="ce1">
            <text:p>2</text:p>
          </table:table-cell>
          <table:table-cell office:value-type="float" office:value="2" table:formula="of:=IF([Form_Responses_1.X30]=&quot;&quot;;&quot;&quot;; [Form_Responses_1.X30])" table:style-name="ce1">
            <text:p>2</text:p>
          </table:table-cell>
          <table:table-cell office:value-type="float" office:value="3" table:formula="of:=IF([Form_Responses_1.Y30]=&quot;&quot;;&quot;&quot;; [Form_Responses_1.Y30])" table:style-name="ce1">
            <text:p>3</text:p>
          </table:table-cell>
          <table:table-cell office:value-type="float" office:value="2" table:formula="of:=IF([Form_Responses_1.Z30]=&quot;&quot;;&quot;&quot;; [Form_Responses_1.Z30])" table:style-name="ce1">
            <text:p>2</text:p>
          </table:table-cell>
          <table:table-cell office:value-type="float" office:value="2" table:formula="of:=IF([Form_Responses_1.AA30]=&quot;&quot;;&quot;&quot;; [Form_Responses_1.AA30])" table:style-name="ce1">
            <text:p>2</text:p>
          </table:table-cell>
          <table:table-cell office:value-type="float" office:value="1" table:formula="of:=IF([Form_Responses_1.AB30]=&quot;&quot;;&quot;&quot;; [Form_Responses_1.AB30])" table:style-name="ce1">
            <text:p>1</text:p>
          </table:table-cell>
          <table:table-cell office:value-type="float" office:value="3" table:formula="of:=IF([Form_Responses_1.AC30]=&quot;&quot;;&quot;&quot;; [Form_Responses_1.AC30])" table:style-name="ce1">
            <text:p>3</text:p>
          </table:table-cell>
          <table:table-cell office:value-type="float" office:value="3" table:formula="of:=IF([Form_Responses_1.AD30]=&quot;&quot;;&quot;&quot;; [Form_Responses_1.AD30])" table:style-name="ce1">
            <text:p>3</text:p>
          </table:table-cell>
          <table:table-cell office:value-type="float" office:value="3" table:formula="of:=IF([Form_Responses_1.AE30]=&quot;&quot;;&quot;&quot;; [Form_Responses_1.AE30])" table:style-name="ce1">
            <text:p>3</text:p>
          </table:table-cell>
          <table:table-cell office:value-type="float" office:value="2" table:formula="of:=IF([Form_Responses_1.AF30]=&quot;&quot;;&quot;&quot;; [Form_Responses_1.AF30])" table:style-name="ce1">
            <text:p>2</text:p>
          </table:table-cell>
          <table:table-cell office:value-type="float" office:value="2" table:formula="of:=IF([Form_Responses_1.AG30]=&quot;&quot;;&quot;&quot;; [Form_Responses_1.AG30])" table:style-name="ce1">
            <text:p>2</text:p>
          </table:table-cell>
          <table:table-cell office:value-type="float" office:value="3" table:formula="of:=IF([Form_Responses_1.AH30]=&quot;&quot;;&quot;&quot;; [Form_Responses_1.AH30])" table:style-name="ce1">
            <text:p>3</text:p>
          </table:table-cell>
          <table:table-cell office:value-type="float" office:value="2" table:formula="of:=IF([Form_Responses_1.AI30]=&quot;&quot;;&quot;&quot;; [Form_Responses_1.AI30])" table:style-name="ce1">
            <text:p>2</text:p>
          </table:table-cell>
          <table:table-cell office:value-type="float" office:value="3" table:formula="of:=IF([Form_Responses_1.AJ30]=&quot;&quot;;&quot;&quot;; [Form_Responses_1.AJ30])" table:style-name="ce1">
            <text:p>3</text:p>
          </table:table-cell>
          <table:table-cell office:value-type="float" office:value="2" table:formula="of:=IF([Form_Responses_1.AK30]=&quot;&quot;;&quot;&quot;; [Form_Responses_1.AK30])" table:style-name="ce1">
            <text:p>2</text:p>
          </table:table-cell>
          <table:table-cell office:value-type="float" office:value="3" table:formula="of:=IF([Form_Responses_1.AL30]=&quot;&quot;;&quot;&quot;; [Form_Responses_1.AL30])" table:style-name="ce1">
            <text:p>3</text:p>
          </table:table-cell>
          <table:table-cell office:value-type="float" office:value="2" table:formula="of:=IF([Form_Responses_1.AM30]=&quot;&quot;;&quot;&quot;; [Form_Responses_1.AM30])" table:style-name="ce1">
            <text:p>2</text:p>
          </table:table-cell>
          <table:table-cell office:value-type="float" office:value="3" table:formula="of:=IF([Form_Responses_1.AN30]=&quot;&quot;;&quot;&quot;; [Form_Responses_1.AN30])" table:style-name="ce1">
            <text:p>3</text:p>
          </table:table-cell>
          <table:table-cell office:value-type="float" office:value="4" table:formula="of:=IF([Form_Responses_1.AO30]=&quot;&quot;;&quot;&quot;; [Form_Responses_1.AO30])" table:style-name="ce1">
            <text:p>4</text:p>
          </table:table-cell>
          <table:table-cell office:value-type="float" office:value="3" table:formula="of:=IF([Form_Responses_1.AP30]=&quot;&quot;;&quot;&quot;; [Form_Responses_1.AP30])" table:style-name="ce1">
            <text:p>3</text:p>
          </table:table-cell>
          <table:table-cell office:value-type="float" office:value="3" table:formula="of:=IF([Form_Responses_1.AQ30]=&quot;&quot;;&quot;&quot;; [Form_Responses_1.AQ30])" table:style-name="ce1">
            <text:p>3</text:p>
          </table:table-cell>
          <table:table-cell office:value-type="float" office:value="3" table:formula="of:=IF([Form_Responses_1.AR30]=&quot;&quot;;&quot;&quot;; [Form_Responses_1.AR30])" table:style-name="ce1">
            <text:p>3</text:p>
          </table:table-cell>
          <table:table-cell office:value-type="float" office:value="3" table:formula="of:=IF([Form_Responses_1.AS30]=&quot;&quot;;&quot;&quot;; [Form_Responses_1.AS30])" table:style-name="ce1">
            <text:p>3</text:p>
          </table:table-cell>
          <table:table-cell office:value-type="float" office:value="4" table:formula="of:=IF([Form_Responses_1.AT30]=&quot;&quot;;&quot;&quot;; [Form_Responses_1.AT30])" table:style-name="ce1">
            <text:p>4</text:p>
          </table:table-cell>
          <table:table-cell office:value-type="float" office:value="3" table:formula="of:=IF([Form_Responses_1.AU30]=&quot;&quot;;&quot;&quot;; [Form_Responses_1.AU30])" table:style-name="ce1">
            <text:p>3</text:p>
          </table:table-cell>
          <table:table-cell office:value-type="float" office:value="3" table:formula="of:=IF([Form_Responses_1.AV30]=&quot;&quot;;&quot;&quot;; [Form_Responses_1.AV30])" table:style-name="ce1">
            <text:p>3</text:p>
          </table:table-cell>
          <table:table-cell office:value-type="float" office:value="3" table:formula="of:=IF([Form_Responses_1.AW30]=&quot;&quot;;&quot;&quot;; [Form_Responses_1.AW30])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30" table:formula="of:=IF([Form_Responses_1.C31]=&quot;&quot;;&quot;&quot;; [Form_Responses_1.C31])" table:style-name="ce1">
            <text:p>30</text:p>
          </table:table-cell>
          <table:table-cell office:value-type="float" office:value="5" table:formula="of:=IF([Form_Responses_1.D31]=&quot;&quot;;&quot;&quot;; [Form_Responses_1.D31])" table:style-name="ce3">
            <text:p>5</text:p>
          </table:table-cell>
          <table:table-cell office:value-type="string" office:string-value="" table:formula="of:=IF([Form_Responses_1.E31]=&quot;&quot;;&quot;&quot;; [Form_Responses_1.E31])" table:style-name="ce1"/>
          <table:table-cell office:value-type="string" office:string-value="" table:formula="of:=IF([Form_Responses_1.F31]=&quot;&quot;;&quot;&quot;; [Form_Responses_1.F31])" table:style-name="ce1"/>
          <table:table-cell office:value-type="float" office:value="0" table:formula="of:=IF([Form_Responses_1.H31] = &quot;Yes&quot;;1;IF([Form_Responses_1.H31] = &quot;No&quot;; 0; &quot;&quot;))" table:style-name="ce1">
            <text:p>0</text:p>
          </table:table-cell>
          <table:table-cell office:value-type="float" office:value="1" table:formula="of:=IF([Form_Responses_1.I31] = &quot;Yes&quot;;1;IF([Form_Responses_1.I31] = &quot;No&quot;; 0; &quot;&quot;))" table:style-name="ce1">
            <text:p>1</text:p>
          </table:table-cell>
          <table:table-cell office:value-type="float" office:value="0" table:formula="of:=IF([Form_Responses_1.L31] = &quot;Yes&quot;;1;IF([Form_Responses_1.L31] = &quot;No&quot;; 0; &quot;&quot;))" table:style-name="ce1">
            <text:p>0</text:p>
          </table:table-cell>
          <table:table-cell office:value-type="float" office:value="1" table:formula="of:=IF([Form_Responses_1.M31] = &quot;Yes&quot;;1;IF([Form_Responses_1.M31] = &quot;No&quot;; 0; &quot;&quot;))" table:style-name="ce1">
            <text:p>1</text:p>
          </table:table-cell>
          <table:table-cell office:value-type="float" office:value="1" table:formula="of:=IF([Form_Responses_1.N31] = &quot;Yes&quot;;1;IF([Form_Responses_1.N31] = &quot;No&quot;; 0; &quot;&quot;))" table:style-name="ce1">
            <text:p>1</text:p>
          </table:table-cell>
          <table:table-cell office:value-type="float" office:value="1" table:formula="of:=IF([Form_Responses_1.O31] = &quot;Yes&quot;;1;IF([Form_Responses_1.O31] = &quot;No&quot;; 0; &quot;&quot;))" table:style-name="ce1">
            <text:p>1</text:p>
          </table:table-cell>
          <table:table-cell office:value-type="float" office:value="1" table:formula="of:=IF([Form_Responses_1.P31] = &quot;Yes&quot;;1;IF([Form_Responses_1.P31] = &quot;No&quot;; 0; &quot;&quot;))" table:style-name="ce1">
            <text:p>1</text:p>
          </table:table-cell>
          <table:table-cell office:value-type="float" office:value="1" table:formula="of:=IF([Form_Responses_1.Q31] = &quot;Yes&quot;;1;IF([Form_Responses_1.Q31] = &quot;No&quot;; 0; &quot;&quot;))" table:style-name="ce1">
            <text:p>1</text:p>
          </table:table-cell>
          <table:table-cell office:value-type="float" office:value="0" table:formula="of:=IF([Form_Responses_1.R31] = &quot;Yes&quot;;1;IF([Form_Responses_1.R31] = &quot;No&quot;; 0; &quot;&quot;))" table:style-name="ce1">
            <text:p>0</text:p>
          </table:table-cell>
          <table:table-cell office:value-type="float" office:value="4" table:formula="of:=IF([Form_Responses_1.S31]=&quot;&quot;;&quot;&quot;; [Form_Responses_1.S31])" table:style-name="ce1">
            <text:p>4</text:p>
          </table:table-cell>
          <table:table-cell office:value-type="float" office:value="4" table:formula="of:=IF([Form_Responses_1.T31]=&quot;&quot;;&quot;&quot;; [Form_Responses_1.T31])" table:style-name="ce1">
            <text:p>4</text:p>
          </table:table-cell>
          <table:table-cell office:value-type="float" office:value="4" table:formula="of:=IF([Form_Responses_1.U31]=&quot;&quot;;&quot;&quot;; [Form_Responses_1.U31])" table:style-name="ce1">
            <text:p>4</text:p>
          </table:table-cell>
          <table:table-cell office:value-type="float" office:value="3" table:formula="of:=IF([Form_Responses_1.V31]=&quot;&quot;;&quot;&quot;; [Form_Responses_1.V31])" table:style-name="ce1">
            <text:p>3</text:p>
          </table:table-cell>
          <table:table-cell office:value-type="float" office:value="3" table:formula="of:=IF([Form_Responses_1.W31]=&quot;&quot;;&quot;&quot;; [Form_Responses_1.W31])" table:style-name="ce1">
            <text:p>3</text:p>
          </table:table-cell>
          <table:table-cell office:value-type="float" office:value="3" table:formula="of:=IF([Form_Responses_1.X31]=&quot;&quot;;&quot;&quot;; [Form_Responses_1.X31])" table:style-name="ce1">
            <text:p>3</text:p>
          </table:table-cell>
          <table:table-cell office:value-type="float" office:value="4" table:formula="of:=IF([Form_Responses_1.Y31]=&quot;&quot;;&quot;&quot;; [Form_Responses_1.Y31])" table:style-name="ce1">
            <text:p>4</text:p>
          </table:table-cell>
          <table:table-cell office:value-type="float" office:value="4" table:formula="of:=IF([Form_Responses_1.Z31]=&quot;&quot;;&quot;&quot;; [Form_Responses_1.Z31])" table:style-name="ce1">
            <text:p>4</text:p>
          </table:table-cell>
          <table:table-cell office:value-type="float" office:value="3" table:formula="of:=IF([Form_Responses_1.AA31]=&quot;&quot;;&quot;&quot;; [Form_Responses_1.AA31])" table:style-name="ce1">
            <text:p>3</text:p>
          </table:table-cell>
          <table:table-cell office:value-type="float" office:value="3" table:formula="of:=IF([Form_Responses_1.AB31]=&quot;&quot;;&quot;&quot;; [Form_Responses_1.AB31])" table:style-name="ce1">
            <text:p>3</text:p>
          </table:table-cell>
          <table:table-cell office:value-type="float" office:value="1" table:formula="of:=IF([Form_Responses_1.AC31]=&quot;&quot;;&quot;&quot;; [Form_Responses_1.AC31])" table:style-name="ce1">
            <text:p>1</text:p>
          </table:table-cell>
          <table:table-cell office:value-type="float" office:value="2" table:formula="of:=IF([Form_Responses_1.AD31]=&quot;&quot;;&quot;&quot;; [Form_Responses_1.AD31])" table:style-name="ce1">
            <text:p>2</text:p>
          </table:table-cell>
          <table:table-cell office:value-type="float" office:value="2" table:formula="of:=IF([Form_Responses_1.AE31]=&quot;&quot;;&quot;&quot;; [Form_Responses_1.AE31])" table:style-name="ce1">
            <text:p>2</text:p>
          </table:table-cell>
          <table:table-cell office:value-type="float" office:value="3" table:formula="of:=IF([Form_Responses_1.AF31]=&quot;&quot;;&quot;&quot;; [Form_Responses_1.AF31])" table:style-name="ce1">
            <text:p>3</text:p>
          </table:table-cell>
          <table:table-cell office:value-type="float" office:value="3" table:formula="of:=IF([Form_Responses_1.AG31]=&quot;&quot;;&quot;&quot;; [Form_Responses_1.AG31])" table:style-name="ce1">
            <text:p>3</text:p>
          </table:table-cell>
          <table:table-cell office:value-type="float" office:value="4" table:formula="of:=IF([Form_Responses_1.AH31]=&quot;&quot;;&quot;&quot;; [Form_Responses_1.AH31])" table:style-name="ce1">
            <text:p>4</text:p>
          </table:table-cell>
          <table:table-cell office:value-type="float" office:value="3" table:formula="of:=IF([Form_Responses_1.AI31]=&quot;&quot;;&quot;&quot;; [Form_Responses_1.AI31])" table:style-name="ce1">
            <text:p>3</text:p>
          </table:table-cell>
          <table:table-cell office:value-type="float" office:value="4" table:formula="of:=IF([Form_Responses_1.AJ31]=&quot;&quot;;&quot;&quot;; [Form_Responses_1.AJ31])" table:style-name="ce1">
            <text:p>4</text:p>
          </table:table-cell>
          <table:table-cell office:value-type="float" office:value="4" table:formula="of:=IF([Form_Responses_1.AK31]=&quot;&quot;;&quot;&quot;; [Form_Responses_1.AK31])" table:style-name="ce1">
            <text:p>4</text:p>
          </table:table-cell>
          <table:table-cell office:value-type="float" office:value="4" table:formula="of:=IF([Form_Responses_1.AL31]=&quot;&quot;;&quot;&quot;; [Form_Responses_1.AL31])" table:style-name="ce1">
            <text:p>4</text:p>
          </table:table-cell>
          <table:table-cell office:value-type="float" office:value="3" table:formula="of:=IF([Form_Responses_1.AM31]=&quot;&quot;;&quot;&quot;; [Form_Responses_1.AM31])" table:style-name="ce1">
            <text:p>3</text:p>
          </table:table-cell>
          <table:table-cell office:value-type="float" office:value="3" table:formula="of:=IF([Form_Responses_1.AN31]=&quot;&quot;;&quot;&quot;; [Form_Responses_1.AN31])" table:style-name="ce1">
            <text:p>3</text:p>
          </table:table-cell>
          <table:table-cell office:value-type="float" office:value="3" table:formula="of:=IF([Form_Responses_1.AO31]=&quot;&quot;;&quot;&quot;; [Form_Responses_1.AO31])" table:style-name="ce1">
            <text:p>3</text:p>
          </table:table-cell>
          <table:table-cell office:value-type="float" office:value="3" table:formula="of:=IF([Form_Responses_1.AP31]=&quot;&quot;;&quot;&quot;; [Form_Responses_1.AP31])" table:style-name="ce1">
            <text:p>3</text:p>
          </table:table-cell>
          <table:table-cell office:value-type="float" office:value="3" table:formula="of:=IF([Form_Responses_1.AQ31]=&quot;&quot;;&quot;&quot;; [Form_Responses_1.AQ31])" table:style-name="ce1">
            <text:p>3</text:p>
          </table:table-cell>
          <table:table-cell office:value-type="float" office:value="3" table:formula="of:=IF([Form_Responses_1.AR31]=&quot;&quot;;&quot;&quot;; [Form_Responses_1.AR31])" table:style-name="ce1">
            <text:p>3</text:p>
          </table:table-cell>
          <table:table-cell office:value-type="float" office:value="4" table:formula="of:=IF([Form_Responses_1.AS31]=&quot;&quot;;&quot;&quot;; [Form_Responses_1.AS31])" table:style-name="ce1">
            <text:p>4</text:p>
          </table:table-cell>
          <table:table-cell office:value-type="float" office:value="4" table:formula="of:=IF([Form_Responses_1.AT31]=&quot;&quot;;&quot;&quot;; [Form_Responses_1.AT31])" table:style-name="ce1">
            <text:p>4</text:p>
          </table:table-cell>
          <table:table-cell office:value-type="float" office:value="3" table:formula="of:=IF([Form_Responses_1.AU31]=&quot;&quot;;&quot;&quot;; [Form_Responses_1.AU31])" table:style-name="ce1">
            <text:p>3</text:p>
          </table:table-cell>
          <table:table-cell office:value-type="float" office:value="3" table:formula="of:=IF([Form_Responses_1.AV31]=&quot;&quot;;&quot;&quot;; [Form_Responses_1.AV31])" table:style-name="ce1">
            <text:p>3</text:p>
          </table:table-cell>
          <table:table-cell office:value-type="float" office:value="3" table:formula="of:=IF([Form_Responses_1.AW31]=&quot;&quot;;&quot;&quot;; [Form_Responses_1.AW31])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34" table:formula="of:=IF([Form_Responses_1.C32]=&quot;&quot;;&quot;&quot;; [Form_Responses_1.C32])" table:style-name="ce1">
            <text:p>34</text:p>
          </table:table-cell>
          <table:table-cell office:value-type="float" office:value="4" table:formula="of:=IF([Form_Responses_1.D32]=&quot;&quot;;&quot;&quot;; [Form_Responses_1.D32])" table:style-name="ce3">
            <text:p>4</text:p>
          </table:table-cell>
          <table:table-cell office:value-type="float" office:value="4" table:formula="of:=IF([Form_Responses_1.E32]=&quot;&quot;;&quot;&quot;; [Form_Responses_1.E32])" table:style-name="ce1">
            <text:p>4</text:p>
          </table:table-cell>
          <table:table-cell office:value-type="float" office:value="4" table:formula="of:=IF([Form_Responses_1.F32]=&quot;&quot;;&quot;&quot;; [Form_Responses_1.F32])" table:style-name="ce1">
            <text:p>4</text:p>
          </table:table-cell>
          <table:table-cell office:value-type="float" office:value="1" table:formula="of:=IF([Form_Responses_1.H32] = &quot;Yes&quot;;1;IF([Form_Responses_1.H32] = &quot;No&quot;; 0; &quot;&quot;))" table:style-name="ce1">
            <text:p>1</text:p>
          </table:table-cell>
          <table:table-cell office:value-type="float" office:value="1" table:formula="of:=IF([Form_Responses_1.I32] = &quot;Yes&quot;;1;IF([Form_Responses_1.I32] = &quot;No&quot;; 0; &quot;&quot;))" table:style-name="ce1">
            <text:p>1</text:p>
          </table:table-cell>
          <table:table-cell office:value-type="float" office:value="1" table:formula="of:=IF([Form_Responses_1.L32] = &quot;Yes&quot;;1;IF([Form_Responses_1.L32] = &quot;No&quot;; 0; &quot;&quot;))" table:style-name="ce1">
            <text:p>1</text:p>
          </table:table-cell>
          <table:table-cell office:value-type="float" office:value="1" table:formula="of:=IF([Form_Responses_1.M32] = &quot;Yes&quot;;1;IF([Form_Responses_1.M32] = &quot;No&quot;; 0; &quot;&quot;))" table:style-name="ce1">
            <text:p>1</text:p>
          </table:table-cell>
          <table:table-cell office:value-type="float" office:value="1" table:formula="of:=IF([Form_Responses_1.N32] = &quot;Yes&quot;;1;IF([Form_Responses_1.N32] = &quot;No&quot;; 0; &quot;&quot;))" table:style-name="ce1">
            <text:p>1</text:p>
          </table:table-cell>
          <table:table-cell office:value-type="float" office:value="1" table:formula="of:=IF([Form_Responses_1.O32] = &quot;Yes&quot;;1;IF([Form_Responses_1.O32] = &quot;No&quot;; 0; &quot;&quot;))" table:style-name="ce1">
            <text:p>1</text:p>
          </table:table-cell>
          <table:table-cell office:value-type="float" office:value="1" table:formula="of:=IF([Form_Responses_1.P32] = &quot;Yes&quot;;1;IF([Form_Responses_1.P32] = &quot;No&quot;; 0; &quot;&quot;))" table:style-name="ce1">
            <text:p>1</text:p>
          </table:table-cell>
          <table:table-cell office:value-type="float" office:value="0" table:formula="of:=IF([Form_Responses_1.Q32] = &quot;Yes&quot;;1;IF([Form_Responses_1.Q32] = &quot;No&quot;; 0; &quot;&quot;))" table:style-name="ce1">
            <text:p>0</text:p>
          </table:table-cell>
          <table:table-cell office:value-type="float" office:value="0" table:formula="of:=IF([Form_Responses_1.R32] = &quot;Yes&quot;;1;IF([Form_Responses_1.R32] = &quot;No&quot;; 0; &quot;&quot;))" table:style-name="ce1">
            <text:p>0</text:p>
          </table:table-cell>
          <table:table-cell office:value-type="float" office:value="4" table:formula="of:=IF([Form_Responses_1.S32]=&quot;&quot;;&quot;&quot;; [Form_Responses_1.S32])" table:style-name="ce1">
            <text:p>4</text:p>
          </table:table-cell>
          <table:table-cell office:value-type="float" office:value="4" table:formula="of:=IF([Form_Responses_1.T32]=&quot;&quot;;&quot;&quot;; [Form_Responses_1.T32])" table:style-name="ce1">
            <text:p>4</text:p>
          </table:table-cell>
          <table:table-cell office:value-type="float" office:value="3" table:formula="of:=IF([Form_Responses_1.U32]=&quot;&quot;;&quot;&quot;; [Form_Responses_1.U32])" table:style-name="ce1">
            <text:p>3</text:p>
          </table:table-cell>
          <table:table-cell office:value-type="float" office:value="3" table:formula="of:=IF([Form_Responses_1.V32]=&quot;&quot;;&quot;&quot;; [Form_Responses_1.V32])" table:style-name="ce1">
            <text:p>3</text:p>
          </table:table-cell>
          <table:table-cell office:value-type="float" office:value="4" table:formula="of:=IF([Form_Responses_1.W32]=&quot;&quot;;&quot;&quot;; [Form_Responses_1.W32])" table:style-name="ce1">
            <text:p>4</text:p>
          </table:table-cell>
          <table:table-cell office:value-type="float" office:value="4" table:formula="of:=IF([Form_Responses_1.X32]=&quot;&quot;;&quot;&quot;; [Form_Responses_1.X32])" table:style-name="ce1">
            <text:p>4</text:p>
          </table:table-cell>
          <table:table-cell office:value-type="float" office:value="4" table:formula="of:=IF([Form_Responses_1.Y32]=&quot;&quot;;&quot;&quot;; [Form_Responses_1.Y32])" table:style-name="ce1">
            <text:p>4</text:p>
          </table:table-cell>
          <table:table-cell office:value-type="float" office:value="2" table:formula="of:=IF([Form_Responses_1.Z32]=&quot;&quot;;&quot;&quot;; [Form_Responses_1.Z32])" table:style-name="ce1">
            <text:p>2</text:p>
          </table:table-cell>
          <table:table-cell office:value-type="float" office:value="2" table:formula="of:=IF([Form_Responses_1.AA32]=&quot;&quot;;&quot;&quot;; [Form_Responses_1.AA32])" table:style-name="ce1">
            <text:p>2</text:p>
          </table:table-cell>
          <table:table-cell office:value-type="float" office:value="3" table:formula="of:=IF([Form_Responses_1.AB32]=&quot;&quot;;&quot;&quot;; [Form_Responses_1.AB32])" table:style-name="ce1">
            <text:p>3</text:p>
          </table:table-cell>
          <table:table-cell office:value-type="float" office:value="2" table:formula="of:=IF([Form_Responses_1.AC32]=&quot;&quot;;&quot;&quot;; [Form_Responses_1.AC32])" table:style-name="ce1">
            <text:p>2</text:p>
          </table:table-cell>
          <table:table-cell office:value-type="float" office:value="4" table:formula="of:=IF([Form_Responses_1.AD32]=&quot;&quot;;&quot;&quot;; [Form_Responses_1.AD32])" table:style-name="ce1">
            <text:p>4</text:p>
          </table:table-cell>
          <table:table-cell office:value-type="float" office:value="2" table:formula="of:=IF([Form_Responses_1.AE32]=&quot;&quot;;&quot;&quot;; [Form_Responses_1.AE32])" table:style-name="ce1">
            <text:p>2</text:p>
          </table:table-cell>
          <table:table-cell office:value-type="float" office:value="4" table:formula="of:=IF([Form_Responses_1.AF32]=&quot;&quot;;&quot;&quot;; [Form_Responses_1.AF32])" table:style-name="ce1">
            <text:p>4</text:p>
          </table:table-cell>
          <table:table-cell office:value-type="float" office:value="2" table:formula="of:=IF([Form_Responses_1.AG32]=&quot;&quot;;&quot;&quot;; [Form_Responses_1.AG32])" table:style-name="ce1">
            <text:p>2</text:p>
          </table:table-cell>
          <table:table-cell office:value-type="float" office:value="3" table:formula="of:=IF([Form_Responses_1.AH32]=&quot;&quot;;&quot;&quot;; [Form_Responses_1.AH32])" table:style-name="ce1">
            <text:p>3</text:p>
          </table:table-cell>
          <table:table-cell office:value-type="float" office:value="4" table:formula="of:=IF([Form_Responses_1.AI32]=&quot;&quot;;&quot;&quot;; [Form_Responses_1.AI32])" table:style-name="ce1">
            <text:p>4</text:p>
          </table:table-cell>
          <table:table-cell office:value-type="float" office:value="2" table:formula="of:=IF([Form_Responses_1.AJ32]=&quot;&quot;;&quot;&quot;; [Form_Responses_1.AJ32])" table:style-name="ce1">
            <text:p>2</text:p>
          </table:table-cell>
          <table:table-cell office:value-type="float" office:value="3" table:formula="of:=IF([Form_Responses_1.AK32]=&quot;&quot;;&quot;&quot;; [Form_Responses_1.AK32])" table:style-name="ce1">
            <text:p>3</text:p>
          </table:table-cell>
          <table:table-cell office:value-type="float" office:value="3" table:formula="of:=IF([Form_Responses_1.AL32]=&quot;&quot;;&quot;&quot;; [Form_Responses_1.AL32])" table:style-name="ce1">
            <text:p>3</text:p>
          </table:table-cell>
          <table:table-cell office:value-type="float" office:value="5" table:formula="of:=IF([Form_Responses_1.AM32]=&quot;&quot;;&quot;&quot;; [Form_Responses_1.AM32])" table:style-name="ce1">
            <text:p>5</text:p>
          </table:table-cell>
          <table:table-cell office:value-type="float" office:value="3" table:formula="of:=IF([Form_Responses_1.AN32]=&quot;&quot;;&quot;&quot;; [Form_Responses_1.AN32])" table:style-name="ce1">
            <text:p>3</text:p>
          </table:table-cell>
          <table:table-cell office:value-type="float" office:value="2" table:formula="of:=IF([Form_Responses_1.AO32]=&quot;&quot;;&quot;&quot;; [Form_Responses_1.AO32])" table:style-name="ce1">
            <text:p>2</text:p>
          </table:table-cell>
          <table:table-cell office:value-type="float" office:value="1" table:formula="of:=IF([Form_Responses_1.AP32]=&quot;&quot;;&quot;&quot;; [Form_Responses_1.AP32])" table:style-name="ce1">
            <text:p>1</text:p>
          </table:table-cell>
          <table:table-cell office:value-type="float" office:value="3" table:formula="of:=IF([Form_Responses_1.AQ32]=&quot;&quot;;&quot;&quot;; [Form_Responses_1.AQ32])" table:style-name="ce1">
            <text:p>3</text:p>
          </table:table-cell>
          <table:table-cell office:value-type="float" office:value="4" table:formula="of:=IF([Form_Responses_1.AR32]=&quot;&quot;;&quot;&quot;; [Form_Responses_1.AR32])" table:style-name="ce1">
            <text:p>4</text:p>
          </table:table-cell>
          <table:table-cell office:value-type="float" office:value="2" table:formula="of:=IF([Form_Responses_1.AS32]=&quot;&quot;;&quot;&quot;; [Form_Responses_1.AS32])" table:style-name="ce1">
            <text:p>2</text:p>
          </table:table-cell>
          <table:table-cell office:value-type="float" office:value="4" table:formula="of:=IF([Form_Responses_1.AT32]=&quot;&quot;;&quot;&quot;; [Form_Responses_1.AT32])" table:style-name="ce1">
            <text:p>4</text:p>
          </table:table-cell>
          <table:table-cell office:value-type="float" office:value="5" table:formula="of:=IF([Form_Responses_1.AU32]=&quot;&quot;;&quot;&quot;; [Form_Responses_1.AU32])" table:style-name="ce1">
            <text:p>5</text:p>
          </table:table-cell>
          <table:table-cell office:value-type="float" office:value="4" table:formula="of:=IF([Form_Responses_1.AV32]=&quot;&quot;;&quot;&quot;; [Form_Responses_1.AV32])" table:style-name="ce1">
            <text:p>4</text:p>
          </table:table-cell>
          <table:table-cell office:value-type="float" office:value="5" table:formula="of:=IF([Form_Responses_1.AW32]=&quot;&quot;;&quot;&quot;; [Form_Responses_1.AW32])" table:style-name="ce1">
            <text:p>5</text:p>
          </table:table-cell>
          <table:table-cell table:number-columns-repeated="16340"/>
        </table:table-row>
        <table:table-row table:style-name="ro1">
          <table:table-cell office:value-type="float" office:value="29" table:formula="of:=IF([Form_Responses_1.C33]=&quot;&quot;;&quot;&quot;; [Form_Responses_1.C33])" table:style-name="ce1">
            <text:p>29</text:p>
          </table:table-cell>
          <table:table-cell office:value-type="float" office:value="4" table:formula="of:=IF([Form_Responses_1.D33]=&quot;&quot;;&quot;&quot;; [Form_Responses_1.D33])" table:style-name="ce3">
            <text:p>4</text:p>
          </table:table-cell>
          <table:table-cell office:value-type="string" office:string-value="" table:formula="of:=IF([Form_Responses_1.E33]=&quot;&quot;;&quot;&quot;; [Form_Responses_1.E33])" table:style-name="ce1"/>
          <table:table-cell office:value-type="string" office:string-value="" table:formula="of:=IF([Form_Responses_1.F33]=&quot;&quot;;&quot;&quot;; [Form_Responses_1.F33])" table:style-name="ce1"/>
          <table:table-cell office:value-type="float" office:value="1" table:formula="of:=IF([Form_Responses_1.H33] = &quot;Yes&quot;;1;IF([Form_Responses_1.H33] = &quot;No&quot;; 0; &quot;&quot;))" table:style-name="ce1">
            <text:p>1</text:p>
          </table:table-cell>
          <table:table-cell office:value-type="float" office:value="1" table:formula="of:=IF([Form_Responses_1.I33] = &quot;Yes&quot;;1;IF([Form_Responses_1.I33] = &quot;No&quot;; 0; &quot;&quot;))" table:style-name="ce1">
            <text:p>1</text:p>
          </table:table-cell>
          <table:table-cell office:value-type="float" office:value="0" table:formula="of:=IF([Form_Responses_1.L33] = &quot;Yes&quot;;1;IF([Form_Responses_1.L33] = &quot;No&quot;; 0; &quot;&quot;))" table:style-name="ce1">
            <text:p>0</text:p>
          </table:table-cell>
          <table:table-cell office:value-type="float" office:value="1" table:formula="of:=IF([Form_Responses_1.M33] = &quot;Yes&quot;;1;IF([Form_Responses_1.M33] = &quot;No&quot;; 0; &quot;&quot;))" table:style-name="ce1">
            <text:p>1</text:p>
          </table:table-cell>
          <table:table-cell office:value-type="float" office:value="1" table:formula="of:=IF([Form_Responses_1.N33] = &quot;Yes&quot;;1;IF([Form_Responses_1.N33] = &quot;No&quot;; 0; &quot;&quot;))" table:style-name="ce1">
            <text:p>1</text:p>
          </table:table-cell>
          <table:table-cell office:value-type="float" office:value="1" table:formula="of:=IF([Form_Responses_1.O33] = &quot;Yes&quot;;1;IF([Form_Responses_1.O33] = &quot;No&quot;; 0; &quot;&quot;))" table:style-name="ce1">
            <text:p>1</text:p>
          </table:table-cell>
          <table:table-cell office:value-type="float" office:value="1" table:formula="of:=IF([Form_Responses_1.P33] = &quot;Yes&quot;;1;IF([Form_Responses_1.P33] = &quot;No&quot;; 0; &quot;&quot;))" table:style-name="ce1">
            <text:p>1</text:p>
          </table:table-cell>
          <table:table-cell office:value-type="float" office:value="1" table:formula="of:=IF([Form_Responses_1.Q33] = &quot;Yes&quot;;1;IF([Form_Responses_1.Q33] = &quot;No&quot;; 0; &quot;&quot;))" table:style-name="ce1">
            <text:p>1</text:p>
          </table:table-cell>
          <table:table-cell office:value-type="float" office:value="1" table:formula="of:=IF([Form_Responses_1.R33] = &quot;Yes&quot;;1;IF([Form_Responses_1.R33] = &quot;No&quot;; 0; &quot;&quot;))" table:style-name="ce1">
            <text:p>1</text:p>
          </table:table-cell>
          <table:table-cell office:value-type="float" office:value="3" table:formula="of:=IF([Form_Responses_1.S33]=&quot;&quot;;&quot;&quot;; [Form_Responses_1.S33])" table:style-name="ce1">
            <text:p>3</text:p>
          </table:table-cell>
          <table:table-cell office:value-type="float" office:value="2" table:formula="of:=IF([Form_Responses_1.T33]=&quot;&quot;;&quot;&quot;; [Form_Responses_1.T33])" table:style-name="ce1">
            <text:p>2</text:p>
          </table:table-cell>
          <table:table-cell office:value-type="float" office:value="2" table:formula="of:=IF([Form_Responses_1.U33]=&quot;&quot;;&quot;&quot;; [Form_Responses_1.U33])" table:style-name="ce1">
            <text:p>2</text:p>
          </table:table-cell>
          <table:table-cell office:value-type="float" office:value="2" table:formula="of:=IF([Form_Responses_1.V33]=&quot;&quot;;&quot;&quot;; [Form_Responses_1.V33])" table:style-name="ce1">
            <text:p>2</text:p>
          </table:table-cell>
          <table:table-cell office:value-type="float" office:value="3" table:formula="of:=IF([Form_Responses_1.W33]=&quot;&quot;;&quot;&quot;; [Form_Responses_1.W33])" table:style-name="ce1">
            <text:p>3</text:p>
          </table:table-cell>
          <table:table-cell office:value-type="float" office:value="3" table:formula="of:=IF([Form_Responses_1.X33]=&quot;&quot;;&quot;&quot;; [Form_Responses_1.X33])" table:style-name="ce1">
            <text:p>3</text:p>
          </table:table-cell>
          <table:table-cell office:value-type="float" office:value="2" table:formula="of:=IF([Form_Responses_1.Y33]=&quot;&quot;;&quot;&quot;; [Form_Responses_1.Y33])" table:style-name="ce1">
            <text:p>2</text:p>
          </table:table-cell>
          <table:table-cell office:value-type="float" office:value="3" table:formula="of:=IF([Form_Responses_1.Z33]=&quot;&quot;;&quot;&quot;; [Form_Responses_1.Z33])" table:style-name="ce1">
            <text:p>3</text:p>
          </table:table-cell>
          <table:table-cell office:value-type="float" office:value="2" table:formula="of:=IF([Form_Responses_1.AA33]=&quot;&quot;;&quot;&quot;; [Form_Responses_1.AA33])" table:style-name="ce1">
            <text:p>2</text:p>
          </table:table-cell>
          <table:table-cell office:value-type="float" office:value="3" table:formula="of:=IF([Form_Responses_1.AB33]=&quot;&quot;;&quot;&quot;; [Form_Responses_1.AB33])" table:style-name="ce1">
            <text:p>3</text:p>
          </table:table-cell>
          <table:table-cell office:value-type="float" office:value="1" table:formula="of:=IF([Form_Responses_1.AC33]=&quot;&quot;;&quot;&quot;; [Form_Responses_1.AC33])" table:style-name="ce1">
            <text:p>1</text:p>
          </table:table-cell>
          <table:table-cell office:value-type="float" office:value="1" table:formula="of:=IF([Form_Responses_1.AD33]=&quot;&quot;;&quot;&quot;; [Form_Responses_1.AD33])" table:style-name="ce1">
            <text:p>1</text:p>
          </table:table-cell>
          <table:table-cell office:value-type="float" office:value="1" table:formula="of:=IF([Form_Responses_1.AE33]=&quot;&quot;;&quot;&quot;; [Form_Responses_1.AE33])" table:style-name="ce1">
            <text:p>1</text:p>
          </table:table-cell>
          <table:table-cell office:value-type="float" office:value="1" table:formula="of:=IF([Form_Responses_1.AF33]=&quot;&quot;;&quot;&quot;; [Form_Responses_1.AF33])" table:style-name="ce1">
            <text:p>1</text:p>
          </table:table-cell>
          <table:table-cell office:value-type="float" office:value="2" table:formula="of:=IF([Form_Responses_1.AG33]=&quot;&quot;;&quot;&quot;; [Form_Responses_1.AG33])" table:style-name="ce1">
            <text:p>2</text:p>
          </table:table-cell>
          <table:table-cell office:value-type="float" office:value="2" table:formula="of:=IF([Form_Responses_1.AH33]=&quot;&quot;;&quot;&quot;; [Form_Responses_1.AH33])" table:style-name="ce1">
            <text:p>2</text:p>
          </table:table-cell>
          <table:table-cell office:value-type="float" office:value="2" table:formula="of:=IF([Form_Responses_1.AI33]=&quot;&quot;;&quot;&quot;; [Form_Responses_1.AI33])" table:style-name="ce1">
            <text:p>2</text:p>
          </table:table-cell>
          <table:table-cell office:value-type="float" office:value="2" table:formula="of:=IF([Form_Responses_1.AJ33]=&quot;&quot;;&quot;&quot;; [Form_Responses_1.AJ33])" table:style-name="ce1">
            <text:p>2</text:p>
          </table:table-cell>
          <table:table-cell office:value-type="float" office:value="2" table:formula="of:=IF([Form_Responses_1.AK33]=&quot;&quot;;&quot;&quot;; [Form_Responses_1.AK33])" table:style-name="ce1">
            <text:p>2</text:p>
          </table:table-cell>
          <table:table-cell office:value-type="float" office:value="2" table:formula="of:=IF([Form_Responses_1.AL33]=&quot;&quot;;&quot;&quot;; [Form_Responses_1.AL33])" table:style-name="ce1">
            <text:p>2</text:p>
          </table:table-cell>
          <table:table-cell office:value-type="float" office:value="2" table:formula="of:=IF([Form_Responses_1.AM33]=&quot;&quot;;&quot;&quot;; [Form_Responses_1.AM33])" table:style-name="ce1">
            <text:p>2</text:p>
          </table:table-cell>
          <table:table-cell office:value-type="float" office:value="3" table:formula="of:=IF([Form_Responses_1.AN33]=&quot;&quot;;&quot;&quot;; [Form_Responses_1.AN33])" table:style-name="ce1">
            <text:p>3</text:p>
          </table:table-cell>
          <table:table-cell office:value-type="float" office:value="2" table:formula="of:=IF([Form_Responses_1.AO33]=&quot;&quot;;&quot;&quot;; [Form_Responses_1.AO33])" table:style-name="ce1">
            <text:p>2</text:p>
          </table:table-cell>
          <table:table-cell office:value-type="float" office:value="2" table:formula="of:=IF([Form_Responses_1.AP33]=&quot;&quot;;&quot;&quot;; [Form_Responses_1.AP33])" table:style-name="ce1">
            <text:p>2</text:p>
          </table:table-cell>
          <table:table-cell office:value-type="float" office:value="3" table:formula="of:=IF([Form_Responses_1.AQ33]=&quot;&quot;;&quot;&quot;; [Form_Responses_1.AQ33])" table:style-name="ce1">
            <text:p>3</text:p>
          </table:table-cell>
          <table:table-cell office:value-type="float" office:value="3" table:formula="of:=IF([Form_Responses_1.AR33]=&quot;&quot;;&quot;&quot;; [Form_Responses_1.AR33])" table:style-name="ce1">
            <text:p>3</text:p>
          </table:table-cell>
          <table:table-cell office:value-type="float" office:value="2" table:formula="of:=IF([Form_Responses_1.AS33]=&quot;&quot;;&quot;&quot;; [Form_Responses_1.AS33])" table:style-name="ce1">
            <text:p>2</text:p>
          </table:table-cell>
          <table:table-cell office:value-type="float" office:value="2" table:formula="of:=IF([Form_Responses_1.AT33]=&quot;&quot;;&quot;&quot;; [Form_Responses_1.AT33])" table:style-name="ce1">
            <text:p>2</text:p>
          </table:table-cell>
          <table:table-cell office:value-type="float" office:value="2" table:formula="of:=IF([Form_Responses_1.AU33]=&quot;&quot;;&quot;&quot;; [Form_Responses_1.AU33])" table:style-name="ce1">
            <text:p>2</text:p>
          </table:table-cell>
          <table:table-cell office:value-type="float" office:value="3" table:formula="of:=IF([Form_Responses_1.AV33]=&quot;&quot;;&quot;&quot;; [Form_Responses_1.AV33])" table:style-name="ce1">
            <text:p>3</text:p>
          </table:table-cell>
          <table:table-cell office:value-type="float" office:value="3" table:formula="of:=IF([Form_Responses_1.AW33]=&quot;&quot;;&quot;&quot;; [Form_Responses_1.AW33])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30" table:formula="of:=IF([Form_Responses_1.C34]=&quot;&quot;;&quot;&quot;; [Form_Responses_1.C34])" table:style-name="ce1">
            <text:p>30</text:p>
          </table:table-cell>
          <table:table-cell office:value-type="float" office:value="8" table:formula="of:=IF([Form_Responses_1.D34]=&quot;&quot;;&quot;&quot;; [Form_Responses_1.D34])" table:style-name="ce3">
            <text:p>8</text:p>
          </table:table-cell>
          <table:table-cell office:value-type="float" office:value="0" table:formula="of:=IF([Form_Responses_1.E34]=&quot;&quot;;&quot;&quot;; [Form_Responses_1.E34])" table:style-name="ce1">
            <text:p>0</text:p>
          </table:table-cell>
          <table:table-cell office:value-type="float" office:value="0" table:formula="of:=IF([Form_Responses_1.F34]=&quot;&quot;;&quot;&quot;; [Form_Responses_1.F34])" table:style-name="ce1">
            <text:p>0</text:p>
          </table:table-cell>
          <table:table-cell office:value-type="float" office:value="1" table:formula="of:=IF([Form_Responses_1.H34] = &quot;Yes&quot;;1;IF([Form_Responses_1.H34] = &quot;No&quot;; 0; &quot;&quot;))" table:style-name="ce1">
            <text:p>1</text:p>
          </table:table-cell>
          <table:table-cell office:value-type="float" office:value="1" table:formula="of:=IF([Form_Responses_1.I34] = &quot;Yes&quot;;1;IF([Form_Responses_1.I34] = &quot;No&quot;; 0; &quot;&quot;))" table:style-name="ce1">
            <text:p>1</text:p>
          </table:table-cell>
          <table:table-cell office:value-type="float" office:value="0" table:formula="of:=IF([Form_Responses_1.L34] = &quot;Yes&quot;;1;IF([Form_Responses_1.L34] = &quot;No&quot;; 0; &quot;&quot;))" table:style-name="ce1">
            <text:p>0</text:p>
          </table:table-cell>
          <table:table-cell office:value-type="float" office:value="1" table:formula="of:=IF([Form_Responses_1.M34] = &quot;Yes&quot;;1;IF([Form_Responses_1.M34] = &quot;No&quot;; 0; &quot;&quot;))" table:style-name="ce1">
            <text:p>1</text:p>
          </table:table-cell>
          <table:table-cell office:value-type="float" office:value="1" table:formula="of:=IF([Form_Responses_1.N34] = &quot;Yes&quot;;1;IF([Form_Responses_1.N34] = &quot;No&quot;; 0; &quot;&quot;))" table:style-name="ce1">
            <text:p>1</text:p>
          </table:table-cell>
          <table:table-cell office:value-type="float" office:value="1" table:formula="of:=IF([Form_Responses_1.O34] = &quot;Yes&quot;;1;IF([Form_Responses_1.O34] = &quot;No&quot;; 0; &quot;&quot;))" table:style-name="ce1">
            <text:p>1</text:p>
          </table:table-cell>
          <table:table-cell office:value-type="float" office:value="1" table:formula="of:=IF([Form_Responses_1.P34] = &quot;Yes&quot;;1;IF([Form_Responses_1.P34] = &quot;No&quot;; 0; &quot;&quot;))" table:style-name="ce1">
            <text:p>1</text:p>
          </table:table-cell>
          <table:table-cell office:value-type="float" office:value="1" table:formula="of:=IF([Form_Responses_1.Q34] = &quot;Yes&quot;;1;IF([Form_Responses_1.Q34] = &quot;No&quot;; 0; &quot;&quot;))" table:style-name="ce1">
            <text:p>1</text:p>
          </table:table-cell>
          <table:table-cell office:value-type="float" office:value="1" table:formula="of:=IF([Form_Responses_1.R34] = &quot;Yes&quot;;1;IF([Form_Responses_1.R34] = &quot;No&quot;; 0; &quot;&quot;))" table:style-name="ce1">
            <text:p>1</text:p>
          </table:table-cell>
          <table:table-cell office:value-type="float" office:value="3" table:formula="of:=IF([Form_Responses_1.S34]=&quot;&quot;;&quot;&quot;; [Form_Responses_1.S34])" table:style-name="ce1">
            <text:p>3</text:p>
          </table:table-cell>
          <table:table-cell office:value-type="float" office:value="3" table:formula="of:=IF([Form_Responses_1.T34]=&quot;&quot;;&quot;&quot;; [Form_Responses_1.T34])" table:style-name="ce1">
            <text:p>3</text:p>
          </table:table-cell>
          <table:table-cell office:value-type="float" office:value="3" table:formula="of:=IF([Form_Responses_1.U34]=&quot;&quot;;&quot;&quot;; [Form_Responses_1.U34])" table:style-name="ce1">
            <text:p>3</text:p>
          </table:table-cell>
          <table:table-cell office:value-type="float" office:value="2" table:formula="of:=IF([Form_Responses_1.V34]=&quot;&quot;;&quot;&quot;; [Form_Responses_1.V34])" table:style-name="ce1">
            <text:p>2</text:p>
          </table:table-cell>
          <table:table-cell office:value-type="float" office:value="3" table:formula="of:=IF([Form_Responses_1.W34]=&quot;&quot;;&quot;&quot;; [Form_Responses_1.W34])" table:style-name="ce1">
            <text:p>3</text:p>
          </table:table-cell>
          <table:table-cell office:value-type="float" office:value="3" table:formula="of:=IF([Form_Responses_1.X34]=&quot;&quot;;&quot;&quot;; [Form_Responses_1.X34])" table:style-name="ce1">
            <text:p>3</text:p>
          </table:table-cell>
          <table:table-cell office:value-type="float" office:value="4" table:formula="of:=IF([Form_Responses_1.Y34]=&quot;&quot;;&quot;&quot;; [Form_Responses_1.Y34])" table:style-name="ce1">
            <text:p>4</text:p>
          </table:table-cell>
          <table:table-cell office:value-type="float" office:value="3" table:formula="of:=IF([Form_Responses_1.Z34]=&quot;&quot;;&quot;&quot;; [Form_Responses_1.Z34])" table:style-name="ce1">
            <text:p>3</text:p>
          </table:table-cell>
          <table:table-cell office:value-type="float" office:value="3" table:formula="of:=IF([Form_Responses_1.AA34]=&quot;&quot;;&quot;&quot;; [Form_Responses_1.AA34])" table:style-name="ce1">
            <text:p>3</text:p>
          </table:table-cell>
          <table:table-cell office:value-type="float" office:value="3" table:formula="of:=IF([Form_Responses_1.AB34]=&quot;&quot;;&quot;&quot;; [Form_Responses_1.AB34])" table:style-name="ce1">
            <text:p>3</text:p>
          </table:table-cell>
          <table:table-cell office:value-type="float" office:value="3" table:formula="of:=IF([Form_Responses_1.AC34]=&quot;&quot;;&quot;&quot;; [Form_Responses_1.AC34])" table:style-name="ce1">
            <text:p>3</text:p>
          </table:table-cell>
          <table:table-cell office:value-type="float" office:value="2" table:formula="of:=IF([Form_Responses_1.AD34]=&quot;&quot;;&quot;&quot;; [Form_Responses_1.AD34])" table:style-name="ce1">
            <text:p>2</text:p>
          </table:table-cell>
          <table:table-cell office:value-type="float" office:value="3" table:formula="of:=IF([Form_Responses_1.AE34]=&quot;&quot;;&quot;&quot;; [Form_Responses_1.AE34])" table:style-name="ce1">
            <text:p>3</text:p>
          </table:table-cell>
          <table:table-cell office:value-type="float" office:value="3" table:formula="of:=IF([Form_Responses_1.AF34]=&quot;&quot;;&quot;&quot;; [Form_Responses_1.AF34])" table:style-name="ce1">
            <text:p>3</text:p>
          </table:table-cell>
          <table:table-cell office:value-type="float" office:value="2" table:formula="of:=IF([Form_Responses_1.AG34]=&quot;&quot;;&quot;&quot;; [Form_Responses_1.AG34])" table:style-name="ce1">
            <text:p>2</text:p>
          </table:table-cell>
          <table:table-cell office:value-type="float" office:value="2" table:formula="of:=IF([Form_Responses_1.AH34]=&quot;&quot;;&quot;&quot;; [Form_Responses_1.AH34])" table:style-name="ce1">
            <text:p>2</text:p>
          </table:table-cell>
          <table:table-cell office:value-type="float" office:value="2" table:formula="of:=IF([Form_Responses_1.AI34]=&quot;&quot;;&quot;&quot;; [Form_Responses_1.AI34])" table:style-name="ce1">
            <text:p>2</text:p>
          </table:table-cell>
          <table:table-cell office:value-type="float" office:value="2" table:formula="of:=IF([Form_Responses_1.AJ34]=&quot;&quot;;&quot;&quot;; [Form_Responses_1.AJ34])" table:style-name="ce1">
            <text:p>2</text:p>
          </table:table-cell>
          <table:table-cell office:value-type="float" office:value="2" table:formula="of:=IF([Form_Responses_1.AK34]=&quot;&quot;;&quot;&quot;; [Form_Responses_1.AK34])" table:style-name="ce1">
            <text:p>2</text:p>
          </table:table-cell>
          <table:table-cell office:value-type="float" office:value="2" table:formula="of:=IF([Form_Responses_1.AL34]=&quot;&quot;;&quot;&quot;; [Form_Responses_1.AL34])" table:style-name="ce1">
            <text:p>2</text:p>
          </table:table-cell>
          <table:table-cell office:value-type="float" office:value="2" table:formula="of:=IF([Form_Responses_1.AM34]=&quot;&quot;;&quot;&quot;; [Form_Responses_1.AM34])" table:style-name="ce1">
            <text:p>2</text:p>
          </table:table-cell>
          <table:table-cell office:value-type="float" office:value="3" table:formula="of:=IF([Form_Responses_1.AN34]=&quot;&quot;;&quot;&quot;; [Form_Responses_1.AN34])" table:style-name="ce1">
            <text:p>3</text:p>
          </table:table-cell>
          <table:table-cell office:value-type="float" office:value="3" table:formula="of:=IF([Form_Responses_1.AO34]=&quot;&quot;;&quot;&quot;; [Form_Responses_1.AO34])" table:style-name="ce1">
            <text:p>3</text:p>
          </table:table-cell>
          <table:table-cell office:value-type="float" office:value="2" table:formula="of:=IF([Form_Responses_1.AP34]=&quot;&quot;;&quot;&quot;; [Form_Responses_1.AP34])" table:style-name="ce1">
            <text:p>2</text:p>
          </table:table-cell>
          <table:table-cell office:value-type="float" office:value="2" table:formula="of:=IF([Form_Responses_1.AQ34]=&quot;&quot;;&quot;&quot;; [Form_Responses_1.AQ34])" table:style-name="ce1">
            <text:p>2</text:p>
          </table:table-cell>
          <table:table-cell office:value-type="float" office:value="2" table:formula="of:=IF([Form_Responses_1.AR34]=&quot;&quot;;&quot;&quot;; [Form_Responses_1.AR34])" table:style-name="ce1">
            <text:p>2</text:p>
          </table:table-cell>
          <table:table-cell office:value-type="float" office:value="3" table:formula="of:=IF([Form_Responses_1.AS34]=&quot;&quot;;&quot;&quot;; [Form_Responses_1.AS34])" table:style-name="ce1">
            <text:p>3</text:p>
          </table:table-cell>
          <table:table-cell office:value-type="float" office:value="2" table:formula="of:=IF([Form_Responses_1.AT34]=&quot;&quot;;&quot;&quot;; [Form_Responses_1.AT34])" table:style-name="ce1">
            <text:p>2</text:p>
          </table:table-cell>
          <table:table-cell office:value-type="float" office:value="2" table:formula="of:=IF([Form_Responses_1.AU34]=&quot;&quot;;&quot;&quot;; [Form_Responses_1.AU34])" table:style-name="ce1">
            <text:p>2</text:p>
          </table:table-cell>
          <table:table-cell office:value-type="float" office:value="2" table:formula="of:=IF([Form_Responses_1.AV34]=&quot;&quot;;&quot;&quot;; [Form_Responses_1.AV34])" table:style-name="ce1">
            <text:p>2</text:p>
          </table:table-cell>
          <table:table-cell office:value-type="float" office:value="2" table:formula="of:=IF([Form_Responses_1.AW34]=&quot;&quot;;&quot;&quot;; [Form_Responses_1.AW34])" table:style-name="ce1">
            <text:p>2</text:p>
          </table:table-cell>
          <table:table-cell table:number-columns-repeated="16340"/>
        </table:table-row>
        <table:table-row table:number-rows-repeated="1048542" table:style-name="ro2">
          <table:table-cell table:number-columns-repeated="16384"/>
        </table:table-row>
      </table:table>
      <table:table table:name="Comments" table:style-name="ta2">
        <table:table-column table:style-name="co1" table:default-cell-style-name="ce1"/>
        <table:table-column table:style-name="co6" table:default-cell-style-name="ce6"/>
        <table:table-column table:style-name="co3" table:number-columns-repeated="16382" table:default-cell-style-name="ce1"/>
        <table:table-row table:style-name="ro1">
          <table:table-cell office:value-type="string" table:style-name="ce3">
            <text:p>00) Survey Number</text:p>
          </table:table-cell>
          <table:table-cell office:value-type="string" table:style-name="ce6">
            <text:p>Comment</text:p>
          </table:table-cell>
          <table:table-cell table:number-columns-repeated="1638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6">
            <text:p>04) Unclear</text:p>
          </table:table-cell>
          <table:table-cell table:number-columns-repeated="16382"/>
        </table:table-row>
        <table:table-row table:style-name="ro1">
          <table:table-cell office:value-type="float" office:value="2" table:style-name="ce3">
            <text:p>2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18, 19) Most Positive &lt; Current</text:p>
          </table:table-cell>
          <table:table-cell table:number-columns-repeated="16382"/>
        </table:table-row>
        <table:table-row table:style-name="ro1">
          <table:table-cell office:value-type="float" office:value="4" table:style-name="ce3">
            <text:p>4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6">
            <text:p>04, 05) Dash, Assumed as 0</text:p>
          </table:table-cell>
          <table:table-cell table:number-columns-repeated="16382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6">
            <text:p>04) Dash, Assumed as 0</text:p>
          </table:table-cell>
          <table:table-cell table:number-columns-repeated="16382"/>
        </table:table-row>
        <table:table-row table:style-name="ro3">
          <table:table-cell office:value-type="float" office:value="7" table:style-name="ce3">
            <text:p>7</text:p>
          </table:table-cell>
          <table:table-cell office:value-type="string" table:style-name="ce6">
            <text:p>04) Dash, Assumed as 0</text:p>
            <text:p>18, 19) Most Positive &lt; Current</text:p>
          </table:table-cell>
          <table:table-cell table:number-columns-repeated="16382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float" office:value="9" table:style-name="ce3">
            <text:p>9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6">
            <text:p>04) Dash, Assumed as 0</text:p>
          </table:table-cell>
          <table:table-cell table:number-columns-repeated="16382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6">
            <text:p>04) Dash, Assumed as 0</text:p>
          </table:table-cell>
          <table:table-cell table:number-columns-repeated="16382"/>
        </table:table-row>
        <table:table-row table:style-name="ro3">
          <table:table-cell office:value-type="float" office:value="12" table:style-name="ce3">
            <text:p>12</text:p>
          </table:table-cell>
          <table:table-cell office:value-type="string" table:style-name="ce6">
            <text:p>04) Dash, Assumed as 0</text:p>
            <text:p>18, 19) Most Positive &lt; Current</text:p>
          </table:table-cell>
          <table:table-cell table:number-columns-repeated="16382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6">
            <text:p>05) Dash, Assumed Empty due to misunderstanding</text:p>
          </table:table-cell>
          <table:table-cell table:number-columns-repeated="16382"/>
        </table:table-row>
        <table:table-row table:style-name="ro1">
          <table:table-cell office:value-type="float" office:value="14" table:style-name="ce3">
            <text:p>14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6">
            <text:p>04, 05) Dash, Assumed as 0</text:p>
          </table:table-cell>
          <table:table-cell table:number-columns-repeated="16382"/>
        </table:table-row>
        <table:table-row table:style-name="ro3">
          <table:table-cell office:value-type="float" office:value="16" table:style-name="ce3">
            <text:p>16</text:p>
          </table:table-cell>
          <table:table-cell office:value-type="string" table:style-name="ce6">
            <text:p>04, 05) Dash, Assumed as 0</text:p>
            <text:p>18, 19) Most Positive &lt; Current</text:p>
          </table:table-cell>
          <table:table-cell table:number-columns-repeated="16382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6">
            <text:p>04, 05) Dash, Assumed as 0</text:p>
          </table:table-cell>
          <table:table-cell table:number-columns-repeated="16382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6">
            <text:p>04) Dash, Assumed as 0</text:p>
          </table:table-cell>
          <table:table-cell table:number-columns-repeated="16382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6">
            <text:p>04) Dash, Assumed as 0</text:p>
          </table:table-cell>
          <table:table-cell table:number-columns-repeated="16382"/>
        </table:table-row>
        <table:table-row table:style-name="ro1">
          <table:table-cell office:value-type="float" office:value="20" table:style-name="ce3">
            <text:p>20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6"/>
          <table:table-cell table:number-columns-repeated="16382"/>
        </table:table-row>
        <table:table-row table:style-name="ro3">
          <table:table-cell office:value-type="float" office:value="22" table:style-name="ce3">
            <text:p>22</text:p>
          </table:table-cell>
          <table:table-cell office:value-type="string" table:style-name="ce6">
            <text:p>04) Empty, Assumed 0</text:p>
            <text:p>18) Empty, Therefore 19) answer ignored</text:p>
          </table:table-cell>
          <table:table-cell table:number-columns-repeated="16382"/>
        </table:table-row>
        <table:table-row table:style-name="ro4">
          <table:table-cell office:value-type="float" office:value="23" table:style-name="ce3">
            <text:p>23</text:p>
          </table:table-cell>
          <table:table-cell office:value-type="string" table:style-name="ce6">
            <text:p>10) Empty</text:p>
            <text:p>18, 19) Most Positive &lt; Current</text:p>
            <text:p>35 - 48) Non Random Answers<text:s/></text:p>
          </table:table-cell>
          <table:table-cell table:number-columns-repeated="16382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6">
            <text:p>18, 19) Most Positive &lt; Current</text:p>
          </table:table-cell>
          <table:table-cell table:number-columns-repeated="16382"/>
        </table:table-row>
        <table:table-row table:style-name="ro1">
          <table:table-cell office:value-type="float" office:value="25" table:style-name="ce3">
            <text:p>25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6">
            <text:p>04, 05) Dash, Assumed as 0</text:p>
          </table:table-cell>
          <table:table-cell table:number-columns-repeated="16382"/>
        </table:table-row>
        <table:table-row table:style-name="ro1">
          <table:table-cell office:value-type="float" office:value="27" table:style-name="ce3">
            <text:p>27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6">
            <text:p>04) Dash, Assumed as 0</text:p>
          </table:table-cell>
          <table:table-cell table:number-columns-repeated="16382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6">
            <text:p>04, 05) Dash, Assumed as 0</text:p>
          </table:table-cell>
          <table:table-cell table:number-columns-repeated="16382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6">
            <text:p>04, 05) Conflicting values, possibe misunderstanding, left empty</text:p>
          </table:table-cell>
          <table:table-cell table:number-columns-repeated="16382"/>
        </table:table-row>
        <table:table-row table:style-name="ro1">
          <table:table-cell office:value-type="float" office:value="31" table:style-name="ce3">
            <text:p>31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6">
            <text:p>04, 05) Conflicting values, possibe misunderstanding, left empty</text:p>
          </table:table-cell>
          <table:table-cell table:number-columns-repeated="16382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6">
            <text:p>05) Left empty with 04) is 0. 05) Assumed 0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37" number:language="en" number:country="US">
      <number:month/>
      <number:text>/</number:text>
      <number:day/>
      <number:text>/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anani</meta:initial-creator>
    <dc:creator>Janani</dc:creator>
    <meta:creation-date>2018-08-22T13:03:25Z</meta:creation-date>
    <dc:date>2018-08-22T13:11:21Z</dc:date>
  </office:meta>
</office:document-meta>
</file>